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f4c7e5"/>
    </style:style>
    <style:style style:name="P10" style:family="paragraph" style:parent-style-name="Frame_20_contents">
      <style:text-properties style:font-name="DejaVu Sans" officeooo:rsid="00bd0cdf" officeooo:paragraph-rsid="00f51f09"/>
    </style:style>
    <style:style style:name="P11" style:family="paragraph" style:parent-style-name="Frame_20_contents">
      <style:text-properties style:font-name="DejaVu Sans" officeooo:rsid="00bd0cdf" officeooo:paragraph-rsid="00f9a929"/>
    </style:style>
    <style:style style:name="P12" style:family="paragraph" style:parent-style-name="Frame_20_contents">
      <style:text-properties style:font-name="DejaVu Sans" officeooo:rsid="00bd0cdf" officeooo:paragraph-rsid="00fb20d9"/>
    </style:style>
    <style:style style:name="P13" style:family="paragraph" style:parent-style-name="Frame_20_contents">
      <style:text-properties style:font-name="DejaVu Sans" officeooo:rsid="00bd0cdf" officeooo:paragraph-rsid="0100c96e"/>
    </style:style>
    <style:style style:name="P14" style:family="paragraph" style:parent-style-name="Frame_20_contents">
      <style:text-properties style:font-name="DejaVu Sans" officeooo:rsid="00bd0cdf" officeooo:paragraph-rsid="011488b6"/>
    </style:style>
    <style:style style:name="P15" style:family="paragraph" style:parent-style-name="Frame_20_contents">
      <style:text-properties style:font-name="DejaVu Sans" officeooo:rsid="00bd0cdf" officeooo:paragraph-rsid="0115930e"/>
    </style:style>
    <style:style style:name="P16" style:family="paragraph" style:parent-style-name="Frame_20_contents">
      <style:text-properties style:font-name="DejaVu Sans" officeooo:rsid="00bd0cdf" officeooo:paragraph-rsid="011757e4"/>
    </style:style>
    <style:style style:name="P17" style:family="paragraph" style:parent-style-name="Frame_20_contents">
      <style:text-properties style:font-name="DejaVu Sans" officeooo:rsid="00bd0cdf" officeooo:paragraph-rsid="0118186e"/>
    </style:style>
    <style:style style:name="P18" style:family="paragraph" style:parent-style-name="Frame_20_contents">
      <style:text-properties style:font-name="DejaVu Sans" officeooo:rsid="00bd0cdf" officeooo:paragraph-rsid="011b3117"/>
    </style:style>
    <style:style style:name="P19" style:family="paragraph" style:parent-style-name="Frame_20_contents">
      <style:text-properties style:font-name="DejaVu Sans" officeooo:rsid="00bd0cdf" officeooo:paragraph-rsid="01298e74"/>
    </style:style>
    <style:style style:name="P20" style:family="paragraph" style:parent-style-name="Frame_20_contents">
      <style:text-properties style:font-name="DejaVu Sans" officeooo:rsid="00bd0cdf" officeooo:paragraph-rsid="012fbae5"/>
    </style:style>
    <style:style style:name="P21" style:family="paragraph" style:parent-style-name="Frame_20_contents">
      <style:text-properties style:font-name="DejaVu Sans" officeooo:rsid="00bd0cdf" officeooo:paragraph-rsid="01314c65"/>
    </style:style>
    <style:style style:name="P22" style:family="paragraph" style:parent-style-name="Frame_20_contents">
      <style:text-properties style:font-name="DejaVu Sans" officeooo:rsid="00bd0cdf" officeooo:paragraph-rsid="0131671d"/>
    </style:style>
    <style:style style:name="P23" style:family="paragraph" style:parent-style-name="Frame_20_contents">
      <style:text-properties style:font-name="DejaVu Sans" officeooo:rsid="00bd0cdf" officeooo:paragraph-rsid="01333c05"/>
    </style:style>
    <style:style style:name="P24" style:family="paragraph" style:parent-style-name="Frame_20_contents">
      <style:text-properties style:font-name="DejaVu Sans" officeooo:rsid="00bd0cdf" officeooo:paragraph-rsid="0139f913"/>
    </style:style>
    <style:style style:name="P25" style:family="paragraph" style:parent-style-name="Frame_20_contents">
      <style:text-properties style:font-name="DejaVu Sans" officeooo:rsid="00bd0cdf" officeooo:paragraph-rsid="013a25dd"/>
    </style:style>
    <style:style style:name="P26" style:family="paragraph" style:parent-style-name="Frame_20_contents">
      <style:text-properties style:font-name="DejaVu Sans" officeooo:rsid="00bd0cdf" officeooo:paragraph-rsid="013bc1b0"/>
    </style:style>
    <style:style style:name="P27" style:family="paragraph" style:parent-style-name="Frame_20_contents">
      <style:text-properties style:font-name="DejaVu Sans" officeooo:rsid="00bd0cdf" officeooo:paragraph-rsid="013d1d04"/>
    </style:style>
    <style:style style:name="P28" style:family="paragraph" style:parent-style-name="Frame_20_contents">
      <style:text-properties style:font-name="DejaVu Sans" officeooo:rsid="00bd0cdf" officeooo:paragraph-rsid="01425252"/>
    </style:style>
    <style:style style:name="P29" style:family="paragraph" style:parent-style-name="Frame_20_contents">
      <style:text-properties style:font-name="DejaVu Sans" officeooo:rsid="00bd0cdf" officeooo:paragraph-rsid="014bbe3d"/>
    </style:style>
    <style:style style:name="P30" style:family="paragraph" style:parent-style-name="Frame_20_contents">
      <style:text-properties style:font-name="DejaVu Sans" officeooo:rsid="00bd0cdf" officeooo:paragraph-rsid="014d9fcc"/>
    </style:style>
    <style:style style:name="P31" style:family="paragraph" style:parent-style-name="Frame_20_contents">
      <style:text-properties style:font-name="DejaVu Sans" officeooo:rsid="00bd0cdf" officeooo:paragraph-rsid="014ebb75"/>
    </style:style>
    <style:style style:name="P32" style:family="paragraph" style:parent-style-name="Frame_20_contents">
      <style:text-properties style:font-name="DejaVu Sans" officeooo:rsid="00bd0cdf" officeooo:paragraph-rsid="01507c1d"/>
    </style:style>
    <style:style style:name="P33" style:family="paragraph" style:parent-style-name="Frame_20_contents">
      <style:text-properties style:font-name="DejaVu Sans" officeooo:rsid="00bd0cdf" officeooo:paragraph-rsid="0150d685"/>
    </style:style>
    <style:style style:name="P34" style:family="paragraph" style:parent-style-name="Frame_20_contents">
      <style:text-properties style:font-name="DejaVu Sans" officeooo:rsid="00bd0cdf" officeooo:paragraph-rsid="0153393f"/>
    </style:style>
    <style:style style:name="P35" style:family="paragraph" style:parent-style-name="Frame_20_contents">
      <style:text-properties style:font-name="DejaVu Sans" officeooo:rsid="00bd0cdf" officeooo:paragraph-rsid="0159ed8f"/>
    </style:style>
    <style:style style:name="P36" style:family="paragraph" style:parent-style-name="Frame_20_contents">
      <style:text-properties style:font-name="DejaVu Sans" officeooo:rsid="00bd0cdf" officeooo:paragraph-rsid="015fcc9c"/>
    </style:style>
    <style:style style:name="P37" style:family="paragraph" style:parent-style-name="Frame_20_contents">
      <style:text-properties style:font-name="DejaVu Sans" officeooo:rsid="00bd0cdf" officeooo:paragraph-rsid="01409a75"/>
    </style:style>
    <style:style style:name="P38" style:family="paragraph" style:parent-style-name="Frame_20_contents">
      <style:text-properties style:font-name="DejaVu Sans" officeooo:rsid="00bd0cdf" officeooo:paragraph-rsid="0143fb17"/>
    </style:style>
    <style:style style:name="P39" style:family="paragraph" style:parent-style-name="Frame_20_contents">
      <style:text-properties style:font-name="DejaVu Sans" officeooo:rsid="00bd0cdf" officeooo:paragraph-rsid="01619f88"/>
    </style:style>
    <style:style style:name="P40" style:family="paragraph" style:parent-style-name="Frame_20_contents">
      <style:text-properties style:font-name="DejaVu Sans" officeooo:rsid="00bd0cdf" officeooo:paragraph-rsid="016b8b9a"/>
    </style:style>
    <style:style style:name="P41" style:family="paragraph" style:parent-style-name="Frame_20_contents">
      <style:text-properties style:font-name="DejaVu Sans" officeooo:rsid="00bd0cdf" officeooo:paragraph-rsid="016b9807"/>
    </style:style>
    <style:style style:name="P42" style:family="paragraph" style:parent-style-name="Frame_20_contents">
      <style:text-properties style:font-name="DejaVu Sans" officeooo:rsid="00bd0cdf" officeooo:paragraph-rsid="016bb135"/>
    </style:style>
    <style:style style:name="P43" style:family="paragraph" style:parent-style-name="Frame_20_contents">
      <style:text-properties style:font-name="DejaVu Sans" officeooo:rsid="00bd0cdf" officeooo:paragraph-rsid="016d9cfc"/>
    </style:style>
    <style:style style:name="P44" style:family="paragraph" style:parent-style-name="Frame_20_contents">
      <style:text-properties style:font-name="DejaVu Sans" officeooo:rsid="00bd0cdf" officeooo:paragraph-rsid="016e243a"/>
    </style:style>
    <style:style style:name="P45" style:family="paragraph" style:parent-style-name="Frame_20_contents">
      <style:text-properties style:font-name="DejaVu Sans" officeooo:rsid="00bd0cdf" officeooo:paragraph-rsid="017021ac"/>
    </style:style>
    <style:style style:name="P46" style:family="paragraph" style:parent-style-name="Frame_20_contents">
      <style:text-properties style:font-name="DejaVu Sans" officeooo:rsid="00bd0cdf" officeooo:paragraph-rsid="017048bb"/>
    </style:style>
    <style:style style:name="P47" style:family="paragraph" style:parent-style-name="Frame_20_contents">
      <style:text-properties style:font-name="DejaVu Sans" officeooo:rsid="00bd0cdf" officeooo:paragraph-rsid="01728c84"/>
    </style:style>
    <style:style style:name="P48" style:family="paragraph" style:parent-style-name="Frame_20_contents">
      <style:text-properties style:font-name="DejaVu Sans" officeooo:rsid="00bd0cdf" officeooo:paragraph-rsid="01731ff3"/>
    </style:style>
    <style:style style:name="P49" style:family="paragraph" style:parent-style-name="Frame_20_contents">
      <style:text-properties style:font-name="DejaVu Sans" officeooo:rsid="00bd0cdf" officeooo:paragraph-rsid="0174a778"/>
    </style:style>
    <style:style style:name="P50" style:family="paragraph" style:parent-style-name="Frame_20_contents">
      <style:text-properties style:font-name="DejaVu Sans" officeooo:rsid="00bd0cdf" officeooo:paragraph-rsid="0179b54d"/>
    </style:style>
    <style:style style:name="P51" style:family="paragraph" style:parent-style-name="Frame_20_contents">
      <style:text-properties style:font-name="DejaVu Sans" officeooo:rsid="00bd0cdf" officeooo:paragraph-rsid="0179c090"/>
    </style:style>
    <style:style style:name="P52" style:family="paragraph" style:parent-style-name="Frame_20_contents">
      <style:text-properties style:font-name="DejaVu Sans" officeooo:rsid="00bd0cdf" officeooo:paragraph-rsid="017ab3e6"/>
    </style:style>
    <style:style style:name="P5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4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87" style:family="paragraph" style:parent-style-name="Frame_20_contents">
      <style:text-properties style:font-name="DejaVu Sans" officeooo:rsid="00bd0cdf" officeooo:paragraph-rsid="0184ce9a"/>
    </style:style>
    <style:style style:name="P88" style:family="paragraph" style:parent-style-name="Frame_20_contents">
      <style:text-properties style:font-name="DejaVu Sans" officeooo:rsid="00bd0cdf" officeooo:paragraph-rsid="0185fdd7"/>
    </style:style>
    <style:style style:name="P89" style:family="paragraph" style:parent-style-name="Frame_20_contents">
      <style:text-properties style:font-name="DejaVu Sans" officeooo:rsid="00bd0cdf" officeooo:paragraph-rsid="0195e114"/>
    </style:style>
    <style:style style:name="P90" style:family="paragraph" style:parent-style-name="Frame_20_contents">
      <style:text-properties style:font-name="DejaVu Sans" officeooo:rsid="00bd0cdf" officeooo:paragraph-rsid="01514a86"/>
    </style:style>
    <style:style style:name="P91" style:family="paragraph" style:parent-style-name="Frame_20_contents">
      <style:text-properties style:font-name="DejaVu Sans" officeooo:rsid="00bd0cdf" officeooo:paragraph-rsid="01d1cf87"/>
    </style:style>
    <style:style style:name="P92" style:family="paragraph" style:parent-style-name="Frame_20_contents">
      <style:text-properties style:font-name="DejaVu Sans" officeooo:rsid="00bd0cdf" officeooo:paragraph-rsid="01d5d6a9"/>
    </style:style>
    <style:style style:name="P93" style:family="paragraph" style:parent-style-name="Frame_20_contents">
      <style:text-properties style:font-name="DejaVu Sans" officeooo:rsid="00bd0cdf" officeooo:paragraph-rsid="01d7feea"/>
    </style:style>
    <style:style style:name="P94" style:family="paragraph" style:parent-style-name="Frame_20_contents">
      <style:text-properties style:font-name="DejaVu Sans" officeooo:rsid="00bd0cdf" officeooo:paragraph-rsid="01de4a34"/>
    </style:style>
    <style:style style:name="P95" style:family="paragraph" style:parent-style-name="Frame_20_contents">
      <style:text-properties style:font-name="DejaVu Sans" officeooo:rsid="00bd0cdf" officeooo:paragraph-rsid="01debab9"/>
    </style:style>
    <style:style style:name="P96" style:family="paragraph" style:parent-style-name="Frame_20_contents">
      <style:text-properties style:font-name="DejaVu Sans" officeooo:rsid="00bd0cdf" officeooo:paragraph-rsid="01ed803e"/>
    </style:style>
    <style:style style:name="P97" style:family="paragraph" style:parent-style-name="Frame_20_contents">
      <style:text-properties style:font-name="DejaVu Sans" officeooo:rsid="00bd0cdf" officeooo:paragraph-rsid="01edca68"/>
    </style:style>
    <style:style style:name="P98" style:family="paragraph" style:parent-style-name="Frame_20_contents">
      <style:text-properties style:font-name="DejaVu Sans" officeooo:rsid="00bd0cdf" officeooo:paragraph-rsid="0219ab39"/>
    </style:style>
    <style:style style:name="P99" style:family="paragraph" style:parent-style-name="Frame_20_contents">
      <style:text-properties style:font-name="DejaVu Sans" officeooo:rsid="00bd0cdf" officeooo:paragraph-rsid="021ac9c6"/>
    </style:style>
    <style:style style:name="P100" style:family="paragraph" style:parent-style-name="Frame_20_contents">
      <style:text-properties style:font-name="DejaVu Sans" officeooo:rsid="00bd0cdf" officeooo:paragraph-rsid="021d4471"/>
    </style:style>
    <style:style style:name="P101" style:family="paragraph" style:parent-style-name="Frame_20_contents">
      <style:text-properties style:font-name="DejaVu Sans" officeooo:rsid="00bd0cdf" officeooo:paragraph-rsid="022ed255"/>
    </style:style>
    <style:style style:name="P102" style:family="paragraph" style:parent-style-name="Frame_20_contents">
      <style:text-properties style:font-name="DejaVu Sans" officeooo:rsid="00bd0cdf" officeooo:paragraph-rsid="022efe6e"/>
    </style:style>
    <style:style style:name="P103" style:family="paragraph" style:parent-style-name="Frame_20_contents">
      <style:text-properties style:font-name="DejaVu Sans" officeooo:rsid="00bd0cdf" officeooo:paragraph-rsid="0233cc34"/>
    </style:style>
    <style:style style:name="P104" style:family="paragraph" style:parent-style-name="Frame_20_contents">
      <style:text-properties style:font-name="DejaVu Sans" officeooo:rsid="00bd0cdf" officeooo:paragraph-rsid="024745e9"/>
    </style:style>
    <style:style style:name="P105" style:family="paragraph" style:parent-style-name="Frame_20_contents">
      <style:text-properties style:font-name="DejaVu Sans" officeooo:rsid="00bd0cdf" officeooo:paragraph-rsid="01244b1d"/>
    </style:style>
    <style:style style:name="P106" style:family="paragraph" style:parent-style-name="Frame_20_contents">
      <style:text-properties style:font-name="DejaVu Sans" officeooo:rsid="00bd0cdf" officeooo:paragraph-rsid="0125ee8d"/>
    </style:style>
    <style:style style:name="P107" style:family="paragraph" style:parent-style-name="Frame_20_contents">
      <style:text-properties style:font-name="DejaVu Sans" officeooo:rsid="00bd0cdf" officeooo:paragraph-rsid="01692468"/>
    </style:style>
    <style:style style:name="P108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09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10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11" style:family="paragraph" style:parent-style-name="Frame_20_contents">
      <style:text-properties style:font-name="DejaVu Sans" officeooo:rsid="024c285f" officeooo:paragraph-rsid="024c285f"/>
    </style:style>
    <style:style style:name="P112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13" style:family="paragraph" style:parent-style-name="Frame_20_contents">
      <style:text-properties officeooo:paragraph-rsid="0184ce9a"/>
    </style:style>
    <style:style style:name="P114" style:family="paragraph" style:parent-style-name="Frame_20_contents">
      <style:text-properties officeooo:paragraph-rsid="0185fdd7"/>
    </style:style>
    <style:style style:name="P115" style:family="paragraph" style:parent-style-name="Frame_20_contents">
      <style:text-properties officeooo:paragraph-rsid="0195e114"/>
    </style:style>
    <style:style style:name="P116" style:family="paragraph" style:parent-style-name="Frame_20_contents">
      <style:text-properties officeooo:paragraph-rsid="01b2b109"/>
    </style:style>
    <style:style style:name="P117" style:family="paragraph" style:parent-style-name="Frame_20_contents">
      <style:text-properties officeooo:paragraph-rsid="01b405bb"/>
    </style:style>
    <style:style style:name="P118" style:family="paragraph" style:parent-style-name="Frame_20_contents">
      <style:text-properties officeooo:paragraph-rsid="01b47064"/>
    </style:style>
    <style:style style:name="P119" style:family="paragraph" style:parent-style-name="Frame_20_contents">
      <style:text-properties officeooo:paragraph-rsid="01b74109"/>
    </style:style>
    <style:style style:name="P120" style:family="paragraph" style:parent-style-name="Frame_20_contents">
      <style:text-properties officeooo:paragraph-rsid="01bf0ced"/>
    </style:style>
    <style:style style:name="P121" style:family="paragraph" style:parent-style-name="Frame_20_contents">
      <style:text-properties officeooo:paragraph-rsid="01c0f8b0"/>
    </style:style>
    <style:style style:name="P122" style:family="paragraph" style:parent-style-name="Frame_20_contents">
      <style:text-properties officeooo:paragraph-rsid="01c3bc1f"/>
    </style:style>
    <style:style style:name="P123" style:family="paragraph" style:parent-style-name="Frame_20_contents">
      <style:text-properties officeooo:paragraph-rsid="01d1cf87"/>
    </style:style>
    <style:style style:name="P124" style:family="paragraph" style:parent-style-name="Frame_20_contents">
      <style:text-properties officeooo:paragraph-rsid="01d9b2d1"/>
    </style:style>
    <style:style style:name="P125" style:family="paragraph" style:parent-style-name="Frame_20_contents">
      <style:text-properties officeooo:paragraph-rsid="02301c81"/>
    </style:style>
    <style:style style:name="P126" style:family="paragraph" style:parent-style-name="Frame_20_contents">
      <style:text-properties officeooo:paragraph-rsid="024f05de"/>
    </style:style>
    <style:style style:name="P127" style:family="paragraph" style:parent-style-name="Frame_20_contents">
      <style:text-properties officeooo:paragraph-rsid="0250726f"/>
    </style:style>
    <style:style style:name="P128" style:family="paragraph" style:parent-style-name="Title">
      <style:text-properties officeooo:rsid="000294e1" officeooo:paragraph-rsid="000294e1"/>
    </style:style>
    <style:style style:name="P129" style:family="paragraph" style:parent-style-name="Standard">
      <style:text-properties style:font-name="DejaVu Sans" officeooo:rsid="00bd0cdf" officeooo:paragraph-rsid="01d5d6a9"/>
    </style:style>
    <style:style style:name="P130" style:family="paragraph" style:parent-style-name="Standard">
      <style:text-properties style:font-name="DejaVu Sans" officeooo:rsid="00bd0cdf" officeooo:paragraph-rsid="01ed803e"/>
    </style:style>
    <style:style style:name="P131" style:family="paragraph" style:parent-style-name="Standard">
      <style:text-properties officeooo:paragraph-rsid="01c66179"/>
    </style:style>
    <style:style style:name="P132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33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34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3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3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3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3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4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4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4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4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4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4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4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4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4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4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5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5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5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5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5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5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5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5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5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6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6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6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564ed8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74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75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176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177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80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81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82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183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184" style:family="paragraph" style:parent-style-name="Standard">
      <style:text-properties style:font-name="DejaVu Sans" officeooo:rsid="00bd0cdf" officeooo:paragraph-rsid="02582057"/>
    </style:style>
    <style:style style:name="P185" style:family="paragraph" style:parent-style-name="Standard">
      <style:text-properties style:font-name="DejaVu Sans" officeooo:rsid="00bd0cdf" officeooo:paragraph-rsid="025ab108"/>
    </style:style>
    <style:style style:name="P186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87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88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P189" style:family="paragraph" style:parent-style-name="Frame_20_contents">
      <style:paragraph-properties fo:text-align="start" style:justify-single-word="false"/>
      <style:text-properties style:font-name="DejaVu Sans" officeooo:rsid="00bd0cdf" officeooo:paragraph-rsid="02582057"/>
    </style:style>
    <style:style style:name="P190" style:family="paragraph" style:parent-style-name="Frame_20_contents">
      <style:paragraph-properties fo:text-align="start" style:justify-single-word="false"/>
      <style:text-properties style:font-name="DejaVu Sans" officeooo:rsid="00bd0cdf" officeooo:paragraph-rsid="02591ba4"/>
    </style:style>
    <style:style style:name="P191" style:family="paragraph" style:parent-style-name="Frame_20_contents">
      <style:paragraph-properties fo:text-align="start" style:justify-single-word="false"/>
      <style:text-properties style:font-name="DejaVu Sans" officeooo:rsid="00bd0cdf" officeooo:paragraph-rsid="025ab108"/>
    </style:style>
    <style:style style:name="P192" style:family="paragraph" style:parent-style-name="Frame_20_contents">
      <style:paragraph-properties fo:text-align="start" style:justify-single-word="false"/>
      <style:text-properties style:font-name="DejaVu Sans" officeooo:rsid="00bd0cdf" officeooo:paragraph-rsid="025b3986"/>
    </style:style>
    <style:style style:name="P193" style:family="paragraph" style:parent-style-name="Frame_20_contents">
      <style:paragraph-properties fo:text-align="start" style:justify-single-word="false"/>
      <style:text-properties style:font-name="DejaVu Sans" officeooo:rsid="00bd0cdf" officeooo:paragraph-rsid="025b7751"/>
    </style:style>
    <style:style style:name="P194" style:family="paragraph" style:parent-style-name="Frame_20_contents">
      <style:paragraph-properties fo:text-align="start" style:justify-single-word="false"/>
      <style:text-properties style:font-name="DejaVu Sans" officeooo:rsid="00bd0cdf" officeooo:paragraph-rsid="025f729e"/>
    </style:style>
    <style:style style:name="P195" style:family="paragraph" style:parent-style-name="Frame_20_contents">
      <style:paragraph-properties fo:text-align="start" style:justify-single-word="false"/>
      <style:text-properties style:font-name="DejaVu Sans" officeooo:rsid="00bd0cdf" officeooo:paragraph-rsid="02606610"/>
    </style:style>
    <style:style style:name="P196" style:family="paragraph" style:parent-style-name="Frame_20_contents">
      <style:paragraph-properties fo:text-align="start" style:justify-single-word="false"/>
      <style:text-properties style:font-name="DejaVu Sans" officeooo:rsid="00bd0cdf" officeooo:paragraph-rsid="026097c4"/>
    </style:style>
    <style:style style:name="P197" style:family="paragraph" style:parent-style-name="Frame_20_contents">
      <style:paragraph-properties fo:text-align="start" style:justify-single-word="false"/>
      <style:text-properties style:font-name="DejaVu Sans" officeooo:rsid="00bd0cdf" officeooo:paragraph-rsid="0260d6a7"/>
    </style:style>
    <style:style style:name="P198" style:family="paragraph" style:parent-style-name="Frame_20_contents">
      <style:paragraph-properties fo:text-align="start" style:justify-single-word="false"/>
      <style:text-properties style:font-name="DejaVu Sans" officeooo:rsid="00bd0cdf" officeooo:paragraph-rsid="02610e7c"/>
    </style:style>
    <style:style style:name="P199" style:family="paragraph" style:parent-style-name="Frame_20_contents">
      <style:paragraph-properties fo:text-align="start" style:justify-single-word="false"/>
      <style:text-properties style:font-name="DejaVu Sans" officeooo:rsid="00bd0cdf" officeooo:paragraph-rsid="0261637f"/>
    </style:style>
    <style:style style:name="P200" style:family="paragraph" style:parent-style-name="Frame_20_contents">
      <style:paragraph-properties fo:text-align="start" style:justify-single-word="false"/>
      <style:text-properties style:font-name="DejaVu Sans" officeooo:rsid="00bd0cdf" officeooo:paragraph-rsid="026554fd"/>
    </style:style>
    <style:style style:name="P201" style:family="paragraph" style:parent-style-name="Frame_20_contents">
      <style:paragraph-properties fo:text-align="start" style:justify-single-word="false"/>
      <style:text-properties style:font-name="DejaVu Sans" officeooo:rsid="00bd0cdf" officeooo:paragraph-rsid="02696260"/>
    </style:style>
    <style:style style:name="P202" style:family="paragraph" style:parent-style-name="Frame_20_contents">
      <style:paragraph-properties fo:text-align="center" style:justify-single-word="false"/>
      <style:text-properties style:font-name="DejaVu Sans" officeooo:rsid="00bd0cdf" officeooo:paragraph-rsid="02582057"/>
    </style:style>
    <style:style style:name="P203" style:family="paragraph" style:parent-style-name="Frame_20_contents">
      <style:text-properties style:font-name="DejaVu Sans" officeooo:rsid="00bd0cdf" officeooo:paragraph-rsid="02582057"/>
    </style:style>
    <style:style style:name="P204" style:family="paragraph" style:parent-style-name="Frame_20_contents">
      <style:text-properties style:font-name="DejaVu Sans" officeooo:rsid="00bd0cdf" officeooo:paragraph-rsid="012bdca9"/>
    </style:style>
    <style:style style:name="P205" style:family="paragraph" style:parent-style-name="Frame_20_contents">
      <style:text-properties style:font-name="DejaVu Sans" officeooo:rsid="00bd0cdf" officeooo:paragraph-rsid="025ab108"/>
    </style:style>
    <style:style style:name="P206" style:family="paragraph" style:parent-style-name="Frame_20_contents">
      <style:text-properties style:font-name="DejaVu Sans" officeooo:rsid="00bd0cdf" officeooo:paragraph-rsid="013bc1b0"/>
    </style:style>
    <style:style style:name="P207" style:family="paragraph" style:parent-style-name="Frame_20_contents">
      <style:text-properties style:font-name="DejaVu Sans" officeooo:rsid="00bd0cdf" officeooo:paragraph-rsid="00d00e22"/>
    </style:style>
    <style:style style:name="P208" style:family="paragraph" style:parent-style-name="Frame_20_contents">
      <style:text-properties style:font-name="DejaVu Sans" officeooo:rsid="00bd0cdf" officeooo:paragraph-rsid="025b3986"/>
    </style:style>
    <style:style style:name="P209" style:family="paragraph" style:parent-style-name="Frame_20_contents">
      <style:text-properties style:font-name="DejaVu Sans" officeooo:rsid="00bd0cdf" officeooo:paragraph-rsid="0269e7ab"/>
    </style:style>
    <style:style style:name="P210" style:family="paragraph" style:parent-style-name="Frame_20_contents">
      <style:text-properties style:font-name="DejaVu Sans" fo:font-size="12pt" officeooo:rsid="00bd0cdf" officeooo:paragraph-rsid="025b3986" style:font-size-asian="12pt" style:font-size-complex="12pt"/>
    </style:style>
    <style:style style:name="P211" style:family="paragraph" style:parent-style-name="Frame_20_contents">
      <style:paragraph-properties fo:text-align="start" style:justify-single-word="false"/>
      <style:text-properties style:font-name="DejaVu Sans" officeooo:rsid="025b3986" officeooo:paragraph-rsid="025b3986"/>
    </style:style>
    <style:style style:name="P212" style:family="paragraph" style:parent-style-name="Frame_20_contents">
      <style:paragraph-properties fo:text-align="start" style:justify-single-word="false"/>
      <style:text-properties style:font-name="DejaVu Sans" officeooo:rsid="025b3986" officeooo:paragraph-rsid="0261637f"/>
    </style:style>
    <style:style style:name="P213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5b3986"/>
    </style:style>
    <style:style style:name="T1" style:family="text">
      <style:text-properties fo:color="#ff0000" style:font-name="Liberation Mono" fo:font-size="10pt" style:font-size-asian="10pt" style:font-size-complex="10pt"/>
    </style:style>
    <style:style style:name="T2" style:family="text">
      <style:text-properties fo:color="#ff0000" style:font-name="Liberation Mono" fo:font-size="10pt" officeooo:rsid="00f2ab72" style:font-size-asian="10pt" style:font-size-complex="10pt"/>
    </style:style>
    <style:style style:name="T3" style:family="text">
      <style:text-properties fo:color="#ff0000" style:font-name="Liberation Mono" fo:font-size="10pt" officeooo:rsid="00f449d6" style:font-size-asian="10pt" style:font-size-complex="10pt"/>
    </style:style>
    <style:style style:name="T4" style:family="text">
      <style:text-properties fo:color="#ff0000" style:font-name="Liberation Mono" fo:font-size="10pt" officeooo:rsid="00cf9f13" style:font-size-asian="10pt" style:font-size-complex="10pt"/>
    </style:style>
    <style:style style:name="T5" style:family="text">
      <style:text-properties fo:color="#ff0000" style:font-name="Liberation Mono" fo:font-size="10pt" officeooo:rsid="0137a7b4" style:font-size-asian="10pt" style:font-size-complex="10pt"/>
    </style:style>
    <style:style style:name="T6" style:family="text">
      <style:text-properties fo:color="#ff0000" style:font-name="Liberation Mono" fo:font-size="10pt" officeooo:rsid="013b4b9d" style:font-size-asian="10pt" style:font-size-complex="10pt"/>
    </style:style>
    <style:style style:name="T7" style:family="text">
      <style:text-properties fo:color="#ff0000" style:font-name="Liberation Mono" fo:font-size="10pt" officeooo:rsid="00bfb5fd" style:font-size-asian="10pt" style:font-size-complex="10pt"/>
    </style:style>
    <style:style style:name="T8" style:family="text">
      <style:text-properties fo:color="#ff0000" style:font-name="Liberation Mono" fo:font-size="10pt" officeooo:rsid="00fbd886" style:font-size-asian="10pt" style:font-size-complex="10pt"/>
    </style:style>
    <style:style style:name="T9" style:family="text">
      <style:text-properties fo:color="#ff0000" style:font-name="Liberation Mono" fo:font-size="10pt" officeooo:rsid="00f4c7e5" style:font-size-asian="10pt" style:font-size-complex="10pt"/>
    </style:style>
    <style:style style:name="T10" style:family="text">
      <style:text-properties fo:color="#ff0000" style:font-name="Liberation Mono" fo:font-size="10pt" officeooo:rsid="00bf360d" style:font-size-asian="10pt" style:font-size-complex="10pt"/>
    </style:style>
    <style:style style:name="T11" style:family="text">
      <style:text-properties fo:color="#ff0000" style:font-name="Liberation Mono" fo:font-size="10pt" officeooo:rsid="00f51f09" style:font-size-asian="10pt" style:font-size-complex="10pt"/>
    </style:style>
    <style:style style:name="T12" style:family="text">
      <style:text-properties fo:color="#ff0000" style:font-name="Liberation Mono" fo:font-size="10pt" officeooo:rsid="00f9a929" style:font-size-asian="10pt" style:font-size-complex="10pt"/>
    </style:style>
    <style:style style:name="T13" style:family="text">
      <style:text-properties fo:color="#ff0000" style:font-name="Liberation Mono" fo:font-size="10pt" officeooo:rsid="01409a75" style:font-size-asian="10pt" style:font-size-complex="10pt"/>
    </style:style>
    <style:style style:name="T14" style:family="text">
      <style:text-properties fo:color="#ff0000" style:font-name="Liberation Mono" fo:font-size="10pt" officeooo:rsid="0184ce9a" style:font-size-asian="10pt" style:font-size-complex="10pt"/>
    </style:style>
    <style:style style:name="T15" style:family="text">
      <style:text-properties fo:color="#ff0000" style:font-name="Liberation Mono" fo:font-size="10pt" officeooo:rsid="0185fdd7" style:font-size-asian="10pt" style:font-size-complex="10pt"/>
    </style:style>
    <style:style style:name="T16" style:family="text">
      <style:text-properties fo:color="#ff0000" style:font-name="Liberation Mono" fo:font-size="10pt" officeooo:rsid="01877e32" style:font-size-asian="10pt" style:font-size-complex="10pt"/>
    </style:style>
    <style:style style:name="T17" style:family="text">
      <style:text-properties fo:color="#ff0000" style:font-name="Liberation Mono" fo:font-size="10pt" officeooo:rsid="01890992" style:font-size-asian="10pt" style:font-size-complex="10pt"/>
    </style:style>
    <style:style style:name="T18" style:family="text">
      <style:text-properties fo:color="#ff0000" style:font-name="Liberation Mono" fo:font-size="10pt" officeooo:rsid="018c5167" style:font-size-asian="10pt" style:font-size-complex="10pt"/>
    </style:style>
    <style:style style:name="T19" style:family="text">
      <style:text-properties fo:color="#ff0000" style:font-name="Liberation Mono" fo:font-size="10pt" officeooo:rsid="018f4b4a" style:font-size-asian="10pt" style:font-size-complex="10pt"/>
    </style:style>
    <style:style style:name="T20" style:family="text">
      <style:text-properties fo:color="#ff0000" style:font-name="Liberation Mono" fo:font-size="10pt" officeooo:rsid="01932ee9" style:font-size-asian="10pt" style:font-size-complex="10pt"/>
    </style:style>
    <style:style style:name="T21" style:family="text">
      <style:text-properties fo:color="#ff0000" style:font-name="Liberation Mono" fo:font-size="10pt" officeooo:rsid="0195e114" style:font-size-asian="10pt" style:font-size-complex="10pt"/>
    </style:style>
    <style:style style:name="T22" style:family="text">
      <style:text-properties fo:color="#ff0000" style:font-name="Liberation Mono" fo:font-size="10pt" officeooo:rsid="019d276c" style:font-size-asian="10pt" style:font-size-complex="10pt"/>
    </style:style>
    <style:style style:name="T23" style:family="text">
      <style:text-properties fo:color="#ff0000" style:font-name="Liberation Mono" fo:font-size="10pt" officeooo:rsid="01a26d09" style:font-size-asian="10pt" style:font-size-complex="10pt"/>
    </style:style>
    <style:style style:name="T24" style:family="text">
      <style:text-properties fo:color="#ff0000" style:font-name="Liberation Mono" fo:font-size="10pt" officeooo:rsid="01aaf369" style:font-size-asian="10pt" style:font-size-complex="10pt"/>
    </style:style>
    <style:style style:name="T25" style:family="text">
      <style:text-properties fo:color="#ff0000" style:font-name="Liberation Mono" fo:font-size="10pt" officeooo:rsid="01ab1626" style:font-size-asian="10pt" style:font-size-complex="10pt"/>
    </style:style>
    <style:style style:name="T26" style:family="text">
      <style:text-properties fo:color="#ff0000" style:font-name="Liberation Mono" fo:font-size="10pt" officeooo:rsid="01ab46aa" style:font-size-asian="10pt" style:font-size-complex="10pt"/>
    </style:style>
    <style:style style:name="T27" style:family="text">
      <style:text-properties fo:color="#ff0000" style:font-name="Liberation Mono" fo:font-size="10pt" officeooo:rsid="01b0f7ec" style:font-size-asian="10pt" style:font-size-complex="10pt"/>
    </style:style>
    <style:style style:name="T28" style:family="text">
      <style:text-properties fo:color="#ff0000" style:font-name="Liberation Mono" fo:font-size="10pt" officeooo:rsid="01b2b109" style:font-size-asian="10pt" style:font-size-complex="10pt"/>
    </style:style>
    <style:style style:name="T29" style:family="text">
      <style:text-properties fo:color="#ff0000" style:font-name="Liberation Mono" fo:font-size="10pt" officeooo:rsid="01b48f16" style:font-size-asian="10pt" style:font-size-complex="10pt"/>
    </style:style>
    <style:style style:name="T30" style:family="text">
      <style:text-properties fo:color="#ff0000" style:font-name="Liberation Mono" fo:font-size="10pt" officeooo:rsid="01c07ea7" style:font-size-asian="10pt" style:font-size-complex="10pt"/>
    </style:style>
    <style:style style:name="T31" style:family="text">
      <style:text-properties fo:color="#ff0000" style:font-name="Liberation Mono" fo:font-size="10pt" officeooo:rsid="01ce0293" style:font-size-asian="10pt" style:font-size-complex="10pt"/>
    </style:style>
    <style:style style:name="T32" style:family="text">
      <style:text-properties fo:color="#ff0000" style:font-name="Liberation Mono" fo:font-size="10pt" officeooo:rsid="01ceefd9" style:font-size-asian="10pt" style:font-size-complex="10pt"/>
    </style:style>
    <style:style style:name="T33" style:family="text">
      <style:text-properties fo:color="#ff0000" style:font-name="Liberation Mono" fo:font-size="10pt" officeooo:rsid="01d1cf87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fo:font-size="10pt" officeooo:rsid="02582057" style:font-size-asian="10pt" style:font-size-complex="10pt"/>
    </style:style>
    <style:style style:name="T54" style:family="text">
      <style:text-properties fo:color="#ff0000" style:font-name="Liberation Mono" fo:font-size="10pt" officeooo:rsid="025ab108" style:font-size-asian="10pt" style:font-size-complex="10pt"/>
    </style:style>
    <style:style style:name="T55" style:family="text">
      <style:text-properties fo:color="#ff0000" style:font-name="Liberation Mono" fo:font-size="10pt" officeooo:rsid="025b3986" style:font-size-asian="10pt" style:font-size-complex="10pt"/>
    </style:style>
    <style:style style:name="T56" style:family="text">
      <style:text-properties fo:color="#ff0000" style:font-name="Liberation Mono" fo:font-size="10pt" officeooo:rsid="025f729e" style:font-size-asian="10pt" style:font-size-complex="10pt"/>
    </style:style>
    <style:style style:name="T57" style:family="text">
      <style:text-properties fo:color="#ff0000" style:font-name="Liberation Mono" fo:font-size="10pt" officeooo:rsid="02606610" style:font-size-asian="10pt" style:font-size-complex="10pt"/>
    </style:style>
    <style:style style:name="T58" style:family="text">
      <style:text-properties fo:color="#ff0000" style:font-name="Liberation Mono" fo:font-size="10pt" officeooo:rsid="0260d6a7" style:font-size-asian="10pt" style:font-size-complex="10pt"/>
    </style:style>
    <style:style style:name="T59" style:family="text">
      <style:text-properties fo:color="#ff0000" style:font-name="Liberation Mono" fo:font-size="10pt" officeooo:rsid="026554fd" style:font-size-asian="10pt" style:font-size-complex="10pt"/>
    </style:style>
    <style:style style:name="T60" style:family="text">
      <style:text-properties fo:color="#ff0000" style:font-name="Liberation Mono" fo:font-size="10pt" officeooo:rsid="02696260" style:font-size-asian="10pt" style:font-size-complex="10pt"/>
    </style:style>
    <style:style style:name="T61" style:family="text">
      <style:text-properties fo:color="#ff0000" style:font-name="Liberation Mono" officeooo:rsid="00f449d6"/>
    </style:style>
    <style:style style:name="T62" style:family="text">
      <style:text-properties fo:color="#ff0000" style:font-name="Liberation Mono" officeooo:rsid="00f2ab72"/>
    </style:style>
    <style:style style:name="T63" style:family="text">
      <style:text-properties fo:color="#ff0000" fo:font-size="10pt" style:font-size-asian="10pt" style:font-size-complex="10pt"/>
    </style:style>
    <style:style style:name="T64" style:family="text">
      <style:text-properties fo:color="#ff0000" fo:font-size="10pt" officeooo:rsid="00cf9f13" style:font-size-asian="10pt" style:font-size-complex="10pt"/>
    </style:style>
    <style:style style:name="T65" style:family="text">
      <style:text-properties fo:color="#ff0000" fo:font-size="10pt" officeooo:rsid="0100c96e" style:font-size-asian="10pt" style:font-size-complex="10pt"/>
    </style:style>
    <style:style style:name="T66" style:family="text">
      <style:text-properties fo:color="#ff0000" fo:font-size="10pt" officeooo:rsid="00d39f3c" style:font-size-asian="10pt" style:font-size-complex="10pt"/>
    </style:style>
    <style:style style:name="T67" style:family="text">
      <style:text-properties fo:color="#ff0000" fo:font-size="10pt" officeooo:rsid="00eb8a88" style:font-size-asian="10pt" style:font-size-complex="10pt"/>
    </style:style>
    <style:style style:name="T68" style:family="text">
      <style:text-properties fo:color="#ff0000" fo:font-size="10pt" officeooo:rsid="00d970e4" style:font-size-asian="10pt" style:font-size-complex="10pt"/>
    </style:style>
    <style:style style:name="T69" style:family="text">
      <style:text-properties fo:color="#ff0000" fo:font-size="10pt" officeooo:rsid="00be5b6f" style:font-size-asian="10pt" style:font-size-complex="10pt"/>
    </style:style>
    <style:style style:name="T70" style:family="text">
      <style:text-properties fo:color="#ff0000" fo:font-size="10pt" officeooo:rsid="00cbd5e6" style:font-size-asian="10pt" style:font-size-complex="10pt"/>
    </style:style>
    <style:style style:name="T71" style:family="text">
      <style:text-properties fo:color="#ff0000" fo:font-size="10pt" officeooo:rsid="00bfb5fd" style:font-size-asian="10pt" style:font-size-complex="10pt"/>
    </style:style>
    <style:style style:name="T72" style:family="text">
      <style:text-properties fo:color="#ff0000" fo:font-size="10pt" officeooo:rsid="00bf360d" style:font-size-asian="10pt" style:font-size-complex="10pt"/>
    </style:style>
    <style:style style:name="T73" style:family="text">
      <style:text-properties fo:color="#ff0000" fo:font-size="10pt" officeooo:rsid="00eee1f3" style:font-size-asian="10pt" style:font-size-complex="10pt"/>
    </style:style>
    <style:style style:name="T74" style:family="text">
      <style:text-properties fo:color="#ff0000" fo:font-size="10pt" officeooo:rsid="00d591e4" style:font-size-asian="10pt" style:font-size-complex="10pt"/>
    </style:style>
    <style:style style:name="T75" style:family="text">
      <style:text-properties fo:color="#ff0000" fo:font-size="10pt" officeooo:rsid="00d3d659" style:font-size-asian="10pt" style:font-size-complex="10pt"/>
    </style:style>
    <style:style style:name="T76" style:family="text">
      <style:text-properties fo:color="#ff0000" fo:font-size="10pt" officeooo:rsid="013bc1b0" style:font-size-asian="10pt" style:font-size-complex="10pt"/>
    </style:style>
    <style:style style:name="T77" style:family="text">
      <style:text-properties fo:color="#ff0000" fo:font-size="10pt" officeooo:rsid="013ec469" style:font-size-asian="10pt" style:font-size-complex="10pt"/>
    </style:style>
    <style:style style:name="T78" style:family="text">
      <style:text-properties fo:color="#ff0000" fo:font-size="10pt" officeooo:rsid="01425252" style:font-size-asian="10pt" style:font-size-complex="10pt"/>
    </style:style>
    <style:style style:name="T79" style:family="text">
      <style:text-properties fo:color="#ff0000" fo:font-size="10pt" officeooo:rsid="016587ec" style:font-size-asian="10pt" style:font-size-complex="10pt"/>
    </style:style>
    <style:style style:name="T80" style:family="text">
      <style:text-properties fo:color="#ff0000" fo:font-size="10pt" officeooo:rsid="01670a77" style:font-size-asian="10pt" style:font-size-complex="10pt"/>
    </style:style>
    <style:style style:name="T81" style:family="text">
      <style:text-properties fo:color="#ff0000" fo:font-size="10pt" officeooo:rsid="00bd0cdf" style:font-size-asian="10pt" style:font-size-complex="10pt"/>
    </style:style>
    <style:style style:name="T82" style:family="text">
      <style:text-properties fo:color="#ff0000" fo:font-size="10pt" officeooo:rsid="01901e6d" style:font-size-asian="10pt" style:font-size-complex="10pt"/>
    </style:style>
    <style:style style:name="T83" style:family="text">
      <style:text-properties fo:color="#ff0000" fo:font-size="10pt" officeooo:rsid="025ab108" style:font-size-asian="10pt" style:font-size-complex="10pt"/>
    </style:style>
    <style:style style:name="T84" style:family="text">
      <style:text-properties fo:color="#ff0000" fo:font-size="10pt" officeooo:rsid="025b3986" style:font-size-asian="10pt" style:font-size-complex="10pt"/>
    </style:style>
    <style:style style:name="T85" style:family="text">
      <style:text-properties fo:color="#008000" style:font-name="Liberation Mono" fo:font-size="10pt" officeooo:rsid="00f2ab72" style:font-size-asian="10pt" style:font-size-complex="10pt"/>
    </style:style>
    <style:style style:name="T86" style:family="text">
      <style:text-properties fo:color="#008000" style:font-name="Liberation Mono" fo:font-size="10pt" officeooo:rsid="00bfb5fd" style:font-size-asian="10pt" style:font-size-complex="10pt"/>
    </style:style>
    <style:style style:name="T87" style:family="text">
      <style:text-properties fo:color="#008000" style:font-name="Liberation Mono" fo:font-size="10pt" officeooo:rsid="00f4c7e5" style:font-size-asian="10pt" style:font-size-complex="10pt"/>
    </style:style>
    <style:style style:name="T88" style:family="text">
      <style:text-properties fo:color="#008000" style:font-name="Liberation Mono" fo:font-size="10pt" officeooo:rsid="00bf360d" style:font-size-asian="10pt" style:font-size-complex="10pt"/>
    </style:style>
    <style:style style:name="T89" style:family="text">
      <style:text-properties fo:color="#008000" style:font-name="Liberation Mono" fo:font-size="10pt" officeooo:rsid="0102e646" style:font-size-asian="10pt" style:font-size-complex="10pt"/>
    </style:style>
    <style:style style:name="T90" style:family="text">
      <style:text-properties fo:color="#008000" style:font-name="Liberation Mono" fo:font-size="10pt" officeooo:rsid="01066288" style:font-size-asian="10pt" style:font-size-complex="10pt"/>
    </style:style>
    <style:style style:name="T91" style:family="text">
      <style:text-properties fo:color="#008000" style:font-name="Liberation Mono" fo:font-size="10pt" officeooo:rsid="0119d056" style:font-size-asian="10pt" style:font-size-complex="10pt"/>
    </style:style>
    <style:style style:name="T92" style:family="text">
      <style:text-properties fo:color="#008000" style:font-name="Liberation Mono" fo:font-size="10pt" officeooo:rsid="011b3117" style:font-size-asian="10pt" style:font-size-complex="10pt"/>
    </style:style>
    <style:style style:name="T93" style:family="text">
      <style:text-properties fo:color="#008000" style:font-name="Liberation Mono" fo:font-size="10pt" officeooo:rsid="011c6233" style:font-size-asian="10pt" style:font-size-complex="10pt"/>
    </style:style>
    <style:style style:name="T94" style:family="text">
      <style:text-properties fo:color="#008000" style:font-name="Liberation Mono" fo:font-size="10pt" officeooo:rsid="00c8cd81" style:font-size-asian="10pt" style:font-size-complex="10pt"/>
    </style:style>
    <style:style style:name="T95" style:family="text">
      <style:text-properties fo:color="#008000" style:font-name="Liberation Mono" fo:font-size="10pt" officeooo:rsid="00f6af9d" style:font-size-asian="10pt" style:font-size-complex="10pt"/>
    </style:style>
    <style:style style:name="T96" style:family="text">
      <style:text-properties fo:color="#008000" style:font-name="Liberation Mono" fo:font-size="10pt" officeooo:rsid="013bc1b0" style:font-size-asian="10pt" style:font-size-complex="10pt"/>
    </style:style>
    <style:style style:name="T97" style:family="text">
      <style:text-properties fo:color="#008000" style:font-name="Liberation Mono" fo:font-size="10pt" officeooo:rsid="01462f5e" style:font-size-asian="10pt" style:font-size-complex="10pt"/>
    </style:style>
    <style:style style:name="T98" style:family="text">
      <style:text-properties fo:color="#008000" style:font-name="Liberation Mono" fo:font-size="10pt" officeooo:rsid="014bbe3d" style:font-size-asian="10pt" style:font-size-complex="10pt"/>
    </style:style>
    <style:style style:name="T99" style:family="text">
      <style:text-properties fo:color="#008000" style:font-name="Liberation Mono" fo:font-size="10pt" officeooo:rsid="0159ed8f" style:font-size-asian="10pt" style:font-size-complex="10pt"/>
    </style:style>
    <style:style style:name="T100" style:family="text">
      <style:text-properties fo:color="#008000" style:font-name="Liberation Mono" fo:font-size="10pt" officeooo:rsid="015b1b9a" style:font-size-asian="10pt" style:font-size-complex="10pt"/>
    </style:style>
    <style:style style:name="T101" style:family="text">
      <style:text-properties fo:color="#008000" style:font-name="Liberation Mono" fo:font-size="10pt" officeooo:rsid="015cfdf5" style:font-size-asian="10pt" style:font-size-complex="10pt"/>
    </style:style>
    <style:style style:name="T102" style:family="text">
      <style:text-properties fo:color="#008000" style:font-name="Liberation Mono" fo:font-size="10pt" officeooo:rsid="015d0a25" style:font-size-asian="10pt" style:font-size-complex="10pt"/>
    </style:style>
    <style:style style:name="T103" style:family="text">
      <style:text-properties fo:color="#008000" style:font-name="Liberation Mono" fo:font-size="10pt" officeooo:rsid="015e6e8b" style:font-size-asian="10pt" style:font-size-complex="10pt"/>
    </style:style>
    <style:style style:name="T104" style:family="text">
      <style:text-properties fo:color="#008000" style:font-name="Liberation Mono" fo:font-size="10pt" officeooo:rsid="01619f88" style:font-size-asian="10pt" style:font-size-complex="10pt"/>
    </style:style>
    <style:style style:name="T105" style:family="text">
      <style:text-properties fo:color="#008000" style:font-name="Liberation Mono" fo:font-size="10pt" officeooo:rsid="016bb135" style:font-size-asian="10pt" style:font-size-complex="10pt"/>
    </style:style>
    <style:style style:name="T106" style:family="text">
      <style:text-properties fo:color="#008000" style:font-name="Liberation Mono" fo:font-size="10pt" officeooo:rsid="016d9cfc" style:font-size-asian="10pt" style:font-size-complex="10pt"/>
    </style:style>
    <style:style style:name="T107" style:family="text">
      <style:text-properties fo:color="#008000" style:font-name="Liberation Mono" fo:font-size="10pt" officeooo:rsid="016debeb" style:font-size-asian="10pt" style:font-size-complex="10pt"/>
    </style:style>
    <style:style style:name="T108" style:family="text">
      <style:text-properties fo:color="#008000" style:font-name="Liberation Mono" fo:font-size="10pt" officeooo:rsid="016e243a" style:font-size-asian="10pt" style:font-size-complex="10pt"/>
    </style:style>
    <style:style style:name="T109" style:family="text">
      <style:text-properties fo:color="#008000" style:font-name="Liberation Mono" fo:font-size="10pt" officeooo:rsid="017021ac" style:font-size-asian="10pt" style:font-size-complex="10pt"/>
    </style:style>
    <style:style style:name="T110" style:family="text">
      <style:text-properties fo:color="#008000" style:font-name="Liberation Mono" fo:font-size="10pt" officeooo:rsid="017048bb" style:font-size-asian="10pt" style:font-size-complex="10pt"/>
    </style:style>
    <style:style style:name="T111" style:family="text">
      <style:text-properties fo:color="#008000" style:font-name="Liberation Mono" fo:font-size="10pt" officeooo:rsid="01728c84" style:font-size-asian="10pt" style:font-size-complex="10pt"/>
    </style:style>
    <style:style style:name="T112" style:family="text">
      <style:text-properties fo:color="#008000" style:font-name="Liberation Mono" fo:font-size="10pt" officeooo:rsid="01731ff3" style:font-size-asian="10pt" style:font-size-complex="10pt"/>
    </style:style>
    <style:style style:name="T113" style:family="text">
      <style:text-properties fo:color="#008000" style:font-name="Liberation Mono" fo:font-size="10pt" officeooo:rsid="0174a778" style:font-size-asian="10pt" style:font-size-complex="10pt"/>
    </style:style>
    <style:style style:name="T114" style:family="text">
      <style:text-properties fo:color="#008000" style:font-name="Liberation Mono" fo:font-size="10pt" officeooo:rsid="01785f31" style:font-size-asian="10pt" style:font-size-complex="10pt"/>
    </style:style>
    <style:style style:name="T115" style:family="text">
      <style:text-properties fo:color="#008000" style:font-name="Liberation Mono" fo:font-size="10pt" officeooo:rsid="0179b54d" style:font-size-asian="10pt" style:font-size-complex="10pt"/>
    </style:style>
    <style:style style:name="T116" style:family="text">
      <style:text-properties fo:color="#008000" style:font-name="Liberation Mono" fo:font-size="10pt" officeooo:rsid="0179c090" style:font-size-asian="10pt" style:font-size-complex="10pt"/>
    </style:style>
    <style:style style:name="T117" style:family="text">
      <style:text-properties fo:color="#008000" style:font-name="Liberation Mono" fo:font-size="10pt" officeooo:rsid="017ab3e6" style:font-size-asian="10pt" style:font-size-complex="10pt"/>
    </style:style>
    <style:style style:name="T118" style:family="text">
      <style:text-properties fo:color="#008000" style:font-name="Liberation Mono" fo:font-size="10pt" officeooo:rsid="017c2b2e" style:font-size-asian="10pt" style:font-size-complex="10pt"/>
    </style:style>
    <style:style style:name="T119" style:family="text">
      <style:text-properties fo:color="#008000" style:font-name="Liberation Mono" fo:font-size="10pt" officeooo:rsid="018076cb" style:font-size-asian="10pt" style:font-size-complex="10pt"/>
    </style:style>
    <style:style style:name="T120" style:family="text">
      <style:text-properties fo:color="#008000" style:font-name="Liberation Mono" fo:font-size="10pt" officeooo:rsid="0180826f" style:font-size-asian="10pt" style:font-size-complex="10pt"/>
    </style:style>
    <style:style style:name="T121" style:family="text">
      <style:text-properties fo:color="#008000" style:font-name="Liberation Mono" fo:font-size="10pt" officeooo:rsid="0181fed8" style:font-size-asian="10pt" style:font-size-complex="10pt"/>
    </style:style>
    <style:style style:name="T122" style:family="text">
      <style:text-properties fo:color="#008000" style:font-name="Liberation Mono" fo:font-size="10pt" officeooo:rsid="0184ce9a" style:font-size-asian="10pt" style:font-size-complex="10pt"/>
    </style:style>
    <style:style style:name="T123" style:family="text">
      <style:text-properties fo:color="#008000" style:font-name="Liberation Mono" fo:font-size="10pt" officeooo:rsid="0186074e" style:font-size-asian="10pt" style:font-size-complex="10pt"/>
    </style:style>
    <style:style style:name="T124" style:family="text">
      <style:text-properties fo:color="#008000" style:font-name="Liberation Mono" fo:font-size="10pt" officeooo:rsid="01877e32" style:font-size-asian="10pt" style:font-size-complex="10pt"/>
    </style:style>
    <style:style style:name="T125" style:family="text">
      <style:text-properties fo:color="#008000" style:font-name="Liberation Mono" fo:font-size="10pt" officeooo:rsid="01901e6d" style:font-size-asian="10pt" style:font-size-complex="10pt"/>
    </style:style>
    <style:style style:name="T126" style:family="text">
      <style:text-properties fo:color="#008000" style:font-name="Liberation Mono" fo:font-size="10pt" officeooo:rsid="01916f65" style:font-size-asian="10pt" style:font-size-complex="10pt"/>
    </style:style>
    <style:style style:name="T127" style:family="text">
      <style:text-properties fo:color="#008000" style:font-name="Liberation Mono" fo:font-size="10pt" officeooo:rsid="0193d85b" style:font-size-asian="10pt" style:font-size-complex="10pt"/>
    </style:style>
    <style:style style:name="T128" style:family="text">
      <style:text-properties fo:color="#008000" style:font-name="Liberation Mono" fo:font-size="10pt" officeooo:rsid="01963e6e" style:font-size-asian="10pt" style:font-size-complex="10pt"/>
    </style:style>
    <style:style style:name="T129" style:family="text">
      <style:text-properties fo:color="#008000" style:font-name="Liberation Mono" fo:font-size="10pt" officeooo:rsid="01970c7f" style:font-size-asian="10pt" style:font-size-complex="10pt"/>
    </style:style>
    <style:style style:name="T130" style:family="text">
      <style:text-properties fo:color="#008000" style:font-name="Liberation Mono" fo:font-size="10pt" officeooo:rsid="0197cd08" style:font-size-asian="10pt" style:font-size-complex="10pt"/>
    </style:style>
    <style:style style:name="T131" style:family="text">
      <style:text-properties fo:color="#008000" style:font-name="Liberation Mono" fo:font-size="10pt" officeooo:rsid="0199ded7" style:font-size-asian="10pt" style:font-size-complex="10pt"/>
    </style:style>
    <style:style style:name="T132" style:family="text">
      <style:text-properties fo:color="#008000" style:font-name="Liberation Mono" fo:font-size="10pt" officeooo:rsid="019d276c" style:font-size-asian="10pt" style:font-size-complex="10pt"/>
    </style:style>
    <style:style style:name="T133" style:family="text">
      <style:text-properties fo:color="#008000" style:font-name="Liberation Mono" fo:font-size="10pt" officeooo:rsid="01a26d09" style:font-size-asian="10pt" style:font-size-complex="10pt"/>
    </style:style>
    <style:style style:name="T134" style:family="text">
      <style:text-properties fo:color="#008000" style:font-name="Liberation Mono" fo:font-size="10pt" officeooo:rsid="01a43ca2" style:font-size-asian="10pt" style:font-size-complex="10pt"/>
    </style:style>
    <style:style style:name="T135" style:family="text">
      <style:text-properties fo:color="#008000" style:font-name="Liberation Mono" fo:font-size="10pt" officeooo:rsid="01a6cd47" style:font-size-asian="10pt" style:font-size-complex="10pt"/>
    </style:style>
    <style:style style:name="T136" style:family="text">
      <style:text-properties fo:color="#008000" style:font-name="Liberation Mono" fo:font-size="10pt" officeooo:rsid="01a812f0" style:font-size-asian="10pt" style:font-size-complex="10pt"/>
    </style:style>
    <style:style style:name="T137" style:family="text">
      <style:text-properties fo:color="#008000" style:font-name="Liberation Mono" fo:font-size="10pt" officeooo:rsid="01a9fbcc" style:font-size-asian="10pt" style:font-size-complex="10pt"/>
    </style:style>
    <style:style style:name="T138" style:family="text">
      <style:text-properties fo:color="#008000" style:font-name="Liberation Mono" fo:font-size="10pt" officeooo:rsid="01aaf369" style:font-size-asian="10pt" style:font-size-complex="10pt"/>
    </style:style>
    <style:style style:name="T139" style:family="text">
      <style:text-properties fo:color="#008000" style:font-name="Liberation Mono" fo:font-size="10pt" officeooo:rsid="01ab1626" style:font-size-asian="10pt" style:font-size-complex="10pt"/>
    </style:style>
    <style:style style:name="T140" style:family="text">
      <style:text-properties fo:color="#008000" style:font-name="Liberation Mono" fo:font-size="10pt" officeooo:rsid="01abef30" style:font-size-asian="10pt" style:font-size-complex="10pt"/>
    </style:style>
    <style:style style:name="T141" style:family="text">
      <style:text-properties fo:color="#008000" style:font-name="Liberation Mono" fo:font-size="10pt" officeooo:rsid="01ad594b" style:font-size-asian="10pt" style:font-size-complex="10pt"/>
    </style:style>
    <style:style style:name="T142" style:family="text">
      <style:text-properties fo:color="#008000" style:font-name="Liberation Mono" fo:font-size="10pt" officeooo:rsid="01aee52f" style:font-size-asian="10pt" style:font-size-complex="10pt"/>
    </style:style>
    <style:style style:name="T143" style:family="text">
      <style:text-properties fo:color="#008000" style:font-name="Liberation Mono" fo:font-size="10pt" officeooo:rsid="01af9532" style:font-size-asian="10pt" style:font-size-complex="10pt"/>
    </style:style>
    <style:style style:name="T144" style:family="text">
      <style:text-properties fo:color="#008000" style:font-name="Liberation Mono" fo:font-size="10pt" officeooo:rsid="01b0f7ec" style:font-size-asian="10pt" style:font-size-complex="10pt"/>
    </style:style>
    <style:style style:name="T145" style:family="text">
      <style:text-properties fo:color="#008000" style:font-name="Liberation Mono" fo:font-size="10pt" officeooo:rsid="01b2b109" style:font-size-asian="10pt" style:font-size-complex="10pt"/>
    </style:style>
    <style:style style:name="T146" style:family="text">
      <style:text-properties fo:color="#008000" style:font-name="Liberation Mono" fo:font-size="10pt" officeooo:rsid="01b32d31" style:font-size-asian="10pt" style:font-size-complex="10pt"/>
    </style:style>
    <style:style style:name="T147" style:family="text">
      <style:text-properties fo:color="#008000" style:font-name="Liberation Mono" fo:font-size="10pt" officeooo:rsid="01b405bb" style:font-size-asian="10pt" style:font-size-complex="10pt"/>
    </style:style>
    <style:style style:name="T148" style:family="text">
      <style:text-properties fo:color="#008000" style:font-name="Liberation Mono" fo:font-size="10pt" officeooo:rsid="01b47064" style:font-size-asian="10pt" style:font-size-complex="10pt"/>
    </style:style>
    <style:style style:name="T149" style:family="text">
      <style:text-properties fo:color="#008000" style:font-name="Liberation Mono" fo:font-size="10pt" officeooo:rsid="01b74109" style:font-size-asian="10pt" style:font-size-complex="10pt"/>
    </style:style>
    <style:style style:name="T150" style:family="text">
      <style:text-properties fo:color="#008000" style:font-name="Liberation Mono" fo:font-size="10pt" officeooo:rsid="01b7d496" style:font-size-asian="10pt" style:font-size-complex="10pt"/>
    </style:style>
    <style:style style:name="T151" style:family="text">
      <style:text-properties fo:color="#008000" style:font-name="Liberation Mono" fo:font-size="10pt" officeooo:rsid="01b84b10" style:font-size-asian="10pt" style:font-size-complex="10pt"/>
    </style:style>
    <style:style style:name="T152" style:family="text">
      <style:text-properties fo:color="#008000" style:font-name="Liberation Mono" fo:font-size="10pt" officeooo:rsid="01b8d103" style:font-size-asian="10pt" style:font-size-complex="10pt"/>
    </style:style>
    <style:style style:name="T153" style:family="text">
      <style:text-properties fo:color="#008000" style:font-name="Liberation Mono" fo:font-size="10pt" officeooo:rsid="01ba4a90" style:font-size-asian="10pt" style:font-size-complex="10pt"/>
    </style:style>
    <style:style style:name="T154" style:family="text">
      <style:text-properties fo:color="#008000" style:font-name="Liberation Mono" fo:font-size="10pt" officeooo:rsid="01baab8e" style:font-size-asian="10pt" style:font-size-complex="10pt"/>
    </style:style>
    <style:style style:name="T155" style:family="text">
      <style:text-properties fo:color="#008000" style:font-name="Liberation Mono" fo:font-size="10pt" officeooo:rsid="01be167d" style:font-size-asian="10pt" style:font-size-complex="10pt"/>
    </style:style>
    <style:style style:name="T156" style:family="text">
      <style:text-properties fo:color="#008000" style:font-name="Liberation Mono" fo:font-size="10pt" officeooo:rsid="01bf0ced" style:font-size-asian="10pt" style:font-size-complex="10pt"/>
    </style:style>
    <style:style style:name="T157" style:family="text">
      <style:text-properties fo:color="#008000" style:font-name="Liberation Mono" fo:font-size="10pt" officeooo:rsid="01c0b498" style:font-size-asian="10pt" style:font-size-complex="10pt"/>
    </style:style>
    <style:style style:name="T158" style:family="text">
      <style:text-properties fo:color="#008000" style:font-name="Liberation Mono" fo:font-size="10pt" officeooo:rsid="01c0f8b0" style:font-size-asian="10pt" style:font-size-complex="10pt"/>
    </style:style>
    <style:style style:name="T159" style:family="text">
      <style:text-properties fo:color="#008000" style:font-name="Liberation Mono" fo:font-size="10pt" officeooo:rsid="01c2441f" style:font-size-asian="10pt" style:font-size-complex="10pt"/>
    </style:style>
    <style:style style:name="T160" style:family="text">
      <style:text-properties fo:color="#008000" style:font-name="Liberation Mono" fo:font-size="10pt" officeooo:rsid="01c3bc1f" style:font-size-asian="10pt" style:font-size-complex="10pt"/>
    </style:style>
    <style:style style:name="T161" style:family="text">
      <style:text-properties fo:color="#008000" style:font-name="Liberation Mono" fo:font-size="10pt" officeooo:rsid="01c4c1a2" style:font-size-asian="10pt" style:font-size-complex="10pt"/>
    </style:style>
    <style:style style:name="T162" style:family="text">
      <style:text-properties fo:color="#008000" style:font-name="Liberation Mono" fo:font-size="10pt" officeooo:rsid="01c66179" style:font-size-asian="10pt" style:font-size-complex="10pt"/>
    </style:style>
    <style:style style:name="T163" style:family="text">
      <style:text-properties fo:color="#008000" style:font-name="Liberation Mono" fo:font-size="10pt" officeooo:rsid="01c86003" style:font-size-asian="10pt" style:font-size-complex="10pt"/>
    </style:style>
    <style:style style:name="T164" style:family="text">
      <style:text-properties fo:color="#008000" style:font-name="Liberation Mono" fo:font-size="10pt" officeooo:rsid="01c94dc9" style:font-size-asian="10pt" style:font-size-complex="10pt"/>
    </style:style>
    <style:style style:name="T165" style:family="text">
      <style:text-properties fo:color="#008000" style:font-name="Liberation Mono" fo:font-size="10pt" officeooo:rsid="01d474d0" style:font-size-asian="10pt" style:font-size-complex="10pt"/>
    </style:style>
    <style:style style:name="T166" style:family="text">
      <style:text-properties fo:color="#008000" style:font-name="Liberation Mono" fo:font-size="10pt" officeooo:rsid="01d5d6a9" style:font-size-asian="10pt" style:font-size-complex="10pt"/>
    </style:style>
    <style:style style:name="T167" style:family="text">
      <style:text-properties fo:color="#008000" style:font-name="Liberation Mono" fo:font-size="10pt" officeooo:rsid="01d66700" style:font-size-asian="10pt" style:font-size-complex="10pt"/>
    </style:style>
    <style:style style:name="T168" style:family="text">
      <style:text-properties fo:color="#008000" style:font-name="Liberation Mono" fo:font-size="10pt" officeooo:rsid="01d9b2d1" style:font-size-asian="10pt" style:font-size-complex="10pt"/>
    </style:style>
    <style:style style:name="T169" style:family="text">
      <style:text-properties fo:color="#008000" style:font-name="Liberation Mono" fo:font-size="10pt" officeooo:rsid="01dae598" style:font-size-asian="10pt" style:font-size-complex="10pt"/>
    </style:style>
    <style:style style:name="T170" style:family="text">
      <style:text-properties fo:color="#008000" style:font-name="Liberation Mono" fo:font-size="10pt" officeooo:rsid="01e30214" style:font-size-asian="10pt" style:font-size-complex="10pt"/>
    </style:style>
    <style:style style:name="T171" style:family="text">
      <style:text-properties fo:color="#008000" style:font-name="Liberation Mono" fo:font-size="10pt" officeooo:rsid="01e5bdb4" style:font-size-asian="10pt" style:font-size-complex="10pt"/>
    </style:style>
    <style:style style:name="T172" style:family="text">
      <style:text-properties fo:color="#008000" style:font-name="Liberation Mono" fo:font-size="10pt" officeooo:rsid="01e65d06" style:font-size-asian="10pt" style:font-size-complex="10pt"/>
    </style:style>
    <style:style style:name="T173" style:family="text">
      <style:text-properties fo:color="#008000" style:font-name="Liberation Mono" fo:font-size="10pt" officeooo:rsid="01e81bee" style:font-size-asian="10pt" style:font-size-complex="10pt"/>
    </style:style>
    <style:style style:name="T174" style:family="text">
      <style:text-properties fo:color="#008000" style:font-name="Liberation Mono" fo:font-size="10pt" officeooo:rsid="01e96c8f" style:font-size-asian="10pt" style:font-size-complex="10pt"/>
    </style:style>
    <style:style style:name="T175" style:family="text">
      <style:text-properties fo:color="#008000" style:font-name="Liberation Mono" fo:font-size="10pt" officeooo:rsid="01ea1044" style:font-size-asian="10pt" style:font-size-complex="10pt"/>
    </style:style>
    <style:style style:name="T176" style:family="text">
      <style:text-properties fo:color="#008000" style:font-name="Liberation Mono" fo:font-size="10pt" officeooo:rsid="01f12046" style:font-size-asian="10pt" style:font-size-complex="10pt"/>
    </style:style>
    <style:style style:name="T177" style:family="text">
      <style:text-properties fo:color="#008000" style:font-name="Liberation Mono" fo:font-size="10pt" officeooo:rsid="01f38523" style:font-size-asian="10pt" style:font-size-complex="10pt"/>
    </style:style>
    <style:style style:name="T178" style:family="text">
      <style:text-properties fo:color="#008000" style:font-name="Liberation Mono" fo:font-size="10pt" officeooo:rsid="01f47977" style:font-size-asian="10pt" style:font-size-complex="10pt"/>
    </style:style>
    <style:style style:name="T179" style:family="text">
      <style:text-properties fo:color="#008000" style:font-name="Liberation Mono" fo:font-size="10pt" officeooo:rsid="01f5a511" style:font-size-asian="10pt" style:font-size-complex="10pt"/>
    </style:style>
    <style:style style:name="T180" style:family="text">
      <style:text-properties fo:color="#008000" style:font-name="Liberation Mono" fo:font-size="10pt" officeooo:rsid="01f6ead1" style:font-size-asian="10pt" style:font-size-complex="10pt"/>
    </style:style>
    <style:style style:name="T181" style:family="text">
      <style:text-properties fo:color="#008000" style:font-name="Liberation Mono" fo:font-size="10pt" officeooo:rsid="01f88a56" style:font-size-asian="10pt" style:font-size-complex="10pt"/>
    </style:style>
    <style:style style:name="T182" style:family="text">
      <style:text-properties fo:color="#008000" style:font-name="Liberation Mono" fo:font-size="10pt" officeooo:rsid="01fa93c2" style:font-size-asian="10pt" style:font-size-complex="10pt"/>
    </style:style>
    <style:style style:name="T183" style:family="text">
      <style:text-properties fo:color="#008000" style:font-name="Liberation Mono" fo:font-size="10pt" officeooo:rsid="01fd6f34" style:font-size-asian="10pt" style:font-size-complex="10pt"/>
    </style:style>
    <style:style style:name="T184" style:family="text">
      <style:text-properties fo:color="#008000" style:font-name="Liberation Mono" fo:font-size="10pt" officeooo:rsid="01fd8f9e" style:font-size-asian="10pt" style:font-size-complex="10pt"/>
    </style:style>
    <style:style style:name="T185" style:family="text">
      <style:text-properties fo:color="#008000" style:font-name="Liberation Mono" fo:font-size="10pt" officeooo:rsid="01fe1718" style:font-size-asian="10pt" style:font-size-complex="10pt"/>
    </style:style>
    <style:style style:name="T186" style:family="text">
      <style:text-properties fo:color="#008000" style:font-name="Liberation Mono" fo:font-size="10pt" officeooo:rsid="02003941" style:font-size-asian="10pt" style:font-size-complex="10pt"/>
    </style:style>
    <style:style style:name="T187" style:family="text">
      <style:text-properties fo:color="#008000" style:font-name="Liberation Mono" fo:font-size="10pt" officeooo:rsid="02020f69" style:font-size-asian="10pt" style:font-size-complex="10pt"/>
    </style:style>
    <style:style style:name="T188" style:family="text">
      <style:text-properties fo:color="#008000" style:font-name="Liberation Mono" fo:font-size="10pt" officeooo:rsid="02059f52" style:font-size-asian="10pt" style:font-size-complex="10pt"/>
    </style:style>
    <style:style style:name="T189" style:family="text">
      <style:text-properties fo:color="#008000" style:font-name="Liberation Mono" fo:font-size="10pt" officeooo:rsid="02064a38" style:font-size-asian="10pt" style:font-size-complex="10pt"/>
    </style:style>
    <style:style style:name="T190" style:family="text">
      <style:text-properties fo:color="#008000" style:font-name="Liberation Mono" fo:font-size="10pt" officeooo:rsid="020818ee" style:font-size-asian="10pt" style:font-size-complex="10pt"/>
    </style:style>
    <style:style style:name="T191" style:family="text">
      <style:text-properties fo:color="#008000" style:font-name="Liberation Mono" fo:font-size="10pt" officeooo:rsid="020bb32f" style:font-size-asian="10pt" style:font-size-complex="10pt"/>
    </style:style>
    <style:style style:name="T192" style:family="text">
      <style:text-properties fo:color="#008000" style:font-name="Liberation Mono" fo:font-size="10pt" officeooo:rsid="020e7862" style:font-size-asian="10pt" style:font-size-complex="10pt"/>
    </style:style>
    <style:style style:name="T193" style:family="text">
      <style:text-properties fo:color="#008000" style:font-name="Liberation Mono" fo:font-size="10pt" officeooo:rsid="0210a87c" style:font-size-asian="10pt" style:font-size-complex="10pt"/>
    </style:style>
    <style:style style:name="T194" style:family="text">
      <style:text-properties fo:color="#008000" style:font-name="Liberation Mono" fo:font-size="10pt" officeooo:rsid="0211f363" style:font-size-asian="10pt" style:font-size-complex="10pt"/>
    </style:style>
    <style:style style:name="T195" style:family="text">
      <style:text-properties fo:color="#008000" style:font-name="Liberation Mono" fo:font-size="10pt" officeooo:rsid="0212b551" style:font-size-asian="10pt" style:font-size-complex="10pt"/>
    </style:style>
    <style:style style:name="T196" style:family="text">
      <style:text-properties fo:color="#008000" style:font-name="Liberation Mono" fo:font-size="10pt" officeooo:rsid="0214aea9" style:font-size-asian="10pt" style:font-size-complex="10pt"/>
    </style:style>
    <style:style style:name="T197" style:family="text">
      <style:text-properties fo:color="#008000" style:font-name="Liberation Mono" fo:font-size="10pt" officeooo:rsid="02180c14" style:font-size-asian="10pt" style:font-size-complex="10pt"/>
    </style:style>
    <style:style style:name="T198" style:family="text">
      <style:text-properties fo:color="#008000" style:font-name="Liberation Mono" fo:font-size="10pt" officeooo:rsid="0218d675" style:font-size-asian="10pt" style:font-size-complex="10pt"/>
    </style:style>
    <style:style style:name="T199" style:family="text">
      <style:text-properties fo:color="#008000" style:font-name="Liberation Mono" fo:font-size="10pt" officeooo:rsid="0218f1a3" style:font-size-asian="10pt" style:font-size-complex="10pt"/>
    </style:style>
    <style:style style:name="T200" style:family="text">
      <style:text-properties fo:color="#008000" style:font-name="Liberation Mono" fo:font-size="10pt" officeooo:rsid="0219ab39" style:font-size-asian="10pt" style:font-size-complex="10pt"/>
    </style:style>
    <style:style style:name="T201" style:family="text">
      <style:text-properties fo:color="#008000" style:font-name="Liberation Mono" fo:font-size="10pt" officeooo:rsid="021ac9c6" style:font-size-asian="10pt" style:font-size-complex="10pt"/>
    </style:style>
    <style:style style:name="T202" style:family="text">
      <style:text-properties fo:color="#008000" style:font-name="Liberation Mono" fo:font-size="10pt" officeooo:rsid="021bfb8c" style:font-size-asian="10pt" style:font-size-complex="10pt"/>
    </style:style>
    <style:style style:name="T203" style:family="text">
      <style:text-properties fo:color="#008000" style:font-name="Liberation Mono" fo:font-size="10pt" officeooo:rsid="021f3665" style:font-size-asian="10pt" style:font-size-complex="10pt"/>
    </style:style>
    <style:style style:name="T204" style:family="text">
      <style:text-properties fo:color="#008000" style:font-name="Liberation Mono" fo:font-size="10pt" officeooo:rsid="0220cb0c" style:font-size-asian="10pt" style:font-size-complex="10pt"/>
    </style:style>
    <style:style style:name="T205" style:family="text">
      <style:text-properties fo:color="#008000" style:font-name="Liberation Mono" fo:font-size="10pt" officeooo:rsid="0222666a" style:font-size-asian="10pt" style:font-size-complex="10pt"/>
    </style:style>
    <style:style style:name="T206" style:family="text">
      <style:text-properties fo:color="#008000" style:font-name="Liberation Mono" fo:font-size="10pt" officeooo:rsid="022372cf" style:font-size-asian="10pt" style:font-size-complex="10pt"/>
    </style:style>
    <style:style style:name="T207" style:family="text">
      <style:text-properties fo:color="#008000" style:font-name="Liberation Mono" fo:font-size="10pt" officeooo:rsid="02270f78" style:font-size-asian="10pt" style:font-size-complex="10pt"/>
    </style:style>
    <style:style style:name="T208" style:family="text">
      <style:text-properties fo:color="#008000" style:font-name="Liberation Mono" fo:font-size="10pt" officeooo:rsid="02287771" style:font-size-asian="10pt" style:font-size-complex="10pt"/>
    </style:style>
    <style:style style:name="T209" style:family="text">
      <style:text-properties fo:color="#008000" style:font-name="Liberation Mono" fo:font-size="10pt" officeooo:rsid="022a2945" style:font-size-asian="10pt" style:font-size-complex="10pt"/>
    </style:style>
    <style:style style:name="T210" style:family="text">
      <style:text-properties fo:color="#008000" style:font-name="Liberation Mono" fo:font-size="10pt" officeooo:rsid="022bd311" style:font-size-asian="10pt" style:font-size-complex="10pt"/>
    </style:style>
    <style:style style:name="T211" style:family="text">
      <style:text-properties fo:color="#008000" style:font-name="Liberation Mono" fo:font-size="10pt" officeooo:rsid="022ed255" style:font-size-asian="10pt" style:font-size-complex="10pt"/>
    </style:style>
    <style:style style:name="T212" style:family="text">
      <style:text-properties fo:color="#008000" style:font-name="Liberation Mono" fo:font-size="10pt" officeooo:rsid="02303e8a" style:font-size-asian="10pt" style:font-size-complex="10pt"/>
    </style:style>
    <style:style style:name="T213" style:family="text">
      <style:text-properties fo:color="#008000" style:font-name="Liberation Mono" fo:font-size="10pt" officeooo:rsid="02319635" style:font-size-asian="10pt" style:font-size-complex="10pt"/>
    </style:style>
    <style:style style:name="T214" style:family="text">
      <style:text-properties fo:color="#008000" style:font-name="Liberation Mono" fo:font-size="10pt" officeooo:rsid="023323aa" style:font-size-asian="10pt" style:font-size-complex="10pt"/>
    </style:style>
    <style:style style:name="T215" style:family="text">
      <style:text-properties fo:color="#008000" style:font-name="Liberation Mono" fo:font-size="10pt" officeooo:rsid="023d9e95" style:font-size-asian="10pt" style:font-size-complex="10pt"/>
    </style:style>
    <style:style style:name="T216" style:family="text">
      <style:text-properties fo:color="#008000" style:font-name="Liberation Mono" fo:font-size="10pt" officeooo:rsid="024031d9" style:font-size-asian="10pt" style:font-size-complex="10pt"/>
    </style:style>
    <style:style style:name="T217" style:family="text">
      <style:text-properties fo:color="#008000" style:font-name="Liberation Mono" fo:font-size="10pt" officeooo:rsid="0240ea6c" style:font-size-asian="10pt" style:font-size-complex="10pt"/>
    </style:style>
    <style:style style:name="T218" style:family="text">
      <style:text-properties fo:color="#008000" style:font-name="Liberation Mono" fo:font-size="10pt" officeooo:rsid="02460021" style:font-size-asian="10pt" style:font-size-complex="10pt"/>
    </style:style>
    <style:style style:name="T219" style:family="text">
      <style:text-properties fo:color="#008000" style:font-name="Liberation Mono" fo:font-size="10pt" officeooo:rsid="0247ef55" style:font-size-asian="10pt" style:font-size-complex="10pt"/>
    </style:style>
    <style:style style:name="T220" style:family="text">
      <style:text-properties fo:color="#008000" style:font-name="Liberation Mono" fo:font-size="10pt" officeooo:rsid="024f05de" style:font-size-asian="10pt" style:font-size-complex="10pt"/>
    </style:style>
    <style:style style:name="T221" style:family="text">
      <style:text-properties fo:color="#008000" style:font-name="Liberation Mono" fo:font-size="10pt" officeooo:rsid="0250726f" style:font-size-asian="10pt" style:font-size-complex="10pt"/>
    </style:style>
    <style:style style:name="T222" style:family="text">
      <style:text-properties fo:color="#008000" style:font-name="Liberation Mono" fo:font-size="10pt" officeooo:rsid="0251276d" style:font-size-asian="10pt" style:font-size-complex="10pt"/>
    </style:style>
    <style:style style:name="T223" style:family="text">
      <style:text-properties fo:color="#008000" style:font-name="Liberation Mono" fo:font-size="10pt" officeooo:rsid="0252e5bf" style:font-size-asian="10pt" style:font-size-complex="10pt"/>
    </style:style>
    <style:style style:name="T224" style:family="text">
      <style:text-properties fo:color="#008000" style:font-name="Liberation Mono" fo:font-size="10pt" officeooo:rsid="02545e5b" style:font-size-asian="10pt" style:font-size-complex="10pt"/>
    </style:style>
    <style:style style:name="T225" style:family="text">
      <style:text-properties fo:color="#008000" style:font-name="Liberation Mono" fo:font-size="10pt" officeooo:rsid="02564ed8" style:font-size-asian="10pt" style:font-size-complex="10pt"/>
    </style:style>
    <style:style style:name="T226" style:family="text">
      <style:text-properties fo:color="#008000" style:font-name="Liberation Mono" fo:font-size="10pt" officeooo:rsid="025795d7" style:font-size-asian="10pt" style:font-size-complex="10pt"/>
    </style:style>
    <style:style style:name="T227" style:family="text">
      <style:text-properties fo:color="#008000" style:font-name="Liberation Mono" fo:font-size="10pt" officeooo:rsid="00f449d6" style:font-size-asian="10pt" style:font-size-complex="10pt"/>
    </style:style>
    <style:style style:name="T228" style:family="text">
      <style:text-properties fo:color="#008000" style:font-name="Liberation Mono" fo:font-size="10pt" officeooo:rsid="02582057" style:font-size-asian="10pt" style:font-size-complex="10pt"/>
    </style:style>
    <style:style style:name="T229" style:family="text">
      <style:text-properties fo:color="#008000" style:font-name="Liberation Mono" fo:font-size="10pt" officeooo:rsid="02591ba4" style:font-size-asian="10pt" style:font-size-complex="10pt"/>
    </style:style>
    <style:style style:name="T230" style:family="text">
      <style:text-properties fo:color="#008000" style:font-name="Liberation Mono" fo:font-size="10pt" officeooo:rsid="025ab108" style:font-size-asian="10pt" style:font-size-complex="10pt"/>
    </style:style>
    <style:style style:name="T231" style:family="text">
      <style:text-properties fo:color="#008000" style:font-name="Liberation Mono" fo:font-size="10pt" officeooo:rsid="025b7751" style:font-size-asian="10pt" style:font-size-complex="10pt"/>
    </style:style>
    <style:style style:name="T232" style:family="text">
      <style:text-properties fo:color="#008000" style:font-name="Liberation Mono" fo:font-size="10pt" officeooo:rsid="025f729e" style:font-size-asian="10pt" style:font-size-complex="10pt"/>
    </style:style>
    <style:style style:name="T233" style:family="text">
      <style:text-properties fo:color="#008000" style:font-name="Liberation Mono" fo:font-size="10pt" officeooo:rsid="02606610" style:font-size-asian="10pt" style:font-size-complex="10pt"/>
    </style:style>
    <style:style style:name="T234" style:family="text">
      <style:text-properties fo:color="#008000" style:font-name="Liberation Mono" fo:font-size="10pt" officeooo:rsid="0261637f" style:font-size-asian="10pt" style:font-size-complex="10pt"/>
    </style:style>
    <style:style style:name="T235" style:family="text">
      <style:text-properties fo:color="#008000" style:font-name="Liberation Mono" fo:font-size="10pt" officeooo:rsid="0269e7ab" style:font-size-asian="10pt" style:font-size-complex="10pt"/>
    </style:style>
    <style:style style:name="T236" style:family="text">
      <style:text-properties fo:color="#008000" style:font-name="Liberation Mono" fo:font-size="10pt" officeooo:rsid="026b5747" style:font-size-asian="10pt" style:font-size-complex="10pt"/>
    </style:style>
    <style:style style:name="T237" style:family="text">
      <style:text-properties fo:color="#008000" style:font-name="Liberation Mono" fo:font-size="10pt" officeooo:rsid="026b7b0e" style:font-size-asian="10pt" style:font-size-complex="10pt"/>
    </style:style>
    <style:style style:name="T238" style:family="text">
      <style:text-properties fo:color="#008000" style:font-name="Liberation Mono" fo:font-size="10pt" officeooo:rsid="026edb95" style:font-size-asian="10pt" style:font-size-complex="10pt"/>
    </style:style>
    <style:style style:name="T239" style:family="text">
      <style:text-properties fo:color="#008000" style:font-name="Liberation Mono" fo:font-size="10pt" officeooo:rsid="02704b6e" style:font-size-asian="10pt" style:font-size-complex="10pt"/>
    </style:style>
    <style:style style:name="T240" style:family="text">
      <style:text-properties fo:color="#008000" style:font-name="Liberation Mono" fo:font-size="10pt" officeooo:rsid="02714586" style:font-size-asian="10pt" style:font-size-complex="10pt"/>
    </style:style>
    <style:style style:name="T241" style:family="text">
      <style:text-properties fo:color="#008000" style:font-name="Liberation Mono" fo:font-size="10pt" officeooo:rsid="02765834" style:font-size-asian="10pt" style:font-size-complex="10pt"/>
    </style:style>
    <style:style style:name="T242" style:family="text">
      <style:text-properties fo:color="#008000" style:font-name="Liberation Mono" officeooo:rsid="00f449d6"/>
    </style:style>
    <style:style style:name="T243" style:family="text">
      <style:text-properties fo:color="#008000" style:font-name="Liberation Mono" officeooo:rsid="011f468d"/>
    </style:style>
    <style:style style:name="T244" style:family="text">
      <style:text-properties fo:color="#008000" fo:font-size="10pt" style:font-size-asian="10pt" style:font-size-complex="10pt"/>
    </style:style>
    <style:style style:name="T245" style:family="text">
      <style:text-properties fo:color="#008000" fo:font-size="10pt" officeooo:rsid="00cf9f13" style:font-size-asian="10pt" style:font-size-complex="10pt"/>
    </style:style>
    <style:style style:name="T246" style:family="text">
      <style:text-properties fo:color="#008000" fo:font-size="10pt" officeooo:rsid="00d39f3c" style:font-size-asian="10pt" style:font-size-complex="10pt"/>
    </style:style>
    <style:style style:name="T247" style:family="text">
      <style:text-properties fo:color="#008000" fo:font-size="10pt" officeooo:rsid="00de7a06" style:font-size-asian="10pt" style:font-size-complex="10pt"/>
    </style:style>
    <style:style style:name="T248" style:family="text">
      <style:text-properties fo:color="#008000" fo:font-size="10pt" officeooo:rsid="0107f21d" style:font-size-asian="10pt" style:font-size-complex="10pt"/>
    </style:style>
    <style:style style:name="T249" style:family="text">
      <style:text-properties fo:color="#008000" fo:font-size="10pt" officeooo:rsid="0114cfb8" style:font-size-asian="10pt" style:font-size-complex="10pt"/>
    </style:style>
    <style:style style:name="T250" style:family="text">
      <style:text-properties fo:color="#008000" fo:font-size="10pt" officeooo:rsid="01095478" style:font-size-asian="10pt" style:font-size-complex="10pt"/>
    </style:style>
    <style:style style:name="T251" style:family="text">
      <style:text-properties fo:color="#008000" fo:font-size="10pt" officeooo:rsid="010adafb" style:font-size-asian="10pt" style:font-size-complex="10pt"/>
    </style:style>
    <style:style style:name="T252" style:family="text">
      <style:text-properties fo:color="#008000" fo:font-size="10pt" officeooo:rsid="00c8cd81" style:font-size-asian="10pt" style:font-size-complex="10pt"/>
    </style:style>
    <style:style style:name="T253" style:family="text">
      <style:text-properties fo:color="#008000" fo:font-size="10pt" officeooo:rsid="01298e74" style:font-size-asian="10pt" style:font-size-complex="10pt"/>
    </style:style>
    <style:style style:name="T254" style:family="text">
      <style:text-properties fo:color="#008000" fo:font-size="10pt" officeooo:rsid="00bf360d" style:font-size-asian="10pt" style:font-size-complex="10pt"/>
    </style:style>
    <style:style style:name="T255" style:family="text">
      <style:text-properties fo:color="#008000" fo:font-size="10pt" officeooo:rsid="0115930e" style:font-size-asian="10pt" style:font-size-complex="10pt"/>
    </style:style>
    <style:style style:name="T256" style:family="text">
      <style:text-properties fo:color="#008000" fo:font-size="10pt" officeooo:rsid="01333c05" style:font-size-asian="10pt" style:font-size-complex="10pt"/>
    </style:style>
    <style:style style:name="T257" style:family="text">
      <style:text-properties fo:color="#008000" fo:font-size="10pt" officeooo:rsid="01340af5" style:font-size-asian="10pt" style:font-size-complex="10pt"/>
    </style:style>
    <style:style style:name="T258" style:family="text">
      <style:text-properties fo:color="#008000" fo:font-size="10pt" officeooo:rsid="0102e646" style:font-size-asian="10pt" style:font-size-complex="10pt"/>
    </style:style>
    <style:style style:name="T259" style:family="text">
      <style:text-properties fo:color="#008000" fo:font-size="10pt" officeooo:rsid="00edef3c" style:font-size-asian="10pt" style:font-size-complex="10pt"/>
    </style:style>
    <style:style style:name="T260" style:family="text">
      <style:text-properties fo:color="#008000" fo:font-size="10pt" officeooo:rsid="00bfb5fd" style:font-size-asian="10pt" style:font-size-complex="10pt"/>
    </style:style>
    <style:style style:name="T261" style:family="text">
      <style:text-properties fo:color="#008000" fo:font-size="10pt" officeooo:rsid="012c2263" style:font-size-asian="10pt" style:font-size-complex="10pt"/>
    </style:style>
    <style:style style:name="T262" style:family="text">
      <style:text-properties fo:color="#008000" fo:font-size="10pt" officeooo:rsid="012e2f62" style:font-size-asian="10pt" style:font-size-complex="10pt"/>
    </style:style>
    <style:style style:name="T263" style:family="text">
      <style:text-properties fo:color="#008000" fo:font-size="10pt" officeooo:rsid="01314c65" style:font-size-asian="10pt" style:font-size-complex="10pt"/>
    </style:style>
    <style:style style:name="T264" style:family="text">
      <style:text-properties fo:color="#008000" fo:font-size="10pt" officeooo:rsid="012fbae5" style:font-size-asian="10pt" style:font-size-complex="10pt"/>
    </style:style>
    <style:style style:name="T265" style:family="text">
      <style:text-properties fo:color="#008000" fo:font-size="10pt" officeooo:rsid="0131671d" style:font-size-asian="10pt" style:font-size-complex="10pt"/>
    </style:style>
    <style:style style:name="T266" style:family="text">
      <style:text-properties fo:color="#008000" fo:font-size="10pt" officeooo:rsid="01066288" style:font-size-asian="10pt" style:font-size-complex="10pt"/>
    </style:style>
    <style:style style:name="T267" style:family="text">
      <style:text-properties fo:color="#008000" fo:font-size="10pt" officeooo:rsid="0119d056" style:font-size-asian="10pt" style:font-size-complex="10pt"/>
    </style:style>
    <style:style style:name="T268" style:family="text">
      <style:text-properties fo:color="#008000" fo:font-size="10pt" officeooo:rsid="010b89be" style:font-size-asian="10pt" style:font-size-complex="10pt"/>
    </style:style>
    <style:style style:name="T269" style:family="text">
      <style:text-properties fo:color="#008000" fo:font-size="10pt" officeooo:rsid="0125ee8d" style:font-size-asian="10pt" style:font-size-complex="10pt"/>
    </style:style>
    <style:style style:name="T270" style:family="text">
      <style:text-properties fo:color="#008000" fo:font-size="10pt" officeooo:rsid="011488b6" style:font-size-asian="10pt" style:font-size-complex="10pt"/>
    </style:style>
    <style:style style:name="T271" style:family="text">
      <style:text-properties fo:color="#008000" fo:font-size="10pt" officeooo:rsid="0113b2c9" style:font-size-asian="10pt" style:font-size-complex="10pt"/>
    </style:style>
    <style:style style:name="T272" style:family="text">
      <style:text-properties fo:color="#008000" fo:font-size="10pt" officeooo:rsid="01244b1d" style:font-size-asian="10pt" style:font-size-complex="10pt"/>
    </style:style>
    <style:style style:name="T273" style:family="text">
      <style:text-properties fo:color="#008000" fo:font-size="10pt" officeooo:rsid="0123b33a" style:font-size-asian="10pt" style:font-size-complex="10pt"/>
    </style:style>
    <style:style style:name="T274" style:family="text">
      <style:text-properties fo:color="#008000" fo:font-size="10pt" officeooo:rsid="0127c85f" style:font-size-asian="10pt" style:font-size-complex="10pt"/>
    </style:style>
    <style:style style:name="T275" style:family="text">
      <style:text-properties fo:color="#008000" fo:font-size="10pt" officeooo:rsid="01208aa6" style:font-size-asian="10pt" style:font-size-complex="10pt"/>
    </style:style>
    <style:style style:name="T276" style:family="text">
      <style:text-properties fo:color="#008000" fo:font-size="10pt" officeooo:rsid="00d3d659" style:font-size-asian="10pt" style:font-size-complex="10pt"/>
    </style:style>
    <style:style style:name="T277" style:family="text">
      <style:text-properties fo:color="#008000" fo:font-size="10pt" officeooo:rsid="01358954" style:font-size-asian="10pt" style:font-size-complex="10pt"/>
    </style:style>
    <style:style style:name="T278" style:family="text">
      <style:text-properties fo:color="#008000" fo:font-size="10pt" officeooo:rsid="00be5b6f" style:font-size-asian="10pt" style:font-size-complex="10pt"/>
    </style:style>
    <style:style style:name="T279" style:family="text">
      <style:text-properties fo:color="#008000" fo:font-size="10pt" officeooo:rsid="014ebb75" style:font-size-asian="10pt" style:font-size-complex="10pt"/>
    </style:style>
    <style:style style:name="T280" style:family="text">
      <style:text-properties fo:color="#008000" fo:font-size="10pt" officeooo:rsid="01507c1d" style:font-size-asian="10pt" style:font-size-complex="10pt"/>
    </style:style>
    <style:style style:name="T281" style:family="text">
      <style:text-properties fo:color="#008000" fo:font-size="10pt" officeooo:rsid="0150d685" style:font-size-asian="10pt" style:font-size-complex="10pt"/>
    </style:style>
    <style:style style:name="T282" style:family="text">
      <style:text-properties fo:color="#008000" fo:font-size="10pt" officeooo:rsid="01514a86" style:font-size-asian="10pt" style:font-size-complex="10pt"/>
    </style:style>
    <style:style style:name="T283" style:family="text">
      <style:text-properties fo:color="#008000" fo:font-size="10pt" officeooo:rsid="0155f402" style:font-size-asian="10pt" style:font-size-complex="10pt"/>
    </style:style>
    <style:style style:name="T284" style:family="text">
      <style:text-properties fo:color="#008000" fo:font-size="10pt" officeooo:rsid="0161c9e6" style:font-size-asian="10pt" style:font-size-complex="10pt"/>
    </style:style>
    <style:style style:name="T285" style:family="text">
      <style:text-properties fo:color="#008000" fo:font-size="10pt" officeooo:rsid="0161cfd3" style:font-size-asian="10pt" style:font-size-complex="10pt"/>
    </style:style>
    <style:style style:name="T286" style:family="text">
      <style:text-properties fo:color="#008000" fo:font-size="10pt" officeooo:rsid="01677de5" style:font-size-asian="10pt" style:font-size-complex="10pt"/>
    </style:style>
    <style:style style:name="T287" style:family="text">
      <style:text-properties fo:color="#008000" fo:font-size="10pt" officeooo:rsid="01692468" style:font-size-asian="10pt" style:font-size-complex="10pt"/>
    </style:style>
    <style:style style:name="T288" style:family="text">
      <style:text-properties fo:color="#008000" fo:font-size="10pt" officeooo:rsid="016b8b9a" style:font-size-asian="10pt" style:font-size-complex="10pt"/>
    </style:style>
    <style:style style:name="T289" style:family="text">
      <style:text-properties fo:color="#008000" fo:font-size="10pt" officeooo:rsid="016b9807" style:font-size-asian="10pt" style:font-size-complex="10pt"/>
    </style:style>
    <style:style style:name="T290" style:family="text">
      <style:text-properties fo:color="#008000" fo:font-size="10pt" officeooo:rsid="013ec469" style:font-size-asian="10pt" style:font-size-complex="10pt"/>
    </style:style>
    <style:style style:name="T291" style:family="text">
      <style:text-properties fo:color="#008000" fo:font-size="10pt" officeooo:rsid="01728c84" style:font-size-asian="10pt" style:font-size-complex="10pt"/>
    </style:style>
    <style:style style:name="T292" style:family="text">
      <style:text-properties fo:color="#008000" fo:font-size="10pt" officeooo:rsid="017ab3e6" style:font-size-asian="10pt" style:font-size-complex="10pt"/>
    </style:style>
    <style:style style:name="T293" style:family="text">
      <style:text-properties fo:color="#008000" fo:font-size="10pt" officeooo:rsid="017c2b2e" style:font-size-asian="10pt" style:font-size-complex="10pt"/>
    </style:style>
    <style:style style:name="T294" style:family="text">
      <style:text-properties fo:color="#008000" fo:font-size="10pt" officeooo:rsid="018af1cc" style:font-size-asian="10pt" style:font-size-complex="10pt"/>
    </style:style>
    <style:style style:name="T295" style:family="text">
      <style:text-properties fo:color="#008000" fo:font-size="10pt" officeooo:rsid="00cdbeee" style:font-size-asian="10pt" style:font-size-complex="10pt"/>
    </style:style>
    <style:style style:name="T296" style:family="text">
      <style:text-properties fo:color="#008000" fo:font-size="10pt" officeooo:rsid="016587ec" style:font-size-asian="10pt" style:font-size-complex="10pt"/>
    </style:style>
    <style:style style:name="T297" style:family="text">
      <style:text-properties fo:color="#008000" fo:font-size="10pt" officeooo:rsid="01af9532" style:font-size-asian="10pt" style:font-size-complex="10pt"/>
    </style:style>
    <style:style style:name="T298" style:family="text">
      <style:text-properties fo:color="#008000" fo:font-size="10pt" officeooo:rsid="01de4a34" style:font-size-asian="10pt" style:font-size-complex="10pt"/>
    </style:style>
    <style:style style:name="T299" style:family="text">
      <style:text-properties fo:color="#008000" fo:font-size="10pt" officeooo:rsid="01dea531" style:font-size-asian="10pt" style:font-size-complex="10pt"/>
    </style:style>
    <style:style style:name="T300" style:family="text">
      <style:text-properties fo:color="#008000" fo:font-size="10pt" officeooo:rsid="01e1df81" style:font-size-asian="10pt" style:font-size-complex="10pt"/>
    </style:style>
    <style:style style:name="T301" style:family="text">
      <style:text-properties fo:color="#008000" fo:font-size="10pt" officeooo:rsid="01e5bdb4" style:font-size-asian="10pt" style:font-size-complex="10pt"/>
    </style:style>
    <style:style style:name="T302" style:family="text">
      <style:text-properties fo:color="#008000" fo:font-size="10pt" officeooo:rsid="01e96c8f" style:font-size-asian="10pt" style:font-size-complex="10pt"/>
    </style:style>
    <style:style style:name="T303" style:family="text">
      <style:text-properties fo:color="#008000" fo:font-size="10pt" officeooo:rsid="022efe6e" style:font-size-asian="10pt" style:font-size-complex="10pt"/>
    </style:style>
    <style:style style:name="T304" style:family="text">
      <style:text-properties fo:color="#008000" fo:font-size="10pt" officeooo:rsid="0233cc34" style:font-size-asian="10pt" style:font-size-complex="10pt"/>
    </style:style>
    <style:style style:name="T305" style:family="text">
      <style:text-properties fo:color="#008000" fo:font-size="10pt" officeooo:rsid="02345b69" style:font-size-asian="10pt" style:font-size-complex="10pt"/>
    </style:style>
    <style:style style:name="T306" style:family="text">
      <style:text-properties fo:color="#008000" fo:font-size="10pt" officeooo:rsid="0235d6b5" style:font-size-asian="10pt" style:font-size-complex="10pt"/>
    </style:style>
    <style:style style:name="T307" style:family="text">
      <style:text-properties fo:color="#008000" fo:font-size="10pt" officeooo:rsid="02363037" style:font-size-asian="10pt" style:font-size-complex="10pt"/>
    </style:style>
    <style:style style:name="T308" style:family="text">
      <style:text-properties fo:color="#008000" fo:font-size="10pt" officeooo:rsid="0237e444" style:font-size-asian="10pt" style:font-size-complex="10pt"/>
    </style:style>
    <style:style style:name="T309" style:family="text">
      <style:text-properties fo:color="#008000" fo:font-size="10pt" officeooo:rsid="023b41a0" style:font-size-asian="10pt" style:font-size-complex="10pt"/>
    </style:style>
    <style:style style:name="T310" style:family="text">
      <style:text-properties fo:color="#008000" fo:font-size="10pt" officeooo:rsid="02472ec4" style:font-size-asian="10pt" style:font-size-complex="10pt"/>
    </style:style>
    <style:style style:name="T311" style:family="text">
      <style:text-properties fo:color="#008000" fo:font-size="10pt" officeooo:rsid="024745e9" style:font-size-asian="10pt" style:font-size-complex="10pt"/>
    </style:style>
    <style:style style:name="T312" style:family="text">
      <style:text-properties fo:color="#008000" fo:font-size="10pt" officeooo:rsid="024828c4" style:font-size-asian="10pt" style:font-size-complex="10pt"/>
    </style:style>
    <style:style style:name="T313" style:family="text">
      <style:text-properties fo:color="#008000" fo:font-size="10pt" officeooo:rsid="024962b8" style:font-size-asian="10pt" style:font-size-complex="10pt"/>
    </style:style>
    <style:style style:name="T314" style:family="text">
      <style:text-properties fo:color="#008000" fo:font-size="10pt" officeooo:rsid="0249cef9" style:font-size-asian="10pt" style:font-size-complex="10pt"/>
    </style:style>
    <style:style style:name="T315" style:family="text">
      <style:text-properties fo:color="#008000" fo:font-size="10pt" officeooo:rsid="025ab108" style:font-size-asian="10pt" style:font-size-complex="10pt"/>
    </style:style>
    <style:style style:name="T316" style:family="text">
      <style:text-properties fo:color="#008000" fo:font-size="10pt" officeooo:rsid="025b3986" style:font-size-asian="10pt" style:font-size-complex="10pt"/>
    </style:style>
    <style:style style:name="T317" style:family="text">
      <style:text-properties fo:color="#008000" fo:font-size="10pt" officeooo:rsid="025b7751" style:font-size-asian="10pt" style:font-size-complex="10pt"/>
    </style:style>
    <style:style style:name="T318" style:family="text">
      <style:text-properties fo:color="#008000" fo:font-size="10pt" officeooo:rsid="025f729e" style:font-size-asian="10pt" style:font-size-complex="10pt"/>
    </style:style>
    <style:style style:name="T319" style:family="text">
      <style:text-properties fo:color="#008000" fo:font-size="10pt" officeooo:rsid="02610e7c" style:font-size-asian="10pt" style:font-size-complex="10pt"/>
    </style:style>
    <style:style style:name="T320" style:family="text">
      <style:text-properties fo:color="#008000" fo:font-size="10pt" officeooo:rsid="0261637f" style:font-size-asian="10pt" style:font-size-complex="10pt"/>
    </style:style>
    <style:style style:name="T321" style:family="text">
      <style:text-properties fo:color="#008000" fo:font-size="10pt" officeooo:rsid="026347c5" style:font-size-asian="10pt" style:font-size-complex="10pt"/>
    </style:style>
    <style:style style:name="T322" style:family="text">
      <style:text-properties fo:color="#008000" fo:font-size="10pt" officeooo:rsid="026554fd" style:font-size-asian="10pt" style:font-size-complex="10pt"/>
    </style:style>
    <style:style style:name="T323" style:family="text">
      <style:text-properties fo:color="#008000" fo:font-size="10pt" officeooo:rsid="026711e2" style:font-size-asian="10pt" style:font-size-complex="10pt"/>
    </style:style>
    <style:style style:name="T324" style:family="text">
      <style:text-properties fo:color="#000000" style:font-name="Liberation Mono" fo:font-size="10pt" style:font-size-asian="10pt" style:font-size-complex="10pt"/>
    </style:style>
    <style:style style:name="T325" style:family="text">
      <style:text-properties fo:color="#000000" style:font-name="Liberation Mono" fo:font-size="10pt" officeooo:rsid="00d39f3c" style:font-size-asian="10pt" style:font-size-complex="10pt"/>
    </style:style>
    <style:style style:name="T326" style:family="text">
      <style:text-properties fo:color="#000000" style:font-name="Liberation Mono" fo:font-size="10pt" officeooo:rsid="00de7a06" style:font-size-asian="10pt" style:font-size-complex="10pt"/>
    </style:style>
    <style:style style:name="T327" style:family="text">
      <style:text-properties fo:color="#000000" style:font-name="Liberation Mono" fo:font-size="10pt" officeooo:rsid="00f2ab72" style:font-size-asian="10pt" style:font-size-complex="10pt"/>
    </style:style>
    <style:style style:name="T328" style:family="text">
      <style:text-properties fo:color="#000000" style:font-name="Liberation Mono" fo:font-size="10pt" officeooo:rsid="01105471" style:font-size-asian="10pt" style:font-size-complex="10pt"/>
    </style:style>
    <style:style style:name="T329" style:family="text">
      <style:text-properties fo:color="#000000" style:font-name="Liberation Mono" fo:font-size="10pt" officeooo:rsid="00f449d6" style:font-size-asian="10pt" style:font-size-complex="10pt"/>
    </style:style>
    <style:style style:name="T330" style:family="text">
      <style:text-properties fo:color="#000000" style:font-name="Liberation Mono" fo:font-size="10pt" officeooo:rsid="00bfb5fd" style:font-size-asian="10pt" style:font-size-complex="10pt"/>
    </style:style>
    <style:style style:name="T331" style:family="text">
      <style:text-properties fo:color="#000000" style:font-name="Liberation Mono" fo:font-size="10pt" officeooo:rsid="0139f913" style:font-size-asian="10pt" style:font-size-complex="10pt"/>
    </style:style>
    <style:style style:name="T332" style:family="text">
      <style:text-properties fo:color="#000000" style:font-name="Liberation Mono" fo:font-size="10pt" officeooo:rsid="013a25dd" style:font-size-asian="10pt" style:font-size-complex="10pt"/>
    </style:style>
    <style:style style:name="T333" style:family="text">
      <style:text-properties fo:color="#000000" style:font-name="Liberation Mono" fo:font-size="10pt" officeooo:rsid="013b4b9d" style:font-size-asian="10pt" style:font-size-complex="10pt"/>
    </style:style>
    <style:style style:name="T334" style:family="text">
      <style:text-properties fo:color="#000000" style:font-name="Liberation Mono" fo:font-size="10pt" officeooo:rsid="00f51f09" style:font-size-asian="10pt" style:font-size-complex="10pt"/>
    </style:style>
    <style:style style:name="T335" style:family="text">
      <style:text-properties fo:color="#000000" style:font-name="Liberation Mono" fo:font-size="10pt" officeooo:rsid="00f4c7e5" style:font-size-asian="10pt" style:font-size-complex="10pt"/>
    </style:style>
    <style:style style:name="T336" style:family="text">
      <style:text-properties fo:color="#000000" style:font-name="Liberation Mono" fo:font-size="10pt" officeooo:rsid="00f9a929" style:font-size-asian="10pt" style:font-size-complex="10pt"/>
    </style:style>
    <style:style style:name="T337" style:family="text">
      <style:text-properties fo:color="#000000" style:font-name="Liberation Mono" fo:font-size="10pt" officeooo:rsid="013d1d04" style:font-size-asian="10pt" style:font-size-complex="10pt"/>
    </style:style>
    <style:style style:name="T338" style:family="text">
      <style:text-properties fo:color="#000000" style:font-name="Liberation Mono" fo:font-size="10pt" officeooo:rsid="013ec469" style:font-size-asian="10pt" style:font-size-complex="10pt"/>
    </style:style>
    <style:style style:name="T339" style:family="text">
      <style:text-properties fo:color="#000000" style:font-name="Liberation Mono" fo:font-size="10pt" officeooo:rsid="01409a75" style:font-size-asian="10pt" style:font-size-complex="10pt"/>
    </style:style>
    <style:style style:name="T340" style:family="text">
      <style:text-properties fo:color="#000000" style:font-name="Liberation Mono" fo:font-size="10pt" officeooo:rsid="0143fb17" style:font-size-asian="10pt" style:font-size-complex="10pt"/>
    </style:style>
    <style:style style:name="T341" style:family="text">
      <style:text-properties fo:color="#000000" style:font-name="Liberation Mono" fo:font-size="10pt" officeooo:rsid="014bbe3d" style:font-size-asian="10pt" style:font-size-complex="10pt"/>
    </style:style>
    <style:style style:name="T342" style:family="text">
      <style:text-properties fo:color="#000000" style:font-name="Liberation Mono" fo:font-size="10pt" officeooo:rsid="015fcc9c" style:font-size-asian="10pt" style:font-size-complex="10pt"/>
    </style:style>
    <style:style style:name="T343" style:family="text">
      <style:text-properties fo:color="#000000" style:font-name="Liberation Mono" fo:font-size="10pt" officeooo:rsid="016e243a" style:font-size-asian="10pt" style:font-size-complex="10pt"/>
    </style:style>
    <style:style style:name="T344" style:family="text">
      <style:text-properties fo:color="#000000" style:font-name="Liberation Mono" fo:font-size="10pt" officeooo:rsid="017048bb" style:font-size-asian="10pt" style:font-size-complex="10pt"/>
    </style:style>
    <style:style style:name="T345" style:family="text">
      <style:text-properties fo:color="#000000" style:font-name="Liberation Mono" fo:font-size="10pt" officeooo:rsid="017de4c9" style:font-size-asian="10pt" style:font-size-complex="10pt"/>
    </style:style>
    <style:style style:name="T346" style:family="text">
      <style:text-properties fo:color="#000000" style:font-name="Liberation Mono" fo:font-size="10pt" officeooo:rsid="00cf9f13" style:font-size-asian="10pt" style:font-size-complex="10pt"/>
    </style:style>
    <style:style style:name="T347" style:family="text">
      <style:text-properties fo:color="#000000" style:font-name="Liberation Mono" fo:font-size="10pt" officeooo:rsid="0184ce9a" style:font-size-asian="10pt" style:font-size-complex="10pt"/>
    </style:style>
    <style:style style:name="T348" style:family="text">
      <style:text-properties fo:color="#000000" style:font-name="Liberation Mono" fo:font-size="10pt" officeooo:rsid="0185fdd7" style:font-size-asian="10pt" style:font-size-complex="10pt"/>
    </style:style>
    <style:style style:name="T349" style:family="text">
      <style:text-properties fo:color="#000000" style:font-name="Liberation Mono" fo:font-size="10pt" officeooo:rsid="018f4b4a" style:font-size-asian="10pt" style:font-size-complex="10pt"/>
    </style:style>
    <style:style style:name="T350" style:family="text">
      <style:text-properties fo:color="#000000" style:font-name="Liberation Mono" fo:font-size="10pt" officeooo:rsid="01901e6d" style:font-size-asian="10pt" style:font-size-complex="10pt"/>
    </style:style>
    <style:style style:name="T351" style:family="text">
      <style:text-properties fo:color="#000000" style:font-name="Liberation Mono" fo:font-size="10pt" officeooo:rsid="01916f65" style:font-size-asian="10pt" style:font-size-complex="10pt"/>
    </style:style>
    <style:style style:name="T352" style:family="text">
      <style:text-properties fo:color="#000000" style:font-name="Liberation Mono" fo:font-size="10pt" officeooo:rsid="0195e114" style:font-size-asian="10pt" style:font-size-complex="10pt"/>
    </style:style>
    <style:style style:name="T353" style:family="text">
      <style:text-properties fo:color="#000000" style:font-name="Liberation Mono" fo:font-size="10pt" officeooo:rsid="01983639" style:font-size-asian="10pt" style:font-size-complex="10pt"/>
    </style:style>
    <style:style style:name="T354" style:family="text">
      <style:text-properties fo:color="#000000" style:font-name="Liberation Mono" fo:font-size="10pt" officeooo:rsid="019d276c" style:font-size-asian="10pt" style:font-size-complex="10pt"/>
    </style:style>
    <style:style style:name="T355" style:family="text">
      <style:text-properties fo:color="#000000" style:font-name="Liberation Mono" fo:font-size="10pt" officeooo:rsid="01a26d09" style:font-size-asian="10pt" style:font-size-complex="10pt"/>
    </style:style>
    <style:style style:name="T356" style:family="text">
      <style:text-properties fo:color="#000000" style:font-name="Liberation Mono" fo:font-size="10pt" officeooo:rsid="01a552a6" style:font-size-asian="10pt" style:font-size-complex="10pt"/>
    </style:style>
    <style:style style:name="T357" style:family="text">
      <style:text-properties fo:color="#000000" style:font-name="Liberation Mono" fo:font-size="10pt" officeooo:rsid="01a6cd47" style:font-size-asian="10pt" style:font-size-complex="10pt"/>
    </style:style>
    <style:style style:name="T358" style:family="text">
      <style:text-properties fo:color="#000000" style:font-name="Liberation Mono" fo:font-size="10pt" officeooo:rsid="01a7d825" style:font-size-asian="10pt" style:font-size-complex="10pt"/>
    </style:style>
    <style:style style:name="T359" style:family="text">
      <style:text-properties fo:color="#000000" style:font-name="Liberation Mono" fo:font-size="10pt" officeooo:rsid="01ab1626" style:font-size-asian="10pt" style:font-size-complex="10pt"/>
    </style:style>
    <style:style style:name="T360" style:family="text">
      <style:text-properties fo:color="#000000" style:font-name="Liberation Mono" fo:font-size="10pt" officeooo:rsid="01aee52f" style:font-size-asian="10pt" style:font-size-complex="10pt"/>
    </style:style>
    <style:style style:name="T361" style:family="text">
      <style:text-properties fo:color="#000000" style:font-name="Liberation Mono" fo:font-size="10pt" officeooo:rsid="01af9532" style:font-size-asian="10pt" style:font-size-complex="10pt"/>
    </style:style>
    <style:style style:name="T362" style:family="text">
      <style:text-properties fo:color="#000000" style:font-name="Liberation Mono" fo:font-size="10pt" officeooo:rsid="01b0f7ec" style:font-size-asian="10pt" style:font-size-complex="10pt"/>
    </style:style>
    <style:style style:name="T363" style:family="text">
      <style:text-properties fo:color="#000000" style:font-name="Liberation Mono" fo:font-size="10pt" officeooo:rsid="01b2b109" style:font-size-asian="10pt" style:font-size-complex="10pt"/>
    </style:style>
    <style:style style:name="T364" style:family="text">
      <style:text-properties fo:color="#000000" style:font-name="Liberation Mono" fo:font-size="10pt" officeooo:rsid="01c94dc9" style:font-size-asian="10pt" style:font-size-complex="10pt"/>
    </style:style>
    <style:style style:name="T365" style:family="text">
      <style:text-properties fo:color="#000000" style:font-name="Liberation Mono" fo:font-size="10pt" officeooo:rsid="01d049c7" style:font-size-asian="10pt" style:font-size-complex="10pt"/>
    </style:style>
    <style:style style:name="T366" style:family="text">
      <style:text-properties fo:color="#000000" style:font-name="Liberation Mono" fo:font-size="10pt" officeooo:rsid="01d1cf87" style:font-size-asian="10pt" style:font-size-complex="10pt"/>
    </style:style>
    <style:style style:name="T367" style:family="text">
      <style:text-properties fo:color="#000000" style:font-name="Liberation Mono" fo:font-size="10pt" officeooo:rsid="01d7feea" style:font-size-asian="10pt" style:font-size-complex="10pt"/>
    </style:style>
    <style:style style:name="T368" style:family="text">
      <style:text-properties fo:color="#000000" style:font-name="Liberation Mono" fo:font-size="10pt" officeooo:rsid="01e5bdb4" style:font-size-asian="10pt" style:font-size-complex="10pt"/>
    </style:style>
    <style:style style:name="T369" style:family="text">
      <style:text-properties fo:color="#000000" style:font-name="Liberation Mono" fo:font-size="10pt" officeooo:rsid="01e5ecf8" style:font-size-asian="10pt" style:font-size-complex="10pt"/>
    </style:style>
    <style:style style:name="T370" style:family="text">
      <style:text-properties fo:color="#000000" style:font-name="Liberation Mono" fo:font-size="10pt" officeooo:rsid="01e65d06" style:font-size-asian="10pt" style:font-size-complex="10pt"/>
    </style:style>
    <style:style style:name="T371" style:family="text">
      <style:text-properties fo:color="#000000" style:font-name="Liberation Mono" fo:font-size="10pt" officeooo:rsid="01e81bee" style:font-size-asian="10pt" style:font-size-complex="10pt"/>
    </style:style>
    <style:style style:name="T372" style:family="text">
      <style:text-properties fo:color="#000000" style:font-name="Liberation Mono" fo:font-size="10pt" officeooo:rsid="01e96c8f" style:font-size-asian="10pt" style:font-size-complex="10pt"/>
    </style:style>
    <style:style style:name="T373" style:family="text">
      <style:text-properties fo:color="#000000" style:font-name="Liberation Mono" fo:font-size="10pt" officeooo:rsid="01ea1044" style:font-size-asian="10pt" style:font-size-complex="10pt"/>
    </style:style>
    <style:style style:name="T374" style:family="text">
      <style:text-properties fo:color="#000000" style:font-name="Liberation Mono" fo:font-size="10pt" officeooo:rsid="01ec92f1" style:font-size-asian="10pt" style:font-size-complex="10pt"/>
    </style:style>
    <style:style style:name="T375" style:family="text">
      <style:text-properties fo:color="#000000" style:font-name="Liberation Mono" fo:font-size="10pt" officeooo:rsid="01ed803e" style:font-size-asian="10pt" style:font-size-complex="10pt"/>
    </style:style>
    <style:style style:name="T376" style:family="text">
      <style:text-properties fo:color="#000000" style:font-name="Liberation Mono" fo:font-size="10pt" officeooo:rsid="01edca68" style:font-size-asian="10pt" style:font-size-complex="10pt"/>
    </style:style>
    <style:style style:name="T377" style:family="text">
      <style:text-properties fo:color="#000000" style:font-name="Liberation Mono" fo:font-size="10pt" officeooo:rsid="01f38523" style:font-size-asian="10pt" style:font-size-complex="10pt"/>
    </style:style>
    <style:style style:name="T378" style:family="text">
      <style:text-properties fo:color="#000000" style:font-name="Liberation Mono" fo:font-size="10pt" officeooo:rsid="01f47977" style:font-size-asian="10pt" style:font-size-complex="10pt"/>
    </style:style>
    <style:style style:name="T379" style:family="text">
      <style:text-properties fo:color="#000000" style:font-name="Liberation Mono" fo:font-size="10pt" officeooo:rsid="01f5a511" style:font-size-asian="10pt" style:font-size-complex="10pt"/>
    </style:style>
    <style:style style:name="T380" style:family="text">
      <style:text-properties fo:color="#000000" style:font-name="Liberation Mono" fo:font-size="10pt" officeooo:rsid="01f6ead1" style:font-size-asian="10pt" style:font-size-complex="10pt"/>
    </style:style>
    <style:style style:name="T381" style:family="text">
      <style:text-properties fo:color="#000000" style:font-name="Liberation Mono" fo:font-size="10pt" officeooo:rsid="01f88a56" style:font-size-asian="10pt" style:font-size-complex="10pt"/>
    </style:style>
    <style:style style:name="T382" style:family="text">
      <style:text-properties fo:color="#000000" style:font-name="Liberation Mono" fo:font-size="10pt" officeooo:rsid="01fa93c2" style:font-size-asian="10pt" style:font-size-complex="10pt"/>
    </style:style>
    <style:style style:name="T383" style:family="text">
      <style:text-properties fo:color="#000000" style:font-name="Liberation Mono" fo:font-size="10pt" officeooo:rsid="01fc7980" style:font-size-asian="10pt" style:font-size-complex="10pt"/>
    </style:style>
    <style:style style:name="T384" style:family="text">
      <style:text-properties fo:color="#000000" style:font-name="Liberation Mono" fo:font-size="10pt" officeooo:rsid="020cc93d" style:font-size-asian="10pt" style:font-size-complex="10pt"/>
    </style:style>
    <style:style style:name="T385" style:family="text">
      <style:text-properties fo:color="#000000" style:font-name="Liberation Mono" fo:font-size="10pt" officeooo:rsid="021014a5" style:font-size-asian="10pt" style:font-size-complex="10pt"/>
    </style:style>
    <style:style style:name="T386" style:family="text">
      <style:text-properties fo:color="#000000" style:font-name="Liberation Mono" fo:font-size="10pt" officeooo:rsid="02162550" style:font-size-asian="10pt" style:font-size-complex="10pt"/>
    </style:style>
    <style:style style:name="T387" style:family="text">
      <style:text-properties fo:color="#000000" style:font-name="Liberation Mono" fo:font-size="10pt" officeooo:rsid="02180c14" style:font-size-asian="10pt" style:font-size-complex="10pt"/>
    </style:style>
    <style:style style:name="T388" style:family="text">
      <style:text-properties fo:color="#000000" style:font-name="Liberation Mono" fo:font-size="10pt" officeooo:rsid="0219ab39" style:font-size-asian="10pt" style:font-size-complex="10pt"/>
    </style:style>
    <style:style style:name="T389" style:family="text">
      <style:text-properties fo:color="#000000" style:font-name="Liberation Mono" fo:font-size="10pt" officeooo:rsid="021ac9c6" style:font-size-asian="10pt" style:font-size-complex="10pt"/>
    </style:style>
    <style:style style:name="T390" style:family="text">
      <style:text-properties fo:color="#000000" style:font-name="Liberation Mono" fo:font-size="10pt" officeooo:rsid="023d9e95" style:font-size-asian="10pt" style:font-size-complex="10pt"/>
    </style:style>
    <style:style style:name="T391" style:family="text">
      <style:text-properties fo:color="#000000" style:font-name="Liberation Mono" fo:font-size="10pt" officeooo:rsid="023f4e63" style:font-size-asian="10pt" style:font-size-complex="10pt"/>
    </style:style>
    <style:style style:name="T392" style:family="text">
      <style:text-properties fo:color="#000000" style:font-name="Liberation Mono" fo:font-size="10pt" officeooo:rsid="02546db5" style:font-size-asian="10pt" style:font-size-complex="10pt"/>
    </style:style>
    <style:style style:name="T393" style:family="text">
      <style:text-properties fo:color="#000000" style:font-name="Liberation Mono" fo:font-size="10pt" officeooo:rsid="02564ed8" style:font-size-asian="10pt" style:font-size-complex="10pt"/>
    </style:style>
    <style:style style:name="T394" style:family="text">
      <style:text-properties fo:color="#000000" style:font-name="Liberation Mono" fo:font-size="10pt" officeooo:rsid="02582057" style:font-size-asian="10pt" style:font-size-complex="10pt"/>
    </style:style>
    <style:style style:name="T395" style:family="text">
      <style:text-properties fo:color="#000000" style:font-name="Liberation Mono" fo:font-size="10pt" officeooo:rsid="025ab108" style:font-size-asian="10pt" style:font-size-complex="10pt"/>
    </style:style>
    <style:style style:name="T396" style:family="text">
      <style:text-properties fo:color="#000000" style:font-name="Liberation Mono" fo:font-size="10pt" officeooo:rsid="025b3986" style:font-size-asian="10pt" style:font-size-complex="10pt"/>
    </style:style>
    <style:style style:name="T397" style:family="text">
      <style:text-properties fo:color="#000000" style:font-name="Liberation Mono" fo:font-size="10pt" officeooo:rsid="025f729e" style:font-size-asian="10pt" style:font-size-complex="10pt"/>
    </style:style>
    <style:style style:name="T398" style:family="text">
      <style:text-properties fo:color="#000000" style:font-name="Liberation Mono" fo:font-size="10pt" officeooo:rsid="02606610" style:font-size-asian="10pt" style:font-size-complex="10pt"/>
    </style:style>
    <style:style style:name="T399" style:family="text">
      <style:text-properties fo:color="#000000" style:font-name="Liberation Mono" fo:font-size="10pt" officeooo:rsid="0260d6a7" style:font-size-asian="10pt" style:font-size-complex="10pt"/>
    </style:style>
    <style:style style:name="T400" style:family="text">
      <style:text-properties fo:color="#000000" style:font-name="Liberation Mono" fo:font-size="10pt" officeooo:rsid="02696260" style:font-size-asian="10pt" style:font-size-complex="10pt"/>
    </style:style>
    <style:style style:name="T401" style:family="text">
      <style:text-properties fo:color="#000000" style:font-name="Liberation Mono" fo:font-size="10pt" officeooo:rsid="026d3a36" style:font-size-asian="10pt" style:font-size-complex="10pt"/>
    </style:style>
    <style:style style:name="T402" style:family="text">
      <style:text-properties fo:color="#000000" style:font-name="Liberation Mono" officeooo:rsid="00d39f3c"/>
    </style:style>
    <style:style style:name="T403" style:family="text">
      <style:text-properties fo:color="#000000" style:font-name="Liberation Mono" officeooo:rsid="00f2ab72"/>
    </style:style>
    <style:style style:name="T404" style:family="text">
      <style:text-properties fo:color="#000000" style:font-name="Liberation Mono" officeooo:rsid="01105471"/>
    </style:style>
    <style:style style:name="T405" style:family="text">
      <style:text-properties fo:color="#000000" style:font-name="Liberation Mono" officeooo:rsid="00f449d6"/>
    </style:style>
    <style:style style:name="T406" style:family="text">
      <style:text-properties fo:color="#000000" style:font-name="DejaVu Sans" fo:font-size="10pt" officeooo:rsid="00bd0cdf" style:font-size-asian="10pt" style:font-size-complex="10pt"/>
    </style:style>
    <style:style style:name="T407" style:family="text">
      <style:text-properties fo:color="#000000" fo:font-size="10pt" style:font-size-asian="10pt" style:font-size-complex="10pt"/>
    </style:style>
    <style:style style:name="T408" style:family="text">
      <style:text-properties fo:color="#000000" fo:font-size="10pt" officeooo:rsid="00cf9f13" style:font-size-asian="10pt" style:font-size-complex="10pt"/>
    </style:style>
    <style:style style:name="T409" style:family="text">
      <style:text-properties fo:color="#000000" fo:font-size="10pt" officeooo:rsid="00d39f3c" style:font-size-asian="10pt" style:font-size-complex="10pt"/>
    </style:style>
    <style:style style:name="T410" style:family="text">
      <style:text-properties fo:color="#000000" fo:font-size="10pt" officeooo:rsid="010fd7f6" style:font-size-asian="10pt" style:font-size-complex="10pt"/>
    </style:style>
    <style:style style:name="T411" style:family="text">
      <style:text-properties fo:color="#000000" fo:font-size="10pt" officeooo:rsid="00de7a06" style:font-size-asian="10pt" style:font-size-complex="10pt"/>
    </style:style>
    <style:style style:name="T412" style:family="text">
      <style:text-properties fo:color="#000000" fo:font-size="10pt" officeooo:rsid="00bfb5fd" style:font-size-asian="10pt" style:font-size-complex="10pt"/>
    </style:style>
    <style:style style:name="T413" style:family="text">
      <style:text-properties fo:color="#000000" fo:font-size="10pt" officeooo:rsid="0103ff02" style:font-size-asian="10pt" style:font-size-complex="10pt"/>
    </style:style>
    <style:style style:name="T414" style:family="text">
      <style:text-properties fo:color="#000000" fo:font-size="10pt" officeooo:rsid="013ec469" style:font-size-asian="10pt" style:font-size-complex="10pt"/>
    </style:style>
    <style:style style:name="T415" style:family="text">
      <style:text-properties fo:color="#000000" fo:font-size="10pt" officeooo:rsid="01425252" style:font-size-asian="10pt" style:font-size-complex="10pt"/>
    </style:style>
    <style:style style:name="T416" style:family="text">
      <style:text-properties fo:color="#000000" fo:font-size="10pt" officeooo:rsid="00bf360d" style:font-size-asian="10pt" style:font-size-complex="10pt"/>
    </style:style>
    <style:style style:name="T417" style:family="text">
      <style:text-properties fo:color="#000000" fo:font-size="10pt" officeooo:rsid="013bc1b0" style:font-size-asian="10pt" style:font-size-complex="10pt"/>
    </style:style>
    <style:style style:name="T418" style:family="text">
      <style:text-properties fo:color="#000000" fo:font-size="10pt" officeooo:rsid="00c8cd81" style:font-size-asian="10pt" style:font-size-complex="10pt"/>
    </style:style>
    <style:style style:name="T419" style:family="text">
      <style:text-properties fo:color="#000000" fo:font-size="10pt" officeooo:rsid="017c2b2e" style:font-size-asian="10pt" style:font-size-complex="10pt"/>
    </style:style>
    <style:style style:name="T420" style:family="text">
      <style:text-properties fo:color="#000000" fo:font-size="10pt" officeooo:rsid="018af1cc" style:font-size-asian="10pt" style:font-size-complex="10pt"/>
    </style:style>
    <style:style style:name="T421" style:family="text">
      <style:text-properties fo:color="#000000" fo:font-size="10pt" officeooo:rsid="018dcfce" style:font-size-asian="10pt" style:font-size-complex="10pt"/>
    </style:style>
    <style:style style:name="T422" style:family="text">
      <style:text-properties fo:color="#000000" fo:font-size="10pt" officeooo:rsid="018f4b4a" style:font-size-asian="10pt" style:font-size-complex="10pt"/>
    </style:style>
    <style:style style:name="T423" style:family="text">
      <style:text-properties fo:color="#000000" fo:font-size="10pt" officeooo:rsid="01901e6d" style:font-size-asian="10pt" style:font-size-complex="10pt"/>
    </style:style>
    <style:style style:name="T424" style:family="text">
      <style:text-properties fo:color="#000000" fo:font-size="10pt" officeooo:rsid="01916f65" style:font-size-asian="10pt" style:font-size-complex="10pt"/>
    </style:style>
    <style:style style:name="T425" style:family="text">
      <style:text-properties fo:color="#000000" fo:font-size="10pt" officeooo:rsid="01aaf369" style:font-size-asian="10pt" style:font-size-complex="10pt"/>
    </style:style>
    <style:style style:name="T426" style:family="text">
      <style:text-properties fo:color="#000000" fo:font-size="10pt" officeooo:rsid="00cdbeee" style:font-size-asian="10pt" style:font-size-complex="10pt"/>
    </style:style>
    <style:style style:name="T427" style:family="text">
      <style:text-properties fo:color="#000000" fo:font-size="10pt" officeooo:rsid="01abef30" style:font-size-asian="10pt" style:font-size-complex="10pt"/>
    </style:style>
    <style:style style:name="T428" style:family="text">
      <style:text-properties fo:color="#000000" fo:font-size="10pt" officeooo:rsid="01af9532" style:font-size-asian="10pt" style:font-size-complex="10pt"/>
    </style:style>
    <style:style style:name="T429" style:family="text">
      <style:text-properties fo:color="#000000" fo:font-size="10pt" officeooo:rsid="01e96c8f" style:font-size-asian="10pt" style:font-size-complex="10pt"/>
    </style:style>
    <style:style style:name="T430" style:family="text">
      <style:text-properties fo:color="#000000" fo:font-size="10pt" officeooo:rsid="021ac9c6" style:font-size-asian="10pt" style:font-size-complex="10pt"/>
    </style:style>
    <style:style style:name="T431" style:family="text">
      <style:text-properties fo:color="#000000" fo:font-size="10pt" officeooo:rsid="022efe6e" style:font-size-asian="10pt" style:font-size-complex="10pt"/>
    </style:style>
    <style:style style:name="T432" style:family="text">
      <style:text-properties fo:color="#000000" fo:font-size="10pt" officeooo:rsid="00d3d659" style:font-size-asian="10pt" style:font-size-complex="10pt"/>
    </style:style>
    <style:style style:name="T433" style:family="text">
      <style:text-properties fo:color="#000000" fo:font-size="10pt" officeooo:rsid="025ebd33" style:font-size-asian="10pt" style:font-size-complex="10pt"/>
    </style:style>
    <style:style style:name="T434" style:family="text">
      <style:text-properties fo:color="#000000" fo:font-size="10pt" officeooo:rsid="025f729e" style:font-size-asian="10pt" style:font-size-complex="10pt"/>
    </style:style>
    <style:style style:name="T435" style:family="text">
      <style:text-properties fo:color="#000000" fo:font-size="10pt" officeooo:rsid="02606610" style:font-size-asian="10pt" style:font-size-complex="10pt"/>
    </style:style>
    <style:style style:name="T436" style:family="text">
      <style:text-properties fo:color="#000000" fo:font-size="10pt" officeooo:rsid="026097c4" style:font-size-asian="10pt" style:font-size-complex="10pt"/>
    </style:style>
    <style:style style:name="T437" style:family="text">
      <style:text-properties fo:color="#000000" fo:font-size="10pt" officeooo:rsid="02610e7c" style:font-size-asian="10pt" style:font-size-complex="10pt"/>
    </style:style>
    <style:style style:name="T438" style:family="text">
      <style:text-properties fo:color="#000000" fo:font-size="10pt" officeooo:rsid="0261637f" style:font-size-asian="10pt" style:font-size-complex="10pt"/>
    </style:style>
    <style:style style:name="T439" style:family="text">
      <style:text-properties fo:color="#000000" fo:font-size="10pt" officeooo:rsid="02661662" style:font-size-asian="10pt" style:font-size-complex="10pt"/>
    </style:style>
    <style:style style:name="T440" style:family="text">
      <style:text-properties fo:color="#000000" fo:font-size="10pt" officeooo:rsid="0268be7d" style:font-size-asian="10pt" style:font-size-complex="10pt"/>
    </style:style>
    <style:style style:name="T441" style:family="text">
      <style:text-properties fo:color="#000000" fo:font-size="10pt" officeooo:rsid="02696260" style:font-size-asian="10pt" style:font-size-complex="10pt"/>
    </style:style>
    <style:style style:name="T442" style:family="text">
      <style:text-properties fo:color="#000000" fo:font-size="10pt" officeooo:rsid="02716f5e" style:font-size-asian="10pt" style:font-size-complex="10pt"/>
    </style:style>
    <style:style style:name="T443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444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445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446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447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448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449" style:family="text">
      <style:text-properties style:font-name="Liberation Mono" fo:font-size="10pt" style:font-size-asian="10pt" style:font-size-complex="10pt"/>
    </style:style>
    <style:style style:name="T450" style:family="text">
      <style:text-properties style:font-name="Liberation Mono" fo:font-size="10pt" officeooo:rsid="00d39f3c" style:font-size-asian="10pt" style:font-size-complex="10pt"/>
    </style:style>
    <style:style style:name="T451" style:family="text">
      <style:text-properties style:font-name="Liberation Mono" fo:font-size="10pt" officeooo:rsid="00cf9f13" style:font-size-asian="10pt" style:font-size-complex="10pt"/>
    </style:style>
    <style:style style:name="T452" style:family="text">
      <style:text-properties style:font-name="Liberation Mono" fo:font-size="10pt" officeooo:rsid="00d970e4" style:font-size-asian="10pt" style:font-size-complex="10pt"/>
    </style:style>
    <style:style style:name="T453" style:family="text">
      <style:text-properties style:font-name="Liberation Mono" fo:font-size="10pt" officeooo:rsid="00f4c7e5" style:font-size-asian="10pt" style:font-size-complex="10pt"/>
    </style:style>
    <style:style style:name="T454" style:family="text">
      <style:text-properties style:font-name="Liberation Mono" fo:font-size="10pt" officeooo:rsid="00bfb5fd" style:font-size-asian="10pt" style:font-size-complex="10pt"/>
    </style:style>
    <style:style style:name="T455" style:family="text">
      <style:text-properties style:font-name="Liberation Mono" fo:font-size="10pt" officeooo:rsid="00bf360d" style:font-size-asian="10pt" style:font-size-complex="10pt"/>
    </style:style>
    <style:style style:name="T456" style:family="text">
      <style:text-properties style:font-name="Liberation Mono" fo:font-size="10pt" officeooo:rsid="013bc1b0" style:font-size-asian="10pt" style:font-size-complex="10pt"/>
    </style:style>
    <style:style style:name="T457" style:family="text">
      <style:text-properties style:font-name="Liberation Mono" fo:font-size="10pt" officeooo:rsid="016bb135" style:font-size-asian="10pt" style:font-size-complex="10pt"/>
    </style:style>
    <style:style style:name="T458" style:family="text">
      <style:text-properties style:font-name="Liberation Mono" fo:font-size="10pt" officeooo:rsid="016d9cfc" style:font-size-asian="10pt" style:font-size-complex="10pt"/>
    </style:style>
    <style:style style:name="T459" style:family="text">
      <style:text-properties style:font-name="Liberation Mono" fo:font-size="10pt" officeooo:rsid="0269e7ab" style:font-size-asian="10pt" style:font-size-complex="10pt"/>
    </style:style>
    <style:style style:name="T460" style:family="text">
      <style:text-properties fo:color="#0047ff" style:font-name="Liberation Mono" fo:font-size="10pt" officeooo:rsid="00cf9f13" style:font-size-asian="10pt" style:font-size-complex="10pt"/>
    </style:style>
    <style:style style:name="T461" style:family="text">
      <style:text-properties fo:color="#0047ff" style:font-name="Liberation Mono" fo:font-size="10pt" officeooo:rsid="00eb8a88" style:font-size-asian="10pt" style:font-size-complex="10pt"/>
    </style:style>
    <style:style style:name="T462" style:family="text">
      <style:text-properties fo:color="#0047ff" style:font-name="Liberation Mono" fo:font-size="10pt" officeooo:rsid="00ebfa3d" style:font-size-asian="10pt" style:font-size-complex="10pt"/>
    </style:style>
    <style:style style:name="T463" style:family="text">
      <style:text-properties fo:color="#0047ff" style:font-name="Liberation Mono" fo:font-size="10pt" officeooo:rsid="0137a7b4" style:font-size-asian="10pt" style:font-size-complex="10pt"/>
    </style:style>
    <style:style style:name="T464" style:family="text">
      <style:text-properties fo:color="#0047ff" style:font-name="Liberation Mono" fo:font-size="10pt" officeooo:rsid="00bfb5fd" style:font-size-asian="10pt" style:font-size-complex="10pt"/>
    </style:style>
    <style:style style:name="T465" style:family="text">
      <style:text-properties fo:color="#0047ff" style:font-name="Liberation Mono" fo:font-size="10pt" officeooo:rsid="01ce0293" style:font-size-asian="10pt" style:font-size-complex="10pt"/>
    </style:style>
    <style:style style:name="T466" style:family="text">
      <style:text-properties fo:color="#0047ff" style:font-name="Liberation Mono" fo:font-size="10pt" officeooo:rsid="01ceefd9" style:font-size-asian="10pt" style:font-size-complex="10pt"/>
    </style:style>
    <style:style style:name="T467" style:family="text">
      <style:text-properties fo:color="#0047ff" style:font-name="Liberation Mono" fo:font-size="10pt" officeooo:rsid="01d1cf87" style:font-size-asian="10pt" style:font-size-complex="10pt"/>
    </style:style>
    <style:style style:name="T468" style:family="text">
      <style:text-properties fo:color="#0047ff" style:font-name="Liberation Mono" fo:font-size="10pt" officeooo:rsid="00d970e4" style:font-size-asian="10pt" style:font-size-complex="10pt"/>
    </style:style>
    <style:style style:name="T469" style:family="text">
      <style:text-properties fo:color="#0047ff" style:font-name="Liberation Mono" fo:font-size="10pt" officeooo:rsid="01ed803e" style:font-size-asian="10pt" style:font-size-complex="10pt"/>
    </style:style>
    <style:style style:name="T470" style:family="text">
      <style:text-properties fo:color="#0047ff" fo:font-size="10pt" style:font-size-asian="10pt" style:font-size-complex="10pt"/>
    </style:style>
    <style:style style:name="T471" style:family="text">
      <style:text-properties fo:color="#0047ff" fo:font-size="10pt" officeooo:rsid="00cf9f13" style:font-size-asian="10pt" style:font-size-complex="10pt"/>
    </style:style>
    <style:style style:name="T472" style:family="text">
      <style:text-properties fo:color="#0047ff" fo:font-size="10pt" officeooo:rsid="00eb8a88" style:font-size-asian="10pt" style:font-size-complex="10pt"/>
    </style:style>
    <style:style style:name="T473" style:family="text">
      <style:text-properties fo:color="#0047ff" fo:font-size="10pt" officeooo:rsid="00ebfa3d" style:font-size-asian="10pt" style:font-size-complex="10pt"/>
    </style:style>
    <style:style style:name="T474" style:family="text">
      <style:text-properties fo:color="#0047ff" fo:font-size="10pt" officeooo:rsid="00bfb5fd" style:font-size-asian="10pt" style:font-size-complex="10pt"/>
    </style:style>
    <style:style style:name="T475" style:family="text">
      <style:text-properties fo:color="#0047ff" fo:font-size="10pt" officeooo:rsid="00d591e4" style:font-size-asian="10pt" style:font-size-complex="10pt"/>
    </style:style>
    <style:style style:name="T476" style:family="text">
      <style:text-properties fo:color="#0047ff" style:font-name="DejaVu Sans" fo:font-size="10pt" officeooo:rsid="00bd0cdf" style:font-size-asian="10pt" style:font-size-complex="10pt"/>
    </style:style>
    <style:style style:name="T477" style:family="text">
      <style:text-properties fo:color="#0047ff" style:font-name="DejaVu Sans" fo:font-size="10pt" officeooo:rsid="0214aea9" style:font-size-asian="10pt" style:font-size-complex="10pt"/>
    </style:style>
    <style:style style:name="T478" style:family="text">
      <style:text-properties officeooo:rsid="00eb8a88"/>
    </style:style>
    <style:style style:name="T479" style:family="text">
      <style:text-properties fo:color="#b84723" style:font-name="Liberation Mono" fo:font-size="10pt" officeooo:rsid="00bfb5fd" style:font-size-asian="10pt" style:font-size-complex="10pt"/>
    </style:style>
    <style:style style:name="T480" style:family="text">
      <style:text-properties fo:color="#b84723" fo:font-size="10pt" style:font-size-asian="10pt" style:font-size-complex="10pt"/>
    </style:style>
    <style:style style:name="T481" style:family="text">
      <style:text-properties fo:color="#b84723" fo:font-size="10pt" officeooo:rsid="00bf360d" style:font-size-asian="10pt" style:font-size-complex="10pt"/>
    </style:style>
    <style:style style:name="T482" style:family="text">
      <style:text-properties fo:color="#b84723" fo:font-size="10pt" officeooo:rsid="00bfb5fd" style:font-size-asian="10pt" style:font-size-complex="10pt"/>
    </style:style>
    <style:style style:name="T483" style:family="text">
      <style:text-properties fo:color="#b84723" fo:font-size="10pt" officeooo:rsid="00d3d659" style:font-size-asian="10pt" style:font-size-complex="10pt"/>
    </style:style>
    <style:style style:name="T484" style:family="text">
      <style:text-properties fo:color="#b84723" fo:font-size="10pt" officeooo:rsid="0143fb17" style:font-size-asian="10pt" style:font-size-complex="10pt"/>
    </style:style>
    <style:style style:name="T485" style:family="text">
      <style:text-properties fo:color="#b84723" fo:font-size="10pt" officeooo:rsid="018af1cc" style:font-size-asian="10pt" style:font-size-complex="10pt"/>
    </style:style>
    <style:style style:name="T486" style:family="text">
      <style:text-properties fo:color="#b84723" fo:font-size="10pt" officeooo:rsid="01901e6d" style:font-size-asian="10pt" style:font-size-complex="10pt"/>
    </style:style>
    <style:style style:name="T487" style:family="text">
      <style:text-properties fo:color="#b84723" fo:font-size="10pt" officeooo:rsid="01ab1626" style:font-size-asian="10pt" style:font-size-complex="10pt"/>
    </style:style>
    <style:style style:name="T488" style:family="text">
      <style:text-properties fo:color="#b84723" fo:font-size="10pt" officeooo:rsid="01e96c8f" style:font-size-asian="10pt" style:font-size-complex="10pt"/>
    </style:style>
    <style:style style:name="T489" style:family="text">
      <style:text-properties fo:color="#b84723" fo:font-size="10pt" officeooo:rsid="021ac9c6" style:font-size-asian="10pt" style:font-size-complex="10pt"/>
    </style:style>
    <style:style style:name="T490" style:family="text">
      <style:text-properties fo:color="#b84723" fo:font-size="10pt" officeooo:rsid="023d9e95" style:font-size-asian="10pt" style:font-size-complex="10pt"/>
    </style:style>
    <style:style style:name="T491" style:family="text">
      <style:text-properties fo:color="#b84723" fo:font-size="10pt" officeooo:rsid="0240ea6c" style:font-size-asian="10pt" style:font-size-complex="10pt"/>
    </style:style>
    <style:style style:name="T492" style:family="text">
      <style:text-properties fo:color="#b84723" fo:font-size="10pt" officeooo:rsid="025b3986" style:font-size-asian="10pt" style:font-size-complex="10pt"/>
    </style:style>
    <style:style style:name="T493" style:family="text">
      <style:text-properties fo:color="#b84723" fo:font-size="10pt" officeooo:rsid="0260d6a7" style:font-size-asian="10pt" style:font-size-complex="10pt"/>
    </style:style>
    <style:style style:name="T494" style:family="text">
      <style:text-properties fo:color="#b84723" fo:font-size="10pt" officeooo:rsid="02696260" style:font-size-asian="10pt" style:font-size-complex="10pt"/>
    </style:style>
    <style:style style:name="T495" style:family="text">
      <style:text-properties officeooo:rsid="00fbda93"/>
    </style:style>
    <style:style style:name="T496" style:family="text">
      <style:text-properties fo:font-size="10pt" style:font-size-asian="10pt" style:font-size-complex="10pt"/>
    </style:style>
    <style:style style:name="T497" style:family="text">
      <style:text-properties fo:font-size="10pt" officeooo:rsid="00cf9f13" style:font-size-asian="10pt" style:font-size-complex="10pt"/>
    </style:style>
    <style:style style:name="T498" style:family="text">
      <style:text-properties fo:font-size="10pt" officeooo:rsid="01227743" style:font-size-asian="10pt" style:font-size-complex="10pt"/>
    </style:style>
    <style:style style:name="T499" style:family="text">
      <style:text-properties fo:font-size="10pt" officeooo:rsid="00d39f3c" style:font-size-asian="10pt" style:font-size-complex="10pt"/>
    </style:style>
    <style:style style:name="T500" style:family="text">
      <style:text-properties fo:font-size="10pt" officeooo:rsid="00d970e4" style:font-size-asian="10pt" style:font-size-complex="10pt"/>
    </style:style>
    <style:style style:name="T501" style:family="text">
      <style:text-properties fo:font-size="10pt" officeooo:rsid="00be5b6f" style:font-size-asian="10pt" style:font-size-complex="10pt"/>
    </style:style>
    <style:style style:name="T502" style:family="text">
      <style:text-properties fo:font-size="10pt" officeooo:rsid="00c8cd81" style:font-size-asian="10pt" style:font-size-complex="10pt"/>
    </style:style>
    <style:style style:name="T503" style:family="text">
      <style:text-properties fo:font-size="10pt" officeooo:rsid="00bfb5fd" style:font-size-asian="10pt" style:font-size-complex="10pt"/>
    </style:style>
    <style:style style:name="T504" style:family="text">
      <style:text-properties fo:font-size="10pt" officeooo:rsid="00bf360d" style:font-size-asian="10pt" style:font-size-complex="10pt"/>
    </style:style>
    <style:style style:name="T505" style:family="text">
      <style:text-properties fo:font-size="10pt" officeooo:rsid="012e2f62" style:font-size-asian="10pt" style:font-size-complex="10pt"/>
    </style:style>
    <style:style style:name="T506" style:family="text">
      <style:text-properties fo:font-size="10pt" officeooo:rsid="00cdbeee" style:font-size-asian="10pt" style:font-size-complex="10pt"/>
    </style:style>
    <style:style style:name="T507" style:family="text">
      <style:text-properties fo:font-size="10pt" officeooo:rsid="01066288" style:font-size-asian="10pt" style:font-size-complex="10pt"/>
    </style:style>
    <style:style style:name="T508" style:family="text">
      <style:text-properties fo:font-size="10pt" officeooo:rsid="00d591e4" style:font-size-asian="10pt" style:font-size-complex="10pt"/>
    </style:style>
    <style:style style:name="T509" style:family="text">
      <style:text-properties fo:font-size="10pt" officeooo:rsid="00d3d659" style:font-size-asian="10pt" style:font-size-complex="10pt"/>
    </style:style>
    <style:style style:name="T510" style:family="text">
      <style:text-properties fo:font-size="10pt" officeooo:rsid="013bc1b0" style:font-size-asian="10pt" style:font-size-complex="10pt"/>
    </style:style>
    <style:style style:name="T511" style:family="text">
      <style:text-properties fo:font-size="10pt" officeooo:rsid="0155f402" style:font-size-asian="10pt" style:font-size-complex="10pt"/>
    </style:style>
    <style:style style:name="T512" style:family="text">
      <style:text-properties fo:font-size="10pt" officeooo:rsid="016587ec" style:font-size-asian="10pt" style:font-size-complex="10pt"/>
    </style:style>
    <style:style style:name="T513" style:family="text">
      <style:text-properties fo:font-size="10pt" officeooo:rsid="016b05e4" style:font-size-asian="10pt" style:font-size-complex="10pt"/>
    </style:style>
    <style:style style:name="T514" style:family="text">
      <style:text-properties fo:font-size="10pt" officeooo:rsid="016b8b9a" style:font-size-asian="10pt" style:font-size-complex="10pt"/>
    </style:style>
    <style:style style:name="T515" style:family="text">
      <style:text-properties fo:font-size="10pt" officeooo:rsid="01aaf369" style:font-size-asian="10pt" style:font-size-complex="10pt"/>
    </style:style>
    <style:style style:name="T516" style:family="text">
      <style:text-properties fo:font-size="10pt" officeooo:rsid="01de4a34" style:font-size-asian="10pt" style:font-size-complex="10pt"/>
    </style:style>
    <style:style style:name="T517" style:family="text">
      <style:text-properties fo:font-size="10pt" officeooo:rsid="024828c4" style:font-size-asian="10pt" style:font-size-complex="10pt"/>
    </style:style>
    <style:style style:name="T518" style:family="text">
      <style:text-properties fo:font-size="10pt" officeooo:rsid="025ab108" style:font-size-asian="10pt" style:font-size-complex="10pt"/>
    </style:style>
    <style:style style:name="T519" style:family="text">
      <style:text-properties officeooo:rsid="01821969"/>
    </style:style>
    <style:style style:name="T520" style:family="text">
      <style:text-properties officeooo:rsid="01824439"/>
    </style:style>
    <style:style style:name="T521" style:family="text">
      <style:text-properties officeooo:rsid="019b938e"/>
    </style:style>
    <style:style style:name="T522" style:family="text">
      <style:text-properties officeooo:rsid="01ccd018"/>
    </style:style>
    <style:style style:name="T523" style:family="text">
      <style:text-properties style:font-name="DejaVu Sans" officeooo:rsid="00bd0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Mo’s Halo Whitepapers:</text:p>
      <text:h text:style-name="P186" text:outline-level="1"><text:span text:style-name="T522">Constants, enumerators and </text:span>structures</text:h>
      <text:p text:style-name="P133"><text:tab/>The structures <text:span text:style-name="T495">specified in this document</text:span> are defined using the ANSI C<text:span text:style-name="T478">++</text:span> standard, however the data type naming convention follows the one described in the glossary and terminology whitepaper.<text:span text:style-name="T495"> Additionally, the structures will only include some of the most generic and important ones, and will not include anything related to Open Sauce.</text:span></text:p>
      <text:p text:style-name="P132"/>
      <text:p text:style-name="P134"><text:tab/>Any tag specific structures<text:span text:style-name="T519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520"> Be aware however, I have done VERY little work with Halo 2, so don't expect much from me regarding it.</text:span></text:p>
      <text:h text:style-name="P187" text:outline-level="1">General</text:h>
      <text:p text:style-name="P6"><text:span text:style-name="Source_20_Text"><text:span text:style-name="T471">enum </text:span></text:span><text:span text:style-name="Source_20_Text"><text:span text:style-name="T472">class </text:span></text:span><text:span text:style-name="Source_20_Text"><text:span text:style-name="T64">TagClass</text:span></text:span><text:span text:style-name="Source_20_Text"><text:span text:style-name="T472"> </text:span></text:span><text:span text:style-name="Source_20_Text"><text:span text:style-name="T497">: </text:span></text:span><text:span text:style-name="Source_20_Text"><text:span text:style-name="T64">UEnum32</text:span></text:span><text:span text:style-name="Source_20_Text"><text:span text:style-name="T497"> {</text:span></text:span><text:span text:style-name="Source_20_Text"><text:span text:style-name="T408"> <text:s/></text:span></text:span><text:span text:style-name="Source_20_Text"><text:span text:style-name="T245">// </text:span></text:span><text:span text:style-name="Source_20_Text"><text:span text:style-name="T310">TagClass is a f</text:span></text:span><text:span text:style-name="Source_20_Text"><text:span text:style-name="T245">ourCC value</text:span></text:span></text:p>
      <text:p text:style-name="P7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ctr</text:span></text:span><text:span text:style-name="Source_20_Text"><text:span text:style-name="T325"> = </text:span></text:span><text:span text:style-name="Source_20_Text"><text:span text:style-name="T409">0x6163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acto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ctv</text:span></text:span><text:span text:style-name="Source_20_Text"><text:span text:style-name="T325"> = </text:span></text:span><text:span text:style-name="Source_20_Text"><text:span text:style-name="T409">0x61637476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actor_varia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nt_</text:span></text:span><text:span text:style-name="Source_20_Text"><text:span text:style-name="T325"> = </text:span></text:span><text:span text:style-name="Source_20_Text"><text:span text:style-name="T409">0x616E7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antenna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ipd</text:span></text:span><text:span text:style-name="Source_20_Text"><text:span text:style-name="T325"> = </text:span></text:span><text:span text:style-name="Source_20_Text"><text:span text:style-name="T409">0x626970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bipe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itm</text:span></text:span><text:span text:style-name="Source_20_Text"><text:span text:style-name="T325"> = </text:span></text:span><text:span text:style-name="Source_20_Text"><text:span text:style-name="T409">0x626974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bitmap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trak</text:span></text:span><text:span text:style-name="Source_20_Text"><text:span text:style-name="T325"> = </text:span></text:span><text:span text:style-name="Source_20_Text"><text:span text:style-name="T409">0x7472616B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camera_track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lo</text:span></text:span><text:span text:style-name="Source_20_Text"><text:span text:style-name="T325"> = </text:span></text:span><text:span text:style-name="Source_20_Text"><text:span text:style-name="T409">0x636F6C6F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color_tab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dmg</text:span></text:span><text:span text:style-name="Source_20_Text"><text:span text:style-name="T325"> = </text:span></text:span><text:span text:style-name="Source_20_Text"><text:span text:style-name="T409">0x63646D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continuous_damage_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nt</text:span></text:span><text:span text:style-name="Source_20_Text"><text:span text:style-name="T325"> = </text:span></text:span><text:span text:style-name="Source_20_Text"><text:span text:style-name="T409">0x636F6E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contrai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jpt_</text:span></text:span><text:span text:style-name="Source_20_Text"><text:span text:style-name="T325"> = </text:span></text:span><text:span text:style-name="Source_20_Text"><text:span text:style-name="T409">0x6A707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amage_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ca</text:span></text:span><text:span text:style-name="Source_20_Text"><text:span text:style-name="T325"> = </text:span></text:span><text:span text:style-name="Source_20_Text"><text:span text:style-name="T409">0x646563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ca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obc</text:span></text:span><text:span text:style-name="Source_20_Text"><text:span text:style-name="T325"> = </text:span></text:span><text:span text:style-name="Source_20_Text"><text:span text:style-name="T409">0x646F62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tail_object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vi</text:span></text:span><text:span text:style-name="Source_20_Text"><text:span text:style-name="T325"> = </text:span></text:span><text:span text:style-name="Source_20_Text"><text:span text:style-name="T409">0x646576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vi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trl</text:span></text:span><text:span text:style-name="Source_20_Text"><text:span text:style-name="T325"> = </text:span></text:span><text:span text:style-name="Source_20_Text"><text:span text:style-name="T409">0x637472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vice_contro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ifi</text:span></text:span><text:span text:style-name="Source_20_Text"><text:span text:style-name="T325"> = </text:span></text:span><text:span text:style-name="Source_20_Text"><text:span text:style-name="T409">0x6C6966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vice_light_fixtur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ach</text:span></text:span><text:span text:style-name="Source_20_Text"><text:span text:style-name="T325"> = </text:span></text:span><text:span text:style-name="Source_20_Text"><text:span text:style-name="T409">0x6D61636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evice_machin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dlg</text:span></text:span><text:span text:style-name="Source_20_Text"><text:span text:style-name="T325"> = </text:span></text:span><text:span text:style-name="Source_20_Text"><text:span text:style-name="T409">0x75646C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dialogu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ffe</text:span></text:span><text:span text:style-name="Source_20_Text"><text:span text:style-name="T325"> = </text:span></text:span><text:span text:style-name="Source_20_Text"><text:span text:style-name="T409">0x656666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qip</text:span></text:span><text:span text:style-name="Source_20_Text"><text:span text:style-name="T325"> = </text:span></text:span><text:span text:style-name="Source_20_Text"><text:span text:style-name="T409">0x657169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equip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lag</text:span></text:span><text:span text:style-name="Source_20_Text"><text:span text:style-name="T325"> = </text:span></text:span><text:span text:style-name="Source_20_Text"><text:span text:style-name="T409">0x666C61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fla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g </text:span></text:span><text:span text:style-name="Source_20_Text"><text:span text:style-name="T325"><text:s/>= </text:span></text:span><text:span text:style-name="Source_20_Text"><text:span text:style-name="T409">0x666F67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fo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nt</text:span></text:span><text:span text:style-name="Source_20_Text"><text:span text:style-name="T325"> = </text:span></text:span><text:span text:style-name="Source_20_Text"><text:span text:style-name="T409">0x666F6E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fo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arb</text:span></text:span><text:span text:style-name="Source_20_Text"><text:span text:style-name="T325"> = </text:span></text:span><text:span text:style-name="Source_20_Text"><text:span text:style-name="T409">0x6761726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garbag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od2</text:span></text:span><text:span text:style-name="Source_20_Text"><text:span text:style-name="T325"> = </text:span></text:span><text:span text:style-name="Source_20_Text"><text:span text:style-name="T409">0x6D6F643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gbx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atg</text:span></text:span><text:span text:style-name="Source_20_Text"><text:span text:style-name="T325"> = </text:span></text:span><text:span text:style-name="Source_20_Text"><text:span text:style-name="T409">0x6D6174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global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lw</text:span></text:span><text:span text:style-name="Source_20_Text"><text:span text:style-name="T67">_</text:span></text:span><text:span text:style-name="Source_20_Text"><text:span text:style-name="T325"> = </text:span></text:span><text:span text:style-name="Source_20_Text"><text:span text:style-name="T409">0x676C77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glow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rhi</text:span></text:span><text:span text:style-name="Source_20_Text"><text:span text:style-name="T325"> = </text:span></text:span><text:span text:style-name="Source_20_Text"><text:span text:style-name="T409">0x6772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grenade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udg</text:span></text:span><text:span text:style-name="Source_20_Text"><text:span text:style-name="T325"> = </text:span></text:span><text:span text:style-name="Source_20_Text"><text:span text:style-name="T409">0x687564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hud_global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mt</text:span></text:span><text:span text:style-name="Source_20_Text"><text:span text:style-name="T409"> </text:span></text:span><text:span text:style-name="Source_20_Text"><text:span text:style-name="T325"><text:s/>= </text:span></text:span><text:span text:style-name="Source_20_Text"><text:span text:style-name="T409">0x686D74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hud_message_tex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ud_</text:span></text:span><text:span text:style-name="Source_20_Text"><text:span text:style-name="T325"> = </text:span></text:span><text:span text:style-name="Source_20_Text"><text:span text:style-name="T409">0x6875642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hud_numb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vc</text:span></text:span><text:span text:style-name="Source_20_Text"><text:span text:style-name="T325"> = </text:span></text:span><text:span text:style-name="Source_20_Text"><text:span text:style-name="T409">0x646576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input_device_default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item</text:span></text:span><text:span text:style-name="Source_20_Text"><text:span text:style-name="T325"> = </text:span></text:span><text:span text:style-name="Source_20_Text"><text:span text:style-name="T409">0x697465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i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itmc</text:span></text:span><text:span text:style-name="Source_20_Text"><text:span text:style-name="T325"> = </text:span></text:span><text:span text:style-name="Source_20_Text"><text:span text:style-name="T409">0x69746D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item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ens</text:span></text:span><text:span text:style-name="Source_20_Text"><text:span text:style-name="T325"> = </text:span></text:span><text:span text:style-name="Source_20_Text"><text:span text:style-name="T409">0x6C656E7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lens_flar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igh</text:span></text:span><text:span text:style-name="Source_20_Text"><text:span text:style-name="T325"> = </text:span></text:span><text:span text:style-name="Source_20_Text"><text:span text:style-name="T409">0x6C69676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ligh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gs2</text:span></text:span><text:span text:style-name="Source_20_Text"><text:span text:style-name="T325"> = </text:span></text:span><text:span text:style-name="Source_20_Text"><text:span text:style-name="T409">0x6D67733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light_volum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lec</text:span></text:span><text:span text:style-name="Source_20_Text"><text:span text:style-name="T325"> = </text:span></text:span><text:span text:style-name="Source_20_Text"><text:span text:style-name="T409">0x656C65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lightnin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ot</text:span></text:span><text:span text:style-name="Source_20_Text"><text:span text:style-name="T325"> = </text:span></text:span><text:span text:style-name="Source_20_Text"><text:span text:style-name="T409">0x666F6F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aterial_effect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etr</text:span></text:span><text:span text:style-name="Source_20_Text"><text:span text:style-name="T325"> = </text:span></text:span><text:span text:style-name="Source_20_Text"><text:span text:style-name="T409">0x6D65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e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ode</text:span></text:span><text:span text:style-name="Source_20_Text"><text:span text:style-name="T325"> = </text:span></text:span><text:span text:style-name="Source_20_Text"><text:span text:style-name="T409">0x6D6F64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ntr</text:span></text:span><text:span text:style-name="Source_20_Text"><text:span text:style-name="T325"> = </text:span></text:span><text:span text:style-name="Source_20_Text"><text:span text:style-name="T409">0x616E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odel_animation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ll</text:span></text:span><text:span text:style-name="Source_20_Text"><text:span text:style-name="T325"> = </text:span></text:span><text:span text:style-name="Source_20_Text"><text:span text:style-name="T409">0x636F6C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odel_collision_geomet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ply</text:span></text:span><text:span text:style-name="Source_20_Text"><text:span text:style-name="T325"> = </text:span></text:span><text:span text:style-name="Source_20_Text"><text:span text:style-name="T409">0x6D706C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multiplayer_scenario_descrip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obje</text:span></text:span><text:span text:style-name="Source_20_Text"><text:span text:style-name="T325"> = </text:span></text:span><text:span text:style-name="Source_20_Text"><text:span text:style-name="T409">0x6F626A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obj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art</text:span></text:span><text:span text:style-name="Source_20_Text"><text:span text:style-name="T325"> = </text:span></text:span><text:span text:style-name="Source_20_Text"><text:span text:style-name="T409">0x706172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artic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ctl</text:span></text:span><text:span text:style-name="Source_20_Text"><text:span text:style-name="T325"> = </text:span></text:span><text:span text:style-name="Source_20_Text"><text:span text:style-name="T409">0x706374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article_sys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hys</text:span></text:span><text:span text:style-name="Source_20_Text"><text:span text:style-name="T325"> = </text:span></text:span><text:span text:style-name="Source_20_Text"><text:span text:style-name="T409">0x7068797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hysic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lac</text:span></text:span><text:span text:style-name="Source_20_Text"><text:span text:style-name="T325"> = </text:span></text:span><text:span text:style-name="Source_20_Text"><text:span text:style-name="T409">0x706C61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lacehold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phy</text:span></text:span><text:span text:style-name="Source_20_Text"><text:span text:style-name="T325"> = </text:span></text:span><text:span text:style-name="Source_20_Text"><text:span text:style-name="T409">0x707068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oint_physic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ngpr</text:span></text:span><text:span text:style-name="Source_20_Text"><text:span text:style-name="T325"> = </text:span></text:span><text:span text:style-name="Source_20_Text"><text:span text:style-name="T409">0x6E6770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references_network_gam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roj</text:span></text:span><text:span text:style-name="Source_20_Text"><text:span text:style-name="T325"> = </text:span></text:span><text:span text:style-name="Source_20_Text"><text:span text:style-name="T409">0x70726F6A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projecti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nr</text:span></text:span><text:span text:style-name="Source_20_Text"><text:span text:style-name="T325"> = </text:span></text:span><text:span text:style-name="Source_20_Text"><text:span text:style-name="T409">0x73636E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cenario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bsp</text:span></text:span><text:span text:style-name="Source_20_Text"><text:span text:style-name="T325"> = </text:span></text:span><text:span text:style-name="Source_20_Text"><text:span text:style-name="T409">0x736273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cenario_structure_bsp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en</text:span></text:span><text:span text:style-name="Source_20_Text"><text:span text:style-name="T325"> = </text:span></text:span><text:span text:style-name="Source_20_Text"><text:span text:style-name="T409">0x7363656E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cene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hdr</text:span></text:span><text:span text:style-name="Source_20_Text"><text:span text:style-name="T325"> = </text:span></text:span><text:span text:style-name="Source_20_Text"><text:span text:style-name="T409">0x73686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</text:span></text:span></text:p>
      <text:p text:style-name="P13"><text:soft-page-break/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env</text:span></text:span><text:span text:style-name="Source_20_Text"><text:span text:style-name="T325"> = </text:span></text:span><text:span text:style-name="Source_20_Text"><text:span text:style-name="T409">0x73656E76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environ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so</text:span></text:span><text:span text:style-name="Source_20_Text"><text:span text:style-name="T325"> = </text:span></text:span><text:span text:style-name="Source_20_Text"><text:span text:style-name="T409">0x736F736F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hi</text:span></text:span><text:span text:style-name="Source_20_Text"><text:span text:style-name="T325"> = </text:span></text:span><text:span text:style-name="Source_20_Text"><text:span text:style-name="T409">0x7363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chicago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ex</text:span></text:span><text:span text:style-name="Source_20_Text"><text:span text:style-name="T325"> = </text:span></text:span><text:span text:style-name="Source_20_Text"><text:span text:style-name="T409">0x7363657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chicago_extende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tr</text:span></text:span><text:span text:style-name="Source_20_Text"><text:span text:style-name="T325"> = </text:span></text:span><text:span text:style-name="Source_20_Text"><text:span text:style-name="T409">0x736F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generic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gla</text:span></text:span><text:span text:style-name="Source_20_Text"><text:span text:style-name="T325"> = </text:span></text:span><text:span text:style-name="Source_20_Text"><text:span text:style-name="T409">0x73676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glas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met</text:span></text:span><text:span text:style-name="Source_20_Text"><text:span text:style-name="T325"> = </text:span></text:span><text:span text:style-name="Source_20_Text"><text:span text:style-name="T409">0x736D65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me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pla</text:span></text:span><text:span text:style-name="Source_20_Text"><text:span text:style-name="T325"> = </text:span></text:span><text:span text:style-name="Source_20_Text"><text:span text:style-name="T409">0x73706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plasma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wat</text:span></text:span><text:span text:style-name="Source_20_Text"><text:span text:style-name="T325"> = </text:span></text:span><text:span text:style-name="Source_20_Text"><text:span text:style-name="T409">0x737761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hader_transparent_wa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ky</text:span></text:span><text:span text:style-name="Source_20_Text"><text:span text:style-name="T409"> </text:span></text:span><text:span text:style-name="Source_20_Text"><text:span text:style-name="T325"><text:s/>= </text:span></text:span><text:span text:style-name="Source_20_Text"><text:span text:style-name="T409">0x736B79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k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nd_</text:span></text:span><text:span text:style-name="Source_20_Text"><text:span text:style-name="T325"> = </text:span></text:span><text:span text:style-name="Source_20_Text"><text:span text:style-name="T409">0x736E6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oun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nde</text:span></text:span><text:span text:style-name="Source_20_Text"><text:span text:style-name="T325"> = </text:span></text:span><text:span text:style-name="Source_20_Text"><text:span text:style-name="T409">0x736E64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ound_environ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snd</text:span></text:span><text:span text:style-name="Source_20_Text"><text:span text:style-name="T325"> = </text:span></text:span><text:span text:style-name="Source_20_Text"><text:span text:style-name="T409">0x6C736E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ound_loopin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sce</text:span></text:span><text:span text:style-name="Source_20_Text"><text:span text:style-name="T325"> = </text:span></text:span><text:span text:style-name="Source_20_Text"><text:span text:style-name="T409">0x737363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ound_scene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oom</text:span></text:span><text:span text:style-name="Source_20_Text"><text:span text:style-name="T325"> = </text:span></text:span><text:span text:style-name="Source_20_Text"><text:span text:style-name="T409">0x626F6F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pheroi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tr</text:span></text:span><text:span text:style-name="Source_20_Text"><text:span text:style-name="T67">_</text:span></text:span><text:span text:style-name="Source_20_Text"><text:span text:style-name="T325"> = </text:span></text:span><text:span text:style-name="Source_20_Text"><text:span text:style-name="T409">0x7374722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string_lis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tagc</text:span></text:span><text:span text:style-name="Source_20_Text"><text:span text:style-name="T325"> = </text:span></text:span><text:span text:style-name="Source_20_Text"><text:span text:style-name="T409">0x746167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tag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ul</text:span></text:span><text:span text:style-name="Source_20_Text"><text:span text:style-name="T325"> = </text:span></text:span><text:span text:style-name="Source_20_Text"><text:span text:style-name="T409">0x536F75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ui_widget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La</text:span></text:span><text:span text:style-name="Source_20_Text"><text:span text:style-name="T325"> = </text:span></text:span><text:span text:style-name="Source_20_Text"><text:span text:style-name="T409">0x44654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ui_widget_defini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str</text:span></text:span><text:span text:style-name="Source_20_Text"><text:span text:style-name="T325"> = </text:span></text:span><text:span text:style-name="Source_20_Text"><text:span text:style-name="T409">0x7573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unicode_string_lis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nit</text:span></text:span><text:span text:style-name="Source_20_Text"><text:span text:style-name="T325"> = </text:span></text:span><text:span text:style-name="Source_20_Text"><text:span text:style-name="T409">0x756E69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uni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nhi</text:span></text:span><text:span text:style-name="Source_20_Text"><text:span text:style-name="T325"> = </text:span></text:span><text:span text:style-name="Source_20_Text"><text:span text:style-name="T409">0x756E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unit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vehi</text:span></text:span><text:span text:style-name="Source_20_Text"><text:span text:style-name="T325"> = </text:span></text:span><text:span text:style-name="Source_20_Text"><text:span text:style-name="T409">0x7665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vehic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vcky</text:span></text:span><text:span text:style-name="Source_20_Text"><text:span text:style-name="T325"> = </text:span></text:span><text:span text:style-name="Source_20_Text"><text:span text:style-name="T409">0x76636B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virtual_keyboar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eap</text:span></text:span><text:span text:style-name="Source_20_Text"><text:span text:style-name="T325"> = </text:span></text:span><text:span text:style-name="Source_20_Text"><text:span text:style-name="T409">0x776561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weap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phi</text:span></text:span><text:span text:style-name="Source_20_Text"><text:span text:style-name="T325"> = </text:span></text:span><text:span text:style-name="Source_20_Text"><text:span text:style-name="T409">0x7770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weapon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rain</text:span></text:span><text:span text:style-name="Source_20_Text"><text:span text:style-name="T325"> = </text:span></text:span><text:span text:style-name="Source_20_Text"><text:span text:style-name="T409">0x7261696E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weather_particle_sys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ind</text:span></text:span><text:span text:style-name="Source_20_Text"><text:span text:style-name="T325"> = </text:span></text:span><text:span text:style-name="Source_20_Text"><text:span text:style-name="T409">0x77696E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6">// wind</text:span></text:span></text:p>
      <text:p text:style-name="P13"><text:span text:style-name="Source_20_Text"><text:span text:style-name="T411"><text:s text:c="4"/></text:span></text:span><text:span text:style-name="Source_20_Text"><text:span text:style-name="T65">tagcls_none</text:span></text:span><text:span text:style-name="Source_20_Text"><text:span text:style-name="T326"> = </text:span></text:span><text:span text:style-name="Source_20_Text"><text:span text:style-name="T411">0xFFFFFFFF</text:span></text:span><text:span text:style-name="Source_20_Text"><text:span text:style-name="T410">,</text:span></text:span><text:span text:style-name="Source_20_Text"><text:span text:style-name="T411"> <text:s/></text:span></text:span><text:span text:style-name="Source_20_Text"><text:span text:style-name="T247">// nothing</text:span></text:span></text:p>
      <text:p text:style-name="P2"><text:span text:style-name="Source_20_Text"><text:span text:style-name="T498"><text:s text:c="4"/>} </text:span></text:span><text:span text:style-name="Source_20_Text"><text:span text:style-name="T64">TagClass</text:span></text:span><text:span text:style-name="Source_20_Text"><text:span text:style-name="T497">;</text:span></text:span></text:p>
      <text:p text:style-name="P1"><text:span text:style-name="Source_20_Text"><text:span text:style-name="T496"/></text:span></text:p>
      <text:p text:style-name="P1"><text:span text:style-name="Source_20_Text"><text:span text:style-name="T496"/></text:span></text:p>
      <text:p text:style-name="P104"><text:span text:style-name="Source_20_Text"><text:span text:style-name="T471">enum </text:span></text:span><text:span text:style-name="Source_20_Text"><text:span text:style-name="T472">class </text:span></text:span><text:span text:style-name="Source_20_Text"><text:span text:style-name="T64">EngineID</text:span></text:span><text:span text:style-name="Source_20_Text"><text:span text:style-name="T497"> : </text:span></text:span><text:span text:style-name="Source_20_Text"><text:span text:style-name="T64">BUEnum32</text:span></text:span><text:span text:style-name="Source_20_Text"><text:span text:style-name="T497"> { <text:s/></text:span></text:span><text:span text:style-name="Source_20_Text"><text:span text:style-name="T245">// </text:span></text:span><text:span text:style-name="Source_20_Text"><text:span text:style-name="T311">EngineID</text:span></text:span><text:span text:style-name="Source_20_Text"><text:span text:style-name="T310"> is a f</text:span></text:span><text:span text:style-name="Source_20_Text"><text:span text:style-name="T245">ourCC value</text:span></text:span></text:p>
      <text:p text:style-name="P3"><text:span text:style-name="Source_20_Text"><text:span text:style-name="T499"><text:s text:c="4"/></text:span></text:span><text:span text:style-name="Source_20_Text"><text:span text:style-name="T66">engine_id_blam</text:span></text:span><text:span text:style-name="Source_20_Text"><text:span text:style-name="T450"> = </text:span></text:span><text:span text:style-name="Source_20_Text"><text:span text:style-name="T499">0x6D616C62 <text:s/></text:span></text:span><text:span text:style-name="Source_20_Text"><text:span text:style-name="T246">// <text:s/>Halo 1 engine id</text:span></text:span></text:p>
      <text:p text:style-name="P4"><text:span text:style-name="Source_20_Text"><text:span text:style-name="T500"><text:s text:c="4"/>} </text:span></text:span><text:span text:style-name="Source_20_Text"><text:span text:style-name="T68">EngineID</text:span></text:span><text:span text:style-name="Source_20_Text"><text:span text:style-name="T500">;</text:span></text:span></text:p>
      <text:p text:style-name="P1"><text:span text:style-name="Source_20_Text"><text:span text:style-name="T496"/></text:span></text:p>
      <text:p text:style-name="P1"><text:span text:style-name="Source_20_Text"><text:span text:style-name="T496"/></text:span></text:p>
      <text:p text:style-name="P41"><text:span text:style-name="Source_20_Text"><text:span text:style-name="T260">/</text:span></text:span><text:span text:style-name="Source_20_Text"><text:span text:style-name="T289">*</text:span></text:span><text:span text:style-name="Source_20_Text"><text:span text:style-name="T274"> </text:span></text:span><text:span text:style-name="Source_20_Text"><text:span text:style-name="T289">TagHeaders are </text:span></text:span><text:span text:style-name="Source_20_Text"><text:span text:style-name="T279">only used </text:span></text:span><text:span text:style-name="Source_20_Text"><text:span text:style-name="T289">at the start of a tagfile to specify the</text:span></text:span></text:p>
      <text:p text:style-name="P41"><text:span text:style-name="Source_20_Text"><text:span text:style-name="T289">** type of tag and provide integrity checks for tools parsing it.*/</text:span></text:span></text:p>
      <text:p text:style-name="P8"><text:span text:style-name="Source_20_Text"><text:span text:style-name="T473">typedef </text:span></text:span><text:span text:style-name="Source_20_Text"><text:span text:style-name="T474">struct</text:span></text:span><text:span text:style-name="Source_20_Text"><text:span text:style-name="T503"> </text:span></text:span><text:span text:style-name="Source_20_Text"><text:span text:style-name="T71">TagHeader</text:span></text:span><text:span text:style-name="Source_20_Text"><text:span text:style-name="T503"> {</text:span></text:span></text:p>
      <text:p text:style-name="P1"><text:span text:style-name="Source_20_Text"><text:span text:style-name="T504"><text:s text:c="4"/></text:span></text:span><text:span text:style-name="Source_20_Text"><text:span text:style-name="T72">Pad</text:span></text:span><text:span text:style-name="Source_20_Text"><text:span text:style-name="T504">[</text:span></text:span><text:span text:style-name="Source_20_Text"><text:span text:style-name="T481">36</text:span></text:span><text:span text:style-name="Source_20_Text"><text:span text:style-name="T504">]<text:tab/></text:span></text:span><text:span text:style-name="Source_20_Text"><text:span text:style-name="T510"><text:tab/></text:span></text:span><text:span text:style-name="Source_20_Text"><text:span text:style-name="T504">pad0;</text:span></text:span></text:p>
      <text:p text:style-name="P5"><text:span text:style-name="Source_20_Text"><text:span text:style-name="T504"><text:s text:c="4"/></text:span></text:span><text:span text:style-name="Source_20_Text"><text:span text:style-name="T72">TagClass</text:span></text:span><text:span text:style-name="Source_20_Text"><text:span text:style-name="T504"><text:tab/>tag_class;</text:span></text:span></text:p>
      <text:p text:style-name="P1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</text:span></text:span><text:span text:style-name="Source_20_Text"><text:span text:style-name="T510"><text:tab/></text:span></text:span><text:span text:style-name="Source_20_Text"><text:span text:style-name="T504">checksum;</text:span></text:span></text:p>
      <text:p text:style-name="P17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</text:span></text:span><text:span text:style-name="Source_20_Text"><text:span text:style-name="T510"><text:tab/></text:span></text:span><text:span text:style-name="Source_20_Text"><text:span text:style-name="T504">header_size; <text:s/></text:span></text:span><text:span text:style-name="Source_20_Text"><text:span text:style-name="T254">// </text:span></text:span><text:span text:style-name="Source_20_Text"><text:span text:style-name="T255">always</text:span></text:span><text:span text:style-name="Source_20_Text"><text:span text:style-name="T254"> == 64</text:span></text:span></text:p>
      <text:p text:style-name="P1"><text:span text:style-name="Source_20_Text"><text:span text:style-name="T504"><text:s text:c="4"/></text:span></text:span><text:span text:style-name="Source_20_Text"><text:span text:style-name="T72">Pad</text:span></text:span><text:span text:style-name="Source_20_Text"><text:span text:style-name="T504">[</text:span></text:span><text:span text:style-name="Source_20_Text"><text:span text:style-name="T481">8</text:span></text:span><text:span text:style-name="Source_20_Text"><text:span text:style-name="T504">]<text:tab/></text:span></text:span><text:span text:style-name="Source_20_Text"><text:span text:style-name="T510"><text:tab/></text:span></text:span><text:span text:style-name="Source_20_Text"><text:span text:style-name="T504">pad1;</text:span></text:span></text:p>
      <text:p text:style-name="P5"><text:span text:style-name="Source_20_Text"><text:span text:style-name="T504"><text:s text:c="4"/></text:span></text:span><text:span text:style-name="Source_20_Text"><text:span text:style-name="T72">UInt16</text:span></text:span><text:span text:style-name="Source_20_Text"><text:span text:style-name="T504"><text:tab/></text:span></text:span><text:span text:style-name="Source_20_Text"><text:span text:style-name="T510"><text:tab/></text:span></text:span><text:span text:style-name="Source_20_Text"><text:span text:style-name="T504">tag_version; <text:s/></text:span></text:span><text:span text:style-name="Source_20_Text"><text:span text:style-name="T254">/</text:span></text:span><text:span text:style-name="Source_20_Text"><text:span text:style-name="T256">*</text:span></text:span><text:span text:style-name="Source_20_Text"><text:span text:style-name="T254"> </text:span></text:span><text:span text:style-name="Source_20_Text"><text:span text:style-name="T257">value</text:span></text:span><text:span text:style-name="Source_20_Text"><text:span text:style-name="T254"> depends on the tag_class</text:span></text:span><text:span text:style-name="Source_20_Text"><text:span text:style-name="T256">.</text:span></text:span></text:p>
      <text:p text:style-name="P23"><text:span text:style-name="Source_20_Text"><text:span text:style-name="T256"><text:s text:c="4"/></text:span></text:span><text:span text:style-name="Source_20_Text"><text:span text:style-name="T316">//</text:span></text:span><text:span text:style-name="Source_20_Text"><text:span text:style-name="T256"> </text:span></text:span><text:span text:style-name="Source_20_Text"><text:span text:style-name="T257">tag_version must be </text:span></text:span><text:span text:style-name="Source_20_Text"><text:span text:style-name="T316">correct or </text:span></text:span><text:span text:style-name="Source_20_Text"><text:span text:style-name="T257">the HEK tools</text:span></text:span><text:span text:style-name="Source_20_Text"><text:span text:style-name="T316"> will consider the tag corrupted</text:span></text:span></text:p>
      <text:p text:style-name="P1"><text:span text:style-name="Source_20_Text"><text:span text:style-name="T504"><text:s text:c="4"/></text:span></text:span><text:span text:style-name="Source_20_Text"><text:span text:style-name="T72">UInt8</text:span></text:span><text:span text:style-name="Source_20_Text"><text:span text:style-name="T504"><text:tab/><text:tab/>integrity0; <text:s text:c="2"/></text:span></text:span><text:span text:style-name="Source_20_Text"><text:span text:style-name="T254">// </text:span></text:span><text:span text:style-name="Source_20_Text"><text:span text:style-name="T255">always</text:span></text:span><text:span text:style-name="Source_20_Text"><text:span text:style-name="T254"> == 0x00</text:span></text:span></text:p>
      <text:p text:style-name="P15"><text:span text:style-name="Source_20_Text"><text:span text:style-name="T504"><text:s text:c="4"/></text:span></text:span><text:span text:style-name="Source_20_Text"><text:span text:style-name="T72">UInt8</text:span></text:span><text:span text:style-name="Source_20_Text"><text:span text:style-name="T504"><text:tab/><text:tab/>integrity1; <text:s text:c="2"/></text:span></text:span><text:span text:style-name="Source_20_Text"><text:span text:style-name="T254">// </text:span></text:span><text:span text:style-name="Source_20_Text"><text:span text:style-name="T255">always</text:span></text:span><text:span text:style-name="Source_20_Text"><text:span text:style-name="T254"> == 0xFF</text:span></text:span></text:p>
      <text:p text:style-name="P16"><text:span text:style-name="Source_20_Text"><text:span text:style-name="T504"><text:s text:c="4"/></text:span></text:span><text:span text:style-name="Source_20_Text"><text:span text:style-name="T72">EngineID</text:span></text:span><text:span text:style-name="Source_20_Text"><text:span text:style-name="T504"><text:tab/>engine_id; <text:s text:c="3"/></text:span></text:span><text:span text:style-name="Source_20_Text"><text:span text:style-name="T254">// </text:span></text:span><text:span text:style-name="Source_20_Text"><text:span text:style-name="T255">always</text:span></text:span><text:span text:style-name="Source_20_Text"><text:span text:style-name="T254"> == </text:span></text:span><text:span text:style-name="Source_20_Text"><text:span text:style-name="T258">engine_id_</text:span></text:span><text:span text:style-name="Source_20_Text"><text:span text:style-name="T254">blam</text:span></text:span></text:p>
      <text:p text:style-name="P205"><text:span text:style-name="Source_20_Text"><text:span text:style-name="T504"><text:s text:c="4"/>} </text:span></text:span><text:span text:style-name="Source_20_Text"><text:span text:style-name="T72">TagHeader</text:span></text:span><text:span text:style-name="Source_20_Text"><text:span text:style-name="T504">;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259">6</text:span></text:span><text:span text:style-name="Source_20_Text"><text:span text:style-name="T252">4 bytes</text:span></text:span></text:p>
      <text:p text:style-name="P210"/>
      <text:p text:style-name="P210"><text:span text:style-name="Source_20_Text"><text:span text:style-name="T275">// lightmaps and models use these in their compressed vertices</text:span></text:span></text:p>
      <text:p text:style-name="P210"><text:span text:style-name="Source_20_Text"><text:span text:style-name="T473">typedef </text:span></text:span><text:span text:style-name="Source_20_Text"><text:span text:style-name="T475">struct</text:span></text:span><text:span text:style-name="Source_20_Text"><text:span text:style-name="T508"> 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508"> {</text:span></text:span><text:span text:style-name="Source_20_Text"><text:span text:style-name="T517"><text:tab/></text:span></text:span><text:span text:style-name="Source_20_Text"><text:span text:style-name="T306">//</text:span></text:span><text:span text:style-name="Source_20_Text"><text:span text:style-name="T312"><text:tab/>use the below code to decompress these.</text:span></text:span></text:p>
      <text:p text:style-name="P210"><text:span text:style-name="Source_20_Text"><text:span text:style-name="T509"><text:s text:c="4"/></text:span></text:span><text:span text:style-name="Source_20_Text"><text:span text:style-name="T75">S1Int32</text:span></text:span><text:span text:style-name="Source_20_Text"><text:span text:style-name="T509"><text:tab/>i : </text:span></text:span><text:span text:style-name="Source_20_Text"><text:span text:style-name="T483">11</text:span></text:span><text:span text:style-name="Source_20_Text"><text:span text:style-name="T509">; <text:s/></text:span></text:span><text:span text:style-name="Source_20_Text"><text:span text:style-name="T306">//</text:span></text:span><text:span text:style-name="Source_20_Text"><text:span text:style-name="T312"><text:tab/></text:span></text:span><text:span text:style-name="Source_20_Text"><text:span text:style-name="T314">Float </text:span></text:span><text:span text:style-name="Source_20_Text"><text:span text:style-name="T306">i = </text:span></text:span><text:span text:style-name="Source_20_Text"><text:span text:style-name="T307">(</text:span></text:span><text:span text:style-name="Source_20_Text"><text:span text:style-name="T313">norm.</text:span></text:span><text:span text:style-name="Source_20_Text"><text:span text:style-name="T276">i</text:span></text:span><text:span text:style-name="Source_20_Text"><text:span text:style-name="T307"> &amp; </text:span></text:span><text:span text:style-name="Source_20_Text"><text:span text:style-name="T308">1023</text:span></text:span><text:span text:style-name="Source_20_Text"><text:span text:style-name="T307">)</text:span></text:span><text:span text:style-name="Source_20_Text"><text:span text:style-name="T276">/1023</text:span></text:span><text:span text:style-name="Source_20_Text"><text:span text:style-name="T277">.0</text:span></text:span><text:span text:style-name="Source_20_Text"><text:span text:style-name="T306"> - 1.0*!!(</text:span></text:span><text:span text:style-name="Source_20_Text"><text:span text:style-name="T313">norm.</text:span></text:span><text:span text:style-name="Source_20_Text"><text:span text:style-name="T306">i</text:span></text:span><text:span text:style-name="Source_20_Text"><text:span text:style-name="T307"> </text:span></text:span><text:span text:style-name="Source_20_Text"><text:span text:style-name="T306">&amp;</text:span></text:span><text:span text:style-name="Source_20_Text"><text:span text:style-name="T307"> </text:span></text:span><text:span text:style-name="Source_20_Text"><text:span text:style-name="T306">0x400);</text:span></text:span></text:p>
      <text:p text:style-name="P210"><text:span text:style-name="Source_20_Text"><text:span text:style-name="T509"><text:s text:c="4"/></text:span></text:span><text:span text:style-name="Source_20_Text"><text:span text:style-name="T75">S1Int32</text:span></text:span><text:span text:style-name="Source_20_Text"><text:span text:style-name="T509"><text:tab/>j : </text:span></text:span><text:span text:style-name="Source_20_Text"><text:span text:style-name="T483">11</text:span></text:span><text:span text:style-name="Source_20_Text"><text:span text:style-name="T509">; <text:s/></text:span></text:span><text:span text:style-name="Source_20_Text"><text:span text:style-name="T306">//</text:span></text:span><text:span text:style-name="Source_20_Text"><text:span text:style-name="T312"><text:tab/></text:span></text:span><text:span text:style-name="Source_20_Text"><text:span text:style-name="T314">Float </text:span></text:span><text:span text:style-name="Source_20_Text"><text:span text:style-name="T306">j = </text:span></text:span><text:span text:style-name="Source_20_Text"><text:span text:style-name="T307">(</text:span></text:span><text:span text:style-name="Source_20_Text"><text:span text:style-name="T313">norm.</text:span></text:span><text:span text:style-name="Source_20_Text"><text:span text:style-name="T307">j &amp; </text:span></text:span><text:span text:style-name="Source_20_Text"><text:span text:style-name="T308">1023</text:span></text:span><text:span text:style-name="Source_20_Text"><text:span text:style-name="T307">)</text:span></text:span><text:span text:style-name="Source_20_Text"><text:span text:style-name="T276">/1023</text:span></text:span><text:span text:style-name="Source_20_Text"><text:span text:style-name="T277">.0</text:span></text:span><text:span text:style-name="Source_20_Text"><text:span text:style-name="T306"> - 1.0*!!(</text:span></text:span><text:span text:style-name="Source_20_Text"><text:span text:style-name="T313">norm.</text:span></text:span><text:span text:style-name="Source_20_Text"><text:span text:style-name="T306">j</text:span></text:span><text:span text:style-name="Source_20_Text"><text:span text:style-name="T307"> </text:span></text:span><text:span text:style-name="Source_20_Text"><text:span text:style-name="T306">&amp;</text:span></text:span><text:span text:style-name="Source_20_Text"><text:span text:style-name="T307"> </text:span></text:span><text:span text:style-name="Source_20_Text"><text:span text:style-name="T306">0x400);</text:span></text:span></text:p>
      <text:p text:style-name="P210"><text:span text:style-name="Source_20_Text"><text:span text:style-name="T509"><text:s text:c="4"/></text:span></text:span><text:span text:style-name="Source_20_Text"><text:span text:style-name="T75">S1Int32</text:span></text:span><text:span text:style-name="Source_20_Text"><text:span text:style-name="T509"><text:tab/>k : </text:span></text:span><text:span text:style-name="Source_20_Text"><text:span text:style-name="T483">10</text:span></text:span><text:span text:style-name="Source_20_Text"><text:span text:style-name="T509">; <text:s/></text:span></text:span><text:span text:style-name="Source_20_Text"><text:span text:style-name="T306">//</text:span></text:span><text:span text:style-name="Source_20_Text"><text:span text:style-name="T312"><text:tab/></text:span></text:span><text:span text:style-name="Source_20_Text"><text:span text:style-name="T314">Float </text:span></text:span><text:span text:style-name="Source_20_Text"><text:span text:style-name="T306">k = </text:span></text:span><text:span text:style-name="Source_20_Text"><text:span text:style-name="T307">(</text:span></text:span><text:span text:style-name="Source_20_Text"><text:span text:style-name="T313">norm.</text:span></text:span><text:span text:style-name="Source_20_Text"><text:span text:style-name="T307">k &amp; </text:span></text:span><text:span text:style-name="Source_20_Text"><text:span text:style-name="T309"><text:s/></text:span></text:span><text:span text:style-name="Source_20_Text"><text:span text:style-name="T308">511</text:span></text:span><text:span text:style-name="Source_20_Text"><text:span text:style-name="T307">)</text:span></text:span><text:span text:style-name="Source_20_Text"><text:span text:style-name="T276">/</text:span></text:span><text:span text:style-name="Source_20_Text"><text:span text:style-name="T306">511</text:span></text:span><text:span text:style-name="Source_20_Text"><text:span text:style-name="T277">.0</text:span></text:span><text:span text:style-name="Source_20_Text"><text:span text:style-name="T306"> <text:s/>- 1.0*!!(</text:span></text:span><text:span text:style-name="Source_20_Text"><text:span text:style-name="T313">norm.</text:span></text:span><text:span text:style-name="Source_20_Text"><text:span text:style-name="T306">k</text:span></text:span><text:span text:style-name="Source_20_Text"><text:span text:style-name="T307"> </text:span></text:span><text:span text:style-name="Source_20_Text"><text:span text:style-name="T306">&amp;</text:span></text:span><text:span text:style-name="Source_20_Text"><text:span text:style-name="T307"> </text:span></text:span><text:span text:style-name="Source_20_Text"><text:span text:style-name="T306">0x200);</text:span></text:span></text:p>
      <text:p text:style-name="P208"><text:span text:style-name="Source_20_Text"><text:span text:style-name="T276"><text:s text:c="4"/></text:span></text:span><text:span text:style-name="Source_20_Text"><text:span text:style-name="T432">}</text:span></text:span><text:span text:style-name="Source_20_Text"><text:span text:style-name="T276"> 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13">;</text:span></text:span><text:span text:style-name="Source_20_Text"><text:span text:style-name="T276">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259">4</text:span></text:span><text:span text:style-name="Source_20_Text"><text:span text:style-name="T252"> bytes</text:span></text:span></text:p>
      <text:p text:style-name="P185"/>
      <text:p text:style-name="P205"><text:soft-page-break/><text:span text:style-name="Source_20_Text"><text:span text:style-name="T473">typedef </text:span></text:span><text:span text:style-name="Source_20_Text"><text:span text:style-name="T474">struct</text:span></text:span><text:span text:style-name="Source_20_Text"><text:span text:style-name="T503"> </text:span></text:span><text:span text:style-name="Source_20_Text"><text:span text:style-name="T83">FromTo</text:span></text:span><text:span text:style-name="Source_20_Text"><text:span text:style-name="T503"> {</text:span></text:span></text:p>
      <text:p text:style-name="P205"><text:span text:style-name="Source_20_Text"><text:span text:style-name="T503"><text:s text:c="4"/></text:span></text:span><text:span text:style-name="Source_20_Text"><text:span text:style-name="T83">Float</text:span></text:span><text:span text:style-name="Source_20_Text"><text:span text:style-name="T79"><text:tab/></text:span></text:span><text:span text:style-name="Source_20_Text"><text:span text:style-name="T518">from</text:span></text:span><text:span text:style-name="Source_20_Text"><text:span text:style-name="T503">;</text:span></text:span></text:p>
      <text:p text:style-name="P205"><text:span text:style-name="Source_20_Text"><text:span text:style-name="T503"><text:s text:c="4"/></text:span></text:span><text:span text:style-name="Source_20_Text"><text:span text:style-name="T83">Float</text:span></text:span><text:span text:style-name="Source_20_Text"><text:span text:style-name="T79"><text:tab/></text:span></text:span><text:span text:style-name="Source_20_Text"><text:span text:style-name="T518">to</text:span></text:span><text:span text:style-name="Source_20_Text"><text:span text:style-name="T503">;</text:span></text:span></text:p>
      <text:p text:style-name="P208"><text:span text:style-name="Source_20_Text"><text:span text:style-name="T260"><text:s text:c="4"/></text:span></text:span><text:span text:style-name="Source_20_Text"><text:span text:style-name="T412">}</text:span></text:span><text:span text:style-name="Source_20_Text"><text:span text:style-name="T260"> </text:span></text:span><text:span text:style-name="Source_20_Text"><text:span text:style-name="T71">TagRef</text:span></text:span><text:span text:style-name="Source_20_Text"><text:span text:style-name="T412">;</text:span></text:span><text:span text:style-name="Source_20_Text"><text:span text:style-name="T260">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315">8</text:span></text:span><text:span text:style-name="Source_20_Text"><text:span text:style-name="T252"> bytes</text:span></text:span></text:p>
      <text:p text:style-name="P19"><text:span text:style-name="Source_20_Text"><text:span text:style-name="T496"/></text:span></text:p>
      <text:p text:style-name="P19"><text:span text:style-name="Source_20_Text"><text:span text:style-name="T496"/></text:span></text:p>
      <text:p text:style-name="P19"><text:span text:style-name="Source_20_Text"><text:span text:style-name="T473">typedef </text:span></text:span><text:span text:style-name="Source_20_Text"><text:span text:style-name="T474">struct</text:span></text:span><text:span text:style-name="Source_20_Text"><text:span text:style-name="T503"> </text:span></text:span><text:span text:style-name="Source_20_Text"><text:span text:style-name="T71">Reflexive</text:span></text:span><text:span text:style-name="Source_20_Text"><text:span text:style-name="T503"> {</text:span></text:span></text:p>
      <text:p text:style-name="P19"><text:span text:style-name="Source_20_Text"><text:span text:style-name="T503"><text:s text:c="4"/></text:span></text:span><text:span text:style-name="Source_20_Text"><text:span text:style-name="T71">SInt32</text:span></text:span><text:span text:style-name="Source_20_Text"><text:span text:style-name="T503"><text:tab/>size;<text:tab/></text:span></text:span><text:span text:style-name="Source_20_Text"><text:span text:style-name="T511"> <text:s text:c="3"/></text:span></text:span><text:span text:style-name="Source_20_Text"><text:span text:style-name="T260">// number of structs in the array</text:span></text:span><text:span text:style-name="Source_20_Text"><text:span text:style-name="T261">.</text:span></text:span></text:p>
      <text:p text:style-name="P19"><text:span text:style-name="Source_20_Text"><text:span text:style-name="T503"><text:s text:c="4"/></text:span></text:span><text:span text:style-name="Source_20_Text"><text:span text:style-name="T71">UInt32</text:span></text:span><text:span text:style-name="Source_20_Text"><text:span text:style-name="T503"><text:tab/>pointer; <text:s/></text:span></text:span><text:span text:style-name="Source_20_Text"><text:span text:style-name="T260">// pointer to the array(in</text:span></text:span><text:span text:style-name="Source_20_Text"><text:span text:style-name="T283">side</text:span></text:span><text:span text:style-name="Source_20_Text"><text:span text:style-name="T260"> a map only)</text:span></text:span></text:p>
      <text:p text:style-name="P95"><text:span text:style-name="Source_20_Text"><text:span text:style-name="T503"><text:s text:c="4"/></text:span></text:span><text:span text:style-name="Source_20_Text"><text:span text:style-name="T71">UInt32</text:span></text:span><text:span text:style-name="Source_20_Text"><text:span text:style-name="T503"><text:tab/>id;</text:span></text:span><text:span text:style-name="Source_20_Text"><text:span text:style-name="T279"> <text:s/></text:span></text:span><text:span text:style-name="Source_20_Text"><text:span text:style-name="T283"><text:s text:c="5"/></text:span></text:span><text:span text:style-name="Source_20_Text"><text:span text:style-name="T279">// only used in</text:span></text:span><text:span text:style-name="Source_20_Text"><text:span text:style-name="T281">side</text:span></text:span><text:span text:style-name="Source_20_Text"><text:span text:style-name="T279"> a map</text:span></text:span><text:span text:style-name="Source_20_Text"><text:span text:style-name="T299">(purpose unknown).</text:span></text:span></text:p>
      <text:p text:style-name="P26"><text:span text:style-name="Source_20_Text"><text:span text:style-name="T503"><text:s text:c="4"/>} </text:span></text:span><text:span text:style-name="Source_20_Text"><text:span text:style-name="T71">Reflexive</text:span></text:span><text:span text:style-name="Source_20_Text"><text:span text:style-name="T503">;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259">12</text:span></text:span><text:span text:style-name="Source_20_Text"><text:span text:style-name="T252"> bytes</text:span></text:span></text:p>
      <text:p text:style-name="P110"/>
      <text:p text:style-name="P110"/>
      <text:p text:style-name="P26"><text:span text:style-name="Source_20_Text"><text:span text:style-name="T473">typedef </text:span></text:span><text:span text:style-name="Source_20_Text"><text:span text:style-name="T474">s</text:span></text:span><text:span text:style-name="Source_20_Text"><text:span text:style-name="T470">truct</text:span></text:span><text:span text:style-name="Source_20_Text"><text:span text:style-name="T501"> </text:span></text:span><text:span text:style-name="Source_20_Text"><text:span text:style-name="T69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501"> </text:span></text:span><text:span text:style-name="Source_20_Text"><text:span text:style-name="T496">{</text:span></text:span></text:p>
      <text:p text:style-name="P26"><text:span text:style-name="Source_20_Text"><text:span text:style-name="T248"><text:s text:c="4"/>/</text:span></text:span><text:span text:style-name="Source_20_Text"><text:span text:style-name="T249">*</text:span></text:span><text:span text:style-name="Source_20_Text"><text:span text:style-name="T248"> For all intents and purposes, this is what this struct looks</text:span></text:span></text:p>
      <text:p text:style-name="P26"><text:span text:style-name="Source_20_Text"><text:span text:style-name="T248"><text:s text:c="4"/></text:span></text:span><text:span text:style-name="Source_20_Text"><text:span text:style-name="T249">**</text:span></text:span><text:span text:style-name="Source_20_Text"><text:span text:style-name="T248"> like</text:span></text:span><text:span text:style-name="Source_20_Text"><text:span text:style-name="T250">.</text:span></text:span><text:span text:style-name="Source_20_Text"><text:span text:style-name="T248"> </text:span></text:span><text:span text:style-name="Source_20_Text"><text:span text:style-name="T250">Y</text:span></text:span><text:span text:style-name="Source_20_Text"><text:span text:style-name="T248">ou should know </text:span></text:span><text:span text:style-name="Source_20_Text"><text:span text:style-name="T250">however, </text:span></text:span><text:span text:style-name="Source_20_Text"><text:span text:style-name="T248">that it is TECHNICALLY just a</text:span></text:span></text:p>
      <text:p text:style-name="P26"><text:span text:style-name="Source_20_Text"><text:span text:style-name="T248"><text:s text:c="4"/></text:span></text:span><text:span text:style-name="Source_20_Text"><text:span text:style-name="T249">**</text:span></text:span><text:span text:style-name="Source_20_Text"><text:span text:style-name="T248"> single UInt32, </text:span></text:span><text:span text:style-name="Source_20_Text"><text:span text:style-name="T284">and</text:span></text:span><text:span text:style-name="Source_20_Text"><text:span text:style-name="T248"> the UInt16's </text:span></text:span><text:span text:style-name="Source_20_Text"><text:span text:style-name="T284">are </text:span></text:span><text:span text:style-name="Source_20_Text"><text:span text:style-name="T248">masked off whenever they are</text:span></text:span></text:p>
      <text:p text:style-name="P26"><text:span text:style-name="Source_20_Text"><text:span text:style-name="T248"><text:s text:c="4"/></text:span></text:span><text:span text:style-name="Source_20_Text"><text:span text:style-name="T249">**</text:span></text:span><text:span text:style-name="Source_20_Text"><text:span text:style-name="T248"> individually needed. I found this out by looking at Halo 2 map</text:span></text:span></text:p>
      <text:p text:style-name="P26"><text:span text:style-name="Source_20_Text"><text:span text:style-name="T248"><text:s text:c="4"/></text:span></text:span><text:span text:style-name="Source_20_Text"><text:span text:style-name="T249">**</text:span></text:span><text:span text:style-name="Source_20_Text"><text:span text:style-name="T248"> files, where the order and endianness of these UInt16's are</text:span></text:span></text:p>
      <text:p text:style-name="P26"><text:span text:style-name="Source_20_Text"><text:span text:style-name="T248"><text:s text:c="4"/></text:span></text:span><text:span text:style-name="Source_20_Text"><text:span text:style-name="T249">**</text:span></text:span><text:span text:style-name="Source_20_Text"><text:span text:style-name="T248"> swapped, which would only be if a TagID is a single UInt32.</text:span></text:span></text:p>
      <text:p text:style-name="P26"><text:span text:style-name="Source_20_Text"><text:span text:style-name="T251"><text:s text:c="4"/></text:span></text:span><text:span text:style-name="Source_20_Text"><text:span text:style-name="T249">**</text:span></text:span><text:span text:style-name="Source_20_Text"><text:span text:style-name="T251"> </text:span></text:span><text:span text:style-name="Source_20_Text"><text:span text:style-name="T244">tag_table_index</text:span></text:span><text:span text:style-name="Source_20_Text"><text:span text:style-name="T251"> is the index into the tag_index you will find</text:span></text:span></text:p>
      <text:p text:style-name="P26"><text:span text:style-name="Source_20_Text"><text:span text:style-name="T251"><text:s text:c="4"/></text:span></text:span><text:span text:style-name="Source_20_Text"><text:span text:style-name="T249">**</text:span></text:span><text:span text:style-name="Source_20_Text"><text:span text:style-name="T251"> the tag at. </text:span></text:span><text:span text:style-name="Source_20_Text"><text:span text:style-name="T244">table_index</text:span></text:span><text:span text:style-name="Source_20_Text"><text:span text:style-name="T251"> is related, </text:span></text:span><text:span text:style-name="Source_20_Text"><text:span text:style-name="T285">but </text:span></text:span><text:span text:style-name="Source_20_Text"><text:span text:style-name="T251">its use is unknown.</text:span></text:span><text:span text:style-name="Source_20_Text"><text:span text:style-name="T249">*/</text:span></text:span></text:p>
      <text:p text:style-name="P40"><text:span text:style-name="Source_20_Text"><text:span text:style-name="T496"><text:s text:c="4"/></text:span></text:span><text:span text:style-name="Source_20_Text"><text:span text:style-name="T63">UInt16</text:span></text:span><text:span text:style-name="Source_20_Text"><text:span text:style-name="T496"><text:tab/>tag_table_index</text:span></text:span><text:span text:style-name="Source_20_Text"><text:span text:style-name="T502">;</text:span></text:span><text:span text:style-name="Source_20_Text"><text:span text:style-name="T288"><text:tab/></text:span></text:span><text:span text:style-name="Source_20_Text"><text:span text:style-name="T260">//</text:span></text:span><text:span text:style-name="Source_20_Text"><text:span text:style-name="T274"> </text:span></text:span><text:span text:style-name="Source_20_Text"><text:span text:style-name="T279">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40"><text:span text:style-name="Source_20_Text"><text:span text:style-name="T496"><text:s text:c="4"/></text:span></text:span><text:span text:style-name="Source_20_Text"><text:span text:style-name="T63">UInt16</text:span></text:span><text:span text:style-name="Source_20_Text"><text:span text:style-name="T496"><text:tab/>table_index</text:span></text:span><text:span text:style-name="Source_20_Text"><text:span text:style-name="T502">;</text:span></text:span><text:span text:style-name="Source_20_Text"><text:span text:style-name="T514"><text:tab/></text:span></text:span><text:span text:style-name="Source_20_Text"><text:span text:style-name="T260">//</text:span></text:span><text:span text:style-name="Source_20_Text"><text:span text:style-name="T274"> </text:span></text:span><text:span text:style-name="Source_20_Text"><text:span text:style-name="T279">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26"><text:span text:style-name="Source_20_Text"><text:span text:style-name="T244"><text:s text:c="4"/></text:span></text:span><text:span text:style-name="Source_20_Text"><text:span text:style-name="T407">}</text:span></text:span><text:span text:style-name="Source_20_Text"><text:span text:style-name="T278"> </text:span></text:span><text:span text:style-name="Source_20_Text"><text:span text:style-name="T69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418">;</text:span></text:span><text:span text:style-name="Source_20_Text"><text:span text:style-name="T252"> <text:s/>// </text:span></text:span><text:span text:style-name="Source_20_Text"><text:span text:style-name="T253">struct </text:span></text:span><text:span text:style-name="Source_20_Text"><text:span text:style-name="T252">size == 4 bytes</text:span></text:span></text:p>
      <text:p text:style-name="P26"/>
      <text:p text:style-name="P26"/>
      <text:p text:style-name="P19"><text:span text:style-name="Source_20_Text"><text:span text:style-name="T473">typedef </text:span></text:span><text:span text:style-name="Source_20_Text"><text:span text:style-name="T474">struct</text:span></text:span><text:span text:style-name="Source_20_Text"><text:span text:style-name="T503"> </text:span></text:span><text:span text:style-name="Source_20_Text"><text:span text:style-name="T71">TagRef</text:span></text:span><text:span text:style-name="Source_20_Text"><text:span text:style-name="T503"> {</text:span></text:span></text:p>
      <text:p text:style-name="P19"><text:span text:style-name="Source_20_Text"><text:span text:style-name="T503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503">class;</text:span></text:span></text:p>
      <text:p text:style-name="P33"><text:span text:style-name="Source_20_Text"><text:span text:style-name="T503"><text:s text:c="4"/></text:span></text:span><text:span text:style-name="Source_20_Text"><text:span text:style-name="T71">SInt32</text:span></text:span><text:span text:style-name="Source_20_Text"><text:span text:style-name="T76"><text:tab/></text:span></text:span><text:span text:style-name="Source_20_Text"><text:span text:style-name="T79"><text:tab/></text:span></text:span><text:span text:style-name="Source_20_Text"><text:span text:style-name="T503">path_pointer;</text:span></text:span><text:span text:style-name="Source_20_Text"><text:span text:style-name="T515"><text:tab/></text:span></text:span><text:span text:style-name="Source_20_Text"><text:span text:style-name="T279">// 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20"><text:span text:style-name="Source_20_Text"><text:span text:style-name="T505"><text:s text:c="3"/></text:span></text:span><text:span text:style-name="Source_20_Text"><text:span text:style-name="T262"><text:s/>/* </text:span></text:span><text:span text:style-name="Source_20_Text"><text:span text:style-name="T263">In a tagfile, </text:span></text:span><text:span text:style-name="Source_20_Text"><text:span text:style-name="T264">path_length specifies the number of characters</text:span></text:span></text:p>
      <text:p text:style-name="P21"><text:span text:style-name="Source_20_Text"><text:span text:style-name="T264"><text:s text:c="4"/>** in the</text:span></text:span><text:span text:style-name="Source_20_Text"><text:span text:style-name="T263"> </text:span></text:span><text:span text:style-name="Source_20_Text"><text:span text:style-name="T264">string(excluding the 0x00 delimiter on the end).</text:span></text:span></text:p>
      <text:p text:style-name="P21"><text:span text:style-name="Source_20_Text"><text:span text:style-name="T263"><text:s text:c="4"/>** If the string is empty(because the TagRef references nothing)</text:span></text:span></text:p>
      <text:p text:style-name="P21"><text:span text:style-name="Source_20_Text"><text:span text:style-name="T262"><text:s text:c="4"/>** </text:span></text:span><text:span text:style-name="Source_20_Text"><text:span text:style-name="T263">then </text:span></text:span><text:span text:style-name="Source_20_Text"><text:span text:style-name="T262">the string wont even have the 0x00 delimiter.</text:span></text:span></text:p>
      <text:p text:style-name="P103"><text:span text:style-name="Source_20_Text"><text:span text:style-name="T263"><text:s text:c="4"/>** </text:span></text:span><text:span text:style-name="Source_20_Text"><text:span text:style-name="T262">This means the</text:span></text:span><text:span text:style-name="Source_20_Text"><text:span text:style-name="T263"> number of bytes the </text:span></text:span><text:span text:style-name="Source_20_Text"><text:span text:style-name="T265">tag path </text:span></text:span><text:span text:style-name="Source_20_Text"><text:span text:style-name="T263">string</text:span></text:span><text:span text:style-name="Source_20_Text"><text:span text:style-name="T304"> </text:span></text:span><text:span text:style-name="Source_20_Text"><text:span text:style-name="T263">consists</text:span></text:span></text:p>
      <text:p text:style-name="P22"><text:span text:style-name="Source_20_Text"><text:span text:style-name="T263"><text:s text:c="4"/>** of is</text:span></text:span><text:span text:style-name="Source_20_Text"><text:span text:style-name="T265"> </text:span></text:span><text:span text:style-name="Source_20_Text"><text:span text:style-name="T263">either 0, or path_length + 1</text:span></text:span><text:span text:style-name="Source_20_Text"><text:span text:style-name="T304">, but never just 1</text:span></text:span><text:span text:style-name="Source_20_Text"><text:span text:style-name="T305">.</text:span></text:span><text:span text:style-name="Source_20_Text"><text:span text:style-name="T263"> </text:span></text:span><text:span text:style-name="Source_20_Text"><text:span text:style-name="T262">*/</text:span></text:span></text:p>
      <text:p text:style-name="P32"><text:span text:style-name="Source_20_Text"><text:span text:style-name="T503"><text:s text:c="4"/></text:span></text:span><text:span text:style-name="Source_20_Text"><text:span text:style-name="T71">SInt32</text:span></text:span><text:span text:style-name="Source_20_Text"><text:span text:style-name="T503"><text:tab/></text:span></text:span><text:span text:style-name="Source_20_Text"><text:span text:style-name="T512"><text:tab/></text:span></text:span><text:span text:style-name="Source_20_Text"><text:span text:style-name="T503">path_length;</text:span></text:span><text:span text:style-name="Source_20_Text"><text:span text:style-name="T515"><text:tab/></text:span></text:span><text:span text:style-name="Source_20_Text"><text:span text:style-name="T279">// only used </text:span></text:span><text:span text:style-name="Source_20_Text"><text:span text:style-name="T280">outside</text:span></text:span><text:span text:style-name="Source_20_Text"><text:span text:style-name="T279"> a map</text:span></text:span><text:span text:style-name="Source_20_Text"><text:span text:style-name="T281">?</text:span></text:span></text:p>
      <text:p text:style-name="P31"><text:span text:style-name="Source_20_Text"><text:span text:style-name="T503"><text:s text:c="4"/></text:span></text:span><text:span text:style-name="Source_20_Text"><text:span text:style-name="T71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506"><text:tab/></text:span></text:span><text:span text:style-name="Source_20_Text"><text:span text:style-name="T512"><text:tab/></text:span></text:span><text:span text:style-name="Source_20_Text"><text:span text:style-name="T506">id;</text:span></text:span><text:span text:style-name="Source_20_Text"><text:span text:style-name="T515"><text:tab/><text:tab/><text:tab/></text:span></text:span><text:span text:style-name="Source_20_Text"><text:span text:style-name="T279">// 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204"><text:span text:style-name="Source_20_Text"><text:span text:style-name="T503"><text:s text:c="4"/>} </text:span></text:span><text:span text:style-name="Source_20_Text"><text:span text:style-name="T71">TagRef</text:span></text:span><text:span text:style-name="Source_20_Text"><text:span text:style-name="T412">;</text:span></text:span><text:span text:style-name="Source_20_Text"><text:span text:style-name="T260">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259">16</text:span></text:span><text:span text:style-name="Source_20_Text"><text:span text:style-name="T252"> bytes</text:span></text:span></text:p>
      <text:p text:style-name="P1"><text:span text:style-name="Source_20_Text"><text:span text:style-name="T496"/></text:span></text:p>
      <text:p text:style-name="P1"><text:span text:style-name="Source_20_Text"><text:span text:style-name="T496"/></text:span></text:p>
      <text:p text:style-name="P1"><text:span text:style-name="Source_20_Text"><text:span text:style-name="T473">typedef </text:span></text:span><text:span text:style-name="Source_20_Text"><text:span text:style-name="T474">struct</text:span></text:span><text:span text:style-name="Source_20_Text"><text:span text:style-name="T503"> </text:span></text:span><text:span text:style-name="Source_20_Text"><text:span text:style-name="T71">RawdataRef</text:span></text:span><text:span text:style-name="Source_20_Text"><text:span text:style-name="T503"> {</text:span></text:span></text:p>
      <text:p text:style-name="P9"><text:span text:style-name="Source_20_Text"><text:span text:style-name="T503"><text:s text:c="4"/></text:span></text:span><text:span text:style-name="Source_20_Text"><text:span text:style-name="T71">SInt32</text:span></text:span><text:span text:style-name="Source_20_Text"><text:span text:style-name="T503"><text:tab/>size;</text:span></text:span></text:p>
      <text:p text:style-name="P106"><text:span text:style-name="Source_20_Text"><text:span text:style-name="T507"><text:s text:c="4"/></text:span></text:span><text:span text:style-name="Source_20_Text"><text:span text:style-name="T266">/</text:span></text:span><text:span text:style-name="Source_20_Text"><text:span text:style-name="T267">*</text:span></text:span><text:span text:style-name="Source_20_Text"><text:span text:style-name="T266"> </text:span></text:span><text:span text:style-name="Source_20_Text"><text:span text:style-name="T268">T</text:span></text:span><text:span text:style-name="Source_20_Text"><text:span text:style-name="T266">his flag is used to determine if </text:span></text:span><text:span text:style-name="Source_20_Text"><text:span text:style-name="T269">the</text:span></text:span><text:span text:style-name="Source_20_Text"><text:span text:style-name="T266"> </text:span></text:span><text:span text:style-name="Source_20_Text"><text:span text:style-name="T269">raw</text:span></text:span><text:span text:style-name="Source_20_Text"><text:span text:style-name="T266">data is in a</text:span></text:span><text:span text:style-name="Source_20_Text"><text:span text:style-name="T269"> </text:span></text:span><text:span text:style-name="Source_20_Text"><text:span text:style-name="T266">Halo PC</text:span></text:span></text:p>
      <text:p text:style-name="P106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70"> </text:span></text:span><text:span text:style-name="Source_20_Text"><text:span text:style-name="T266">or Halo CE resource map</text:span></text:span><text:span text:style-name="Source_20_Text"><text:span text:style-name="T271"> rather</text:span></text:span><text:span text:style-name="Source_20_Text"><text:span text:style-name="T270"> </text:span></text:span><text:span text:style-name="Source_20_Text"><text:span text:style-name="T266">than the map this</text:span></text:span><text:span text:style-name="Source_20_Text"><text:span text:style-name="T269"> </text:span></text:span><text:span text:style-name="Source_20_Text"><text:span text:style-name="T266">RawdataRef</text:span></text:span></text:p>
      <text:p text:style-name="P106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66"> struct is in.</text:span></text:span><text:span text:style-name="Source_20_Text"><text:span text:style-name="T271"> It appears that</text:span></text:span><text:span text:style-name="Source_20_Text"><text:span text:style-name="T270"> </text:span></text:span><text:span text:style-name="Source_20_Text"><text:span text:style-name="T271">this flag is </text:span></text:span><text:span text:style-name="Source_20_Text"><text:span text:style-name="T270">ONLY</text:span></text:span><text:span text:style-name="Source_20_Text"><text:span text:style-name="T269"> </text:span></text:span><text:span text:style-name="Source_20_Text"><text:span text:style-name="T270">used to</text:span></text:span></text:p>
      <text:p text:style-name="P105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70"> specify if a sound</text:span></text:span><text:span text:style-name="Source_20_Text"><text:span text:style-name="T269"> permutations</text:span></text:span><text:span text:style-name="Source_20_Text"><text:span text:style-name="T270"> </text:span></text:span><text:span text:style-name="Source_20_Text"><text:span text:style-name="T272">samples/mouth data</text:span></text:span><text:span text:style-name="Source_20_Text"><text:span text:style-name="T270"> </text:span></text:span><text:span text:style-name="Source_20_Text"><text:span text:style-name="T273">is</text:span></text:span><text:span text:style-name="Source_20_Text"><text:span text:style-name="T270"> stored</text:span></text:span></text:p>
      <text:p text:style-name="P106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72"> </text:span></text:span><text:span text:style-name="Source_20_Text"><text:span text:style-name="T270">in the</text:span></text:span><text:span text:style-name="Source_20_Text"><text:span text:style-name="T269"> </text:span></text:span><text:span text:style-name="Source_20_Text"><text:span text:style-name="T270">resource map. Bitmaps use a different flag to specify</text:span></text:span></text:p>
      <text:p text:style-name="P14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70"> this while font, hud_message_text, and unicode_string_list</text:span></text:span></text:p>
      <text:p text:style-name="P14"><text:span text:style-name="Source_20_Text"><text:span text:style-name="T270"><text:s text:c="4"/></text:span></text:span><text:span text:style-name="Source_20_Text"><text:span text:style-name="T249">**</text:span></text:span><text:span text:style-name="Source_20_Text"><text:span text:style-name="T270"> tags assume the data is in the same map as the RawdataRef.</text:span></text:span><text:span text:style-name="Source_20_Text"><text:span text:style-name="T267">*/</text:span></text:span></text:p>
      <text:p text:style-name="P107"><text:span text:style-name="Source_20_Text"><text:span text:style-name="T503"><text:s text:c="4"/></text:span></text:span><text:span text:style-name="Source_20_Text"><text:span text:style-name="T71">Bool32</text:span></text:span><text:span text:style-name="Source_20_Text"><text:span text:style-name="T80"><text:tab/></text:span></text:span><text:span text:style-name="Source_20_Text"><text:span text:style-name="T503">data_in_resource_map : </text:span></text:span><text:span text:style-name="Source_20_Text"><text:span text:style-name="T482">1</text:span></text:span><text:span text:style-name="Source_20_Text"><text:span text:style-name="T503">;</text:span></text:span><text:span text:style-name="Source_20_Text"><text:span text:style-name="T513"><text:tab/></text:span></text:span><text:span text:style-name="Source_20_Text"><text:span text:style-name="T287">// o</text:span></text:span><text:span text:style-name="Source_20_Text"><text:span text:style-name="T279">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111"/>
      <text:p text:style-name="P94"><text:span text:style-name="Source_20_Text"><text:span text:style-name="T503"><text:s text:c="4"/></text:span></text:span><text:span text:style-name="Source_20_Text"><text:span text:style-name="T71">UInt32</text:span></text:span><text:span text:style-name="Source_20_Text"><text:span text:style-name="T503"><text:tab/>raw_pointer;</text:span></text:span><text:span text:style-name="Source_20_Text"><text:span text:style-name="T516"><text:tab/></text:span></text:span><text:span text:style-name="Source_20_Text"><text:span text:style-name="T260">/</text:span></text:span><text:span text:style-name="Source_20_Text"><text:span text:style-name="T298">*</text:span></text:span><text:span text:style-name="Source_20_Text"><text:span text:style-name="T274"> </text:span></text:span><text:span text:style-name="Source_20_Text"><text:span text:style-name="T279">only used in</text:span></text:span><text:span text:style-name="Source_20_Text"><text:span text:style-name="T281">side</text:span></text:span><text:span text:style-name="Source_20_Text"><text:span text:style-name="T279"> a map</text:span></text:span><text:span text:style-name="Source_20_Text"><text:span text:style-name="T298">.</text:span></text:span></text:p>
      <text:p text:style-name="P94"><text:span text:style-name="Source_20_Text"><text:span text:style-name="T298"><text:s text:c="4"/>**<text:tab/><text:tab/><text:tab/><text:tab/> <text:s text:c="2"/>should only be used if pointer == 0 */</text:span></text:span></text:p>
      <text:p text:style-name="P94"><text:span text:style-name="Source_20_Text"><text:span text:style-name="T503"><text:s text:c="4"/></text:span></text:span><text:span text:style-name="Source_20_Text"><text:span text:style-name="T71">UInt32</text:span></text:span><text:span text:style-name="Source_20_Text"><text:span text:style-name="T503"><text:tab/>pointer;</text:span></text:span><text:span text:style-name="Source_20_Text"><text:span text:style-name="T279"> </text:span></text:span><text:span text:style-name="Source_20_Text"><text:span text:style-name="T286"><text:tab/><text:tab/></text:span></text:span><text:span text:style-name="Source_20_Text"><text:span text:style-name="T260">/</text:span></text:span><text:span text:style-name="Source_20_Text"><text:span text:style-name="T298">*</text:span></text:span><text:span text:style-name="Source_20_Text"><text:span text:style-name="T274"> </text:span></text:span><text:span text:style-name="Source_20_Text"><text:span text:style-name="T279">only used in</text:span></text:span><text:span text:style-name="Source_20_Text"><text:span text:style-name="T281">side</text:span></text:span><text:span text:style-name="Source_20_Text"><text:span text:style-name="T279"> a map</text:span></text:span><text:span text:style-name="Source_20_Text"><text:span text:style-name="T298">(uses magic).</text:span></text:span></text:p>
      <text:p text:style-name="P94"><text:span text:style-name="Source_20_Text"><text:span text:style-name="T298"><text:s text:c="4"/>**<text:tab/><text:tab/><text:tab/><text:tab/> <text:s text:c="2"/>if pointer == 0, use raw_pointer instead.*/</text:span></text:span></text:p>
      <text:p text:style-name="P90"><text:span text:style-name="Source_20_Text"><text:span text:style-name="T503"><text:s text:c="4"/></text:span></text:span><text:span text:style-name="Source_20_Text"><text:span text:style-name="T71">UInt32</text:span></text:span><text:span text:style-name="Source_20_Text"><text:span text:style-name="T503"><text:tab/>id;</text:span></text:span><text:span text:style-name="Source_20_Text"><text:span text:style-name="T279"> <text:s/></text:span></text:span><text:span text:style-name="Source_20_Text"><text:span text:style-name="T282"><text:s text:c="4"/></text:span></text:span><text:span text:style-name="Source_20_Text"><text:span text:style-name="T286"><text:tab/><text:tab/></text:span></text:span><text:span text:style-name="Source_20_Text"><text:span text:style-name="T279">// only used in</text:span></text:span><text:span text:style-name="Source_20_Text"><text:span text:style-name="T281">side</text:span></text:span><text:span text:style-name="Source_20_Text"><text:span text:style-name="T279"> a map</text:span></text:span><text:span text:style-name="Source_20_Text"><text:span text:style-name="T299">(purpose unknown).</text:span></text:span></text:p>
      <text:p text:style-name="P205"><text:span text:style-name="Source_20_Text"><text:span text:style-name="T503"><text:s text:c="4"/>} </text:span></text:span><text:span text:style-name="Source_20_Text"><text:span text:style-name="T71">RawdataRef</text:span></text:span><text:span text:style-name="Source_20_Text"><text:span text:style-name="T503">; <text:s/></text:span></text:span><text:span text:style-name="Source_20_Text"><text:span text:style-name="T252">// </text:span></text:span><text:span text:style-name="Source_20_Text"><text:span text:style-name="T253">struct </text:span></text:span><text:span text:style-name="Source_20_Text"><text:span text:style-name="T252">size == </text:span></text:span><text:span text:style-name="Source_20_Text"><text:span text:style-name="T259">20</text:span></text:span><text:span text:style-name="Source_20_Text"><text:span text:style-name="T252"> bytes</text:span></text:span></text:p>
      <text:h text:style-name="P188" text:outline-level="1"><text:span text:style-name="Source_20_Text"><text:span text:style-name="T443">Mapfile</text:span></text:span><text:span text:style-name="Source_20_Text"><text:span text:style-name="T444">s</text:span></text:span></text:h>
      <text:p text:style-name="P116"><text:span text:style-name="Source_20_Text"><text:span text:style-name="T145">/</text:span></text:span><text:span text:style-name="Source_20_Text"><text:span text:style-name="T146">*</text:span></text:span><text:span text:style-name="Source_20_Text"><text:span text:style-name="T145"> </text:span></text:span><text:span text:style-name="Source_20_Text"><text:span text:style-name="T146">These </text:span></text:span><text:span text:style-name="Source_20_Text"><text:span text:style-name="T156">"index_magic" values </text:span></text:span><text:span text:style-name="Source_20_Text"><text:span text:style-name="T146">are </text:span></text:span><text:span text:style-name="Source_20_Text"><text:span text:style-name="T157">virtual </text:span></text:span><text:span text:style-name="Source_20_Text"><text:span text:style-name="T146">addresses each </text:span></text:span><text:span text:style-name="Source_20_Text"><text:span text:style-name="T150">engine</text:span></text:span><text:span text:style-name="Source_20_Text"><text:span text:style-name="T153"> loads</text:span></text:span><text:span text:style-name="Source_20_Text"><text:span text:style-name="T146"> </text:span></text:span><text:span text:style-name="Source_20_Text"><text:span text:style-name="T176">it </text:span></text:span><text:span text:style-name="Source_20_Text"><text:span text:style-name="T146">map at</text:span></text:span><text:span text:style-name="Source_20_Text"><text:span text:style-name="T156">.</text:span></text:span><text:span text:style-name="Source_20_Text"><text:span text:style-name="T146"> </text:span></text:span></text:p>
      <text:p text:style-name="P120"><text:span text:style-name="Source_20_Text"><text:span text:style-name="T146">** When a</text:span></text:span><text:span text:style-name="Source_20_Text"><text:span text:style-name="T153"> map</text:span></text:span><text:span text:style-name="Source_20_Text"><text:span text:style-name="T156"> </text:span></text:span><text:span text:style-name="Source_20_Text"><text:span text:style-name="T146">is loaded </text:span></text:span><text:span text:style-name="Source_20_Text"><text:span text:style-name="T154">by</text:span></text:span><text:span text:style-name="Source_20_Text"><text:span text:style-name="T146"> the game </text:span></text:span><text:span text:style-name="Source_20_Text"><text:span text:style-name="T154">the map</text:span></text:span><text:span text:style-name="Source_20_Text"><text:span text:style-name="T146"> was built for, it will be loaded</text:span></text:span></text:p>
      <text:p text:style-name="P120"><text:span text:style-name="Source_20_Text"><text:span text:style-name="T156">** </text:span></text:span><text:span text:style-name="Source_20_Text"><text:span text:style-name="T146">with </text:span></text:span><text:span text:style-name="Source_20_Text"><text:span text:style-name="T156">its </text:span></text:span><text:span text:style-name="Source_20_Text"><text:span text:style-name="T146">TagIndex struct allocated at this address</text:span></text:span><text:span text:style-name="Source_20_Text"><text:span text:style-name="T147">. This will make all</text:span></text:span></text:p>
      <text:p text:style-name="P120"><text:span text:style-name="Source_20_Text"><text:span text:style-name="T156">** </text:span></text:span><text:span text:style-name="Source_20_Text"><text:span text:style-name="T147">"magic"</text:span></text:span><text:span text:style-name="Source_20_Text"><text:span text:style-name="T156"> </text:span></text:span><text:span text:style-name="Source_20_Text"><text:span text:style-name="T147">pointers in the map </text:span></text:span><text:span text:style-name="Source_20_Text"><text:span text:style-name="T155">directly</text:span></text:span><text:span text:style-name="Source_20_Text"><text:span text:style-name="T147"> point to other areas of the map file.</text:span></text:span></text:p>
      <text:p text:style-name="P117"><text:span text:style-name="Source_20_Text"><text:span text:style-name="T147">**</text:span></text:span></text:p>
      <text:p text:style-name="P117"><text:span text:style-name="Source_20_Text"><text:span text:style-name="T147">** If you just want to read the map without loading it </text:span></text:span><text:span text:style-name="Source_20_Text"><text:span text:style-name="T151">in </text:span></text:span><text:span text:style-name="Source_20_Text"><text:span text:style-name="T152">using</text:span></text:span><text:span text:style-name="Source_20_Text"><text:span text:style-name="T147"> this address,</text:span></text:span></text:p>
      <text:p text:style-name="P117"><text:span text:style-name="Source_20_Text"><text:span text:style-name="T147">** you need to adjust each "magic" pointer in the map when you read it by</text:span></text:span></text:p>
      <text:p text:style-name="P117"><text:span text:style-name="Source_20_Text"><text:span text:style-name="T147">** subtracting the appropriate index_magic from the pointer and adding the</text:span></text:span></text:p>
      <text:p text:style-name="P118"><text:span text:style-name="Source_20_Text"><text:span text:style-name="T147">** address the maps TagIndex struct is located at in the map.</text:span></text:span></text:p>
      <text:p text:style-name="P118"><text:span text:style-name="Source_20_Text"><text:span text:style-name="T148">**</text:span></text:span></text:p>
      <text:p text:style-name="P118"><text:span text:style-name="Source_20_Text"><text:span text:style-name="T148">** So </text:span></text:span><text:span text:style-name="Source_20_Text"><text:span text:style-name="T162">l</text:span></text:span><text:span text:style-name="Source_20_Text"><text:span text:style-name="T148">ets</text:span></text:span><text:span text:style-name="Source_20_Text"><text:span text:style-name="T158"> </text:span></text:span><text:span text:style-name="Source_20_Text"><text:span text:style-name="T162">take an</text:span></text:span><text:span text:style-name="Source_20_Text"><text:span text:style-name="T148"> xbox </text:span></text:span><text:span text:style-name="Source_20_Text"><text:span text:style-name="T212">halo </text:span></text:span><text:span text:style-name="Source_20_Text"><text:span text:style-name="T148">map</text:span></text:span><text:span text:style-name="Source_20_Text"><text:span text:style-name="T162"> for example(</text:span></text:span><text:span text:style-name="Source_20_Text"><text:span text:style-name="T148">so its index</text:span></text:span><text:span text:style-name="Source_20_Text"><text:span text:style-name="T162">_</text:span></text:span><text:span text:style-name="Source_20_Text"><text:span text:style-name="T148">magic is </text:span></text:span><text:span text:style-name="Source_20_Text"><text:span text:style-name="T145">0x803A6000</text:span></text:span><text:span text:style-name="Source_20_Text"><text:span text:style-name="T162">)</text:span></text:span><text:span text:style-name="Source_20_Text"><text:span text:style-name="T148">.</text:span></text:span></text:p>
      <text:p text:style-name="P131"><text:span text:style-name="Source_20_Text"><text:span text:style-name="T162">** L</text:span></text:span><text:span text:style-name="Source_20_Text"><text:span text:style-name="T148">ets say the maps </text:span></text:span><text:span text:style-name="Source_20_Text"><text:span text:style-name="T162">Xbox</text:span></text:span><text:span text:style-name="Source_20_Text"><text:span text:style-name="T148">TagIndex is located at 0x00851974, and</text:span></text:span><text:span text:style-name="Source_20_Text"><text:span text:style-name="T162"> </text:span></text:span><text:span text:style-name="Source_20_Text"><text:span text:style-name="T148">that</text:span></text:span><text:span text:style-name="Source_20_Text"><text:span text:style-name="T162"> the</text:span></text:span></text:p>
      <text:p text:style-name="P131"><text:span text:style-name="Source_20_Text"><text:span text:style-name="T162">**</text:span></text:span><text:span text:style-name="Source_20_Text"><text:span text:style-name="T148"> </text:span></text:span><text:span text:style-name="Source_20_Text"><text:span text:style-name="T142">tag_index_array_offset</text:span></text:span><text:span text:style-name="Source_20_Text"><text:span text:style-name="T148"> </text:span></text:span><text:span text:style-name="Source_20_Text"><text:span text:style-name="T159">attribute</text:span></text:span><text:span text:style-name="Source_20_Text"><text:span text:style-name="T148"> </text:span></text:span><text:span text:style-name="Source_20_Text"><text:span text:style-name="T162">of that Xbox</text:span></text:span><text:span text:style-name="Source_20_Text"><text:span text:style-name="T148">TagIndex is set to </text:span></text:span><text:span text:style-name="Source_20_Text"><text:span text:style-name="T145">0x803A60</text:span></text:span><text:span text:style-name="Source_20_Text"><text:span text:style-name="T148">24.</text:span></text:span></text:p>
      <text:p text:style-name="P121"><text:span text:style-name="Source_20_Text"><text:span text:style-name="T148">** To get the</text:span></text:span><text:span text:style-name="Source_20_Text"><text:span text:style-name="T158"> </text:span></text:span><text:span text:style-name="Source_20_Text"><text:span text:style-name="T148">offset the tag_index_array is at, you do:</text:span></text:span></text:p>
      <text:p text:style-name="P118"><text:span text:style-name="Source_20_Text"><text:span text:style-name="T148">** <text:s text:c="4"/></text:span></text:span><text:span text:style-name="Source_20_Text"><text:span text:style-name="T142">tag_index_array_offset</text:span></text:span><text:span text:style-name="Source_20_Text"><text:span text:style-name="T148"> - INDEX_MAGIC + </text:span></text:span><text:span text:style-name="Source_20_Text"><text:span text:style-name="T142">tag_index_offset</text:span></text:span></text:p>
      <text:p text:style-name="P122"><text:span text:style-name="Source_20_Text"><text:span text:style-name="T160">**</text:span></text:span></text:p>
      <text:p text:style-name="P118"><text:span text:style-name="Source_20_Text"><text:span text:style-name="T148">** which </text:span></text:span><text:span text:style-name="Source_20_Text"><text:span text:style-name="T161">for this example</text:span></text:span><text:span text:style-name="Source_20_Text"><text:span text:style-name="T148"> </text:span></text:span><text:span text:style-name="Source_20_Text"><text:span text:style-name="T161">would be</text:span></text:span><text:span text:style-name="Source_20_Text"><text:span text:style-name="T148">:</text:span></text:span></text:p>
      <text:p text:style-name="P118"><text:span text:style-name="Source_20_Text"><text:span text:style-name="T148">** <text:s text:c="4"/></text:span></text:span><text:span text:style-name="Source_20_Text"><text:span text:style-name="T145">0x803A60</text:span></text:span><text:span text:style-name="Source_20_Text"><text:span text:style-name="T148">24 - </text:span></text:span><text:span text:style-name="Source_20_Text"><text:span text:style-name="T145">0x803A6000</text:span></text:span><text:span text:style-name="Source_20_Text"><text:span text:style-name="T148"> + 0x00851974 = 0x00851998</text:span></text:span></text:p>
      <text:p text:style-name="P118"><text:span text:style-name="Source_20_Text"><text:span text:style-name="T148">**</text:span></text:span></text:p>
      <text:p text:style-name="P118"><text:span text:style-name="Source_20_Text"><text:span text:style-name="T148">** If you notice, this is directly after the 36 byte </text:span></text:span><text:span text:style-name="Source_20_Text"><text:span text:style-name="T162">Xbox</text:span></text:span><text:span text:style-name="Source_20_Text"><text:span text:style-name="T148">TagIndex struct</text:span></text:span><text:span text:style-name="Source_20_Text"><text:span text:style-name="T168">.</text:span></text:span></text:p>
      <text:p text:style-name="P124"><text:span text:style-name="Source_20_Text"><text:span text:style-name="T148">** </text:span></text:span><text:span text:style-name="Source_20_Text"><text:span text:style-name="T168">This </text:span></text:span><text:span text:style-name="Source_20_Text"><text:span text:style-name="T148">is where </text:span></text:span><text:span text:style-name="Source_20_Text"><text:span text:style-name="T168">the array</text:span></text:span><text:span text:style-name="Source_20_Text"><text:span text:style-name="T148"> should be unless the map is protected. </text:span></text:span><text:span text:style-name="Source_20_Text"><text:span text:style-name="T168">Any time </text:span></text:span><text:span text:style-name="Source_20_Text"><text:span text:style-name="T169">a</text:span></text:span></text:p>
      <text:p text:style-name="P119"><text:span text:style-name="Source_20_Text"><text:span text:style-name="T149">**</text:span></text:span><text:span text:style-name="Source_20_Text"><text:span text:style-name="T168"> </text:span></text:span><text:span text:style-name="Source_20_Text"><text:span text:style-name="T149">pointer is </text:span></text:span><text:span text:style-name="Source_20_Text"><text:span text:style-name="T169">called "</text:span></text:span><text:span text:style-name="Source_20_Text"><text:span text:style-name="T149">magic</text:span></text:span><text:span text:style-name="Source_20_Text"><text:span text:style-name="T169">"</text:span></text:span><text:span text:style-name="Source_20_Text"><text:span text:style-name="T149"> or </text:span></text:span><text:span text:style-name="Source_20_Text"><text:span text:style-name="T169">"</text:span></text:span><text:span text:style-name="Source_20_Text"><text:span text:style-name="T149">uses magic</text:span></text:span><text:span text:style-name="Source_20_Text"><text:span text:style-name="T169">"</text:span></text:span><text:span text:style-name="Source_20_Text"><text:span text:style-name="T149">, this is how </text:span></text:span><text:span text:style-name="Source_20_Text"><text:span text:style-name="T169">to</text:span></text:span><text:span text:style-name="Source_20_Text"><text:span text:style-name="T149"> </text:span></text:span><text:span text:style-name="Source_20_Text"><text:span text:style-name="T163">work with</text:span></text:span><text:span text:style-name="Source_20_Text"><text:span text:style-name="T149"> it.</text:span></text:span><text:span text:style-name="Source_20_Text"><text:span text:style-name="T148">*/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DEMO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3">= 0x4BF10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</text:span></text:span><text:span text:style-name="Source_20_Text"><text:span text:style-name="T29"><text:tab/><text:tab/></text:span></text:span><text:span text:style-name="Source_20_Text"><text:span text:style-name="T363">= 0x40440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CE</text:span></text:span><text:span text:style-name="Source_20_Text"><text:span text:style-name="T29"><text:tab/><text:tab/></text:span></text:span><text:span text:style-name="Source_20_Text"><text:span text:style-name="T363">= 0x40440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XBOX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3">= 0x803A6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XBOX</text:span></text:span><text:span text:style-name="Source_20_Text"><text:span text:style-name="T29"><text:tab/></text:span></text:span><text:span text:style-name="Source_20_Text"><text:span text:style-name="T363">= 0x8038B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PC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3">= 0x40440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HADOWRUN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3">= 0x8069E000</text:span></text:span><text:span text:style-name="Source_20_Text"><text:span text:style-name="T365">;</text:span></text:span></text:p>
      <text:p text:style-name="P125"><text:span text:style-name="Source_20_Text"><text:span text:style-name="T465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H2V_M</text:span></text:span><text:span text:style-name="Source_20_Text"><text:span text:style-name="T48">P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3">= 0x01400000</text:span></text:span><text:span text:style-name="Source_20_Text"><text:span text:style-name="T365">;</text:span></text:span></text:p>
      <text:p text:style-name="P115"><text:span text:style-name="Source_20_Text"><text:span text:style-name="T460"/></text:span></text:p>
      <text:p text:style-name="P115"><text:span text:style-name="Source_20_Text"><text:span text:style-name="T460"/></text:span></text:p>
      <text:p text:style-name="P115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21">RsrcMapType</text:span></text:span><text:span text:style-name="Source_20_Text"><text:span text:style-name="T451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1"> {</text:span></text:span></text:p>
      <text:p text:style-name="P89"><text:span text:style-name="Source_20_Text"><text:span text:style-name="T325"><text:s text:c="4"/></text:span></text:span><text:span text:style-name="Source_20_Text"><text:span text:style-name="T21">rsrc_map_type_bitmaps</text:span></text:span><text:span text:style-name="Source_20_Text"><text:span text:style-name="T14"><text:tab/></text:span></text:span><text:span text:style-name="Source_20_Text"><text:span text:style-name="T21"><text:tab/></text:span></text:span><text:span text:style-name="Source_20_Text"><text:span text:style-name="T325">= </text:span></text:span><text:span text:style-name="Source_20_Text"><text:span text:style-name="T352">1</text:span></text:span><text:span text:style-name="Source_20_Text"><text:span text:style-name="T328">,</text:span></text:span></text:p>
      <text:p text:style-name="P150"><text:span text:style-name="Source_20_Text"><text:span text:style-name="T325"><text:s text:c="4"/></text:span></text:span><text:span text:style-name="Source_20_Text"><text:span text:style-name="T21">rsrc_map_type_sounds</text:span></text:span><text:span text:style-name="Source_20_Text"><text:span text:style-name="T14"><text:tab/><text:tab/></text:span></text:span><text:span text:style-name="Source_20_Text"><text:span text:style-name="T325">=</text:span></text:span><text:span text:style-name="Source_20_Text"><text:span text:style-name="T347"> </text:span></text:span><text:span text:style-name="Source_20_Text"><text:span text:style-name="T352">2,</text:span></text:span></text:p>
      <text:p text:style-name="P151"><text:span text:style-name="Source_20_Text"><text:span text:style-name="T325"><text:s text:c="4"/></text:span></text:span><text:span text:style-name="Source_20_Text"><text:span text:style-name="T21">rsrc_map_type_localization<text:tab/></text:span></text:span><text:span text:style-name="Source_20_Text"><text:span text:style-name="T325">=</text:span></text:span><text:span text:style-name="Source_20_Text"><text:span text:style-name="T347"> </text:span></text:span><text:span text:style-name="Source_20_Text"><text:span text:style-name="T352">3</text:span></text:span><text:span text:style-name="Source_20_Text"><text:span text:style-name="T328">,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8"> Halo CE only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1">RsrcMapType</text:span></text:span><text:span text:style-name="Source_20_Text"><text:span text:style-name="T329">;</text:span></text:span></text:p>
      <text:p text:style-name="P150"><text:span text:style-name="Source_20_Text"><text:span text:style-name="T329"/></text:span></text:p>
      <text:p text:style-name="P150"><text:span text:style-name="Source_20_Text"><text:span text:style-name="T329"/></text:span></text:p>
      <text:p text:style-name="P113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14">MapVersion</text:span></text:span><text:span text:style-name="Source_20_Text"><text:span text:style-name="T451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1"> {</text:span></text:span></text:p>
      <text:p text:style-name="P87"><text:span text:style-name="Source_20_Text"><text:span text:style-name="T325"><text:s text:c="4"/></text:span></text:span><text:span text:style-name="Source_20_Text"><text:span text:style-name="T14">map_version_halo1_xbox<text:tab/></text:span></text:span><text:span text:style-name="Source_20_Text"><text:span text:style-name="T325">= </text:span></text:span><text:span text:style-name="Source_20_Text"><text:span text:style-name="T347">5</text:span></text:span><text:span text:style-name="Source_20_Text"><text:span text:style-name="T328">,</text:span></text:span><text:span text:style-name="Source_20_Text"><text:span text:style-name="T364"><text:tab/></text:span></text:span><text:span text:style-name="Source_20_Text"><text:span text:style-name="T164">// stubbs, stubbspc, shadowrun, halo1xbox</text:span></text:span></text:p>
      <text:p text:style-name="P87"><text:span text:style-name="Source_20_Text"><text:span text:style-name="T325"><text:s text:c="4"/></text:span></text:span><text:span text:style-name="Source_20_Text"><text:span text:style-name="T14">map_version_halo1_pc_demo<text:tab/></text:span></text:span><text:span text:style-name="Source_20_Text"><text:span text:style-name="T325">= </text:span></text:span><text:span text:style-name="Source_20_Text"><text:span text:style-name="T347">6</text:span></text:span><text:span text:style-name="Source_20_Text"><text:span text:style-name="T328">,</text:span></text:span></text:p>
      <text:p text:style-name="P87"><text:span text:style-name="Source_20_Text"><text:span text:style-name="T325"><text:s text:c="4"/></text:span></text:span><text:span text:style-name="Source_20_Text"><text:span text:style-name="T14">map_version_halo1_pc<text:tab/></text:span></text:span><text:span text:style-name="Source_20_Text"><text:span text:style-name="T325">= </text:span></text:span><text:span text:style-name="Source_20_Text"><text:span text:style-name="T347">7</text:span></text:span><text:span text:style-name="Source_20_Text"><text:span text:style-name="T328">,</text:span></text:span></text:p>
      <text:p text:style-name="P139"><text:span text:style-name="Source_20_Text"><text:span text:style-name="T325"><text:s text:c="4"/></text:span></text:span><text:span text:style-name="Source_20_Text"><text:span text:style-name="T14">map_version_halo2<text:tab/><text:tab/></text:span></text:span><text:span text:style-name="Source_20_Text"><text:span text:style-name="T325">=</text:span></text:span><text:span text:style-name="Source_20_Text"><text:span text:style-name="T347"> 8</text:span></text:span><text:span text:style-name="Source_20_Text"><text:span text:style-name="T328">,</text:span></text:span><text:span text:style-name="Source_20_Text"><text:span text:style-name="T364"><text:tab/></text:span></text:span><text:span text:style-name="Source_20_Text"><text:span text:style-name="T164">// ALL versions(alpha, epsilon, xbox, vista)</text:span></text:span></text:p>
      <text:p text:style-name="P139"><text:span text:style-name="Source_20_Text"><text:span text:style-name="T325"><text:s text:c="4"/></text:span></text:span><text:span text:style-name="Source_20_Text"><text:span text:style-name="T14">map_version_halo3<text:tab/><text:tab/></text:span></text:span><text:span text:style-name="Source_20_Text"><text:span text:style-name="T325">=</text:span></text:span><text:span text:style-name="Source_20_Text"><text:span text:style-name="T347"> 11</text:span></text:span><text:span text:style-name="Source_20_Text"><text:span text:style-name="T328">,</text:span></text:span></text:p>
      <text:p text:style-name="P170"><text:span text:style-name="Source_20_Text"><text:span text:style-name="T328"><text:s text:c="4"/></text:span></text:span><text:span text:style-name="Source_20_Text"><text:span text:style-name="T14">map_version_halo1_ce<text:tab/></text:span></text:span><text:span text:style-name="Source_20_Text"><text:span text:style-name="T325">=</text:span></text:span><text:span text:style-name="Source_20_Text"><text:span text:style-name="T327"> 60</text:span></text:span><text:span text:style-name="Source_20_Text"><text:span text:style-name="T347">9</text:span></text:span><text:span text:style-name="Source_20_Text"><text:span text:style-name="T328">,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14">MapVersion</text:span></text:span><text:span text:style-name="Source_20_Text"><text:span text:style-name="T329">;</text:span></text:span></text:p>
      <text:p text:style-name="P139"><text:span text:style-name="Source_20_Text"><text:span text:style-name="T329"/></text:span></text:p>
      <text:p text:style-name="P114"><text:span text:style-name="Source_20_Text"><text:span text:style-name="T329"/></text:span></text:p>
      <text:p text:style-name="P114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451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8">16</text:span></text:span><text:span text:style-name="Source_20_Text"><text:span text:style-name="T451"> {</text:span></text:span></text:p>
      <text:p text:style-name="P88"><text:span text:style-name="Source_20_Text"><text:span text:style-name="T325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ingle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5">= </text:span></text:span><text:span text:style-name="Source_20_Text"><text:span text:style-name="T348">0</text:span></text:span><text:span text:style-name="Source_20_Text"><text:span text:style-name="T328">,</text:span></text:span></text:p>
      <text:p text:style-name="P88"><text:span text:style-name="Source_20_Text"><text:span text:style-name="T325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multi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5">=</text:span></text:span><text:span text:style-name="Source_20_Text"><text:span text:style-name="T348"> 1</text:span></text:span><text:span text:style-name="Source_20_Text"><text:span text:style-name="T328">,</text:span></text:span></text:p>
      <text:p text:style-name="P88"><text:span text:style-name="Source_20_Text"><text:span text:style-name="T325"><text:s text:c="4"/></text:span></text:span><text:span text:style-name="Source_20_Text"><text:span text:style-name="T14">map_</text:span></text:span><text:span text:style-name="Source_20_Text"><text:span text:style-name="T15">type_mainmenu</text:span></text:span><text:span text:style-name="Source_20_Text"><text:span text:style-name="T14"><text:tab/></text:span></text:span><text:span text:style-name="Source_20_Text"><text:span text:style-name="T15"><text:tab/><text:tab/></text:span></text:span><text:span text:style-name="Source_20_Text"><text:span text:style-name="T325">= </text:span></text:span><text:span text:style-name="Source_20_Text"><text:span text:style-name="T348">2</text:span></text:span><text:span text:style-name="Source_20_Text"><text:span text:style-name="T328">,</text:span></text:span></text:p>
      <text:p text:style-name="P140"><text:span text:style-name="Source_20_Text"><text:span text:style-name="T325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14"><text:tab/></text:span></text:span><text:span text:style-name="Source_20_Text"><text:span text:style-name="T325">=</text:span></text:span><text:span text:style-name="Source_20_Text"><text:span text:style-name="T347"> </text:span></text:span><text:span text:style-name="Source_20_Text"><text:span text:style-name="T348">3</text:span></text:span><text:span text:style-name="Source_20_Text"><text:span text:style-name="T328">,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3"> halo 2 and onward only</text:span></text:span></text:p>
      <text:p text:style-name="P159"><text:span text:style-name="Source_20_Text"><text:span text:style-name="T325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_singleplayer</text:span></text:span><text:span text:style-name="Source_20_Text"><text:span text:style-name="T14"><text:tab/></text:span></text:span><text:span text:style-name="Source_20_Text"><text:span text:style-name="T325">=</text:span></text:span><text:span text:style-name="Source_20_Text"><text:span text:style-name="T347"> </text:span></text:span><text:span text:style-name="Source_20_Text"><text:span text:style-name="T348">4</text:span></text:span><text:span text:style-name="Source_20_Text"><text:span text:style-name="T328">,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3"> halo 2 and onward only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14">MapVersion</text:span></text:span><text:span text:style-name="Source_20_Text"><text:span text:style-name="T329">;</text:span></text:span></text:p>
      <text:p text:style-name="P179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46"> {</text:span></text:span></text:p>
      <text:p text:style-name="P159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1</text:span></text:span><text:span text:style-name="Source_20_Text"><text:span text:style-name="T412">;</text:span></text:span></text:p>
      <text:p text:style-name="P159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2</text:span></text:span><text:span text:style-name="Source_20_Text"><text:span text:style-name="T412">;</text:span></text:span><text:span text:style-name="Source_20_Text"><text:span text:style-name="T425"><text:tab/></text:span></text:span><text:span text:style-name="Source_20_Text"><text:span text:style-name="T134">//</text:span></text:span><text:span text:style-name="Source_20_Text"><text:span text:style-name="T138"> 0xFFFFFFFF if </text:span></text:span><text:span text:style-name="Source_20_Text"><text:span text:style-name="T219">this tag has no super-types</text:span></text:span></text:p>
      <text:p text:style-name="P171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3</text:span></text:span><text:span text:style-name="Source_20_Text"><text:span text:style-name="T412">;</text:span></text:span><text:span text:style-name="Source_20_Text"><text:span text:style-name="T425"><text:tab/></text:span></text:span><text:span text:style-name="Source_20_Text"><text:span text:style-name="T134">//</text:span></text:span><text:span text:style-name="Source_20_Text"><text:span text:style-name="T138"> 0xFFFFFFFF if </text:span></text:span><text:span text:style-name="Source_20_Text"><text:span text:style-name="T219">this tag has no super-types</text:span></text:span></text:p>
      <text:p text:style-name="P162"><text:span text:style-name="Source_20_Text"><text:span text:style-name="T260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5"><text:tab/></text:span></text:span><text:span text:style-name="Source_20_Text"><text:span text:style-name="T296"><text:tab/></text:span></text:span><text:span text:style-name="Source_20_Text"><text:span text:style-name="T426">id;</text:span></text:span><text:span text:style-name="Source_20_Text"><text:span text:style-name="T425"><text:tab/></text:span></text:span><text:span text:style-name="Source_20_Text"><text:span text:style-name="T427"><text:tab/></text:span></text:span><text:span text:style-name="Source_20_Text"><text:span text:style-name="T134">//</text:span></text:span><text:span text:style-name="Source_20_Text"><text:span text:style-name="T140"> </text:span></text:span><text:span text:style-name="Source_20_Text"><text:span text:style-name="T141">must</text:span></text:span><text:span text:style-name="Source_20_Text"><text:span text:style-name="T140"> point back to this tag</text:span></text:span></text:p>
      <text:p text:style-name="P15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path_offset</text:span></text:span><text:span text:style-name="Source_20_Text"><text:span text:style-name="T330">;</text:span></text:span></text:p>
      <text:p text:style-name="P16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4"><text:tab/></text:span></text:span><text:span text:style-name="Source_20_Text"><text:span text:style-name="T359">meta</text:span></text:span><text:span text:style-name="Source_20_Text"><text:span text:style-name="T355">_offset</text:span></text:span><text:span text:style-name="Source_20_Text"><text:span text:style-name="T330">;</text:span></text:span></text:p>
      <text:p text:style-name="P160"><text:span text:style-name="Source_20_Text"><text:span text:style-name="T359"><text:s text:c="4"/></text:span></text:span><text:span text:style-name="Source_20_Text"><text:span text:style-name="T139">// flags</text:span></text:span></text:p>
      <text:p text:style-name="P160"><text:span text:style-name="Source_20_Text"><text:span text:style-name="T330"><text:s text:c="4"/></text:span></text:span><text:span text:style-name="Source_20_Text"><text:span text:style-name="T7">Boo</text:span></text:span><text:span text:style-name="Source_20_Text"><text:span text:style-name="T25">l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30"><text:tab/>indexed : </text:span></text:span><text:span text:style-name="Source_20_Text"><text:span text:style-name="T359">1</text:span></text:span><text:span text:style-name="Source_20_Text"><text:span text:style-name="T330">;</text:span></text:span><text:span text:style-name="Source_20_Text"><text:span text:style-name="T359"><text:tab/></text:span></text:span><text:span text:style-name="Source_20_Text"><text:span text:style-name="T139">/* If set, this tag is instead located</text:span></text:span></text:p>
      <text:p text:style-name="P160"><text:span text:style-name="Source_20_Text"><text:span text:style-name="T139"><text:s text:c="4"/>** entirely in the bitmaps/sounds/loc resource map(depends on the tag type).</text:span></text:span></text:p>
      <text:p text:style-name="P160"><text:span text:style-name="Source_20_Text"><text:span text:style-name="T139"><text:s text:c="4"/>** meta_offset will then instead be the location in that resource map's tag</text:span></text:span></text:p>
      <text:p text:style-name="P160"><text:span text:style-name="Source_20_Text"><text:span text:style-name="T139"><text:s text:c="4"/>** index you will find that tag at. So if meta_offset = </text:span></text:span><text:span text:style-name="Source_20_Text"><text:span text:style-name="T241">2</text:span></text:span><text:span text:style-name="Source_20_Text"><text:span text:style-name="T139">, you will find</text:span></text:span></text:p>
      <text:p text:style-name="P160"><text:span text:style-name="Source_20_Text"><text:span text:style-name="T139"><text:s text:c="4"/>** that tags header as the </text:span></text:span><text:span text:style-name="Source_20_Text"><text:span text:style-name="T241">third</text:span></text:span><text:span text:style-name="Source_20_Text"><text:span text:style-name="T139"> entry in the resource map's tag index.*/</text:span></text:span></text:p>
      <text:p text:style-name="P136"/>
      <text:p text:style-name="P161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7">4</text:span></text:span><text:span text:style-name="Source_20_Text"><text:span text:style-name="T254">]<text:tab/></text:span></text:span><text:span text:style-name="Source_20_Text"><text:span text:style-name="T294"><text:tab/></text:span></text:span><text:span text:style-name="Source_20_Text"><text:span text:style-name="T416">pad0;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138">32</text:span></text:span><text:span text:style-name="Source_20_Text"><text:span text:style-name="T94"> bytes</text:span></text:span></text:p>
      <text:p text:style-name="P156"><text:span text:style-name="Source_20_Text"><text:span text:style-name="T329"/></text:span></text:p>
      <text:p text:style-name="P156"><text:span text:style-name="Source_20_Text"><text:span text:style-name="T329"/></text:span></text:p>
      <text:p text:style-name="P156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46"> {</text:span></text:span></text:p>
      <text:p text:style-name="P15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path_offset</text:span></text:span><text:span text:style-name="Source_20_Text"><text:span text:style-name="T330">;</text:span></text:span><text:span text:style-name="Source_20_Text"><text:span text:style-name="T356"><text:tab/></text:span></text:span><text:span text:style-name="Source_20_Text"><text:span text:style-name="T134">// relative to </text:span></text:span><text:span text:style-name="Source_20_Text"><text:span text:style-name="T132">Rsrc</text:span></text:span><text:span text:style-name="Source_20_Text"><text:span text:style-name="T124">Map</text:span></text:span><text:span text:style-name="Source_20_Text"><text:span text:style-name="T122">Header</text:span></text:span><text:span text:style-name="Source_20_Text"><text:span text:style-name="T134">.</text:span></text:span><text:span text:style-name="Source_20_Text"><text:span text:style-name="T132">tag_paths_</text:span></text:span><text:span text:style-name="Source_20_Text"><text:span text:style-name="T135">base</text:span></text:span></text:p>
      <text:p text:style-name="P15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data_size</text:span></text:span><text:span text:style-name="Source_20_Text"><text:span text:style-name="T330">;</text:span></text:span><text:span text:style-name="Source_20_Text"><text:span text:style-name="T137"><text:tab/><text:tab/>// size of the data in bytes</text:span></text:span></text:p>
      <text:p text:style-name="P15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data_</text:span></text:span><text:span text:style-name="Source_20_Text"><text:span text:style-name="T358">pointer</text:span></text:span><text:span text:style-name="Source_20_Text"><text:span text:style-name="T330">;</text:span></text:span><text:span text:style-name="Source_20_Text"><text:span text:style-name="T356"><text:tab/></text:span></text:span><text:span text:style-name="Source_20_Text"><text:span text:style-name="T134">// relative to </text:span></text:span><text:span text:style-name="Source_20_Text"><text:span text:style-name="T136">the start of the map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133">12</text:span></text:span><text:span text:style-name="Source_20_Text"><text:span text:style-name="T94"> bytes</text:span></text:span></text:p>
      <text:p text:style-name="P155"><text:span text:style-name="Source_20_Text"><text:span text:style-name="T329"/></text:span></text:p>
      <text:p text:style-name="P137"/>
      <text:p text:style-name="P163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46"> {</text:span></text:span></text:p>
      <text:p text:style-name="P1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0">tag_index_array_offset</text:span></text:span><text:span text:style-name="Source_20_Text"><text:span text:style-name="T330">;</text:span></text:span></text:p>
      <text:p text:style-name="P163"><text:span text:style-name="Source_20_Text"><text:span text:style-name="T260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5"><text:tab/></text:span></text:span><text:span text:style-name="Source_20_Text"><text:span text:style-name="T296"><text:tab/></text:span></text:span><text:span text:style-name="Source_20_Text"><text:span text:style-name="T427">scenario_tag_i</text:span></text:span><text:span text:style-name="Source_20_Text"><text:span text:style-name="T426">d;</text:span></text:span><text:span text:style-name="Source_20_Text"><text:span text:style-name="T428"><text:tab/></text:span></text:span><text:span text:style-name="Source_20_Text"><text:span text:style-name="T297">// points to this maps scenario tag</text:span></text:span></text:p>
      <text:p text:style-name="P1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4"><text:tab/></text:span></text:span><text:span text:style-name="Source_20_Text"><text:span text:style-name="T360">map_id</text:span></text:span><text:span text:style-name="Source_20_Text"><text:span text:style-name="T330">;</text:span></text:span></text:p>
      <text:p text:style-name="P16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0">tag_count</text:span></text:span><text:span text:style-name="Source_20_Text"><text:span text:style-name="T330">;</text:span></text:span></text:p>
      <text:p text:style-name="P164"><text:span text:style-name="Source_20_Text"><text:span text:style-name="T330"/></text:span></text:p>
      <text:p text:style-name="P16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vertex_parts_count</text:span></text:span><text:span text:style-name="Source_20_Text"><text:span text:style-name="T330">;</text:span></text:span></text:p>
      <text:p text:style-name="P16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model_data_offset</text:span></text:span><text:span text:style-name="Source_20_Text"><text:span text:style-name="T330">;</text:span></text:span></text:p>
      <text:p text:style-name="P16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index_parts_count</text:span></text:span><text:span text:style-name="Source_20_Text"><text:span text:style-name="T330">;</text:span></text:span></text:p>
      <text:p text:style-name="P16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index_parts_offset</text:span></text:span><text:span text:style-name="Source_20_Text"><text:span text:style-name="T330">;</text:span></text:span></text:p>
      <text:p text:style-name="P163"><text:span text:style-name="Source_20_Text"><text:span text:style-name="T416"/></text:span></text:p>
      <text:p text:style-name="P1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60">tags</text:span></text:span><text:span text:style-name="Source_20_Text"><text:span text:style-name="T347">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85"> == 0x</text:span></text:span><text:span text:style-name="Source_20_Text"><text:span text:style-name="T122">7461</text:span></text:span><text:span text:style-name="Source_20_Text"><text:span text:style-name="T143">6773</text:span></text:span><text:span text:style-name="Source_20_Text"><text:span text:style-name="T85">(fourcc of "ta</text:span></text:span><text:span text:style-name="Source_20_Text"><text:span text:style-name="T142">gs</text:span></text:span><text:span text:style-name="Source_20_Text"><text:span text:style-name="T122">")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138">3</text:span></text:span><text:span text:style-name="Source_20_Text"><text:span text:style-name="T144">6</text:span></text:span><text:span text:style-name="Source_20_Text"><text:span text:style-name="T94"> bytes</text:span></text:span></text:p>
      <text:p text:style-name="P165"><text:span text:style-name="Source_20_Text"><text:span text:style-name="T94"/></text:span></text:p>
      <text:p text:style-name="P165"><text:span text:style-name="Source_20_Text"><text:span text:style-name="T94"/></text:span></text:p>
      <text:p text:style-name="P165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46"> {</text:span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0">tag_index_array_offset</text:span></text:span><text:span text:style-name="Source_20_Text"><text:span text:style-name="T330">;</text:span></text:span></text:p>
      <text:p text:style-name="P165"><text:span text:style-name="Source_20_Text"><text:span text:style-name="T260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5"><text:tab/></text:span></text:span><text:span text:style-name="Source_20_Text"><text:span text:style-name="T296"><text:tab/></text:span></text:span><text:span text:style-name="Source_20_Text"><text:span text:style-name="T427">scenario_tag_i</text:span></text:span><text:span text:style-name="Source_20_Text"><text:span text:style-name="T426">d;</text:span></text:span><text:span text:style-name="Source_20_Text"><text:span text:style-name="T428"><text:tab/></text:span></text:span><text:span text:style-name="Source_20_Text"><text:span text:style-name="T297">// points to this maps scenario tag</text:span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4"><text:tab/></text:span></text:span><text:span text:style-name="Source_20_Text"><text:span text:style-name="T360">map_id</text:span></text:span><text:span text:style-name="Source_20_Text"><text:span text:style-name="T330">;</text:span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0">tag_count</text:span></text:span><text:span text:style-name="Source_20_Text"><text:span text:style-name="T330">;</text:span></text:span></text:p>
      <text:p text:style-name="P165"><text:span text:style-name="Source_20_Text"><text:span text:style-name="T330"/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vertex_parts_count</text:span></text:span><text:span text:style-name="Source_20_Text"><text:span text:style-name="T330">;</text:span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model_data_offset</text:span></text:span><text:span text:style-name="Source_20_Text"><text:span text:style-name="T330">;</text:span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index_parts_count</text:span></text:span><text:span text:style-name="Source_20_Text"><text:span text:style-name="T330">;</text:span></text:span></text:p>
      <text:p text:style-name="P165"><text:span text:style-name="Source_20_Text"><text:span text:style-name="T330"/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vertex</text:span></text:span><text:span text:style-name="Source_20_Text"><text:span text:style-name="T361">_</text:span></text:span><text:span text:style-name="Source_20_Text"><text:span text:style-name="T362">data</text:span></text:span><text:span text:style-name="Source_20_Text"><text:span text:style-name="T361">_</text:span></text:span><text:span text:style-name="Source_20_Text"><text:span text:style-name="T362">size</text:span></text:span><text:span text:style-name="Source_20_Text"><text:span text:style-name="T330">;</text:span></text:span></text:p>
      <text:p text:style-name="P17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92">model</text:span></text:span><text:span text:style-name="Source_20_Text"><text:span text:style-name="T361">_</text:span></text:span><text:span text:style-name="Source_20_Text"><text:span text:style-name="T362">data</text:span></text:span><text:span text:style-name="Source_20_Text"><text:span text:style-name="T361">_</text:span></text:span><text:span text:style-name="Source_20_Text"><text:span text:style-name="T362">size</text:span></text:span><text:span text:style-name="Source_20_Text"><text:span text:style-name="T330">;</text:span></text:span><text:span text:style-name="Source_20_Text"><text:span text:style-name="T393"> <text:s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226">size of </text:span></text:span><text:span text:style-name="Source_20_Text"><text:span text:style-name="T225">ALL model data(vertices + indices)</text:span></text:span></text:p>
      <text:p text:style-name="P165"><text:span text:style-name="Source_20_Text"><text:span text:style-name="T416"/></text:span></text:p>
      <text:p text:style-name="P16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60">tags</text:span></text:span><text:span text:style-name="Source_20_Text"><text:span text:style-name="T347">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85"> == 0x</text:span></text:span><text:span text:style-name="Source_20_Text"><text:span text:style-name="T122">7461</text:span></text:span><text:span text:style-name="Source_20_Text"><text:span text:style-name="T143">6773</text:span></text:span><text:span text:style-name="Source_20_Text"><text:span text:style-name="T85">(fourcc of "ta</text:span></text:span><text:span text:style-name="Source_20_Text"><text:span text:style-name="T142">gs</text:span></text:span><text:span text:style-name="Source_20_Text"><text:span text:style-name="T122">")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144">40</text:span></text:span><text:span text:style-name="Source_20_Text"><text:span text:style-name="T94"> bytes</text:span></text:span></text:p>
      <text:p text:style-name="P178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6"> {</text:span></text:span></text:p>
      <text:p text:style-name="P159"><text:span text:style-name="Source_20_Text"><text:span text:style-name="T354"><text:s text:c="4"/></text:span></text:span><text:span text:style-name="Source_20_Text"><text:span text:style-name="T21">RsrcMapType</text:span></text:span><text:span text:style-name="Source_20_Text"><text:span text:style-name="T22"><text:tab/></text:span></text:span><text:span text:style-name="Source_20_Text"><text:span text:style-name="T354">map_type</text:span></text:span><text:span text:style-name="Source_20_Text"><text:span text:style-name="T330">;</text:span></text:span></text:p>
      <text:p text:style-name="P15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4">tag_paths_</text:span></text:span><text:span text:style-name="Source_20_Text"><text:span text:style-name="T357">base</text:span></text:span><text:span text:style-name="Source_20_Text"><text:span text:style-name="T330">;</text:span></text:span></text:p>
      <text:p text:style-name="P15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4">tag_headers_</text:span></text:span><text:span text:style-name="Source_20_Text"><text:span text:style-name="T357">pointer</text:span></text:span><text:span text:style-name="Source_20_Text"><text:span text:style-name="T330">;</text:span></text:span></text:p>
      <text:p text:style-name="P15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4">tag_count</text:span></text:span><text:span text:style-name="Source_20_Text"><text:span text:style-name="T330">;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133">16</text:span></text:span><text:span text:style-name="Source_20_Text"><text:span text:style-name="T94"> bytes</text:span></text:span></text:p>
      <text:p text:style-name="P159"><text:span text:style-name="Source_20_Text"><text:span text:style-name="T94"/></text:span></text:p>
      <text:p text:style-name="P159"><text:span text:style-name="Source_20_Text"><text:span text:style-name="T94"/></text:span></text:p>
      <text:p text:style-name="P159"><text:span text:style-name="Source_20_Text"><text:span text:style-name="T129">/* The Halo 1 PC demo uses a different header filled with garbage as the padding</text:span></text:span></text:p>
      <text:p text:style-name="P152"><text:span text:style-name="Source_20_Text"><text:span text:style-name="T129">** instead of the standard 0x00 null padding. The belief is that this was done</text:span></text:span></text:p>
      <text:p text:style-name="P152"><text:span text:style-name="Source_20_Text"><text:span text:style-name="T129">** to make it impossible to take retail </text:span></text:span><text:span text:style-name="Source_20_Text"><text:span text:style-name="T130">Halo PC </text:span></text:span><text:span text:style-name="Source_20_Text"><text:span text:style-name="T129">maps and run them in the demo,</text:span></text:span></text:p>
      <text:p text:style-name="P153"><text:span text:style-name="Source_20_Text"><text:span text:style-name="T129">** but if</text:span></text:span><text:span text:style-name="Source_20_Text"><text:span text:style-name="T130"> </text:span></text:span><text:span text:style-name="Source_20_Text"><text:span text:style-name="T129">the REALLY wanted to make it impossible they should have just changed</text:span></text:span></text:p>
      <text:p text:style-name="P153"><text:span text:style-name="Source_20_Text"><text:span text:style-name="T129">** the</text:span></text:span><text:span text:style-name="Source_20_Text"><text:span text:style-name="T130"> </text:span></text:span><text:span text:style-name="Source_20_Text"><text:span text:style-name="T129">base address the map loads at to shift all the pointers, so idk.*/</text:span></text:span></text:p>
      <text:p text:style-name="P142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6"> {</text:span></text:span></text:p>
      <text:p text:style-name="P142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294"><text:tab/></text:span></text:span><text:span text:style-name="Source_20_Text"><text:span text:style-name="T416">pad0;</text:span></text:span></text:p>
      <text:p text:style-name="P142"><text:span text:style-name="Source_20_Text"><text:span text:style-name="T422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49">map_type;</text:span></text:span></text:p>
      <text:p text:style-name="P142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700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16">pad</text:span></text:span><text:span text:style-name="Source_20_Text"><text:span text:style-name="T420">1</text:span></text:span><text:span text:style-name="Source_20_Text"><text:span text:style-name="T416">;</text:span></text:span></text:p>
      <text:p text:style-name="P142"><text:span text:style-name="Source_20_Text"><text:span text:style-name="T416"/></text:span></text:p>
      <text:p text:style-name="P14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7">head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24">45686564</text:span></text:span><text:span text:style-name="Source_20_Text"><text:span text:style-name="T122">(fourcc of "</text:span></text:span><text:span text:style-name="Source_20_Text"><text:span text:style-name="T124">Ehed</text:span></text:span><text:span text:style-name="Source_20_Text"><text:span text:style-name="T122">")</text:span></text:span></text:p>
      <text:p text:style-name="P14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0">tag_index_meta_len</text:span></text:span><text:span text:style-name="Source_20_Text"><text:span text:style-name="T330">;</text:span></text:span></text:p>
      <text:p text:style-name="P143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23">build_dat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43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67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16">pad</text:span></text:span><text:span text:style-name="Source_20_Text"><text:span text:style-name="T420">2</text:span></text:span><text:span text:style-name="Source_20_Text"><text:span text:style-name="T416">;</text:span></text:span></text:p>
      <text:p text:style-name="P143"><text:span text:style-name="Source_20_Text"><text:span text:style-name="T416"/></text:span></text:p>
      <text:p text:style-name="P144"><text:span text:style-name="Source_20_Text"><text:span text:style-name="T422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49">map_</text:span></text:span><text:span text:style-name="Source_20_Text"><text:span text:style-name="T350">version</text:span></text:span><text:span text:style-name="Source_20_Text"><text:span text:style-name="T349">;</text:span></text:span></text:p>
      <text:p text:style-name="P144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24">map_nam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4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unknown</text:span></text:span><text:span text:style-name="Source_20_Text"><text:span text:style-name="T330">;</text:span></text:span></text:p>
      <text:p text:style-name="P14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crc32</text:span></text:span><text:span text:style-name="Source_20_Text"><text:span text:style-name="T330">;</text:span></text:span><text:span text:style-name="Source_20_Text"><text:span text:style-name="T353"><text:tab/></text:span></text:span><text:span text:style-name="Source_20_Text"><text:span text:style-name="T131">// crc32 of the maps contents(map integrity check)</text:span></text:span></text:p>
      <text:p text:style-name="P142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52</text:span></text:span><text:span text:style-name="Source_20_Text"><text:span text:style-name="T416">]</text:span></text:span><text:span text:style-name="Source_20_Text"><text:span text:style-name="T294"><text:tab/></text:span></text:span><text:span text:style-name="Source_20_Text"><text:span text:style-name="T254"><text:tab/></text:span></text:span><text:span text:style-name="Source_20_Text"><text:span text:style-name="T416">pad</text:span></text:span><text:span text:style-name="Source_20_Text"><text:span text:style-name="T420">3</text:span></text:span><text:span text:style-name="Source_20_Text"><text:span text:style-name="T416">;</text:span></text:span></text:p>
      <text:p text:style-name="P135"/>
      <text:p text:style-name="P14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decompressed</text:span></text:span><text:span text:style-name="Source_20_Text"><text:span text:style-name="T350">_len</text:span></text:span><text:span text:style-name="Source_20_Text"><text:span text:style-name="T330">;</text:span></text:span><text:span text:style-name="Source_20_Text"><text:span text:style-name="T351"><text:tab/></text:span></text:span><text:span text:style-name="Source_20_Text"><text:span text:style-name="T126">// map length in bytes after decompression</text:span></text:span></text:p>
      <text:p text:style-name="P14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0">tag_index_</text:span></text:span><text:span text:style-name="Source_20_Text"><text:span text:style-name="T351">header</text:span></text:span><text:span text:style-name="Source_20_Text"><text:span text:style-name="T350">_</text:span></text:span><text:span text:style-name="Source_20_Text"><text:span text:style-name="T351">offset</text:span></text:span><text:span text:style-name="Source_20_Text"><text:span text:style-name="T330">;</text:span></text:span></text:p>
      <text:p text:style-name="P14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7">foot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24">47666F74</text:span></text:span><text:span text:style-name="Source_20_Text"><text:span text:style-name="T122">(fourcc of "</text:span></text:span><text:span text:style-name="Source_20_Text"><text:span text:style-name="T124">Gfot</text:span></text:span><text:span text:style-name="Source_20_Text"><text:span text:style-name="T122">")</text:span></text:span></text:p>
      <text:p text:style-name="P142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524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16">pad</text:span></text:span><text:span text:style-name="Source_20_Text"><text:span text:style-name="T420">4</text:span></text:span><text:span text:style-name="Source_20_Text"><text:span text:style-name="T416">;</text:span></text:span></text:p>
      <text:p text:style-name="P147"><text:span text:style-name="Source_20_Text"><text:span text:style-name="T330"><text:s text:c="4"/>}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0">; <text:s/></text:span></text:span><text:span text:style-name="Source_20_Text"><text:span text:style-name="T94">// size == </text:span></text:span><text:span text:style-name="Source_20_Text"><text:span text:style-name="T122">20</text:span></text:span><text:span text:style-name="Source_20_Text"><text:span text:style-name="T95">48</text:span></text:span><text:span text:style-name="Source_20_Text"><text:span text:style-name="T94"> bytes</text:span></text:span></text:p>
      <text:p text:style-name="P139"><text:span text:style-name="Source_20_Text"><text:span text:style-name="T329"/></text:span></text:p>
      <text:p text:style-name="P147"><text:span text:style-name="Source_20_Text"><text:span text:style-name="T329"/></text:span></text:p>
      <text:p text:style-name="P147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6"> {</text:span></text:span></text:p>
      <text:p text:style-name="P14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7">head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68656164(fourcc of "head")</text:span></text:span></text:p>
      <text:p text:style-name="P145"><text:span text:style-name="Source_20_Text"><text:span text:style-name="T422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49">map_</text:span></text:span><text:span text:style-name="Source_20_Text"><text:span text:style-name="T350">version</text:span></text:span><text:span text:style-name="Source_20_Text"><text:span text:style-name="T349">;</text:span></text:span></text:p>
      <text:p text:style-name="P14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decompressed</text:span></text:span><text:span text:style-name="Source_20_Text"><text:span text:style-name="T350">_len</text:span></text:span><text:span text:style-name="Source_20_Text"><text:span text:style-name="T330">;</text:span></text:span><text:span text:style-name="Source_20_Text"><text:span text:style-name="T351"><text:tab/></text:span></text:span><text:span text:style-name="Source_20_Text"><text:span text:style-name="T126">// map length in bytes after decompression</text:span></text:span></text:p>
      <text:p text:style-name="P14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unknown</text:span></text:span><text:span text:style-name="Source_20_Text"><text:span text:style-name="T330">;</text:span></text:span></text:p>
      <text:p text:style-name="P14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0">tag_index_</text:span></text:span><text:span text:style-name="Source_20_Text"><text:span text:style-name="T351">header</text:span></text:span><text:span text:style-name="Source_20_Text"><text:span text:style-name="T350">_</text:span></text:span><text:span text:style-name="Source_20_Text"><text:span text:style-name="T351">offset</text:span></text:span><text:span text:style-name="Source_20_Text"><text:span text:style-name="T330">;</text:span></text:span></text:p>
      <text:p text:style-name="P14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0">tag_index_meta_len</text:span></text:span><text:span text:style-name="Source_20_Text"><text:span text:style-name="T330">;</text:span></text:span></text:p>
      <text:p text:style-name="P145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8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294"><text:tab/></text:span></text:span><text:span text:style-name="Source_20_Text"><text:span text:style-name="T416">pad</text:span></text:span><text:span text:style-name="Source_20_Text"><text:span text:style-name="T420">0</text:span></text:span><text:span text:style-name="Source_20_Text"><text:span text:style-name="T416">;</text:span></text:span></text:p>
      <text:p text:style-name="P145"><text:span text:style-name="Source_20_Text"><text:span text:style-name="T416"/></text:span></text:p>
      <text:p text:style-name="P145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24">map_nam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45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23">build_dat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45"><text:span text:style-name="Source_20_Text"><text:span text:style-name="T422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49">map_type;</text:span></text:span></text:p>
      <text:p text:style-name="P146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294"><text:tab/></text:span></text:span><text:span text:style-name="Source_20_Text"><text:span text:style-name="T416">pad</text:span></text:span><text:span text:style-name="Source_20_Text"><text:span text:style-name="T421">1</text:span></text:span><text:span text:style-name="Source_20_Text"><text:span text:style-name="T416">;</text:span></text:span></text:p>
      <text:p text:style-name="P146"><text:span text:style-name="Source_20_Text"><text:span text:style-name="T416"/></text:span></text:p>
      <text:p text:style-name="P15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crc32</text:span></text:span><text:span text:style-name="Source_20_Text"><text:span text:style-name="T330">;</text:span></text:span><text:span text:style-name="Source_20_Text"><text:span text:style-name="T353"><text:tab/></text:span></text:span><text:span text:style-name="Source_20_Text"><text:span text:style-name="T131">// crc32 of the maps contents(map integrity check)</text:span></text:span></text:p>
      <text:p text:style-name="P141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5">1940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16">pad</text:span></text:span><text:span text:style-name="Source_20_Text"><text:span text:style-name="T421">2</text:span></text:span><text:span text:style-name="Source_20_Text"><text:span text:style-name="T416">;</text:span></text:span></text:p>
      <text:p text:style-name="P141"><text:span text:style-name="Source_20_Text"><text:span text:style-name="T416"/></text:span></text:p>
      <text:p text:style-name="P13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7">foot_integrity</text:span></text:span><text:span text:style-name="Source_20_Text"><text:span text:style-name="T330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666F6F74(fourcc of "foot")</text:span></text:span></text:p>
      <text:p text:style-name="P147"><text:span text:style-name="Source_20_Text"><text:span text:style-name="T330"><text:s text:c="4"/>}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0">; <text:s/></text:span></text:span><text:span text:style-name="Source_20_Text"><text:span text:style-name="T94">// size == </text:span></text:span><text:span text:style-name="Source_20_Text"><text:span text:style-name="T122">20</text:span></text:span><text:span text:style-name="Source_20_Text"><text:span text:style-name="T95">48</text:span></text:span><text:span text:style-name="Source_20_Text"><text:span text:style-name="T94"> bytes</text:span></text:span></text:p>
      <text:h text:style-name="P187" text:outline-level="1">Bitmap<text:span text:style-name="T521">s</text:span></text:h>
      <text:p text:style-name="P126"><text:span text:style-name="Source_20_Text"><text:span text:style-name="T145">/</text:span></text:span><text:span text:style-name="Source_20_Text"><text:span text:style-name="T146">*</text:span></text:span><text:span text:style-name="Source_20_Text"><text:span text:style-name="T145"> </text:span></text:span><text:span text:style-name="Source_20_Text"><text:span text:style-name="T165">These "padding" values are only relevant for xbox bitmaps.</text:span></text:span><text:span text:style-name="Source_20_Text"><text:span text:style-name="T167"> </text:span></text:span><text:span text:style-name="Source_20_Text"><text:span text:style-name="T220">See, the pixel data</text:span></text:span></text:p>
      <text:p text:style-name="P126"><text:span text:style-name="Source_20_Text"><text:span text:style-name="T167">*</text:span></text:span><text:span text:style-name="Source_20_Text"><text:span text:style-name="T220">* for bitmap </text:span></text:span><text:span text:style-name="Source_20_Text"><text:span text:style-name="T224">in a tag </text:span></text:span><text:span text:style-name="Source_20_Text"><text:span text:style-name="T223">is</text:span></text:span><text:span text:style-name="Source_20_Text"><text:span text:style-name="T220"> padded to </text:span></text:span><text:span text:style-name="Source_20_Text"><text:span text:style-name="T224">an </text:span></text:span><text:span text:style-name="Source_20_Text"><text:span text:style-name="T220">increment of these values</text:span></text:span><text:span text:style-name="Source_20_Text"><text:span text:style-name="T221">. </text:span></text:span><text:span text:style-name="Source_20_Text"><text:span text:style-name="T220">For each bitmap,</text:span></text:span></text:p>
      <text:p text:style-name="P126"><text:span text:style-name="Source_20_Text"><text:span text:style-name="T220">** </text:span></text:span><text:span text:style-name="Source_20_Text"><text:span text:style-name="T224">the </text:span></text:span><text:span text:style-name="Source_20_Text"><text:span text:style-name="T220">entirety of its pixel data(including all mipmap and cu</text:span></text:span><text:span text:style-name="Source_20_Text"><text:span text:style-name="T224">b</text:span></text:span><text:span text:style-name="Source_20_Text"><text:span text:style-name="T220">emap faces) is padded</text:span></text:span></text:p>
      <text:p text:style-name="P127"><text:span text:style-name="Source_20_Text"><text:span text:style-name="T220">** with 0x00 up to a multiple of BITMAP_PADDING </text:span></text:span><text:span text:style-name="Source_20_Text"><text:span text:style-name="T221">number </text:span></text:span><text:span text:style-name="Source_20_Text"><text:span text:style-name="T220">of bytes. For each cube</text:span></text:span><text:span text:style-name="Source_20_Text"><text:span text:style-name="T221">map,</text:span></text:span></text:p>
      <text:p text:style-name="P127"><text:span text:style-name="Source_20_Text"><text:span text:style-name="T221">**</text:span></text:span><text:span text:style-name="Source_20_Text"><text:span text:style-name="T220"> </text:span></text:span><text:span text:style-name="Source_20_Text"><text:span text:style-name="T221">the pixel data of each face(which includes that faces mipmaps) is padded to a</text:span></text:span></text:p>
      <text:p text:style-name="P127"><text:span text:style-name="Source_20_Text"><text:span text:style-name="T221">** multiple of CUBEMAP_PADDING number of bytes. All padding is done after the</text:span></text:span></text:p>
      <text:p text:style-name="P126"><text:span text:style-name="Source_20_Text"><text:span text:style-name="T221">** pixel data has been swizzled, so padding is NOT swizzled </text:span></text:span><text:span text:style-name="Source_20_Text"><text:span text:style-name="T222">in with</text:span></text:span><text:span text:style-name="Source_20_Text"><text:span text:style-name="T221"> the pixels.</text:span></text:span><text:span text:style-name="Source_20_Text"><text:span text:style-name="T148">*/</text:span></text:span></text:p>
      <text:p text:style-name="P123"><text:span text:style-name="Source_20_Text"><text:span text:style-name="T466">#</text:span></text:span><text:span text:style-name="Source_20_Text"><text:span text:style-name="T467">define</text:span></text:span><text:span text:style-name="Source_20_Text"><text:span text:style-name="T32"> </text:span></text:span><text:span text:style-name="Source_20_Text"><text:span text:style-name="T33">BITMAP_PADDING</text:span></text:span><text:span text:style-name="Source_20_Text"><text:span text:style-name="T29"><text:tab/></text:span></text:span><text:span text:style-name="Source_20_Text"><text:span text:style-name="T366">512</text:span></text:span></text:p>
      <text:p text:style-name="P91"><text:span text:style-name="Source_20_Text"><text:span text:style-name="T466">#</text:span></text:span><text:span text:style-name="Source_20_Text"><text:span text:style-name="T467">define</text:span></text:span><text:span text:style-name="Source_20_Text"><text:span text:style-name="T32"> </text:span></text:span><text:span text:style-name="Source_20_Text"><text:span text:style-name="T33">CUBEMAP_PADDING<text:tab/></text:span></text:span><text:span text:style-name="Source_20_Text"><text:span text:style-name="T366">128</text:span></text:span></text:p>
      <text:p text:style-name="P91"><text:span text:style-name="Source_20_Text"><text:span text:style-name="T365"/></text:span></text:p>
      <text:p text:style-name="P91"><text:span text:style-name="Source_20_Text"><text:span text:style-name="T365"/></text:span></text:p>
      <text:p text:style-name="P91"><text:span text:style-name="Source_20_Text"><text:span text:style-name="T99">/* Some of these SEnum16</text:span></text:span><text:span text:style-name="Source_20_Text"><text:span text:style-name="T100">'s</text:span></text:span><text:span text:style-name="Source_20_Text"><text:span text:style-name="T99"> don't have their options listed here. I did</text:span></text:span><text:span text:style-name="Source_20_Text"><text:span text:style-name="T101"> </text:span></text:span><text:span text:style-name="Source_20_Text"><text:span text:style-name="T99">n</text:span></text:span><text:span text:style-name="Source_20_Text"><text:span text:style-name="T101">o</text:span></text:span><text:span text:style-name="Source_20_Text"><text:span text:style-name="T99">t </text:span></text:span><text:span text:style-name="Source_20_Text"><text:span text:style-name="T102">see it</text:span></text:span></text:p>
      <text:p text:style-name="P35"><text:span text:style-name="Source_20_Text"><text:span text:style-name="T99">**</text:span></text:span><text:span text:style-name="Source_20_Text"><text:span text:style-name="T100"> </text:span></text:span><text:span text:style-name="Source_20_Text"><text:span text:style-name="T102">as </text:span></text:span><text:span text:style-name="Source_20_Text"><text:span text:style-name="T99">necessary as they are only used when compiling bitmaps using tool, and they</text:span></text:span></text:p>
      <text:p text:style-name="P35"><text:span text:style-name="Source_20_Text"><text:span text:style-name="T99">** would </text:span></text:span><text:span text:style-name="Source_20_Text"><text:span text:style-name="T103">take up more screenspace</text:span></text:span><text:span text:style-name="Source_20_Text"><text:span text:style-name="T99">. Use the definition extractor if you need them.*/</text:span></text:span></text:p>
      <text:p text:style-name="P24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5">BitmapBody</text:span></text:span><text:span text:style-name="Source_20_Text"><text:span text:style-name="T451"> {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0"><text:tab/></text:span></text:span><text:span text:style-name="Source_20_Text"><text:span text:style-name="T331">type</text:span></text:span><text:span text:style-name="Source_20_Text"><text:span text:style-name="T330">;</text:span></text:span><text:span text:style-name="Source_20_Text"><text:span text:style-name="T341"><text:tab/><text:tab/></text:span></text:span><text:span text:style-name="Source_20_Text"><text:span text:style-name="T98">// only used when compiling bitmap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0"><text:tab/></text:span></text:span><text:span text:style-name="Source_20_Text"><text:span text:style-name="T332">format</text:span></text:span><text:span text:style-name="Source_20_Text"><text:span text:style-name="T330">;</text:span></text:span><text:span text:style-name="Source_20_Text"><text:span text:style-name="T341"><text:tab/></text:span></text:span><text:span text:style-name="Source_20_Text"><text:span text:style-name="T98">// only used when compiling bitmap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0"><text:tab/></text:span></text:span><text:span text:style-name="Source_20_Text"><text:span text:style-name="T327">usa</text:span></text:span><text:span text:style-name="Source_20_Text"><text:span text:style-name="T332">ge</text:span></text:span><text:span text:style-name="Source_20_Text"><text:span text:style-name="T330">;</text:span></text:span><text:span text:style-name="Source_20_Text"><text:span text:style-name="T341"><text:tab/></text:span></text:span><text:span text:style-name="Source_20_Text"><text:span text:style-name="T98">// only used when compiling bitmap</text:span></text:span></text:p>
      <text:p text:style-name="P39"><text:span text:style-name="Source_20_Text"><text:span text:style-name="T453"><text:s text:c="4"/></text:span></text:span><text:span text:style-name="Source_20_Text"><text:span text:style-name="T87">// flags</text:span></text:span><text:span text:style-name="Source_20_Text"><text:span text:style-name="T104">(all of them are </text:span></text:span><text:span text:style-name="Source_20_Text"><text:span text:style-name="T98">only used when compiling bitmap</text:span></text:span><text:span text:style-name="Source_20_Text"><text:span text:style-name="T104">)</text:span></text:span></text:p>
      <text:p text:style-name="P25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enable_diffusion_dithering<text:tab/><text:tab/>: </text:span></text:span><text:span text:style-name="Source_20_Text"><text:span text:style-name="T479">1</text:span></text:span><text:span text:style-name="Source_20_Text"><text:span text:style-name="T454">;</text:span></text:span></text:p>
      <text:p text:style-name="P25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disable_height_map_compression<text:tab/>: </text:span></text:span><text:span text:style-name="Source_20_Text"><text:span text:style-name="T479">1</text:span></text:span><text:span text:style-name="Source_20_Text"><text:span text:style-name="T454">;</text:span></text:span></text:p>
      <text:p text:style-name="P25"><text:span text:style-name="Source_20_Text"><text:span text:style-name="T330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0"><text:tab/></text:span></text:span><text:span text:style-name="Source_20_Text"><text:span text:style-name="T332">uniform_sprite_sequences<text:tab/><text:tab/></text:span></text:span><text:span text:style-name="Source_20_Text"><text:span text:style-name="T330">: </text:span></text:span><text:span text:style-name="Source_20_Text"><text:span text:style-name="T479">1</text:span></text:span><text:span text:style-name="Source_20_Text"><text:span text:style-name="T330">;</text:span></text:span></text:p>
      <text:p text:style-name="P25"><text:span text:style-name="Source_20_Text"><text:span text:style-name="T330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0"><text:tab/></text:span></text:span><text:span text:style-name="Source_20_Text"><text:span text:style-name="T332">sprite_bug_fix</text:span></text:span><text:span text:style-name="Source_20_Text"><text:span text:style-name="T330"><text:tab/><text:tab/></text:span></text:span><text:span text:style-name="Source_20_Text"><text:span text:style-name="T332"><text:tab/><text:tab/></text:span></text:span><text:span text:style-name="Source_20_Text"><text:span text:style-name="T330">: </text:span></text:span><text:span text:style-name="Source_20_Text"><text:span text:style-name="T479">1</text:span></text:span><text:span text:style-name="Source_20_Text"><text:span text:style-name="T330">;</text:span></text:span></text:p>
      <text:p text:style-name="P25"><text:span text:style-name="Source_20_Text"><text:span text:style-name="T330"/></text:span></text:p>
      <text:p text:style-name="P36"><text:span text:style-name="Source_20_Text"><text:span text:style-name="T333"><text:s text:c="4"/></text:span></text:span><text:span text:style-name="Source_20_Text"><text:span text:style-name="T6">Float</text:span></text:span><text:span text:style-name="Source_20_Text"><text:span text:style-name="T333"><text:tab/>detail_fade_factor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3"><text:s text:c="4"/></text:span></text:span><text:span text:style-name="Source_20_Text"><text:span text:style-name="T6">Float</text:span></text:span><text:span text:style-name="Source_20_Text"><text:span text:style-name="T333"><text:tab/>sharpen_amount;</text:span></text:span><text:span text:style-name="Source_20_Text"><text:span text:style-name="T342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3"><text:s text:c="4"/></text:span></text:span><text:span text:style-name="Source_20_Text"><text:span text:style-name="T6">Float</text:span></text:span><text:span text:style-name="Source_20_Text"><text:span text:style-name="T333"><text:tab/>bump_height;</text:span></text:span><text:span text:style-name="Source_20_Text"><text:span text:style-name="T342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0"><text:tab/></text:span></text:span><text:span text:style-name="Source_20_Text"><text:span text:style-name="T333">sprite_budget_size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6">U</text:span></text:span><text:span text:style-name="Source_20_Text"><text:span text:style-name="T7">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3">sprite_budget_count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27"><text:span text:style-name="Source_20_Text"><text:span text:style-name="T406"/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8"><text:tab/></text:span></text:span><text:span text:style-name="Source_20_Text"><text:span text:style-name="T337">color_plate_</text:span></text:span><text:span text:style-name="Source_20_Text"><text:span text:style-name="T335">width</text:span></text:span><text:span text:style-name="Source_20_Text"><text:span text:style-name="T330">;</text:span></text:span><text:span text:style-name="Source_20_Text"><text:span text:style-name="T345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8"><text:tab/></text:span></text:span><text:span text:style-name="Source_20_Text"><text:span text:style-name="T337">color_plate_</text:span></text:span><text:span text:style-name="Source_20_Text"><text:span text:style-name="T335">height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8"><text:s text:c="4"/></text:span></text:span><text:span text:style-name="Source_20_Text"><text:span text:style-name="T71">RawdataRef</text:span></text:span><text:span text:style-name="Source_20_Text"><text:span text:style-name="T77"><text:tab/></text:span></text:span><text:span text:style-name="Source_20_Text"><text:span text:style-name="T414">compressed_color_plate_data;</text:span></text:span><text:span text:style-name="Source_20_Text"><text:span text:style-name="T342"><text:tab/></text:span></text:span><text:span text:style-name="Source_20_Text"><text:span text:style-name="T98">// </text:span></text:span><text:span text:style-name="Source_20_Text"><text:span text:style-name="T118">assume </text:span></text:span><text:span text:style-name="Source_20_Text"><text:span text:style-name="T170">that </text:span></text:span><text:span text:style-name="Source_20_Text"><text:span text:style-name="T118">NEITHER of these</text:span></text:span></text:p>
      <text:p text:style-name="P37"><text:span text:style-name="Source_20_Text"><text:span text:style-name="T338"><text:s text:c="4"/></text:span></text:span><text:span text:style-name="Source_20_Text"><text:span text:style-name="T71">RawdataRef</text:span></text:span><text:span text:style-name="Source_20_Text"><text:span text:style-name="T77"><text:tab/></text:span></text:span><text:span text:style-name="Source_20_Text"><text:span text:style-name="T414">processed_pixel_data;</text:span></text:span><text:span text:style-name="Source_20_Text"><text:span text:style-name="T419"><text:tab/><text:tab/></text:span></text:span><text:span text:style-name="Source_20_Text"><text:span text:style-name="T293">// </text:span></text:span><text:span text:style-name="Source_20_Text"><text:span text:style-name="T300">is </text:span></text:span><text:span text:style-name="Source_20_Text"><text:span text:style-name="T293">valid in</text:span></text:span><text:span text:style-name="Source_20_Text"><text:span text:style-name="T300">side</text:span></text:span><text:span text:style-name="Source_20_Text"><text:span text:style-name="T293"> a map</text:span></text:span><text:span text:style-name="Source_20_Text"><text:span text:style-name="T300">file</text:span></text:span><text:span text:style-name="Source_20_Text"><text:span text:style-name="T293">.</text:span></text:span></text:p>
      <text:p text:style-name="P36"><text:span text:style-name="Source_20_Text"><text:span text:style-name="T98"/></text:span></text:p>
      <text:p text:style-name="P36"><text:span text:style-name="Source_20_Text"><text:span text:style-name="T333"><text:s text:c="4"/></text:span></text:span><text:span text:style-name="Source_20_Text"><text:span text:style-name="T6">Float</text:span></text:span><text:span text:style-name="Source_20_Text"><text:span text:style-name="T333"><text:tab/></text:span></text:span><text:span text:style-name="Source_20_Text"><text:span text:style-name="T339"><text:tab/>blur_filter_size</text:span></text:span><text:span text:style-name="Source_20_Text"><text:span text:style-name="T333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3"><text:s text:c="4"/></text:span></text:span><text:span text:style-name="Source_20_Text"><text:span text:style-name="T6">Float</text:span></text:span><text:span text:style-name="Source_20_Text"><text:span text:style-name="T333"><text:tab/></text:span></text:span><text:span text:style-name="Source_20_Text"><text:span text:style-name="T339"><text:tab/>alpha_bias</text:span></text:span><text:span text:style-name="Source_20_Text"><text:span text:style-name="T333">;</text:span></text:span><text:span text:style-name="Source_20_Text"><text:span text:style-name="T342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8"><text:tab/></text:span></text:span><text:span text:style-name="Source_20_Text"><text:span text:style-name="T339">mipmap_levels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13">SEnum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8"><text:tab/></text:span></text:span><text:span text:style-name="Source_20_Text"><text:span text:style-name="T339">sprite_usage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8"><text:tab/></text:span></text:span><text:span text:style-name="Source_20_Text"><text:span text:style-name="T339">sprite_spacing</text:span></text:span><text:span text:style-name="Source_20_Text"><text:span text:style-name="T330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8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2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16">pad0;</text:span></text:span></text:p>
      <text:p text:style-name="P38"><text:span text:style-name="Source_20_Text"><text:span text:style-name="T98"/></text:span></text:p>
      <text:p text:style-name="P102"><text:span text:style-name="Source_20_Text"><text:span text:style-name="T338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415">sequences;</text:span></text:span><text:span text:style-name="Source_20_Text"><text:span text:style-name="T431"><text:tab/></text:span></text:span><text:span text:style-name="Source_20_Text"><text:span text:style-name="T303">/* references arrays of Sequence structs, each</text:span></text:span></text:p>
      <text:p text:style-name="P102"><text:span text:style-name="Source_20_Text"><text:span text:style-name="T303"><text:s text:c="4"/>** having reflexives referencing Sprite structs. Run the definition extractor</text:span></text:span></text:p>
      <text:p text:style-name="P102"><text:span text:style-name="Source_20_Text"><text:span text:style-name="T303"><text:s text:c="4"/>** with "hek" as the engine and "bitm" as the class to get these structs. */</text:span></text:span></text:p>
      <text:p text:style-name="P28"><text:span text:style-name="Source_20_Text"><text:span text:style-name="T338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415">bitmaps;</text:span></text:span><text:span text:style-name="Source_20_Text"><text:span text:style-name="T431"><text:tab/></text:span></text:span><text:span text:style-name="Source_20_Text"><text:span text:style-name="T303">// references arrays of Bitmap structs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5">BitmapBody</text:span></text:span><text:span text:style-name="Source_20_Text"><text:span text:style-name="T329">;</text:span></text:span></text:p>
      <text:p text:style-name="P30"><text:span text:style-name="Source_20_Text"><text:span text:style-name="T449"/></text:span></text:p>
      <text:p text:style-name="P129"><text:span text:style-name="Source_20_Text"><text:span text:style-name="T468"/></text:span></text:p>
      <text:p text:style-name="P92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2">Bitmap</text:span></text:span><text:span text:style-name="Source_20_Text"><text:span text:style-name="T3">Type</text:span></text:span><text:span text:style-name="Source_20_Text"><text:span text:style-name="T451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1"> {</text:span></text:span></text:p>
      <text:p text:style-name="P92"><text:span text:style-name="Source_20_Text"><text:span text:style-name="T325"><text:s text:c="4"/></text:span></text:span><text:span text:style-name="Source_20_Text"><text:span text:style-name="T3">textyp_2d</text:span></text:span><text:span text:style-name="Source_20_Text"><text:span text:style-name="T325"> </text:span></text:span><text:span text:style-name="Source_20_Text"><text:span text:style-name="T327"><text:s text:c="6"/></text:span></text:span><text:span text:style-name="Source_20_Text"><text:span text:style-name="T325">= </text:span></text:span><text:span text:style-name="Source_20_Text"><text:span text:style-name="T327">0</text:span></text:span><text:span text:style-name="Source_20_Text"><text:span text:style-name="T328">,</text:span></text:span></text:p>
      <text:p text:style-name="P92"><text:span text:style-name="Source_20_Text"><text:span text:style-name="T325"><text:s text:c="4"/></text:span></text:span><text:span text:style-name="Source_20_Text"><text:span text:style-name="T3">textyp_3d</text:span></text:span><text:span text:style-name="Source_20_Text"><text:span text:style-name="T325"> </text:span></text:span><text:span text:style-name="Source_20_Text"><text:span text:style-name="T327"><text:s text:c="6"/></text:span></text:span><text:span text:style-name="Source_20_Text"><text:span text:style-name="T325">= </text:span></text:span><text:span text:style-name="Source_20_Text"><text:span text:style-name="T327">1</text:span></text:span><text:span text:style-name="Source_20_Text"><text:span text:style-name="T328">,</text:span></text:span></text:p>
      <text:p text:style-name="P92"><text:span text:style-name="Source_20_Text"><text:span text:style-name="T325"><text:s text:c="4"/></text:span></text:span><text:span text:style-name="Source_20_Text"><text:span text:style-name="T3">textyp_cubemap</text:span></text:span><text:span text:style-name="Source_20_Text"><text:span text:style-name="T325"> </text:span></text:span><text:span text:style-name="Source_20_Text"><text:span text:style-name="T327"><text:s/></text:span></text:span><text:span text:style-name="Source_20_Text"><text:span text:style-name="T325">= </text:span></text:span><text:span text:style-name="Source_20_Text"><text:span text:style-name="T327">2</text:span></text:span><text:span text:style-name="Source_20_Text"><text:span text:style-name="T328">,</text:span></text:span></text:p>
      <text:p text:style-name="P108"><text:span text:style-name="Source_20_Text"><text:span text:style-name="T402"><text:s text:c="4"/></text:span></text:span><text:span text:style-name="Source_20_Text"><text:span text:style-name="T61">textyp_white</text:span></text:span><text:span text:style-name="Source_20_Text"><text:span text:style-name="T402"> </text:span></text:span><text:span text:style-name="Source_20_Text"><text:span text:style-name="T403"><text:s text:c="3"/></text:span></text:span><text:span text:style-name="Source_20_Text"><text:span text:style-name="T402">= </text:span></text:span><text:span text:style-name="Source_20_Text"><text:span text:style-name="T403">3</text:span></text:span><text:span text:style-name="Source_20_Text"><text:span text:style-name="T404">,</text:span></text:span><text:span text:style-name="Source_20_Text"><text:span text:style-name="T405"> <text:s/></text:span></text:span><text:span text:style-name="Source_20_Text"><text:span text:style-name="T242">// </text:span></text:span><text:span text:style-name="Source_20_Text"><text:span text:style-name="T243">unused/</text:span></text:span><text:span text:style-name="Source_20_Text"><text:span text:style-name="T242">useless?</text:span></text:span><text:span text:style-name="Source_20_Text"><text:span text:style-name="T403"><text:line-break/></text:span></text:span><text:span text:style-name="Source_20_Text"><text:span text:style-name="T405"> <text:s text:c="3"/>} </text:span></text:span><text:span text:style-name="Source_20_Text"><text:span text:style-name="T62">Bitmap</text:span></text:span><text:span text:style-name="Source_20_Text"><text:span text:style-name="T61">Type</text:span></text:span><text:span text:style-name="Source_20_Text"><text:span text:style-name="T405">;</text:span></text:span></text:p>
      <text:p text:style-name="P180"><text:span text:style-name="Source_20_Text"><text:span text:style-name="T166">// unused texfmt options have been removed from this </text:span></text:span><text:span text:style-name="Source_20_Text"><text:span text:style-name="T202">enumerator</text:span></text:span><text:span text:style-name="Source_20_Text"><text:span text:style-name="T166"> definition.</text:span></text:span></text:p>
      <text:p text:style-name="P30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2">BitmapFormat</text:span></text:span><text:span text:style-name="Source_20_Text"><text:span text:style-name="T451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1"> {</text:span></text:span></text:p>
      <text:p text:style-name="P44"><text:span text:style-name="Source_20_Text"><text:span text:style-name="T325"><text:s text:c="3"/></text:span></text:span><text:span text:style-name="Source_20_Text"><text:span text:style-name="T329"><text:s/></text:span></text:span><text:span text:style-name="Source_20_Text"><text:span text:style-name="T3">texfmt_</text:span></text:span><text:span text:style-name="Source_20_Text"><text:span text:style-name="T2">a8</text:span></text:span><text:span text:style-name="Source_20_Text"><text:span text:style-name="T325"> </text:span></text:span><text:span text:style-name="Source_20_Text"><text:span text:style-name="T327"><text:s text:c="6"/></text:span></text:span><text:span text:style-name="Source_20_Text"><text:span text:style-name="T325">= </text:span></text:span><text:span text:style-name="Source_20_Text"><text:span text:style-name="T327">0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luminence == solid black)</text:span></text:span></text:p>
      <text:p text:style-name="P46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y8</text:span></text:span><text:span text:style-name="Source_20_Text"><text:span text:style-name="T325"> </text:span></text:span><text:span text:style-name="Source_20_Text"><text:span text:style-name="T327"><text:s text:c="6"/></text:span></text:span><text:span text:style-name="Source_20_Text"><text:span text:style-name="T325">= </text:span></text:span><text:span text:style-name="Source_20_Text"><text:span text:style-name="T327">1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alpha == solid white)</text:span></text:span></text:p>
      <text:p text:style-name="P46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ay8</text:span></text:span><text:span text:style-name="Source_20_Text"><text:span text:style-name="T325"> </text:span></text:span><text:span text:style-name="Source_20_Text"><text:span text:style-name="T327"><text:s text:c="5"/></text:span></text:span><text:span text:style-name="Source_20_Text"><text:span text:style-name="T325">= </text:span></text:span><text:span text:style-name="Source_20_Text"><text:span text:style-name="T327">2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alpha == luminence)</text:span></text:span></text:p>
      <text:p text:style-name="P44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a8y8</text:span></text:span><text:span text:style-name="Source_20_Text"><text:span text:style-name="T325"> </text:span></text:span><text:span text:style-name="Source_20_Text"><text:span text:style-name="T327"><text:s text:c="4"/></text:span></text:span><text:span text:style-name="Source_20_Text"><text:span text:style-name="T325">= </text:span></text:span><text:span text:style-name="Source_20_Text"><text:span text:style-name="T327">3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8">xbox-only format</text:span></text:span></text:p>
      <text:p text:style-name="P100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r5g6b5</text:span></text:span><text:span text:style-name="Source_20_Text"><text:span text:style-name="T325"> </text:span></text:span><text:span text:style-name="Source_20_Text"><text:span text:style-name="T327"><text:s text:c="2"/></text:span></text:span><text:span text:style-name="Source_20_Text"><text:span text:style-name="T325">= </text:span></text:span><text:span text:style-name="Source_20_Text"><text:span text:style-name="T327">6</text:span></text:span><text:span text:style-name="Source_20_Text"><text:span text:style-name="T328">,</text:span></text:span><text:span text:style-name="Source_20_Text"><text:span text:style-name="T344"><text:tab/></text:span></text:span><text:span text:style-name="Source_20_Text"><text:span text:style-name="T110">// (alpha == solid white)</text:span></text:span></text:p>
      <text:p text:style-name="P30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a1r5g5b5</text:span></text:span><text:span text:style-name="Source_20_Text"><text:span text:style-name="T325"> = </text:span></text:span><text:span text:style-name="Source_20_Text"><text:span text:style-name="T327">8</text:span></text:span><text:span text:style-name="Source_20_Text"><text:span text:style-name="T328">,</text:span></text:span></text:p>
      <text:p text:style-name="P30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a4r4g4b4</text:span></text:span><text:span text:style-name="Source_20_Text"><text:span text:style-name="T325"> = </text:span></text:span><text:span text:style-name="Source_20_Text"><text:span text:style-name="T327">9</text:span></text:span><text:span text:style-name="Source_20_Text"><text:span text:style-name="T328">,</text:span></text:span></text:p>
      <text:p text:style-name="P46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x8r8g8b8</text:span></text:span><text:span text:style-name="Source_20_Text"><text:span text:style-name="T325"> = </text:span></text:span><text:span text:style-name="Source_20_Text"><text:span text:style-name="T327">10</text:span></text:span><text:span text:style-name="Source_20_Text"><text:span text:style-name="T328">,</text:span></text:span><text:span text:style-name="Source_20_Text"><text:span text:style-name="T344"><text:tab/></text:span></text:span><text:span text:style-name="Source_20_Text"><text:span text:style-name="T110">// (alpha == solid white)</text:span></text:span></text:p>
      <text:p text:style-name="P30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a8r8g8b8</text:span></text:span><text:span text:style-name="Source_20_Text"><text:span text:style-name="T325"> = </text:span></text:span><text:span text:style-name="Source_20_Text"><text:span text:style-name="T327">11</text:span></text:span><text:span text:style-name="Source_20_Text"><text:span text:style-name="T328">,</text:span></text:span></text:p>
      <text:p text:style-name="P45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dxt1</text:span></text:span><text:span text:style-name="Source_20_Text"><text:span text:style-name="T325"> </text:span></text:span><text:span text:style-name="Source_20_Text"><text:span text:style-name="T327"><text:s text:c="4"/></text:span></text:span><text:span text:style-name="Source_20_Text"><text:span text:style-name="T325">= </text:span></text:span><text:span text:style-name="Source_20_Text"><text:span text:style-name="T327">14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9">aka Compressed with color-key transparency</text:span></text:span></text:p>
      <text:p text:style-name="P45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dxt3 <text:s text:c="3"/></text:span></text:span><text:span text:style-name="Source_20_Text"><text:span text:style-name="T325"><text:s/>= </text:span></text:span><text:span text:style-name="Source_20_Text"><text:span text:style-name="T327">15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9">aka Compressed with explicit alpha</text:span></text:span></text:p>
      <text:p text:style-name="P45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dxt5 <text:s text:c="3"/></text:span></text:span><text:span text:style-name="Source_20_Text"><text:span text:style-name="T325"><text:s/>= </text:span></text:span><text:span text:style-name="Source_20_Text"><text:span text:style-name="T327">16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9">aka Compressed with interpolated alpha</text:span></text:span></text:p>
      <text:p text:style-name="P44"><text:span text:style-name="Source_20_Text"><text:span text:style-name="T325"><text:s text:c="4"/></text:span></text:span><text:span text:style-name="Source_20_Text"><text:span text:style-name="T3">texfmt_</text:span></text:span><text:span text:style-name="Source_20_Text"><text:span text:style-name="T2">p8_bump </text:span></text:span><text:span text:style-name="Source_20_Text"><text:span text:style-name="T325"><text:s/>= </text:span></text:span><text:span text:style-name="Source_20_Text"><text:span text:style-name="T327">17</text:span></text:span><text:span text:style-name="Source_20_Text"><text:span text:style-name="T328">,</text:span></text:span><text:span text:style-name="Source_20_Text"><text:span text:style-name="T343"><text:tab/></text:span></text:span><text:span text:style-name="Source_20_Text"><text:span text:style-name="T88">// </text:span></text:span><text:span text:style-name="Source_20_Text"><text:span text:style-name="T108">xbox-only format</text:span></text:span></text:p>
      <text:p text:style-name="P92"><text:span text:style-name="Source_20_Text"><text:span text:style-name="T85"><text:s text:c="4"/></text:span></text:span><text:span text:style-name="Source_20_Text"><text:span text:style-name="T452">} </text:span></text:span><text:span text:style-name="Source_20_Text"><text:span text:style-name="T2">BitmapFormat</text:span></text:span><text:span text:style-name="Source_20_Text"><text:span text:style-name="T452">;</text:span></text:span></text:p>
      <text:p text:style-name="P112"/>
      <text:p text:style-name="P112"/>
      <text:p text:style-name="P30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454"> </text:span></text:span><text:span text:style-name="Source_20_Text"><text:span text:style-name="T9">Bitmap</text:span></text:span><text:span text:style-name="Source_20_Text"><text:span text:style-name="T454"> {</text:span></text:span></text:p>
      <text:p text:style-name="P9"><text:span text:style-name="Source_20_Text"><text:span text:style-name="T455"><text:s text:c="4"/></text:span></text:span><text:span text:style-name="Source_20_Text"><text:span text:style-name="T10">TagClass</text:span></text:span><text:span text:style-name="Source_20_Text"><text:span text:style-name="T455"><text:tab/>bitm_id; <text:s/></text:span></text:span><text:span text:style-name="Source_20_Text"><text:span text:style-name="T88">// </text:span></text:span><text:span text:style-name="Source_20_Text"><text:span text:style-name="T121">always</text:span></text:span><text:span text:style-name="Source_20_Text"><text:span text:style-name="T88"> == </text:span></text:span><text:span text:style-name="Source_20_Text"><text:span text:style-name="T89">tagcls_</text:span></text:span><text:span text:style-name="Source_20_Text"><text:span text:style-name="T88">bitm</text:span></text:span></text:p>
      <text:p text:style-name="P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4"><text:tab/></text:span></text:span><text:span text:style-name="Source_20_Text"><text:span text:style-name="T335">width</text:span></text:span><text:span text:style-name="Source_20_Text"><text:span text:style-name="T330">;</text:span></text:span></text:p>
      <text:p text:style-name="P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4"><text:tab/></text:span></text:span><text:span text:style-name="Source_20_Text"><text:span text:style-name="T335">height</text:span></text:span><text:span text:style-name="Source_20_Text"><text:span text:style-name="T330">;</text:span></text:span></text:p>
      <text:p text:style-name="P1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0"><text:tab/></text:span></text:span><text:span text:style-name="Source_20_Text"><text:span text:style-name="T334"><text:tab/></text:span></text:span><text:span text:style-name="Source_20_Text"><text:span text:style-name="T335">depth</text:span></text:span><text:span text:style-name="Source_20_Text"><text:span text:style-name="T330">;</text:span></text:span></text:p>
      <text:p text:style-name="P10"><text:span text:style-name="Source_20_Text"><text:span text:style-name="T11"><text:s text:c="4"/></text:span></text:span><text:span text:style-name="Source_20_Text"><text:span text:style-name="T2">Bitmap</text:span></text:span><text:span text:style-name="Source_20_Text"><text:span text:style-name="T11">Type</text:span></text:span><text:span text:style-name="Source_20_Text"><text:span text:style-name="T334"><text:tab/>type;</text:span></text:span></text:p>
      <text:p text:style-name="P10"><text:span text:style-name="Source_20_Text"><text:span text:style-name="T11"><text:s text:c="4"/></text:span></text:span><text:span text:style-name="Source_20_Text"><text:span text:style-name="T2">BitmapFormat</text:span></text:span><text:span text:style-name="Source_20_Text"><text:span text:style-name="T334"><text:tab/>format;</text:span></text:span></text:p>
      <text:p text:style-name="P9"><text:span text:style-name="Source_20_Text"><text:span text:style-name="T453"><text:s text:c="4"/></text:span></text:span><text:span text:style-name="Source_20_Text"><text:span text:style-name="T87">// flags</text:span></text:span></text:p>
      <text:p text:style-name="P42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power_of_2_dim<text:tab/>: </text:span></text:span><text:span text:style-name="Source_20_Text"><text:span text:style-name="T479">1</text:span></text:span><text:span text:style-name="Source_20_Text"><text:span text:style-name="T454">;</text:span></text:span><text:span text:style-name="Source_20_Text"><text:span text:style-name="T457"><text:tab/></text:span></text:span><text:span text:style-name="Source_20_Text"><text:span text:style-name="T88">/</text:span></text:span><text:span text:style-name="Source_20_Text"><text:span text:style-name="T105">*</text:span></text:span><text:span text:style-name="Source_20_Text"><text:span text:style-name="T88"> </text:span></text:span><text:span text:style-name="Source_20_Text"><text:span text:style-name="T105">always have this set if the </text:span></text:span><text:span text:style-name="Source_20_Text"><text:span text:style-name="T114">compressed</text:span></text:span></text:p>
      <text:p text:style-name="P49"><text:span text:style-name="Source_20_Text"><text:span text:style-name="T105"><text:s text:c="4"/>**</text:span></text:span><text:span text:style-name="Source_20_Text"><text:span text:style-name="T113"><text:tab/><text:tab/><text:tab/><text:tab/><text:tab/> <text:s/></text:span></text:span><text:span text:style-name="Source_20_Text"><text:span text:style-name="T105"><text:s/></text:span></text:span><text:span text:style-name="Source_20_Text"><text:span text:style-name="T114">flag is set</text:span></text:span><text:span text:style-name="Source_20_Text"><text:span text:style-name="T105">, even if its dimensions are</text:span></text:span></text:p>
      <text:p text:style-name="P49"><text:span text:style-name="Source_20_Text"><text:span text:style-name="T113"><text:s text:c="4"/>**<text:tab/><text:tab/><text:tab/><text:tab/><text:tab/> <text:s text:c="2"/></text:span></text:span><text:span text:style-name="Source_20_Text"><text:span text:style-name="T114">not </text:span></text:span><text:span text:style-name="Source_20_Text"><text:span text:style-name="T105">actually powers of 2.*/</text:span></text:span></text:p>
      <text:p text:style-name="P42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compressed<text:tab/><text:tab/>: </text:span></text:span><text:span text:style-name="Source_20_Text"><text:span text:style-name="T479">1</text:span></text:span><text:span text:style-name="Source_20_Text"><text:span text:style-name="T454">;</text:span></text:span><text:span text:style-name="Source_20_Text"><text:span text:style-name="T457"><text:tab/></text:span></text:span><text:span text:style-name="Source_20_Text"><text:span text:style-name="T88">// </text:span></text:span><text:span text:style-name="Source_20_Text"><text:span text:style-name="T105">texture is either dxt1, dxt3, or dxt5</text:span></text:span></text:p>
      <text:p text:style-name="P43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palettized<text:tab/><text:tab/>: </text:span></text:span><text:span text:style-name="Source_20_Text"><text:span text:style-name="T479">1</text:span></text:span><text:span text:style-name="Source_20_Text"><text:span text:style-name="T454">;</text:span></text:span><text:span text:style-name="Source_20_Text"><text:span text:style-name="T458"><text:tab/></text:span></text:span><text:span text:style-name="Source_20_Text"><text:span text:style-name="T88">// </text:span></text:span><text:span text:style-name="Source_20_Text"><text:span text:style-name="T106">only set for p8_bump format</text:span></text:span></text:p>
      <text:p text:style-name="P9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swizzled<text:tab/><text:tab/>: </text:span></text:span><text:span text:style-name="Source_20_Text"><text:span text:style-name="T479">1</text:span></text:span><text:span text:style-name="Source_20_Text"><text:span text:style-name="T454">; <text:s/></text:span></text:span><text:span text:style-name="Source_20_Text"><text:span text:style-name="T86">// </text:span></text:span><text:span text:style-name="Source_20_Text"><text:span text:style-name="T97">texture is swizzled</text:span></text:span><text:span text:style-name="Source_20_Text"><text:span text:style-name="T86"> </text:span></text:span><text:span text:style-name="Source_20_Text"><text:span text:style-name="T97">using</text:span></text:span><text:span text:style-name="Source_20_Text"><text:span text:style-name="T86"> z-order</text:span></text:span><text:span text:style-name="Source_20_Text"><text:span text:style-name="T97"> curve</text:span></text:span></text:p>
      <text:p text:style-name="P43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linear<text:tab/><text:tab/>: </text:span></text:span><text:span text:style-name="Source_20_Text"><text:span text:style-name="T479">1</text:span></text:span><text:span text:style-name="Source_20_Text"><text:span text:style-name="T454">;</text:span></text:span><text:span text:style-name="Source_20_Text"><text:span text:style-name="T106"><text:tab/></text:span></text:span><text:span text:style-name="Source_20_Text"><text:span text:style-name="T88">// </text:span></text:span><text:span text:style-name="Source_20_Text"><text:span text:style-name="T106">unknown</text:span></text:span></text:p>
      <text:p text:style-name="P43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v16u16<text:tab/><text:tab/>: </text:span></text:span><text:span text:style-name="Source_20_Text"><text:span text:style-name="T479">1</text:span></text:span><text:span text:style-name="Source_20_Text"><text:span text:style-name="T454">;</text:span></text:span><text:span text:style-name="Source_20_Text"><text:span text:style-name="T458"><text:tab/></text:span></text:span><text:span text:style-name="Source_20_Text"><text:span text:style-name="T88">// </text:span></text:span><text:span text:style-name="Source_20_Text"><text:span text:style-name="T106">unknown</text:span></text:span></text:p>
      <text:p text:style-name="P9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unknown<text:tab/><text:tab/>: </text:span></text:span><text:span text:style-name="Source_20_Text"><text:span text:style-name="T479">1</text:span></text:span><text:span text:style-name="Source_20_Text"><text:span text:style-name="T454">;</text:span></text:span></text:p>
      <text:p text:style-name="P12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prefer_low_detail<text:tab/>: </text:span></text:span><text:span text:style-name="Source_20_Text"><text:span text:style-name="T479">1</text:span></text:span><text:span text:style-name="Source_20_Text"><text:span text:style-name="T454">; <text:s/></text:span></text:span><text:span text:style-name="Source_20_Text"><text:span text:style-name="T86">// </text:span></text:span><text:span text:style-name="Source_20_Text"><text:span text:style-name="T107">something to do with mipmaps(always set?)</text:span></text:span></text:p>
      <text:p text:style-name="P18"><text:span text:style-name="Source_20_Text"><text:span text:style-name="T454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4"><text:tab/>data_in_rsrc_map<text:tab/>: </text:span></text:span><text:span text:style-name="Source_20_Text"><text:span text:style-name="T479">1</text:span></text:span><text:span text:style-name="Source_20_Text"><text:span text:style-name="T454">; <text:s/></text:span></text:span><text:span text:style-name="Source_20_Text"><text:span text:style-name="T90">/</text:span></text:span><text:span text:style-name="Source_20_Text"><text:span text:style-name="T91">*</text:span></text:span><text:span text:style-name="Source_20_Text"><text:span text:style-name="T90"> </text:span></text:span><text:span text:style-name="Source_20_Text"><text:span text:style-name="T92">Only used in PC and CE.</text:span></text:span></text:p>
      <text:p text:style-name="P48"><text:span text:style-name="Source_20_Text"><text:span text:style-name="T92"><text:s text:c="4"/>**</text:span></text:span><text:span text:style-name="Source_20_Text"><text:span text:style-name="T112"><text:tab/><text:tab/><text:tab/><text:tab/><text:tab/> <text:s/></text:span></text:span><text:span text:style-name="Source_20_Text"><text:span text:style-name="T92"><text:s/></text:span></text:span><text:span text:style-name="Source_20_Text"><text:span text:style-name="T93">If set, specifies</text:span></text:span><text:span text:style-name="Source_20_Text"><text:span text:style-name="T90"> </text:span></text:span><text:span text:style-name="Source_20_Text"><text:span text:style-name="T92">the pixel</text:span></text:span><text:span text:style-name="Source_20_Text"><text:span text:style-name="T93"> data</text:span></text:span><text:span text:style-name="Source_20_Text"><text:span text:style-name="T92"> </text:span></text:span><text:span text:style-name="Source_20_Text"><text:span text:style-name="T93">is</text:span></text:span><text:span text:style-name="Source_20_Text"><text:span text:style-name="T92"> in the</text:span></text:span></text:p>
      <text:p text:style-name="P48"><text:span text:style-name="Source_20_Text"><text:span text:style-name="T93"><text:s text:c="4"/>**<text:tab/><text:tab/><text:tab/><text:tab/><text:tab/> </text:span></text:span><text:span text:style-name="Source_20_Text"><text:span text:style-name="T112"><text:s/></text:span></text:span><text:span text:style-name="Source_20_Text"><text:span text:style-name="T93"><text:s/></text:span></text:span><text:span text:style-name="Source_20_Text"><text:span text:style-name="T92">bitmaps.map</text:span></text:span><text:span text:style-name="Source_20_Text"><text:span text:style-name="T112"> </text:span></text:span><text:span text:style-name="Source_20_Text"><text:span text:style-name="T92">resource map</text:span></text:span><text:span text:style-name="Source_20_Text"><text:span text:style-name="T93"> rather than the</text:span></text:span></text:p>
      <text:p text:style-name="P48"><text:span text:style-name="Source_20_Text"><text:span text:style-name="T112"><text:s text:c="3"/></text:span></text:span><text:span text:style-name="Source_20_Text"><text:span text:style-name="T93"><text:s/></text:span></text:span><text:span text:style-name="Source_20_Text"><text:span text:style-name="T112">**<text:tab/><text:tab/><text:tab/><text:tab/><text:tab/> <text:s text:c="2"/></text:span></text:span><text:span text:style-name="Source_20_Text"><text:span text:style-name="T93">map this struct is in.</text:span></text:span><text:span text:style-name="Source_20_Text"><text:span text:style-name="T91">*/</text:span></text:span></text:p>
      <text:p text:style-name="P11"><text:span text:style-name="Source_20_Text"><text:span text:style-name="T86"/></text:span></text:p>
      <text:p text:style-name="P50"><text:span text:style-name="Source_20_Text"><text:span text:style-name="T454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4"><text:tab/></text:span></text:span><text:span text:style-name="Source_20_Text"><text:span text:style-name="T456"><text:tab/></text:span></text:span><text:span text:style-name="Source_20_Text"><text:span text:style-name="T454">registration_point_x;<text:tab/></text:span></text:span><text:span text:style-name="Source_20_Text"><text:span text:style-name="T86">//</text:span></text:span><text:span text:style-name="Source_20_Text"><text:span text:style-name="T115"> bitmap x center(should be width/2)</text:span></text:span></text:p>
      <text:p text:style-name="P50"><text:span text:style-name="Source_20_Text"><text:span text:style-name="T454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4"><text:tab/></text:span></text:span><text:span text:style-name="Source_20_Text"><text:span text:style-name="T456"><text:tab/></text:span></text:span><text:span text:style-name="Source_20_Text"><text:span text:style-name="T454">registration_point_y;<text:tab/></text:span></text:span><text:span text:style-name="Source_20_Text"><text:span text:style-name="T86">//</text:span></text:span><text:span text:style-name="Source_20_Text"><text:span text:style-name="T115"> bitmap y center(should be height/2)</text:span></text:span></text:p>
      <text:p text:style-name="P11"><text:span text:style-name="Source_20_Text"><text:span text:style-name="T454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4"><text:tab/></text:span></text:span><text:span text:style-name="Source_20_Text"><text:span text:style-name="T456"><text:tab/></text:span></text:span><text:span text:style-name="Source_20_Text"><text:span text:style-name="T454">mip_count;<text:tab/></text:span></text:span><text:span text:style-name="Source_20_Text"><text:span text:style-name="T86">// does NOT include fullsize texture</text:span></text:span><text:span text:style-name="Source_20_Text"><text:span text:style-name="T119"> in the count</text:span></text:span></text:p>
      <text:p text:style-name="P11"><text:span text:style-name="Source_20_Text"><text:span text:style-name="T454"><text:s text:c="4"/></text:span></text:span><text:span text:style-name="Source_20_Text"><text:span text:style-name="T12">FlU</text:span></text:span><text:span text:style-name="Source_20_Text"><text:span text:style-name="T7">Int</text:span></text:span><text:span text:style-name="Source_20_Text"><text:span text:style-name="T12">16</text:span></text:span><text:span text:style-name="Source_20_Text"><text:span text:style-name="T454"><text:tab/>pixels;<text:tab/></text:span></text:span><text:span text:style-name="Source_20_Text"><text:span text:style-name="T86">// unknown?</text:span></text:span></text:p>
      <text:p text:style-name="P5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pixels_offset</text:span></text:span><text:span text:style-name="Source_20_Text"><text:span text:style-name="T330">;<text:tab/></text:span></text:span><text:span text:style-name="Source_20_Text"><text:span text:style-name="T86">/</text:span></text:span><text:span text:style-name="Source_20_Text"><text:span text:style-name="T111">* </text:span></text:span><text:span text:style-name="Source_20_Text"><text:span text:style-name="T116">Has a different meaning based on if the</text:span></text:span></text:p>
      <text:p text:style-name="P51"><text:span text:style-name="Source_20_Text"><text:span text:style-name="T116"><text:s text:c="4"/>**<text:tab/><text:tab/><text:tab/><text:tab/><text:tab/> <text:s text:c="2"/>bitmap is in a tagfile or a mapfile.</text:span></text:span></text:p>
      <text:p text:style-name="P51"><text:span text:style-name="Source_20_Text"><text:span text:style-name="T111"><text:s text:c="4"/>** Tagfile</text:span></text:span><text:span text:style-name="Source_20_Text"><text:span text:style-name="T116">:</text:span></text:span></text:p>
      <text:p text:style-name="P52"><text:span text:style-name="Source_20_Text"><text:span text:style-name="T111"><text:s text:c="4"/>** <text:s text:c="4"/></text:span></text:span><text:span text:style-name="Source_20_Text"><text:span text:style-name="T116">O</text:span></text:span><text:span text:style-name="Source_20_Text"><text:span text:style-name="T111">ffset into the </text:span></text:span><text:span text:style-name="Source_20_Text"><text:span text:style-name="T290">processed_pixel_data</text:span></text:span><text:span text:style-name="Source_20_Text"><text:span text:style-name="T291"> this bitmap's pixel data starts at.</text:span></text:span></text:p>
      <text:p text:style-name="P52"><text:span text:style-name="Source_20_Text"><text:span text:style-name="T111"><text:s text:c="4"/>** </text:span></text:span><text:span text:style-name="Source_20_Text"><text:span text:style-name="T117">Map</text:span></text:span><text:span text:style-name="Source_20_Text"><text:span text:style-name="T111">file</text:span></text:span><text:span text:style-name="Source_20_Text"><text:span text:style-name="T116">:</text:span></text:span></text:p>
      <text:p text:style-name="P52"><text:span text:style-name="Source_20_Text"><text:span text:style-name="T111"><text:s text:c="4"/>** <text:s text:c="4"/></text:span></text:span><text:span text:style-name="Source_20_Text"><text:span text:style-name="T120">Non-magic o</text:span></text:span><text:span text:style-name="Source_20_Text"><text:span text:style-name="T111">ffset into the </text:span></text:span><text:span text:style-name="Source_20_Text"><text:span text:style-name="T292">mapfile</text:span></text:span><text:span text:style-name="Source_20_Text"><text:span text:style-name="T291"> this bitmap's pixel data starts at.</text:span></text:span><text:span text:style-name="Source_20_Text"><text:span text:style-name="T292">*/</text:span></text:span></text:p>
      <text:p text:style-name="P4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pixels_meta_size</text:span></text:span><text:span text:style-name="Source_20_Text"><text:span text:style-name="T330">;<text:tab/></text:span></text:span><text:span text:style-name="Source_20_Text"><text:span text:style-name="T86">/</text:span></text:span><text:span text:style-name="Source_20_Text"><text:span text:style-name="T111">* number of bytes this bitmaps pixel data</text:span></text:span></text:p>
      <text:p text:style-name="P47"><text:span text:style-name="Source_20_Text"><text:span text:style-name="T111"><text:s text:c="4"/>**<text:tab/><text:tab/><text:tab/><text:tab/><text:tab/> <text:s text:c="2"/>takes up. Only used inside a map.*/</text:span></text:span></text:p>
      <text:p text:style-name="P47"><text:span text:style-name="Source_20_Text"><text:span text:style-name="T111"/></text:span></text:p>
      <text:p text:style-name="P1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unknown_id_1</text:span></text:span><text:span text:style-name="Source_20_Text"><text:span text:style-name="T330">;</text:span></text:span></text:p>
      <text:p text:style-name="P3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data_pointer</text:span></text:span><text:span text:style-name="Source_20_Text"><text:span text:style-name="T330">;</text:span></text:span><text:span text:style-name="Source_20_Text"><text:span text:style-name="T279"> <text:s/>// 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1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unknown_id_2</text:span></text:span><text:span text:style-name="Source_20_Text"><text:span text:style-name="T330">;</text:span></text:span></text:p>
      <text:p text:style-name="P3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6">base_address</text:span></text:span><text:span text:style-name="Source_20_Text"><text:span text:style-name="T330">;</text:span></text:span><text:span text:style-name="Source_20_Text"><text:span text:style-name="T279"> <text:s/>// only used in</text:span></text:span><text:span text:style-name="Source_20_Text"><text:span text:style-name="T281">side</text:span></text:span><text:span text:style-name="Source_20_Text"><text:span text:style-name="T279"> a map</text:span></text:span></text:p>
      <text:p text:style-name="P93"><text:span text:style-name="Source_20_Text"><text:span text:style-name="T454"><text:s text:c="4"/>} </text:span></text:span><text:span text:style-name="Source_20_Text"><text:span text:style-name="T9">Bitmap</text:span></text:span><text:span text:style-name="Source_20_Text"><text:span text:style-name="T454">; <text:s/></text:span></text:span><text:span text:style-name="Source_20_Text"><text:span text:style-name="T94">// size == </text:span></text:span><text:span text:style-name="Source_20_Text"><text:span text:style-name="T95">48</text:span></text:span><text:span text:style-name="Source_20_Text"><text:span text:style-name="T94"> bytes</text:span></text:span></text:p>
      <text:p text:style-name="P202"><text:soft-page-break/><text:span text:style-name="Source_20_Text"><text:span text:style-name="T445">Sounds</text:span></text:span></text:p>
      <text:p text:style-name="P203"><text:span text:style-name="Source_20_Text"><text:span text:style-name="T460"/></text:span></text:p>
      <text:p text:style-name="P203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53">SoundClass</text:span></text:span><text:span text:style-name="Source_20_Text"><text:span text:style-name="T451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1"> {</text:span></text:span></text:p>
      <text:p text:style-name="P209"><text:span text:style-name="Source_20_Text"><text:span text:style-name="T454"><text:s/></text:span></text:span><text:span text:style-name="Source_20_Text"><text:span text:style-name="T459"><text:s text:c="2"/></text:span></text:span><text:span text:style-name="Source_20_Text"><text:span text:style-name="T454"><text:s/></text:span></text:span><text:span text:style-name="Source_20_Text"><text:span text:style-name="T94">//</text:span></text:span><text:span text:style-name="Source_20_Text"><text:span text:style-name="T235"> some of these values aren't specified</text:span></text:span><text:span text:style-name="Source_20_Text"><text:span text:style-name="T236">,</text:span></text:span><text:span text:style-name="Source_20_Text"><text:span text:style-name="T235"> as they aren't used. </text:span></text:span><text:span text:style-name="Source_20_Text"><text:span text:style-name="T237">For example,</text:span></text:span></text:p>
      <text:p text:style-name="P209"><text:span text:style-name="Source_20_Text"><text:span text:style-name="T235"><text:s text:c="2"/></text:span></text:span><text:span text:style-name="Source_20_Text"><text:span text:style-name="T86"><text:s text:c="2"/></text:span></text:span><text:span text:style-name="Source_20_Text"><text:span text:style-name="T94">//</text:span></text:span><text:span text:style-name="Source_20_Text"><text:span text:style-name="T235"> </text:span></text:span><text:span text:style-name="Source_20_Text"><text:span text:style-name="T237">values 2 and 3 are unused</text:span></text:span><text:span text:style-name="Source_20_Text"><text:span text:style-name="T235">. I've lined all values up that are contiguous.</text:span></text:span></text:p>
      <text:p text:style-name="P189"><text:span text:style-name="Source_20_Text"><text:span text:style-name="T394"><text:s text:c="4"/></text:span></text:span><text:span text:style-name="Source_20_Text"><text:span text:style-name="T53">projectile_impact</text:span></text:span><text:span text:style-name="Source_20_Text"><text:span text:style-name="T55"> <text:s text:c="3"/></text:span></text:span><text:span text:style-name="Source_20_Text"><text:span text:style-name="T394"><text:s/>= 0,</text:span></text:span></text:p>
      <text:p text:style-name="P189"><text:span text:style-name="Source_20_Text"><text:span text:style-name="T394"><text:s text:c="4"/></text:span></text:span><text:span text:style-name="Source_20_Text"><text:span text:style-name="T53">projectile_detonation</text:span></text:span><text:span text:style-name="Source_20_Text"><text:span text:style-name="T394"> = 1,</text:span></text:span></text:p>
      <text:p text:style-name="P189"><text:span text:style-name="Source_20_Text"><text:span text:style-name="T394"><text:s text:c="4"/></text:span></text:span><text:span text:style-name="Source_20_Text"><text:span text:style-name="T53">weapon_fire</text:span></text:span><text:span text:style-name="Source_20_Text"><text:span text:style-name="T394"> </text:span></text:span><text:span text:style-name="Source_20_Text"><text:span text:style-name="T396"><text:s text:c="4"/></text:span></text:span><text:span text:style-name="Source_20_Text"><text:span text:style-name="T394">= 4,</text:span></text:span></text:p>
      <text:p text:style-name="P189"><text:span text:style-name="Source_20_Text"><text:span text:style-name="T394"><text:s text:c="4"/></text:span></text:span><text:span text:style-name="Source_20_Text"><text:span text:style-name="T53">weapon_ready</text:span></text:span><text:span text:style-name="Source_20_Text"><text:span text:style-name="T55"> <text:s text:c="2"/></text:span></text:span><text:span text:style-name="Source_20_Text"><text:span text:style-name="T394"><text:s/>= 5,</text:span></text:span></text:p>
      <text:p text:style-name="P189"><text:span text:style-name="Source_20_Text"><text:span text:style-name="T394"><text:s text:c="4"/></text:span></text:span><text:span text:style-name="Source_20_Text"><text:span text:style-name="T53">weapon_reload</text:span></text:span><text:span text:style-name="Source_20_Text"><text:span text:style-name="T55"> <text:s/></text:span></text:span><text:span text:style-name="Source_20_Text"><text:span text:style-name="T394"><text:s/>= 6,</text:span></text:span></text:p>
      <text:p text:style-name="P189"><text:span text:style-name="Source_20_Text"><text:span text:style-name="T394"><text:s text:c="4"/></text:span></text:span><text:span text:style-name="Source_20_Text"><text:span text:style-name="T53">weapon_empty</text:span></text:span><text:span text:style-name="Source_20_Text"><text:span text:style-name="T394"> </text:span></text:span><text:span text:style-name="Source_20_Text"><text:span text:style-name="T396"><text:s text:c="3"/></text:span></text:span><text:span text:style-name="Source_20_Text"><text:span text:style-name="T394">= 7,</text:span></text:span></text:p>
      <text:p text:style-name="P189"><text:span text:style-name="Source_20_Text"><text:span text:style-name="T394"><text:s text:c="4"/></text:span></text:span><text:span text:style-name="Source_20_Text"><text:span text:style-name="T53">weapon_charge</text:span></text:span><text:span text:style-name="Source_20_Text"><text:span text:style-name="T394"> </text:span></text:span><text:span text:style-name="Source_20_Text"><text:span text:style-name="T396"><text:s text:c="2"/></text:span></text:span><text:span text:style-name="Source_20_Text"><text:span text:style-name="T394">= 8,</text:span></text:span></text:p>
      <text:p text:style-name="P189"><text:span text:style-name="Source_20_Text"><text:span text:style-name="T394"><text:s text:c="4"/></text:span></text:span><text:span text:style-name="Source_20_Text"><text:span text:style-name="T53">weapon_overheat</text:span></text:span><text:span text:style-name="Source_20_Text"><text:span text:style-name="T394"> = 9,</text:span></text:span></text:p>
      <text:p text:style-name="P189"><text:span text:style-name="Source_20_Text"><text:span text:style-name="T394"><text:s text:c="4"/></text:span></text:span><text:span text:style-name="Source_20_Text"><text:span text:style-name="T53">weapon_idle</text:span></text:span><text:span text:style-name="Source_20_Text"><text:span text:style-name="T55"> <text:s text:c="3"/></text:span></text:span><text:span text:style-name="Source_20_Text"><text:span text:style-name="T394"><text:s/>= 10,</text:span></text:span></text:p>
      <text:p text:style-name="P189"><text:span text:style-name="Source_20_Text"><text:span text:style-name="T394"><text:s text:c="4"/></text:span></text:span><text:span text:style-name="Source_20_Text"><text:span text:style-name="T53">object_impacts</text:span></text:span><text:span text:style-name="Source_20_Text"><text:span text:style-name="T394"> </text:span></text:span><text:span text:style-name="Source_20_Text"><text:span text:style-name="T396"><text:s text:c="7"/></text:span></text:span><text:span text:style-name="Source_20_Text"><text:span text:style-name="T394">= 13,</text:span></text:span></text:p>
      <text:p text:style-name="P189"><text:span text:style-name="Source_20_Text"><text:span text:style-name="T394"><text:s text:c="4"/></text:span></text:span><text:span text:style-name="Source_20_Text"><text:span text:style-name="T53">particle_impacts </text:span></text:span><text:span text:style-name="Source_20_Text"><text:span text:style-name="T55"><text:s text:c="5"/></text:span></text:span><text:span text:style-name="Source_20_Text"><text:span text:style-name="T394">= 14,</text:span></text:span></text:p>
      <text:p text:style-name="P189"><text:span text:style-name="Source_20_Text"><text:span text:style-name="T394"><text:s text:c="4"/></text:span></text:span><text:span text:style-name="Source_20_Text"><text:span text:style-name="T53">slow_particle_impacts</text:span></text:span><text:span text:style-name="Source_20_Text"><text:span text:style-name="T394"> = 15,</text:span></text:span></text:p>
      <text:p text:style-name="P189"><text:span text:style-name="Source_20_Text"><text:span text:style-name="T394"><text:s text:c="4"/></text:span></text:span><text:span text:style-name="Source_20_Text"><text:span text:style-name="T53">unit_footsteps</text:span></text:span><text:span text:style-name="Source_20_Text"><text:span text:style-name="T394"> = 18,</text:span></text:span></text:p>
      <text:p text:style-name="P189"><text:span text:style-name="Source_20_Text"><text:span text:style-name="T394"><text:s text:c="4"/></text:span></text:span><text:span text:style-name="Source_20_Text"><text:span text:style-name="T53">unit_dialog</text:span></text:span><text:span text:style-name="Source_20_Text"><text:span text:style-name="T394"> </text:span></text:span><text:span text:style-name="Source_20_Text"><text:span text:style-name="T396"><text:s text:c="3"/></text:span></text:span><text:span text:style-name="Source_20_Text"><text:span text:style-name="T394">= 19,</text:span></text:span></text:p>
      <text:p text:style-name="P189"><text:span text:style-name="Source_20_Text"><text:span text:style-name="T394"><text:s text:c="4"/></text:span></text:span><text:span text:style-name="Source_20_Text"><text:span text:style-name="T53">vehicle_collision</text:span></text:span><text:span text:style-name="Source_20_Text"><text:span text:style-name="T394"> = 22,</text:span></text:span></text:p>
      <text:p text:style-name="P189"><text:span text:style-name="Source_20_Text"><text:span text:style-name="T394"><text:s text:c="4"/></text:span></text:span><text:span text:style-name="Source_20_Text"><text:span text:style-name="T53">vehicle_engine</text:span></text:span><text:span text:style-name="Source_20_Text"><text:span text:style-name="T394"> </text:span></text:span><text:span text:style-name="Source_20_Text"><text:span text:style-name="T396"><text:s text:c="3"/></text:span></text:span><text:span text:style-name="Source_20_Text"><text:span text:style-name="T394">= 23,</text:span></text:span></text:p>
      <text:p text:style-name="P189"><text:span text:style-name="Source_20_Text"><text:span text:style-name="T394"><text:s text:c="4"/></text:span></text:span><text:span text:style-name="Source_20_Text"><text:span text:style-name="T53">device_door</text:span></text:span><text:span text:style-name="Source_20_Text"><text:span text:style-name="T394"> </text:span></text:span><text:span text:style-name="Source_20_Text"><text:span text:style-name="T396"><text:s text:c="7"/></text:span></text:span><text:span text:style-name="Source_20_Text"><text:span text:style-name="T401"><text:s/></text:span></text:span><text:span text:style-name="Source_20_Text"><text:span text:style-name="T394">= 26,</text:span></text:span></text:p>
      <text:p text:style-name="P189"><text:span text:style-name="Source_20_Text"><text:span text:style-name="T394"><text:s text:c="4"/></text:span></text:span><text:span text:style-name="Source_20_Text"><text:span text:style-name="T53">device_force_field</text:span></text:span><text:span text:style-name="Source_20_Text"><text:span text:style-name="T394"> </text:span></text:span><text:span text:style-name="Source_20_Text"><text:span text:style-name="T401"><text:s/></text:span></text:span><text:span text:style-name="Source_20_Text"><text:span text:style-name="T394">= 27,</text:span></text:span></text:p>
      <text:p text:style-name="P189"><text:span text:style-name="Source_20_Text"><text:span text:style-name="T394"><text:s text:c="4"/></text:span></text:span><text:span text:style-name="Source_20_Text"><text:span text:style-name="T53">device_machinery</text:span></text:span><text:span text:style-name="Source_20_Text"><text:span text:style-name="T394"> </text:span></text:span><text:span text:style-name="Source_20_Text"><text:span text:style-name="T396"><text:s text:c="2"/></text:span></text:span><text:span text:style-name="Source_20_Text"><text:span text:style-name="T401"><text:s/></text:span></text:span><text:span text:style-name="Source_20_Text"><text:span text:style-name="T394">= 28,</text:span></text:span></text:p>
      <text:p text:style-name="P189"><text:span text:style-name="Source_20_Text"><text:span text:style-name="T394"><text:s text:c="4"/></text:span></text:span><text:span text:style-name="Source_20_Text"><text:span text:style-name="T53">device_nature</text:span></text:span><text:span text:style-name="Source_20_Text"><text:span text:style-name="T394"> </text:span></text:span><text:span text:style-name="Source_20_Text"><text:span text:style-name="T396"><text:s text:c="5"/></text:span></text:span><text:span text:style-name="Source_20_Text"><text:span text:style-name="T401"><text:s/></text:span></text:span><text:span text:style-name="Source_20_Text"><text:span text:style-name="T394">= 29,</text:span></text:span></text:p>
      <text:p text:style-name="P189"><text:span text:style-name="Source_20_Text"><text:span text:style-name="T394"><text:s text:c="4"/></text:span></text:span><text:span text:style-name="Source_20_Text"><text:span text:style-name="T53">device_computers</text:span></text:span><text:span text:style-name="Source_20_Text"><text:span text:style-name="T55"> <text:s/></text:span></text:span><text:span text:style-name="Source_20_Text"><text:span text:style-name="T394"><text:s/></text:span></text:span><text:span text:style-name="Source_20_Text"><text:span text:style-name="T401"><text:s/></text:span></text:span><text:span text:style-name="Source_20_Text"><text:span text:style-name="T394">= 30,</text:span></text:span></text:p>
      <text:p text:style-name="P189"><text:span text:style-name="Source_20_Text"><text:span text:style-name="T394"><text:s text:c="4"/></text:span></text:span><text:span text:style-name="Source_20_Text"><text:span text:style-name="T53">music</text:span></text:span><text:span text:style-name="Source_20_Text"><text:span text:style-name="T394"> </text:span></text:span><text:span text:style-name="Source_20_Text"><text:span text:style-name="T396"><text:s text:c="12"/></text:span></text:span><text:span text:style-name="Source_20_Text"><text:span text:style-name="T394">= 32,</text:span></text:span></text:p>
      <text:p text:style-name="P189"><text:span text:style-name="Source_20_Text"><text:span text:style-name="T394"><text:s text:c="4"/></text:span></text:span><text:span text:style-name="Source_20_Text"><text:span text:style-name="T53">ambient_nature</text:span></text:span><text:span text:style-name="Source_20_Text"><text:span text:style-name="T55"> <text:s text:c="2"/></text:span></text:span><text:span text:style-name="Source_20_Text"><text:span text:style-name="T394"><text:s/>= 33,</text:span></text:span></text:p>
      <text:p text:style-name="P189"><text:span text:style-name="Source_20_Text"><text:span text:style-name="T394"><text:s text:c="4"/></text:span></text:span><text:span text:style-name="Source_20_Text"><text:span text:style-name="T53">ambient_machinery</text:span></text:span><text:span text:style-name="Source_20_Text"><text:span text:style-name="T394"> = 34,</text:span></text:span></text:p>
      <text:p text:style-name="P189"><text:span text:style-name="Source_20_Text"><text:span text:style-name="T394"><text:s text:c="4"/></text:span></text:span><text:span text:style-name="Source_20_Text"><text:span text:style-name="T53">ambient_computers</text:span></text:span><text:span text:style-name="Source_20_Text"><text:span text:style-name="T394"> = 35,</text:span></text:span></text:p>
      <text:p text:style-name="P189"><text:span text:style-name="Source_20_Text"><text:span text:style-name="T394"><text:s text:c="3"/></text:span></text:span><text:span text:style-name="Source_20_Text"><text:span text:style-name="T53"><text:s/>first_person_damage</text:span></text:span><text:span text:style-name="Source_20_Text"><text:span text:style-name="T394"> = 39,</text:span></text:span></text:p>
      <text:p text:style-name="P189"><text:span text:style-name="Source_20_Text"><text:span text:style-name="T394"><text:s text:c="4"/></text:span></text:span><text:span text:style-name="Source_20_Text"><text:span text:style-name="T53">scripted_dialog_player</text:span></text:span><text:span text:style-name="Source_20_Text"><text:span text:style-name="T394"> </text:span></text:span><text:span text:style-name="Source_20_Text"><text:span text:style-name="T398"><text:s text:c="13"/></text:span></text:span><text:span text:style-name="Source_20_Text"><text:span text:style-name="T394">= 44,</text:span></text:span></text:p>
      <text:p text:style-name="P189"><text:span text:style-name="Source_20_Text"><text:span text:style-name="T394"><text:s text:c="4"/></text:span></text:span><text:span text:style-name="Source_20_Text"><text:span text:style-name="T53">scripted_effect</text:span></text:span><text:span text:style-name="Source_20_Text"><text:span text:style-name="T55"> <text:s text:c="6"/></text:span></text:span><text:span text:style-name="Source_20_Text"><text:span text:style-name="T394"><text:s/></text:span></text:span><text:span text:style-name="Source_20_Text"><text:span text:style-name="T398"><text:s text:c="13"/></text:span></text:span><text:span text:style-name="Source_20_Text"><text:span text:style-name="T394">= 45,</text:span></text:span></text:p>
      <text:p text:style-name="P189"><text:span text:style-name="Source_20_Text"><text:span text:style-name="T394"><text:s text:c="4"/></text:span></text:span><text:span text:style-name="Source_20_Text"><text:span text:style-name="T53">scripted_dialog_other</text:span></text:span><text:span text:style-name="Source_20_Text"><text:span text:style-name="T394"> </text:span></text:span><text:span text:style-name="Source_20_Text"><text:span text:style-name="T398"><text:s text:c="13"/></text:span></text:span><text:span text:style-name="Source_20_Text"><text:span text:style-name="T396"><text:s/></text:span></text:span><text:span text:style-name="Source_20_Text"><text:span text:style-name="T394">= 46,</text:span></text:span></text:p>
      <text:p text:style-name="P189"><text:span text:style-name="Source_20_Text"><text:span text:style-name="T394"><text:s text:c="4"/></text:span></text:span><text:span text:style-name="Source_20_Text"><text:span text:style-name="T53">scripted_dialog_force_unspatialized</text:span></text:span><text:span text:style-name="Source_20_Text"><text:span text:style-name="T394"> = 47,</text:span></text:span></text:p>
      <text:p text:style-name="P189"><text:span text:style-name="Source_20_Text"><text:span text:style-name="T394"><text:s text:c="4"/></text:span></text:span><text:span text:style-name="Source_20_Text"><text:span text:style-name="T53">game_event</text:span></text:span><text:span text:style-name="Source_20_Text"><text:span text:style-name="T394"> = 50,</text:span></text:span></text:p>
      <text:p text:style-name="P192"><text:span text:style-name="Source_20_Text"><text:span text:style-name="T394"><text:s text:c="4"/>}</text:span></text:span><text:span text:style-name="Source_20_Text"><text:span text:style-name="T53"> SoundClass</text:span></text:span><text:span text:style-name="Source_20_Text"><text:span text:style-name="T396">;</text:span></text:span></text:p>
      <text:p text:style-name="P184"><text:span text:style-name="Source_20_Text"><text:span text:style-name="T468"/></text:span></text:p>
      <text:p text:style-name="P184"><text:span text:style-name="Source_20_Text"><text:span text:style-name="T468"/></text:span></text:p>
      <text:p text:style-name="P189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53">SoundSampleRate</text:span></text:span><text:span text:style-name="Source_20_Text"><text:span text:style-name="T346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6"> {</text:span></text:span></text:p>
      <text:p text:style-name="P189"><text:span text:style-name="Source_20_Text"><text:span text:style-name="T394"><text:s text:c="4"/></text:span></text:span><text:span text:style-name="Source_20_Text"><text:span text:style-name="T53">khz_22 </text:span></text:span><text:span text:style-name="Source_20_Text"><text:span text:style-name="T394">= 0,</text:span></text:span></text:p>
      <text:p text:style-name="P189"><text:span text:style-name="Source_20_Text"><text:span text:style-name="T394"><text:s text:c="4"/></text:span></text:span><text:span text:style-name="Source_20_Text"><text:span text:style-name="T53">khz_44</text:span></text:span><text:span text:style-name="Source_20_Text"><text:span text:style-name="T394"> = 1,</text:span></text:span></text:p>
      <text:p text:style-name="P192"><text:span text:style-name="Source_20_Text"><text:span text:style-name="T394"><text:s text:c="4"/>}</text:span></text:span><text:span text:style-name="Source_20_Text"><text:span text:style-name="T53"> SoundSampleRate</text:span></text:span><text:span text:style-name="Source_20_Text"><text:span text:style-name="T396">;</text:span></text:span></text:p>
      <text:p text:style-name="P184"><text:span text:style-name="Source_20_Text"><text:span text:style-name="T468"/></text:span></text:p>
      <text:p text:style-name="P184"><text:span text:style-name="Source_20_Text"><text:span text:style-name="T468"/></text:span></text:p>
      <text:p text:style-name="P189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53">SoundEncoding</text:span></text:span><text:span text:style-name="Source_20_Text"><text:span text:style-name="T346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6"> {</text:span></text:span></text:p>
      <text:p text:style-name="P189"><text:span text:style-name="Source_20_Text"><text:span text:style-name="T394"><text:s text:c="4"/></text:span></text:span><text:span text:style-name="Source_20_Text"><text:span text:style-name="T53">mono</text:span></text:span><text:span text:style-name="Source_20_Text"><text:span text:style-name="T394"> </text:span></text:span><text:span text:style-name="Source_20_Text"><text:span text:style-name="T396"><text:s text:c="2"/></text:span></text:span><text:span text:style-name="Source_20_Text"><text:span text:style-name="T394">= 0,</text:span></text:span></text:p>
      <text:p text:style-name="P189"><text:span text:style-name="Source_20_Text"><text:span text:style-name="T394"><text:s text:c="4"/></text:span></text:span><text:span text:style-name="Source_20_Text"><text:span text:style-name="T53">stereo</text:span></text:span><text:span text:style-name="Source_20_Text"><text:span text:style-name="T394"> = 1,</text:span></text:span></text:p>
      <text:p text:style-name="P192"><text:span text:style-name="Source_20_Text"><text:span text:style-name="T394"><text:s text:c="4"/>}</text:span></text:span><text:span text:style-name="Source_20_Text"><text:span text:style-name="T53"> SoundEncoding</text:span></text:span><text:span text:style-name="Source_20_Text"><text:span text:style-name="T396">;</text:span></text:span></text:p>
      <text:p text:style-name="P184"><text:span text:style-name="Source_20_Text"><text:span text:style-name="T468"/></text:span></text:p>
      <text:p text:style-name="P184"><text:span text:style-name="Source_20_Text"><text:span text:style-name="T468"/></text:span></text:p>
      <text:p text:style-name="P189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53">SoundCompression</text:span></text:span><text:span text:style-name="Source_20_Text"><text:span text:style-name="T346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6"> {</text:span></text:span></text:p>
      <text:p text:style-name="P190"><text:span text:style-name="Source_20_Text"><text:span text:style-name="T394"><text:s text:c="4"/></text:span></text:span><text:span text:style-name="Source_20_Text"><text:span text:style-name="T53">none</text:span></text:span><text:span text:style-name="Source_20_Text"><text:span text:style-name="T55"> <text:s text:c="5"/></text:span></text:span><text:span text:style-name="Source_20_Text"><text:span text:style-name="T394"><text:s/>= 0,<text:tab/></text:span></text:span><text:span text:style-name="Source_20_Text"><text:span text:style-name="T227">//</text:span></text:span><text:span text:style-name="Source_20_Text"><text:span text:style-name="T228"> This is </text:span></text:span><text:span text:style-name="Source_20_Text"><text:span text:style-name="T229">uncompressed, </text:span></text:span><text:span text:style-name="Source_20_Text"><text:span text:style-name="T228">16Bit signed PCM</text:span></text:span><text:span text:style-name="Source_20_Text"><text:span text:style-name="T238">.</text:span></text:span></text:p>
      <text:p text:style-name="P190"><text:span text:style-name="Source_20_Text"><text:span text:style-name="T394"><text:s text:c="4"/></text:span></text:span><text:span text:style-name="Source_20_Text"><text:span text:style-name="T53">xbox_adpcm</text:span></text:span><text:span text:style-name="Source_20_Text"><text:span text:style-name="T394"> = 1,<text:tab/></text:span></text:span><text:span text:style-name="Source_20_Text"><text:span text:style-name="T227">//</text:span></text:span><text:span text:style-name="Source_20_Text"><text:span text:style-name="T229"> These two are effectively the same</text:span></text:span></text:p>
      <text:p text:style-name="P190"><text:span text:style-name="Source_20_Text"><text:span text:style-name="T394"><text:s text:c="3"/></text:span></text:span><text:span text:style-name="Source_20_Text"><text:span text:style-name="T53"><text:s/>ima_adpcm</text:span></text:span><text:span text:style-name="Source_20_Text"><text:span text:style-name="T394"> </text:span></text:span><text:span text:style-name="Source_20_Text"><text:span text:style-name="T396"><text:s/></text:span></text:span><text:span text:style-name="Source_20_Text"><text:span text:style-name="T394">= 2,<text:tab/></text:span></text:span><text:span text:style-name="Source_20_Text"><text:span text:style-name="T227">//</text:span></text:span><text:span text:style-name="Source_20_Text"><text:span text:style-name="T229"> format, and can be interchanged.</text:span></text:span></text:p>
      <text:p text:style-name="P191"><text:span text:style-name="Source_20_Text"><text:span text:style-name="T394"><text:s text:c="4"/></text:span></text:span><text:span text:style-name="Source_20_Text"><text:span text:style-name="T53">ogg</text:span></text:span><text:span text:style-name="Source_20_Text"><text:span text:style-name="T394"> </text:span></text:span><text:span text:style-name="Source_20_Text"><text:span text:style-name="T396"><text:s text:c="7"/></text:span></text:span><text:span text:style-name="Source_20_Text"><text:span text:style-name="T394">= 3,</text:span></text:span><text:span text:style-name="Source_20_Text"><text:span text:style-name="T395"><text:tab/></text:span></text:span><text:span text:style-name="Source_20_Text"><text:span text:style-name="T227">//</text:span></text:span><text:span text:style-name="Source_20_Text"><text:span text:style-name="T230"> </text:span></text:span><text:span text:style-name="Source_20_Text"><text:span text:style-name="T239">ogg is a</text:span></text:span><text:span text:style-name="Source_20_Text"><text:span text:style-name="T240"> </text:span></text:span><text:span text:style-name="Source_20_Text"><text:span text:style-name="T230">PC ONLY compression</text:span></text:span><text:span text:style-name="Source_20_Text"><text:span text:style-name="T240">.</text:span></text:span></text:p>
      <text:p text:style-name="P192"><text:span text:style-name="Source_20_Text"><text:span text:style-name="T394"><text:s text:c="4"/>}</text:span></text:span><text:span text:style-name="Source_20_Text"><text:span text:style-name="T53"> SoundCompression</text:span></text:span><text:span text:style-name="Source_20_Text"><text:span text:style-name="T396">;</text:span></text:span></text:p>
      <text:p text:style-name="P213"><text:span text:style-name="Source_20_Text"><text:span text:style-name="T94"/></text:span></text:p>
      <text:p text:style-name="P192"><text:soft-page-break/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55">SoundScaleModifiers</text:span></text:span><text:span text:style-name="Source_20_Text"><text:span text:style-name="T330"> {</text:span></text:span></text:p>
      <text:p text:style-name="P192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89"><text:tab/></text:span></text:span><text:span text:style-name="Source_20_Text"><text:span text:style-name="T396">skip_fraction;</text:span></text:span></text:p>
      <text:p text:style-name="P192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89"><text:tab/></text:span></text:span><text:span text:style-name="Source_20_Text"><text:span text:style-name="T396">gain;</text:span></text:span></text:p>
      <text:p text:style-name="P192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89"><text:tab/></text:span></text:span><text:span text:style-name="Source_20_Text"><text:span text:style-name="T396">pitch;</text:span></text:span></text:p>
      <text:p text:style-name="P193"><text:span text:style-name="Source_20_Text"><text:span text:style-name="T394"><text:s text:c="4"/>} </text:span></text:span><text:span text:style-name="Source_20_Text"><text:span text:style-name="T55">SoundScaleModifiers</text:span></text:span><text:span text:style-name="Source_20_Text"><text:span text:style-name="T396">;</text:span></text:span><text:span text:style-name="Source_20_Text"><text:span text:style-name="T431"><text:tab/></text:span></text:span><text:span text:style-name="Source_20_Text"><text:span text:style-name="T303">//</text:span></text:span><text:span text:style-name="Source_20_Text"><text:span text:style-name="T317"> </text:span></text:span><text:span text:style-name="Source_20_Text"><text:span text:style-name="T94">size == </text:span></text:span><text:span text:style-name="Source_20_Text"><text:span text:style-name="T234">12</text:span></text:span><text:span text:style-name="Source_20_Text"><text:span text:style-name="T94"> bytes</text:span></text:span></text:p>
      <text:p text:style-name="P189"><text:span text:style-name="Source_20_Text"><text:span text:style-name="T327"/></text:span></text:p>
      <text:p text:style-name="P189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53">SoundBody</text:span></text:span><text:span text:style-name="Source_20_Text"><text:span text:style-name="T330"> {</text:span></text:span><text:span text:style-name="Source_20_Text"><text:span text:style-name="T329"> <text:s/></text:span></text:span><text:span text:style-name="Source_20_Text"><text:span text:style-name="T227">//</text:span></text:span><text:span text:style-name="Source_20_Text"><text:span text:style-name="T228"> <text:s/>mind, and soul(lululul)</text:span></text:span></text:p>
      <text:p text:style-name="P189"><text:span text:style-name="Source_20_Text"><text:span text:style-name="T330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0"><text:tab/></text:span></text:span><text:span text:style-name="Source_20_Text"><text:span text:style-name="T395"><text:tab/></text:span></text:span><text:span text:style-name="Source_20_Text"><text:span text:style-name="T394">fit_to_adpcm_blocksize</text:span></text:span><text:span text:style-name="Source_20_Text"><text:span text:style-name="T330"><text:tab/><text:tab/></text:span></text:span><text:span text:style-name="Source_20_Text"><text:span text:style-name="T394"><text:tab/></text:span></text:span><text:span text:style-name="Source_20_Text"><text:span text:style-name="T330">: </text:span></text:span><text:span text:style-name="Source_20_Text"><text:span text:style-name="T479">1</text:span></text:span><text:span text:style-name="Source_20_Text"><text:span text:style-name="T330">;</text:span></text:span></text:p>
      <text:p text:style-name="P191"><text:span text:style-name="Source_20_Text"><text:span text:style-name="T330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0"><text:tab/></text:span></text:span><text:span text:style-name="Source_20_Text"><text:span text:style-name="T395"><text:tab/></text:span></text:span><text:span text:style-name="Source_20_Text"><text:span text:style-name="T394">split_long_sound_into_permutations</text:span></text:span><text:span text:style-name="Source_20_Text"><text:span text:style-name="T330"><text:tab/>: </text:span></text:span><text:span text:style-name="Source_20_Text"><text:span text:style-name="T479">1</text:span></text:span><text:span text:style-name="Source_20_Text"><text:span text:style-name="T330">;</text:span></text:span></text:p>
      <text:p text:style-name="P191"><text:span text:style-name="Source_20_Text"><text:span text:style-name="T11"><text:s text:c="4"/></text:span></text:span><text:span text:style-name="Source_20_Text"><text:span text:style-name="T53">SoundClass</text:span></text:span><text:span text:style-name="Source_20_Text"><text:span text:style-name="T334"><text:tab/></text:span></text:span><text:span text:style-name="Source_20_Text"><text:span text:style-name="T395"><text:tab/>class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53">SoundSampleRate</text:span></text:span><text:span text:style-name="Source_20_Text"><text:span text:style-name="T334"><text:tab/></text:span></text:span><text:span text:style-name="Source_20_Text"><text:span text:style-name="T395">sample_rate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5">minimum_distance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maximum</text:span></text:span><text:span text:style-name="Source_20_Text"><text:span text:style-name="T395">_distance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skip_fraction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84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4">random_pitch_bounds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inner_cone_angle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outer_cone_angle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outer_cone_gain</text:span></text:span><text:span text:style-name="Source_20_Text"><text:span text:style-name="T334">;</text:span></text:span></text:p>
      <text:p text:style-name="P191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gain_modifier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maximum_bend_per_second</text:span></text:span><text:span text:style-name="Source_20_Text"><text:span text:style-name="T334">;</text:span></text:span></text:p>
      <text:p text:style-name="P195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2">12</text:span></text:span><text:span text:style-name="Source_20_Text"><text:span text:style-name="T416">]</text:span></text:span><text:span text:style-name="Source_20_Text"><text:span text:style-name="T435"><text:tab/></text:span></text:span><text:span text:style-name="Source_20_Text"><text:span text:style-name="T416"><text:tab/></text:span></text:span><text:span text:style-name="Source_20_Text"><text:span text:style-name="T440"><text:tab/></text:span></text:span><text:span text:style-name="Source_20_Text"><text:span text:style-name="T416">pad0;</text:span></text:span></text:p>
      <text:p text:style-name="P212"><text:span text:style-name="Source_20_Text"><text:span text:style-name="T1"><text:s text:c="4"/>SoundScaleModifiers<text:tab/></text:span></text:span><text:span text:style-name="Source_20_Text"><text:span text:style-name="T394">modifiers_when_scale_is_zero</text:span></text:span><text:span text:style-name="Source_20_Text"><text:span text:style-name="T324">;</text:span></text:span></text:p>
      <text:p text:style-name="P212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0">12</text:span></text:span><text:span text:style-name="Source_20_Text"><text:span text:style-name="T416">]<text:tab/></text:span></text:span><text:span text:style-name="Source_20_Text"><text:span text:style-name="T438"><text:tab/></text:span></text:span><text:span text:style-name="Source_20_Text"><text:span text:style-name="T440"><text:tab/></text:span></text:span><text:span text:style-name="Source_20_Text"><text:span text:style-name="T416">pad</text:span></text:span><text:span text:style-name="Source_20_Text"><text:span text:style-name="T438">1</text:span></text:span><text:span text:style-name="Source_20_Text"><text:span text:style-name="T416">;</text:span></text:span></text:p>
      <text:p text:style-name="P212"><text:span text:style-name="Source_20_Text"><text:span text:style-name="T1"><text:s text:c="4"/>SoundScaleModifiers<text:tab/></text:span></text:span><text:span text:style-name="Source_20_Text"><text:span text:style-name="T394">modifiers_when_scale_is_</text:span></text:span><text:span text:style-name="Source_20_Text"><text:span text:style-name="T324">one;</text:span></text:span></text:p>
      <text:p text:style-name="P212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0">12</text:span></text:span><text:span text:style-name="Source_20_Text"><text:span text:style-name="T416">]<text:tab/></text:span></text:span><text:span text:style-name="Source_20_Text"><text:span text:style-name="T438"><text:tab/></text:span></text:span><text:span text:style-name="Source_20_Text"><text:span text:style-name="T440"><text:tab/></text:span></text:span><text:span text:style-name="Source_20_Text"><text:span text:style-name="T416">pad</text:span></text:span><text:span text:style-name="Source_20_Text"><text:span text:style-name="T438">2</text:span></text:span><text:span text:style-name="Source_20_Text"><text:span text:style-name="T416">;</text:span></text:span></text:p>
      <text:p text:style-name="P211"><text:span text:style-name="Source_20_Text"><text:span text:style-name="T11"><text:s text:c="4"/></text:span></text:span><text:span text:style-name="Source_20_Text"><text:span text:style-name="T53">SoundEncoding</text:span></text:span><text:span text:style-name="Source_20_Text"><text:span text:style-name="T1"><text:tab/></text:span></text:span><text:span text:style-name="Source_20_Text"><text:span text:style-name="T334"><text:tab/></text:span></text:span><text:span text:style-name="Source_20_Text"><text:span text:style-name="T394">encoding</text:span></text:span><text:span text:style-name="Source_20_Text"><text:span text:style-name="T334">;</text:span></text:span></text:p>
      <text:p text:style-name="P211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4"><text:tab/></text:span></text:span><text:span text:style-name="Source_20_Text"><text:span text:style-name="T394">compression</text:span></text:span><text:span text:style-name="Source_20_Text"><text:span text:style-name="T334">;</text:span></text:span></text:p>
      <text:p text:style-name="P192"><text:span text:style-name="Source_20_Text"><text:span text:style-name="T394"><text:s text:c="4"/></text:span></text:span><text:span text:style-name="Source_20_Text"><text:span text:style-name="T71">TagRef</text:span></text:span><text:span text:style-name="Source_20_Text"><text:span text:style-name="T394"> </text:span></text:span><text:span text:style-name="Source_20_Text"><text:span text:style-name="T396"><text:tab/><text:tab/></text:span></text:span><text:span text:style-name="Source_20_Text"><text:span text:style-name="T394">promotion_sound</text:span></text:span><text:span text:style-name="Source_20_Text"><text:span text:style-name="T396">;</text:span></text:span></text:p>
      <text:p text:style-name="P193"><text:span text:style-name="Source_20_Text"><text:span text:style-name="T11"><text:s text:c="4"/></text:span></text:span><text:span text:style-name="Source_20_Text"><text:span text:style-name="T55">SInt16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4">promotion_count</text:span></text:span><text:span text:style-name="Source_20_Text"><text:span text:style-name="T334">;</text:span></text:span></text:p>
      <text:p text:style-name="P201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2">2</text:span></text:span><text:span text:style-name="Source_20_Text"><text:span text:style-name="T416">]<text:tab/></text:span></text:span><text:span text:style-name="Source_20_Text"><text:span text:style-name="T433"><text:tab/></text:span></text:span><text:span text:style-name="Source_20_Text"><text:span text:style-name="T416">pad</text:span></text:span><text:span text:style-name="Source_20_Text"><text:span text:style-name="T442">3</text:span></text:span><text:span text:style-name="Source_20_Text"><text:span text:style-name="T416">;</text:span></text:span></text:p>
      <text:p text:style-name="P201"><text:span text:style-name="Source_20_Text"><text:span text:style-name="T11"><text:s text:c="4"/></text:span></text:span><text:span text:style-name="Source_20_Text"><text:span text:style-name="T60">U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94">5</text:span></text:span><text:span text:style-name="Source_20_Text"><text:span text:style-name="T416">]</text:span></text:span><text:span text:style-name="Source_20_Text"><text:span text:style-name="T395"><text:tab/></text:span></text:span><text:span text:style-name="Source_20_Text"><text:span text:style-name="T397">unknown</text:span></text:span><text:span text:style-name="Source_20_Text"><text:span text:style-name="T334">;</text:span></text:span></text:p>
      <text:p text:style-name="P193"><text:span text:style-name="Source_20_Text"><text:span text:style-name="T338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394">pitch_ranges</text:span></text:span><text:span text:style-name="Source_20_Text"><text:span text:style-name="T415">;</text:span></text:span><text:span text:style-name="Source_20_Text"><text:span text:style-name="T431"><text:tab/></text:span></text:span><text:span text:style-name="Source_20_Text"><text:span text:style-name="T303">// references arrays of </text:span></text:span><text:span text:style-name="Source_20_Text"><text:span text:style-name="T317">PitchRange</text:span></text:span><text:span text:style-name="Source_20_Text"><text:span text:style-name="T303">s</text:span></text:span></text:p>
      <text:p text:style-name="P194"><text:span text:style-name="Source_20_Text"><text:span text:style-name="T394"><text:s text:c="4"/>} </text:span></text:span><text:span text:style-name="Source_20_Text"><text:span text:style-name="T53">SoundBody</text:span></text:span><text:span text:style-name="Source_20_Text"><text:span text:style-name="T396">;</text:span></text:span><text:span text:style-name="Source_20_Text"><text:span text:style-name="T431"><text:tab/></text:span></text:span><text:span text:style-name="Source_20_Text"><text:span text:style-name="T303">//</text:span></text:span><text:span text:style-name="Source_20_Text"><text:span text:style-name="T317"> </text:span></text:span><text:span text:style-name="Source_20_Text"><text:span text:style-name="T94">size == </text:span></text:span><text:span text:style-name="Source_20_Text"><text:span text:style-name="T231">164</text:span></text:span><text:span text:style-name="Source_20_Text"><text:span text:style-name="T94"> bytes</text:span></text:span></text:p>
      <text:p text:style-name="P194"><text:span text:style-name="Source_20_Text"><text:span text:style-name="T327"/></text:span></text:p>
      <text:p text:style-name="P200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30"> {</text:span></text:span></text:p>
      <text:p text:style-name="P194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34">n</text:span></text:span><text:span text:style-name="Source_20_Text"><text:span text:style-name="T424">am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94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7">natural_pitch</text:span></text:span><text:span text:style-name="Source_20_Text"><text:span text:style-name="T334">;</text:span></text:span></text:p>
      <text:p text:style-name="P194"><text:span text:style-name="Source_20_Text"><text:span text:style-name="T11"><text:s text:c="4"/></text:span></text:span><text:span text:style-name="Source_20_Text"><text:span text:style-name="T84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7">bend</text:span></text:span><text:span text:style-name="Source_20_Text"><text:span text:style-name="T394">_bounds</text:span></text:span><text:span text:style-name="Source_20_Text"><text:span text:style-name="T334">;</text:span></text:span></text:p>
      <text:p text:style-name="P196"><text:span text:style-name="Source_20_Text"><text:span text:style-name="T11"><text:s text:c="4"/></text:span></text:span><text:span text:style-name="Source_20_Text"><text:span text:style-name="T56">UInt32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7">actual_permutation_count</text:span></text:span><text:span text:style-name="Source_20_Text"><text:span text:style-name="T334">;</text:span></text:span></text:p>
      <text:p text:style-name="P197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2">2</text:span></text:span><text:span text:style-name="Source_20_Text"><text:span text:style-name="T416">]<text:tab/></text:span></text:span><text:span text:style-name="Source_20_Text"><text:span text:style-name="T433"><text:tab/></text:span></text:span><text:span text:style-name="Source_20_Text"><text:span text:style-name="T416">pad</text:span></text:span><text:span text:style-name="Source_20_Text"><text:span text:style-name="T436">0</text:span></text:span><text:span text:style-name="Source_20_Text"><text:span text:style-name="T416">;</text:span></text:span></text:p>
      <text:p text:style-name="P197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58"><text:tab/></text:span></text:span><text:span text:style-name="Source_20_Text"><text:span text:style-name="T395"><text:tab/></text:span></text:span><text:span text:style-name="Source_20_Text"><text:span text:style-name="T397">unknown0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58">S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93">2</text:span></text:span><text:span text:style-name="Source_20_Text"><text:span text:style-name="T416">]</text:span></text:span><text:span text:style-name="Source_20_Text"><text:span text:style-name="T395"><text:tab/></text:span></text:span><text:span text:style-name="Source_20_Text"><text:span text:style-name="T397">unknown</text:span></text:span><text:span text:style-name="Source_20_Text"><text:span text:style-name="T399">1</text:span></text:span><text:span text:style-name="Source_20_Text"><text:span text:style-name="T334">;</text:span></text:span></text:p>
      <text:p text:style-name="P194"><text:span text:style-name="Source_20_Text"><text:span text:style-name="T338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394">p</text:span></text:span><text:span text:style-name="Source_20_Text"><text:span text:style-name="T397">ermutations</text:span></text:span><text:span text:style-name="Source_20_Text"><text:span text:style-name="T415">;</text:span></text:span><text:span text:style-name="Source_20_Text"><text:span text:style-name="T439"><text:tab/></text:span></text:span><text:span text:style-name="Source_20_Text"><text:span text:style-name="T303">// references arrays of </text:span></text:span><text:span text:style-name="Source_20_Text"><text:span text:style-name="T322">Sound</text:span></text:span><text:span text:style-name="Source_20_Text"><text:span text:style-name="T318">Permutation</text:span></text:span><text:span text:style-name="Source_20_Text"><text:span text:style-name="T303">s</text:span></text:span></text:p>
      <text:p text:style-name="P200"><text:span text:style-name="Source_20_Text"><text:span text:style-name="T394"><text:s text:c="4"/>}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96">;</text:span></text:span><text:span text:style-name="Source_20_Text"><text:span text:style-name="T431"><text:tab/></text:span></text:span><text:span text:style-name="Source_20_Text"><text:span text:style-name="T303">//</text:span></text:span><text:span text:style-name="Source_20_Text"><text:span text:style-name="T317"> </text:span></text:span><text:span text:style-name="Source_20_Text"><text:span text:style-name="T94">size == </text:span></text:span><text:span text:style-name="Source_20_Text"><text:span text:style-name="T232">72</text:span></text:span><text:span text:style-name="Source_20_Text"><text:span text:style-name="T94"> bytes</text:span></text:span></text:p>
      <text:p text:style-name="P195"><text:span text:style-name="Source_20_Text"><text:span text:style-name="T327"/></text:span></text:p>
      <text:p text:style-name="P195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59">SoundP</text:span></text:span><text:span text:style-name="Source_20_Text"><text:span text:style-name="T57">ermutation</text:span></text:span><text:span text:style-name="Source_20_Text"><text:span text:style-name="T330"> {</text:span></text:span></text:p>
      <text:p text:style-name="P195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6">32</text:span></text:span><text:span text:style-name="Source_20_Text"><text:span text:style-name="T416">]</text:span></text:span><text:span text:style-name="Source_20_Text"><text:span text:style-name="T254"><text:tab/></text:span></text:span><text:span text:style-name="Source_20_Text"><text:span text:style-name="T434">n</text:span></text:span><text:span text:style-name="Source_20_Text"><text:span text:style-name="T424">ame</text:span></text:span><text:span text:style-name="Source_20_Text"><text:span text:style-name="T416">;</text:span></text:span><text:span text:style-name="Source_20_Text"><text:span text:style-name="T347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9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8">skip_fraction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8">gain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4"><text:tab/></text:span></text:span><text:span text:style-name="Source_20_Text"><text:span text:style-name="T394">compression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56">SInt</text:span></text:span><text:span text:style-name="Source_20_Text"><text:span text:style-name="T57">16</text:span></text:span><text:span text:style-name="Source_20_Text"><text:span text:style-name="T47"><text:tab/></text:span></text:span><text:span text:style-name="Source_20_Text"><text:span text:style-name="T395"><text:tab/></text:span></text:span><text:span text:style-name="Source_20_Text"><text:span text:style-name="T398">next_permutation_index</text:span></text:span><text:span text:style-name="Source_20_Text"><text:span text:style-name="T334">;</text:span></text:span></text:p>
      <text:p text:style-name="P195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86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7">unknown</text:span></text:span><text:span text:style-name="Source_20_Text"><text:span text:style-name="T398">0</text:span></text:span><text:span text:style-name="Source_20_Text"><text:span text:style-name="T334">;</text:span></text:span></text:p>
      <text:p text:style-name="P199"><text:span text:style-name="Source_20_Text"><text:span text:style-name="T11"><text:s text:c="4"/></text:span></text:span><text:span text:style-name="Source_20_Text"><text:span text:style-name="T57">FlU</text:span></text:span><text:span text:style-name="Source_20_Text"><text:span text:style-name="T56">Int32</text:span></text:span><text:span text:style-name="Source_20_Text"><text:span text:style-name="T47"><text:tab/></text:span></text:span><text:span text:style-name="Source_20_Text"><text:span text:style-name="T398">ogg_sample_count</text:span></text:span><text:span text:style-name="Source_20_Text"><text:span text:style-name="T334">;</text:span></text:span><text:span text:style-name="Source_20_Text"><text:span text:style-name="T437"><text:tab/></text:span></text:span><text:span text:style-name="Source_20_Text"><text:span text:style-name="T303">//</text:span></text:span><text:span text:style-name="Source_20_Text"><text:span text:style-name="T320"> a precomputed count of the number of </text:span></text:span><text:span text:style-name="Source_20_Text"><text:span text:style-name="T321">audio</text:span></text:span></text:p>
      <text:p text:style-name="P199"><text:span text:style-name="Source_20_Text"><text:span text:style-name="T437"><text:tab/></text:span></text:span><text:span text:style-name="Source_20_Text"><text:span text:style-name="T438"><text:tab/><text:tab/><text:tab/><text:tab/><text:tab/></text:span></text:span><text:span text:style-name="Source_20_Text"><text:span text:style-name="T303">//</text:span></text:span><text:span text:style-name="Source_20_Text"><text:span text:style-name="T320"> samples this ogg sample data contains.</text:span></text:span></text:p>
      <text:p text:style-name="P195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57"><text:tab/></text:span></text:span><text:span text:style-name="Source_20_Text"><text:span text:style-name="T47"><text:tab/></text:span></text:span><text:span text:style-name="Source_20_Text"><text:span text:style-name="T397">unknown</text:span></text:span><text:span text:style-name="Source_20_Text"><text:span text:style-name="T398">1</text:span></text:span><text:span text:style-name="Source_20_Text"><text:span text:style-name="T334">;</text:span></text:span></text:p>
      <text:p text:style-name="P198"><text:span text:style-name="Source_20_Text"><text:span text:style-name="T338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samples</text:span></text:span><text:span text:style-name="Source_20_Text"><text:span text:style-name="T414">;</text:span></text:span><text:span text:style-name="Source_20_Text"><text:span text:style-name="T431"><text:tab/></text:span></text:span><text:span text:style-name="Source_20_Text"><text:span text:style-name="T437"><text:tab/></text:span></text:span><text:span text:style-name="Source_20_Text"><text:span text:style-name="T303">//</text:span></text:span><text:span text:style-name="Source_20_Text"><text:span text:style-name="T319"> </text:span></text:span><text:span text:style-name="Source_20_Text"><text:span text:style-name="T323">check</text:span></text:span><text:span text:style-name="Source_20_Text"><text:span text:style-name="T319"> the </text:span></text:span><text:span text:style-name="Source_20_Text"><text:span text:style-name="T260">data_in_resource_map</text:span></text:span><text:span text:style-name="Source_20_Text"><text:span text:style-name="T319"> flag in</text:span></text:span><text:span text:style-name="Source_20_Text"><text:span text:style-name="T323"> these</text:span></text:span></text:p>
      <text:p text:style-name="P195"><text:span text:style-name="Source_20_Text"><text:span text:style-name="T338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mouth_data</text:span></text:span><text:span text:style-name="Source_20_Text"><text:span text:style-name="T414">;</text:span></text:span><text:span text:style-name="Source_20_Text"><text:span text:style-name="T319"><text:tab/><text:tab/>// RawdataRef structs</text:span></text:span><text:span text:style-name="Source_20_Text"><text:span text:style-name="T323"> to determine whether or</text:span></text:span></text:p>
      <text:p text:style-name="P198"><text:span text:style-name="Source_20_Text"><text:span text:style-name="T338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subtitle_data</text:span></text:span><text:span text:style-name="Source_20_Text"><text:span text:style-name="T414">;</text:span></text:span><text:span text:style-name="Source_20_Text"><text:span text:style-name="T319"><text:tab/>// </text:span></text:span><text:span text:style-name="Source_20_Text"><text:span text:style-name="T323">not</text:span></text:span><text:span text:style-name="Source_20_Text"><text:span text:style-name="T319"> the data is in the </text:span></text:span><text:span text:style-name="Source_20_Text"><text:span text:style-name="T323">sounds </text:span></text:span><text:span text:style-name="Source_20_Text"><text:span text:style-name="T319">resource map</text:span></text:span><text:span text:style-name="Source_20_Text"><text:span text:style-name="T323">.</text:span></text:span></text:p>
      <text:p text:style-name="P200"><text:span text:style-name="Source_20_Text"><text:span text:style-name="T394"><text:s text:c="4"/>} </text:span></text:span><text:span text:style-name="Source_20_Text"><text:span text:style-name="T59">Sound</text:span></text:span><text:span text:style-name="Source_20_Text"><text:span text:style-name="T57">Permutation</text:span></text:span><text:span text:style-name="Source_20_Text"><text:span text:style-name="T396">;</text:span></text:span><text:span text:style-name="Source_20_Text"><text:span text:style-name="T431"><text:tab/></text:span></text:span><text:span text:style-name="Source_20_Text"><text:span text:style-name="T303">//</text:span></text:span><text:span text:style-name="Source_20_Text"><text:span text:style-name="T317"> </text:span></text:span><text:span text:style-name="Source_20_Text"><text:span text:style-name="T94">size == </text:span></text:span><text:span text:style-name="Source_20_Text"><text:span text:style-name="T233">124</text:span></text:span><text:span text:style-name="Source_20_Text"><text:span text:style-name="T94"> bytes</text:span></text:span></text:p>
      <text:p text:style-name="P182"><text:span text:style-name="Source_20_Text"><text:span text:style-name="T446">Models</text:span></text:span></text:p>
      <text:p text:style-name="P98"/>
      <text:p text:style-name="P98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46">ModelIndexType</text:span></text:span><text:span text:style-name="Source_20_Text"><text:span text:style-name="T451"> : </text:span></text:span><text:span text:style-name="Source_20_Text"><text:span text:style-name="T46">UEnum32</text:span></text:span><text:span text:style-name="Source_20_Text"><text:span text:style-name="T451"> {</text:span></text:span></text:p>
      <text:p text:style-name="P98"><text:span text:style-name="Source_20_Text"><text:span text:style-name="T325"><text:s text:c="4"/></text:span></text:span><text:span text:style-name="Source_20_Text"><text:span text:style-name="T46">model_index_type_uncompressed<text:tab/></text:span></text:span><text:span text:style-name="Source_20_Text"><text:span text:style-name="T325">= </text:span></text:span><text:span text:style-name="Source_20_Text"><text:span text:style-name="T327">1</text:span></text:span><text:span text:style-name="Source_20_Text"><text:span text:style-name="T328">,</text:span></text:span><text:span text:style-name="Source_20_Text"><text:span text:style-name="T388"> <text:s/></text:span></text:span><text:span text:style-name="Source_20_Text"><text:span text:style-name="T134">//</text:span></text:span><text:span text:style-name="Source_20_Text"><text:span text:style-name="T200"> this guess is based on ModelVertexType</text:span></text:span></text:p>
      <text:p text:style-name="P98"><text:span text:style-name="Source_20_Text"><text:span text:style-name="T329"><text:s text:c="3"/></text:span></text:span><text:span text:style-name="Source_20_Text"><text:span text:style-name="T200"><text:s/></text:span></text:span><text:span text:style-name="Source_20_Text"><text:span text:style-name="T329">} </text:span></text:span><text:span text:style-name="Source_20_Text"><text:span text:style-name="T46">ModelIndexType</text:span></text:span><text:span text:style-name="Source_20_Text"><text:span text:style-name="T329">;</text:span></text:span></text:p>
      <text:p text:style-name="P168"><text:span text:style-name="Source_20_Text"><text:span text:style-name="T329"/></text:span></text:p>
      <text:p text:style-name="P174"><text:span text:style-name="Source_20_Text"><text:span text:style-name="T134">//</text:span></text:span><text:span text:style-name="Source_20_Text"><text:span text:style-name="T200"> </text:span></text:span><text:span text:style-name="Source_20_Text"><text:span text:style-name="T211">determines whether the vertices in the geometries part are compressed or not.</text:span></text:span></text:p>
      <text:p text:style-name="P99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46">ModelVertexType</text:span></text:span><text:span text:style-name="Source_20_Text"><text:span text:style-name="T451"> : </text:span></text:span><text:span text:style-name="Source_20_Text"><text:span text:style-name="T46">UEnum32</text:span></text:span><text:span text:style-name="Source_20_Text"><text:span text:style-name="T451"> {</text:span></text:span></text:p>
      <text:p text:style-name="P101"><text:span text:style-name="Source_20_Text"><text:span text:style-name="T325"><text:s text:c="4"/></text:span></text:span><text:span text:style-name="Source_20_Text"><text:span text:style-name="T46">model_vertex_type_uncompressed<text:tab/></text:span></text:span><text:span text:style-name="Source_20_Text"><text:span text:style-name="T325">= </text:span></text:span><text:span text:style-name="Source_20_Text"><text:span text:style-name="T388">4</text:span></text:span><text:span text:style-name="Source_20_Text"><text:span text:style-name="T328">,</text:span></text:span></text:p>
      <text:p text:style-name="P99"><text:span text:style-name="Source_20_Text"><text:span text:style-name="T325"><text:s text:c="4"/></text:span></text:span><text:span text:style-name="Source_20_Text"><text:span text:style-name="T46">model_vertex_type_compressed<text:tab/></text:span></text:span><text:span text:style-name="Source_20_Text"><text:span text:style-name="T325">= </text:span></text:span><text:span text:style-name="Source_20_Text"><text:span text:style-name="T388">5</text:span></text:span><text:span text:style-name="Source_20_Text"><text:span text:style-name="T328">,</text:span></text:span></text:p>
      <text:p text:style-name="P99"><text:span text:style-name="Source_20_Text"><text:span text:style-name="T329"><text:s text:c="3"/></text:span></text:span><text:span text:style-name="Source_20_Text"><text:span text:style-name="T200"><text:s/></text:span></text:span><text:span text:style-name="Source_20_Text"><text:span text:style-name="T329">} </text:span></text:span><text:span text:style-name="Source_20_Text"><text:span text:style-name="T46">ModelVertexType</text:span></text:span><text:span text:style-name="Source_20_Text"><text:span text:style-name="T329">;</text:span></text:span></text:p>
      <text:p text:style-name="P173"><text:span text:style-name="Source_20_Text"><text:span text:style-name="T329"/></text:span></text:p>
      <text:p text:style-name="P99"><text:span text:style-name="Source_20_Text"><text:span text:style-name="T460"/></text:span></text:p>
      <text:p text:style-name="P169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47">PcModelMetaInfo</text:span></text:span><text:span text:style-name="Source_20_Text"><text:span text:style-name="T346"> {</text:span></text:span></text:p>
      <text:p text:style-name="P169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4"><text:tab/></text:span></text:span><text:span text:style-name="Source_20_Text"><text:span text:style-name="T389">index_type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index_count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30">ind</text:span></text:span><text:span text:style-name="Source_20_Text"><text:span text:style-name="T389">ices</text:span></text:span><text:span text:style-name="Source_20_Text"><text:span text:style-name="T330">_magic_offse</text:span></text:span><text:span text:style-name="Source_20_Text"><text:span text:style-name="T389">t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30">ind</text:span></text:span><text:span text:style-name="Source_20_Text"><text:span text:style-name="T389">ices</text:span></text:span><text:span text:style-name="Source_20_Text"><text:span text:style-name="T330">_offse</text:span></text:span><text:span text:style-name="Source_20_Text"><text:span text:style-name="T389">t</text:span></text:span><text:span text:style-name="Source_20_Text"><text:span text:style-name="T334">;</text:span></text:span></text:p>
      <text:p text:style-name="P138"/>
      <text:p text:style-name="P169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4"><text:tab/></text:span></text:span><text:span text:style-name="Source_20_Text"><text:span text:style-name="T389">vertex_type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ex_count</text:span></text:span><text:span text:style-name="Source_20_Text"><text:span text:style-name="T334">;</text:span></text:span></text:p>
      <text:p text:style-name="P169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9">4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30"><text:tab/></text:span></text:span><text:span text:style-name="Source_20_Text"><text:span text:style-name="T416">pad0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ices</text:span></text:span><text:span text:style-name="Source_20_Text"><text:span text:style-name="T330">_magic_offse</text:span></text:span><text:span text:style-name="Source_20_Text"><text:span text:style-name="T389">t</text:span></text:span><text:span text:style-name="Source_20_Text"><text:span text:style-name="T334">;</text:span></text:span></text:p>
      <text:p text:style-name="P169"><text:span text:style-name="Source_20_Text"><text:span text:style-name="T334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ices</text:span></text:span><text:span text:style-name="Source_20_Text"><text:span text:style-name="T327">_offse</text:span></text:span><text:span text:style-name="Source_20_Text"><text:span text:style-name="T334">t</text:span></text:span><text:span text:style-name="Source_20_Text"><text:span text:style-name="T327">;<text:line-break/></text:span></text:span><text:span text:style-name="Source_20_Text"><text:span text:style-name="T329"> <text:s text:c="3"/>} </text:span></text:span><text:span text:style-name="Source_20_Text"><text:span text:style-name="T47">PcModelMetaInfo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201">36</text:span></text:span><text:span text:style-name="Source_20_Text"><text:span text:style-name="T94"> bytes</text:span></text:span></text:p>
      <text:p text:style-name="P173"><text:span text:style-name="Source_20_Text"><text:span text:style-name="T329"/></text:span></text:p>
      <text:p text:style-name="P99"><text:span text:style-name="Source_20_Text"><text:span text:style-name="T460"/></text:span></text:p>
      <text:p text:style-name="P169"><text:span text:style-name="Source_20_Text"><text:span text:style-name="T462">typedef</text:span></text:span><text:span text:style-name="Source_20_Text"><text:span text:style-name="T463"> </text:span></text:span><text:span text:style-name="Source_20_Text"><text:span text:style-name="T461">s</text:span></text:span><text:span text:style-name="Source_20_Text"><text:span text:style-name="T463">truct</text:span></text:span><text:span text:style-name="Source_20_Text"><text:span text:style-name="T461"> </text:span></text:span><text:span text:style-name="Source_20_Text"><text:span text:style-name="T47">XboxModelMetaInfo</text:span></text:span><text:span text:style-name="Source_20_Text"><text:span text:style-name="T346"> {</text:span></text:span></text:p>
      <text:p text:style-name="P169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4"><text:tab/></text:span></text:span><text:span text:style-name="Source_20_Text"><text:span text:style-name="T389">index_type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index_count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30">ind</text:span></text:span><text:span text:style-name="Source_20_Text"><text:span text:style-name="T389">ices</text:span></text:span><text:span text:style-name="Source_20_Text"><text:span text:style-name="T330">_offse</text:span></text:span><text:span text:style-name="Source_20_Text"><text:span text:style-name="T389">t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30">ind</text:span></text:span><text:span text:style-name="Source_20_Text"><text:span text:style-name="T389">ices</text:span></text:span><text:span text:style-name="Source_20_Text"><text:span text:style-name="T330">_</text:span></text:span><text:span text:style-name="Source_20_Text"><text:span text:style-name="T389">reflexive</text:span></text:span><text:span text:style-name="Source_20_Text"><text:span text:style-name="T330">_offse</text:span></text:span><text:span text:style-name="Source_20_Text"><text:span text:style-name="T389">t</text:span></text:span><text:span text:style-name="Source_20_Text"><text:span text:style-name="T334">;</text:span></text:span></text:p>
      <text:p text:style-name="P138"/>
      <text:p text:style-name="P169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4"><text:tab/></text:span></text:span><text:span text:style-name="Source_20_Text"><text:span text:style-name="T389">vertex_type</text:span></text:span><text:span text:style-name="Source_20_Text"><text:span text:style-name="T334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ex_count</text:span></text:span><text:span text:style-name="Source_20_Text"><text:span text:style-name="T334">;</text:span></text:span></text:p>
      <text:p text:style-name="P169"><text:span text:style-name="Source_20_Text"><text:span text:style-name="T340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9">4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30"><text:tab/></text:span></text:span><text:span text:style-name="Source_20_Text"><text:span text:style-name="T416">pad0;</text:span></text:span></text:p>
      <text:p text:style-name="P169"><text:span text:style-name="Source_20_Text"><text:span text:style-name="T334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ices</text:span></text:span><text:span text:style-name="Source_20_Text"><text:span text:style-name="T327">_offse</text:span></text:span><text:span text:style-name="Source_20_Text"><text:span text:style-name="T334">t</text:span></text:span><text:span text:style-name="Source_20_Text"><text:span text:style-name="T327">;</text:span></text:span></text:p>
      <text:p text:style-name="P169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4"><text:tab/></text:span></text:span><text:span text:style-name="Source_20_Text"><text:span text:style-name="T389">vertices</text:span></text:span><text:span text:style-name="Source_20_Text"><text:span text:style-name="T330">_</text:span></text:span><text:span text:style-name="Source_20_Text"><text:span text:style-name="T389">reflexive</text:span></text:span><text:span text:style-name="Source_20_Text"><text:span text:style-name="T330">_offse</text:span></text:span><text:span text:style-name="Source_20_Text"><text:span text:style-name="T389">t</text:span></text:span><text:span text:style-name="Source_20_Text"><text:span text:style-name="T334">;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47">XboxModelMetaInfo</text:span></text:span><text:span text:style-name="Source_20_Text"><text:span text:style-name="T329">;</text:span></text:span><text:span text:style-name="Source_20_Text"><text:span text:style-name="T330"> <text:s/></text:span></text:span><text:span text:style-name="Source_20_Text"><text:span text:style-name="T94">// size == </text:span></text:span><text:span text:style-name="Source_20_Text"><text:span text:style-name="T201">36</text:span></text:span><text:span text:style-name="Source_20_Text"><text:span text:style-name="T94"> bytes</text:span></text:span></text:p>
      <text:p text:style-name="P183"><text:span text:style-name="Source_20_Text"><text:span text:style-name="T448">Scenario Structure BSP</text:span></text:span></text:p>
      <text:p text:style-name="P83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9">SbspUncompVertex</text:span></text:span><text:span text:style-name="Source_20_Text"><text:span text:style-name="T330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position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n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bin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tangent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tex_coords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175"><text:span text:style-name="Source_20_Text"><text:span text:style-name="T367"><text:s text:c="4"/>} </text:span></text:span><text:span text:style-name="Source_20_Text"><text:span text:style-name="T49">SbspUncompVertex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215">56</text:span></text:span><text:span text:style-name="Source_20_Text"><text:span text:style-name="T94"> bytes</text:span></text:span></text:p>
      <text:p text:style-name="P175"><text:span text:style-name="Source_20_Text"><text:span text:style-name="T94"/></text:span></text:p>
      <text:p text:style-name="P175"><text:span text:style-name="Source_20_Text"><text:span text:style-name="T94"/></text:span></text:p>
      <text:p text:style-name="P83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9">SbspCompVertex</text:span></text:span><text:span text:style-name="Source_20_Text"><text:span text:style-name="T330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0">position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0">n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1">bin</text:span></text:span><text:span text:style-name="Source_20_Text"><text:span text:style-name="T390">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1">tangent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0">tex_coords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175"><text:span text:style-name="Source_20_Text"><text:span text:style-name="T367"><text:s text:c="4"/>} </text:span></text:span><text:span text:style-name="Source_20_Text"><text:span text:style-name="T49">SbspCompVertex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216">32</text:span></text:span><text:span text:style-name="Source_20_Text"><text:span text:style-name="T94"> bytes</text:span></text:span></text:p>
      <text:p text:style-name="P175"><text:span text:style-name="Source_20_Text"><text:span text:style-name="T94"/></text:span></text:p>
      <text:p text:style-name="P175"><text:span text:style-name="Source_20_Text"><text:span text:style-name="T94"/></text:span></text:p>
      <text:p text:style-name="P85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0"> {</text:span></text:span></text:p>
      <text:p text:style-name="P86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n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0">tex_coords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177"><text:span text:style-name="Source_20_Text"><text:span text:style-name="T367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217">20</text:span></text:span><text:span text:style-name="Source_20_Text"><text:span text:style-name="T94"> bytes</text:span></text:span></text:p>
      <text:p text:style-name="P176"><text:span text:style-name="Source_20_Text"><text:span text:style-name="T94"/></text:span></text:p>
      <text:p text:style-name="P176"><text:span text:style-name="Source_20_Text"><text:span text:style-name="T94"/></text:span></text:p>
      <text:p text:style-name="P85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0"> {</text:span></text:span></text:p>
      <text:p text:style-name="P85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0">normal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5"><text:span text:style-name="Source_20_Text"><text:span text:style-name="T11"><text:s text:c="4"/></text:span></text:span><text:span text:style-name="Source_20_Text"><text:span text:style-name="T52">SInt16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0">tex_coords</text:span></text:span><text:span text:style-name="Source_20_Text"><text:span text:style-name="T334">;</text:span></text:span><text:span text:style-name="Source_20_Text"><text:span text:style-name="T390"><text:tab/></text:span></text:span><text:span text:style-name="Source_20_Text"><text:span text:style-name="T94">//</text:span></text:span><text:span text:style-name="Source_20_Text"><text:span text:style-name="T215"> u, v</text:span></text:span><text:span text:style-name="Source_20_Text"><text:span text:style-name="T218"><text:tab/>[-32768, 32767] == [-1, 1]</text:span></text:span></text:p>
      <text:p text:style-name="P177"><text:span text:style-name="Source_20_Text"><text:span text:style-name="T367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217">8</text:span></text:span><text:span text:style-name="Source_20_Text"><text:span text:style-name="T94"> bytes</text:span></text:span></text:p>
      <text:p text:style-name="P181"><text:span text:style-name="Source_20_Text"><text:span text:style-name="T447">Animations</text:span></text:span></text:p>
      <text:p text:style-name="P69"><text:span text:style-name="Source_20_Text"><text:span text:style-name="T184">/* Okay so, the compressed </text:span></text:span><text:span text:style-name="Source_20_Text"><text:span text:style-name="T198">quaternions</text:span></text:span><text:span text:style-name="Source_20_Text"><text:span text:style-name="T184"> are really weird.</text:span></text:span><text:span text:style-name="Source_20_Text"><text:span text:style-name="T194"> Like, a mix of big</text:span></text:span></text:p>
      <text:p text:style-name="P69"><text:span text:style-name="Source_20_Text"><text:span text:style-name="T194">** and little endian</text:span></text:span><text:span text:style-name="Source_20_Text"><text:span text:style-name="T196"> kinda weird</text:span></text:span><text:span text:style-name="Source_20_Text"><text:span text:style-name="T194">.</text:span></text:span><text:span text:style-name="Source_20_Text"><text:span text:style-name="T184"> </text:span></text:span><text:span text:style-name="Source_20_Text"><text:span text:style-name="T188">Halo</text:span></text:span><text:span text:style-name="Source_20_Text"><text:span text:style-name="T185"> store</text:span></text:span><text:span text:style-name="Source_20_Text"><text:span text:style-name="T188">s</text:span></text:span><text:span text:style-name="Source_20_Text"><text:span text:style-name="T185"> the</text:span></text:span><text:span text:style-name="Source_20_Text"><text:span text:style-name="T186">m</text:span></text:span><text:span text:style-name="Source_20_Text"><text:span text:style-name="T185"> as</text:span></text:span><text:span text:style-name="Source_20_Text"><text:span text:style-name="T194"> </text:span></text:span><text:span text:style-name="Source_20_Text"><text:span text:style-name="T185">4 ones-signed, 12bit</text:span></text:span><text:span text:style-name="Source_20_Text"><text:span text:style-name="T196"> ints,</text:span></text:span></text:p>
      <text:p text:style-name="P69"><text:span text:style-name="Source_20_Text"><text:span text:style-name="T194">** </text:span></text:span><text:span text:style-name="Source_20_Text"><text:span text:style-name="T185">but</text:span></text:span><text:span text:style-name="Source_20_Text"><text:span text:style-name="T194"> </text:span></text:span><text:span text:style-name="Source_20_Text"><text:span text:style-name="T185">because</text:span></text:span><text:span text:style-name="Source_20_Text"><text:span text:style-name="T194"> </text:span></text:span><text:span text:style-name="Source_20_Text"><text:span text:style-name="T185">this will end up being 6 bytes</text:span></text:span><text:span text:style-name="Source_20_Text"><text:span text:style-name="T194"> </text:span></text:span><text:span text:style-name="Source_20_Text"><text:span text:style-name="T185">they store them in 3 UInt16's</text:span></text:span></text:p>
      <text:p text:style-name="P76"><text:span text:style-name="Source_20_Text"><text:span text:style-name="T194">**</text:span></text:span><text:span text:style-name="Source_20_Text"><text:span text:style-name="T185"> instead</text:span></text:span><text:span text:style-name="Source_20_Text"><text:span text:style-name="T194"> </text:span></text:span><text:span text:style-name="Source_20_Text"><text:span text:style-name="T185">of </text:span></text:span><text:span text:style-name="Source_20_Text"><text:span text:style-name="T187">one</text:span></text:span><text:span text:style-name="Source_20_Text"><text:span text:style-name="T194"> </text:span></text:span><text:span text:style-name="Source_20_Text"><text:span text:style-name="T185">UInt32</text:span></text:span><text:span text:style-name="Source_20_Text"><text:span text:style-name="T187">(</text:span></text:span><text:span text:style-name="Source_20_Text"><text:span text:style-name="T199">since UInt48 isnt supported in C</text:span></text:span><text:span text:style-name="Source_20_Text"><text:span text:style-name="T187">)</text:span></text:span><text:span text:style-name="Source_20_Text"><text:span text:style-name="T185">. This makes the</text:span></text:span></text:p>
      <text:p text:style-name="P69"><text:span text:style-name="Source_20_Text"><text:span text:style-name="T194">**</text:span></text:span><text:span text:style-name="Source_20_Text"><text:span text:style-name="T185"> task of</text:span></text:span><text:span text:style-name="Source_20_Text"><text:span text:style-name="T194"> </text:span></text:span><text:span text:style-name="Source_20_Text"><text:span text:style-name="T189">extracting i, j, k, and w</text:span></text:span><text:span text:style-name="Source_20_Text"><text:span text:style-name="T194"> </text:span></text:span><text:span text:style-name="Source_20_Text"><text:span text:style-name="T189">a bit more convoluted than it ought to be.</text:span></text:span></text:p>
      <text:p text:style-name="P70"><text:span text:style-name="Source_20_Text"><text:span text:style-name="T195">**</text:span></text:span></text:p>
      <text:p text:style-name="P68"><text:span text:style-name="Source_20_Text"><text:span text:style-name="T190">** </text:span></text:span><text:span text:style-name="Source_20_Text"><text:span text:style-name="T191">Below, </text:span></text:span><text:span text:style-name="Source_20_Text"><text:span text:style-name="T190">"a" is the first of the 6 bytes, while "f" is the last.</text:span></text:span></text:p>
      <text:p text:style-name="P68"><text:span text:style-name="Source_20_Text"><text:span text:style-name="T190">** Bits AND bytes are ordered left to right as most significant to least</text:span></text:span></text:p>
      <text:p text:style-name="P66"><text:span text:style-name="Source_20_Text"><text:span text:style-name="T190">** These are where each of the bits for i, j, k, and w lie in each byte.</text:span></text:span></text:p>
      <text:p text:style-name="P66"><text:span text:style-name="Source_20_Text"><text:span text:style-name="T190">** The ordering is really REALLY weird, but test for yourself and you'll see.</text:span></text:span></text:p>
      <text:p text:style-name="P67"><text:span text:style-name="Source_20_Text"><text:span text:style-name="T192">** <text:s text:c="3"/>q0<text:tab/><text:tab/><text:tab/><text:tab/>q1<text:tab/><text:tab/><text:tab/><text:tab/>q2</text:span></text:span></text:p>
      <text:p text:style-name="P66"><text:span text:style-name="Source_20_Text"><text:span text:style-name="T190">** <text:s text:c="3"/></text:span></text:span><text:span text:style-name="Source_20_Text"><text:span text:style-name="T192">b</text:span></text:span><text:span text:style-name="Source_20_Text"><text:span text:style-name="T190">bbbbbbb aaaaaaaa<text:tab/><text:tab/>dddddddd cccccccc<text:tab/><text:tab/>ffffffff eeeeeeee</text:span></text:span></text:p>
      <text:p text:style-name="P77"><text:span text:style-name="Source_20_Text"><text:span text:style-name="T190">** <text:s text:c="3"/></text:span></text:span><text:span text:style-name="Source_20_Text"><text:span text:style-name="T193">iiiiiiii</text:span></text:span><text:span text:style-name="Source_20_Text"><text:span text:style-name="T190"> </text:span></text:span><text:span text:style-name="Source_20_Text"><text:span text:style-name="T193">iiiijjjj</text:span></text:span><text:span text:style-name="Source_20_Text"><text:span text:style-name="T190"><text:tab/><text:tab/>jjjjjjjj kkkkkkkk<text:tab/><text:tab/></text:span></text:span><text:span text:style-name="Source_20_Text"><text:span text:style-name="T193">kkkkwwww</text:span></text:span><text:span text:style-name="Source_20_Text"><text:span text:style-name="T190"> </text:span></text:span><text:span text:style-name="Source_20_Text"><text:span text:style-name="T193">wwwwwwww</text:span></text:span></text:p>
      <text:p text:style-name="P82"><text:span text:style-name="Source_20_Text"><text:span text:style-name="T210">**</text:span></text:span></text:p>
      <text:p text:style-name="P78"><text:span text:style-name="Source_20_Text"><text:span text:style-name="T203">**</text:span></text:span><text:span text:style-name="Source_20_Text"><text:span text:style-name="T206"> Here is some C++ code to extract i, j, k, and w from these 3 UInt16'</text:span></text:span><text:span text:style-name="Source_20_Text"><text:span text:style-name="T207">s:</text:span></text:span></text:p>
      <text:p text:style-name="P78"><text:span text:style-name="Source_20_Text"><text:span text:style-name="T203">** <text:s text:c="3"/>UInt32 quat = q2 + (q1&lt;&lt;16) + (q0&lt;&lt;32)</text:span></text:span><text:span text:style-name="Source_20_Text"><text:span text:style-name="T204">;</text:span></text:span></text:p>
      <text:p text:style-name="P78"><text:span text:style-name="Source_20_Text"><text:span text:style-name="T203">** <text:s text:c="3"/>Float <text:s/>i = (quat&gt;&gt;36) &amp; 0x7FF;<text:tab/>Float <text:s/>j = (quat&gt;&gt;24) &amp; 0x7FF;</text:span></text:span></text:p>
      <text:p text:style-name="P78"><text:span text:style-name="Source_20_Text"><text:span text:style-name="T203">** <text:s text:c="3"/>Float <text:s/>k = (quat&gt;&gt;12) &amp; 0x7FF;<text:tab/>Float <text:s/>w = <text:s/>quat <text:s text:c="5"/>&amp; 0x7FF;</text:span></text:span></text:p>
      <text:p text:style-name="P79"><text:span text:style-name="Source_20_Text"><text:span text:style-name="T204">** <text:s text:c="3"/>if ((</text:span></text:span><text:span text:style-name="Source_20_Text"><text:span text:style-name="T203">quat</text:span></text:span><text:span text:style-name="Source_20_Text"><text:span text:style-name="T204">&gt;&gt;36) &amp; 0x800) i -= 2047;<text:tab/>if ((</text:span></text:span><text:span text:style-name="Source_20_Text"><text:span text:style-name="T203">quat</text:span></text:span><text:span text:style-name="Source_20_Text"><text:span text:style-name="T204">&gt;&gt;24) &amp; 0x800) j -= 2047;</text:span></text:span></text:p>
      <text:p text:style-name="P79"><text:span text:style-name="Source_20_Text"><text:span text:style-name="T204">** <text:s text:c="3"/>if ((</text:span></text:span><text:span text:style-name="Source_20_Text"><text:span text:style-name="T203">quat</text:span></text:span><text:span text:style-name="Source_20_Text"><text:span text:style-name="T204">&gt;&gt;12) &amp; 0x800) k -= 2047;<text:tab/>if ( </text:span></text:span><text:span text:style-name="Source_20_Text"><text:span text:style-name="T203">quat</text:span></text:span><text:span text:style-name="Source_20_Text"><text:span text:style-name="T204"> <text:s text:c="5"/>&amp; 0x800) w -= 2047;</text:span></text:span></text:p>
      <text:p text:style-name="P79"><text:span text:style-name="Source_20_Text"><text:span text:style-name="T204">** <text:s text:c="3"/>Float <text:s/>length = i*i + j*j + k*k + w*w;</text:span></text:span></text:p>
      <text:p text:style-name="P79"><text:span text:style-name="Source_20_Text"><text:span text:style-name="T204">** <text:s text:c="3"/>if (length &lt;= 0) {</text:span></text:span></text:p>
      <text:p text:style-name="P79"><text:span text:style-name="Source_20_Text"><text:span text:style-name="T204">** <text:s text:c="7"/>i = j = k = 0.0;</text:span></text:span></text:p>
      <text:p text:style-name="P79"><text:span text:style-name="Source_20_Text"><text:span text:style-name="T204">** <text:s text:c="7"/>w = 1.0;</text:span></text:span></text:p>
      <text:p text:style-name="P79"><text:span text:style-name="Source_20_Text"><text:span text:style-name="T204">** <text:s text:c="3"/>}</text:span></text:span><text:span text:style-name="Source_20_Text"><text:span text:style-name="T205"> else {</text:span></text:span></text:p>
      <text:p text:style-name="P79"><text:span text:style-name="Source_20_Text"><text:span text:style-name="T204">*</text:span></text:span><text:span text:style-name="Source_20_Text"><text:span text:style-name="T205">*</text:span></text:span><text:span text:style-name="Source_20_Text"><text:span text:style-name="T204"> <text:s text:c="3"/></text:span></text:span><text:span text:style-name="Source_20_Text"><text:span text:style-name="T205"><text:s text:c="4"/></text:span></text:span><text:span text:style-name="Source_20_Text"><text:span text:style-name="T204">length = sqrt(length);</text:span></text:span></text:p>
      <text:p text:style-name="P80"><text:span text:style-name="Source_20_Text"><text:span text:style-name="T205">** <text:s text:c="7"/>i = i/length;<text:tab/><text:tab/>j = j/length;<text:tab/>k = k/length;<text:tab/>w = w/length;</text:span></text:span></text:p>
      <text:p text:style-name="P80"><text:span text:style-name="Source_20_Text"><text:span text:style-name="T205">** <text:s text:c="3"/>}</text:span></text:span><text:span text:style-name="Source_20_Text"><text:span text:style-name="T184">*/</text:span></text:span></text:p>
      <text:p text:style-name="P64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5">CompNodeRotation</text:span></text:span><text:span text:style-name="Source_20_Text"><text:span text:style-name="T330"> </text:span></text:span><text:span text:style-name="Source_20_Text"><text:span text:style-name="T379">{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4">q0;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4">q1</text:span></text:span><text:span text:style-name="Source_20_Text"><text:span text:style-name="T385">;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4">q</text:span></text:span><text:span text:style-name="Source_20_Text"><text:span text:style-name="T385">2</text:span></text:span><text:span text:style-name="Source_20_Text"><text:span text:style-name="T384">;</text:span></text:span></text:p>
      <text:p text:style-name="P72"><text:span text:style-name="Source_20_Text"><text:span text:style-name="T380"><text:s text:c="4"/>} </text:span></text:span><text:span text:style-name="Source_20_Text"><text:span text:style-name="T45">CompNodeRotation</text:span></text:span><text:span text:style-name="Source_20_Text"><text:span text:style-name="T380">;</text:span></text:span><text:span text:style-name="Source_20_Text"><text:span text:style-name="T367"> <text:s/></text:span></text:span><text:span text:style-name="Source_20_Text"><text:span text:style-name="T94">// size == </text:span></text:span><text:span text:style-name="Source_20_Text"><text:span text:style-name="T183">6</text:span></text:span><text:span text:style-name="Source_20_Text"><text:span text:style-name="T94"> bytes</text:span></text:span></text:p>
      <text:p text:style-name="P71"><text:span text:style-name="Source_20_Text"><text:span text:style-name="T477"/></text:span></text:p>
      <text:p text:style-name="P71"><text:span text:style-name="Source_20_Text"><text:span text:style-name="T477"/></text:span></text:p>
      <text:p text:style-name="P71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30"> </text:span></text:span><text:span text:style-name="Source_20_Text"><text:span text:style-name="T379">{</text:span></text:span></text:p>
      <text:p text:style-name="P7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/text:span></text:span><text:span text:style-name="Source_20_Text"><text:span text:style-name="T383">key</text:span></text:span><text:span text:style-name="Source_20_Text"><text:span text:style-name="T380">frame_count<text:tab/>: 12</text:span></text:span><text:span text:style-name="Source_20_Text"><text:span text:style-name="T330">;</text:span></text:span></text:p>
      <text:p text:style-name="P7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/text:span></text:span><text:span text:style-name="Source_20_Text"><text:span text:style-name="T383">key</text:span></text:span><text:span text:style-name="Source_20_Text"><text:span text:style-name="T380">frame</text:span></text:span><text:span text:style-name="Source_20_Text"><text:span text:style-name="T378">_</text:span></text:span><text:span text:style-name="Source_20_Text"><text:span text:style-name="T377">offset</text:span></text:span><text:span text:style-name="Source_20_Text"><text:span text:style-name="T380"><text:tab/>: 20</text:span></text:span><text:span text:style-name="Source_20_Text"><text:span text:style-name="T330">;</text:span></text:span></text:p>
      <text:p text:style-name="P71"><text:span text:style-name="Source_20_Text"><text:span text:style-name="T380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80">;</text:span></text:span><text:span text:style-name="Source_20_Text"><text:span text:style-name="T367"> <text:s/></text:span></text:span><text:span text:style-name="Source_20_Text"><text:span text:style-name="T94">// size == </text:span></text:span><text:span text:style-name="Source_20_Text"><text:span text:style-name="T180">4</text:span></text:span><text:span text:style-name="Source_20_Text"><text:span text:style-name="T94"> bytes</text:span></text:span></text:p>
      <text:p text:style-name="P71"><text:span text:style-name="Source_20_Text"><text:span text:style-name="T462"/></text:span></text:p>
      <text:p text:style-name="P71"><text:span text:style-name="Source_20_Text"><text:span text:style-name="T476"/></text:span></text:p>
      <text:p text:style-name="P61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41">CompressedFramedataHeader</text:span></text:span><text:span text:style-name="Source_20_Text"><text:span text:style-name="T330"> </text:span></text:span><text:span text:style-name="Source_20_Text"><text:span text:style-name="T379">{</text:span></text:span></text:p>
      <text:p text:style-name="P81"><text:span text:style-name="Source_20_Text"><text:span text:style-name="T179"><text:s text:c="4"/>// </text:span></text:span><text:span text:style-name="Source_20_Text"><text:span text:style-name="T177">rotation_</text:span></text:span><text:span text:style-name="Source_20_Text"><text:span text:style-name="T182">key</text:span></text:span><text:span text:style-name="Source_20_Text"><text:span text:style-name="T178">frame</text:span></text:span><text:span text:style-name="Source_20_Text"><text:span text:style-name="T197">s</text:span></text:span><text:span text:style-name="Source_20_Text"><text:span text:style-name="T178">_head</text:span></text:span><text:span text:style-name="Source_20_Text"><text:span text:style-name="T181">er</text:span></text:span><text:span text:style-name="Source_20_Text"><text:span text:style-name="T178">s</text:span></text:span><text:span text:style-name="Source_20_Text"><text:span text:style-name="T177">_offset</text:span></text:span><text:span text:style-name="Source_20_Text"><text:span text:style-name="T179"> isnt actually stored, as it is</text:span></text:span></text:p>
      <text:p text:style-name="P81"><text:span text:style-name="Source_20_Text"><text:span text:style-name="T208"><text:s text:c="4"/>// </text:span></text:span><text:span text:style-name="Source_20_Text"><text:span text:style-name="T179">assumed to be</text:span></text:span><text:span text:style-name="Source_20_Text"><text:span text:style-name="T208"> </text:span></text:span><text:span text:style-name="Source_20_Text"><text:span text:style-name="T179">equal to the length of this header, which is 44</text:span></text:span><text:span text:style-name="Source_20_Text"><text:span text:style-name="T209"> bytes</text:span></text:span><text:span text:style-name="Source_20_Text"><text:span text:style-name="T179">.</text:span></text:span></text:p>
      <text:p text:style-name="P62"><text:span text:style-name="Source_20_Text"><text:span text:style-name="T179"><text:s text:c="4"/>// </text:span></text:span><text:span text:style-name="Source_20_Text"><text:span text:style-name="T86">UInt</text:span></text:span><text:span text:style-name="Source_20_Text"><text:span text:style-name="T178">32</text:span></text:span><text:span text:style-name="Source_20_Text"><text:span text:style-name="T174"><text:tab/></text:span></text:span><text:span text:style-name="Source_20_Text"><text:span text:style-name="T177">rotation_</text:span></text:span><text:span text:style-name="Source_20_Text"><text:span text:style-name="T182">key</text:span></text:span><text:span text:style-name="Source_20_Text"><text:span text:style-name="T178">frame</text:span></text:span><text:span text:style-name="Source_20_Text"><text:span text:style-name="T197">s</text:span></text:span><text:span text:style-name="Source_20_Text"><text:span text:style-name="T178">_head</text:span></text:span><text:span text:style-name="Source_20_Text"><text:span text:style-name="T181">er</text:span></text:span><text:span text:style-name="Source_20_Text"><text:span text:style-name="T178">s</text:span></text:span><text:span text:style-name="Source_20_Text"><text:span text:style-name="T177">_offset</text:span></text:span><text:span text:style-name="Source_20_Text"><text:span text:style-name="T86">;</text:span></text:span></text:p>
      <text:p text:style-name="P6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7">rotation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8">_</text:span></text:span><text:span text:style-name="Source_20_Text"><text:span text:style-name="T377">nums_offset</text:span></text:span><text:span text:style-name="Source_20_Text"><text:span text:style-name="T330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7">rotation_</text:span></text:span><text:span text:style-name="Source_20_Text"><text:span text:style-name="T378">begin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77">_offset</text:span></text:span><text:span text:style-name="Source_20_Text"><text:span text:style-name="T330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7">rotation</text:span></text:span><text:span text:style-name="Source_20_Text"><text:span text:style-name="T378">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7">_</text:span></text:span><text:span text:style-name="Source_20_Text"><text:span text:style-name="T378">data_</text:span></text:span><text:span text:style-name="Source_20_Text"><text:span text:style-name="T377">offset</text:span></text:span><text:span text:style-name="Source_20_Text"><text:span text:style-name="T330">;</text:span></text:span></text:p>
      <text:p text:style-name="P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translation</text:span></text:span><text:span text:style-name="Source_20_Text"><text:span text:style-name="T377">_</text:span></text:span><text:span text:style-name="Source_20_Text"><text:span text:style-name="T382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8">_head</text:span></text:span><text:span text:style-name="Source_20_Text"><text:span text:style-name="T381">er</text:span></text:span><text:span text:style-name="Source_20_Text"><text:span text:style-name="T378">s</text:span></text:span><text:span text:style-name="Source_20_Text"><text:span text:style-name="T377">_offset</text:span></text:span><text:span text:style-name="Source_20_Text"><text:span text:style-name="T330">;</text:span></text:span></text:p>
      <text:p text:style-name="P7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translation</text:span></text:span><text:span text:style-name="Source_20_Text"><text:span text:style-name="T377">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8">_</text:span></text:span><text:span text:style-name="Source_20_Text"><text:span text:style-name="T377">nums_offset</text:span></text:span><text:span text:style-name="Source_20_Text"><text:span text:style-name="T330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translation</text:span></text:span><text:span text:style-name="Source_20_Text"><text:span text:style-name="T377">_</text:span></text:span><text:span text:style-name="Source_20_Text"><text:span text:style-name="T378">begin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77">_offset</text:span></text:span><text:span text:style-name="Source_20_Text"><text:span text:style-name="T330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translation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7">_</text:span></text:span><text:span text:style-name="Source_20_Text"><text:span text:style-name="T378">data_</text:span></text:span><text:span text:style-name="Source_20_Text"><text:span text:style-name="T377">offset</text:span></text:span><text:span text:style-name="Source_20_Text"><text:span text:style-name="T330">;</text:span></text:span></text:p>
      <text:p text:style-name="P6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scale</text:span></text:span><text:span text:style-name="Source_20_Text"><text:span text:style-name="T377">_</text:span></text:span><text:span text:style-name="Source_20_Text"><text:span text:style-name="T382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8">_head</text:span></text:span><text:span text:style-name="Source_20_Text"><text:span text:style-name="T381">ers</text:span></text:span><text:span text:style-name="Source_20_Text"><text:span text:style-name="T377">_offset</text:span></text:span><text:span text:style-name="Source_20_Text"><text:span text:style-name="T330">;</text:span></text:span></text:p>
      <text:p text:style-name="P6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scale</text:span></text:span><text:span text:style-name="Source_20_Text"><text:span text:style-name="T377">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8">_</text:span></text:span><text:span text:style-name="Source_20_Text"><text:span text:style-name="T377">nums_offset</text:span></text:span><text:span text:style-name="Source_20_Text"><text:span text:style-name="T330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scale</text:span></text:span><text:span text:style-name="Source_20_Text"><text:span text:style-name="T377">_</text:span></text:span><text:span text:style-name="Source_20_Text"><text:span text:style-name="T378">begin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77">_offset</text:span></text:span><text:span text:style-name="Source_20_Text"><text:span text:style-name="T330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scale</text:span></text:span><text:span text:style-name="Source_20_Text"><text:span text:style-name="T378">_</text:span></text:span><text:span text:style-name="Source_20_Text"><text:span text:style-name="T386">key</text:span></text:span><text:span text:style-name="Source_20_Text"><text:span text:style-name="T378">frame</text:span></text:span><text:span text:style-name="Source_20_Text"><text:span text:style-name="T387">s</text:span></text:span><text:span text:style-name="Source_20_Text"><text:span text:style-name="T377">_</text:span></text:span><text:span text:style-name="Source_20_Text"><text:span text:style-name="T378">data_</text:span></text:span><text:span text:style-name="Source_20_Text"><text:span text:style-name="T377">offset</text:span></text:span><text:span text:style-name="Source_20_Text"><text:span text:style-name="T330">;</text:span></text:span></text:p>
      <text:p text:style-name="P59"><text:span text:style-name="Source_20_Text"><text:span text:style-name="T367"><text:s text:c="4"/>} </text:span></text:span><text:span text:style-name="Source_20_Text"><text:span text:style-name="T41">CompressedFramedataHeader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177">44</text:span></text:span><text:span text:style-name="Source_20_Text"><text:span text:style-name="T94"> bytes</text:span></text:span></text:p>
      <text:p text:style-name="P181"><text:span text:style-name="Source_20_Text"><text:span text:style-name="T447">Scripts</text:span></text:span></text:p>
      <text:p text:style-name="P130"><text:span text:style-name="Source_20_Text"><text:span text:style-name="T469"/></text:span></text:p>
      <text:p text:style-name="P96"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451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1"> {</text:span></text:span></text:p>
      <text:p text:style-name="P96"><text:span text:style-name="Source_20_Text"><text:span text:style-name="T40"><text:s text:c="4"/>script_object_type_unparsed</text:span></text:span><text:span text:style-name="Source_20_Text"><text:span text:style-name="T375"><text:tab/><text:tab/>= 0,</text:span></text:span></text:p>
      <text:p text:style-name="P96"><text:span text:style-name="Source_20_Text"><text:span text:style-name="T40"><text:s text:c="4"/>script_object_type_special_form</text:span></text:span><text:span text:style-name="Source_20_Text"><text:span text:style-name="T375"><text:tab/><text:tab/>= 1,</text:span></text:span></text:p>
      <text:p text:style-name="P96"><text:span text:style-name="Source_20_Text"><text:span text:style-name="T40"><text:s text:c="4"/>script_object_type_function_name</text:span></text:span><text:span text:style-name="Source_20_Text"><text:span text:style-name="T375"><text:tab/>= 2,</text:span></text:span></text:p>
      <text:p text:style-name="P96"><text:span text:style-name="Source_20_Text"><text:span text:style-name="T40"><text:s text:c="4"/>script_object_type_passthrough</text:span></text:span><text:span text:style-name="Source_20_Text"><text:span text:style-name="T375"><text:tab/><text:tab/>= 3,</text:span></text:span></text:p>
      <text:p text:style-name="P96"><text:span text:style-name="Source_20_Text"><text:span text:style-name="T40"><text:s text:c="4"/>script_object_type_void</text:span></text:span><text:span text:style-name="Source_20_Text"><text:span text:style-name="T375"><text:tab/><text:tab/><text:tab/>= 4,</text:span></text:span></text:p>
      <text:p text:style-name="P96"><text:span text:style-name="Source_20_Text"><text:span text:style-name="T40"><text:s text:c="4"/>script_object_type_boolean</text:span></text:span><text:span text:style-name="Source_20_Text"><text:span text:style-name="T375"><text:tab/><text:tab/>= 5,</text:span></text:span></text:p>
      <text:p text:style-name="P96"><text:span text:style-name="Source_20_Text"><text:span text:style-name="T40"><text:s text:c="4"/>script_object_type_real</text:span></text:span><text:span text:style-name="Source_20_Text"><text:span text:style-name="T375"><text:tab/><text:tab/><text:tab/>= 6,</text:span></text:span></text:p>
      <text:p text:style-name="P96"><text:span text:style-name="Source_20_Text"><text:span text:style-name="T40"><text:s text:c="4"/>script_object_type_short</text:span></text:span><text:span text:style-name="Source_20_Text"><text:span text:style-name="T375"><text:tab/><text:tab/><text:tab/>= 7,</text:span></text:span></text:p>
      <text:p text:style-name="P96"><text:span text:style-name="Source_20_Text"><text:span text:style-name="T40"><text:s text:c="4"/>script_object_type_long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8,</text:span></text:span></text:p>
      <text:p text:style-name="P96"><text:span text:style-name="Source_20_Text"><text:span text:style-name="T40"><text:s text:c="4"/>script_object_type_string</text:span></text:span><text:span text:style-name="Source_20_Text"><text:span text:style-name="T375"><text:tab/><text:tab/><text:tab/></text:span></text:span><text:span text:style-name="Source_20_Text"><text:span text:style-name="T376">=</text:span></text:span><text:span text:style-name="Source_20_Text"><text:span text:style-name="T375"> 9,</text:span></text:span></text:p>
      <text:p text:style-name="P96"><text:span text:style-name="Source_20_Text"><text:span text:style-name="T40"><text:s text:c="4"/>script_object_type_script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10,</text:span></text:span></text:p>
      <text:p text:style-name="P96"><text:span text:style-name="Source_20_Text"><text:span text:style-name="T375"/></text:span></text:p>
      <text:p text:style-name="P96"><text:span text:style-name="Source_20_Text"><text:span text:style-name="T40"><text:s text:c="4"/>script_object_type_trigger_volume</text:span></text:span><text:span text:style-name="Source_20_Text"><text:span text:style-name="T375"><text:tab/>= 11,</text:span></text:span></text:p>
      <text:p text:style-name="P96"><text:span text:style-name="Source_20_Text"><text:span text:style-name="T40"><text:s text:c="4"/>script_object_type_cutscene_flag</text:span></text:span><text:span text:style-name="Source_20_Text"><text:span text:style-name="T375"><text:tab/>= 12,</text:span></text:span></text:p>
      <text:p text:style-name="P96"><text:span text:style-name="Source_20_Text"><text:span text:style-name="T40"><text:s text:c="4"/>script_object_type_cutscene_camera_point</text:span></text:span><text:span text:style-name="Source_20_Text"><text:span text:style-name="T375"><text:tab/>= 13,</text:span></text:span></text:p>
      <text:p text:style-name="P96"><text:span text:style-name="Source_20_Text"><text:span text:style-name="T40"><text:s text:c="4"/>script_object_type_cutscene_title</text:span></text:span><text:span text:style-name="Source_20_Text"><text:span text:style-name="T375"><text:tab/>= 14,</text:span></text:span></text:p>
      <text:p text:style-name="P96"><text:span text:style-name="Source_20_Text"><text:span text:style-name="T40"><text:s text:c="4"/>script_object_type_cutscene_recording</text:span></text:span><text:span text:style-name="Source_20_Text"><text:span text:style-name="T375"><text:tab/>= 15,</text:span></text:span></text:p>
      <text:p text:style-name="P96"><text:span text:style-name="Source_20_Text"><text:span text:style-name="T40"><text:s text:c="4"/>script_object_type_device_group</text:span></text:span><text:span text:style-name="Source_20_Text"><text:span text:style-name="T375"><text:tab/><text:tab/>= 1</text:span></text:span><text:span text:style-name="Source_20_Text"><text:span text:style-name="T376">6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i</text:span></text:span><text:span text:style-name="Source_20_Text"><text:span text:style-name="T375"><text:tab/></text:span></text:span><text:span text:style-name="Source_20_Text"><text:span text:style-name="T376"><text:tab/><text:tab/></text:span></text:span><text:span text:style-name="Source_20_Text"><text:span text:style-name="T375">= 1</text:span></text:span><text:span text:style-name="Source_20_Text"><text:span text:style-name="T376">7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i_command_list</text:span></text:span><text:span text:style-name="Source_20_Text"><text:span text:style-name="T375"><text:tab/>= 1</text:span></text:span><text:span text:style-name="Source_20_Text"><text:span text:style-name="T376">8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starting_profile</text:span></text:span><text:span text:style-name="Source_20_Text"><text:span text:style-name="T375"><text:tab/>= 1</text:span></text:span><text:span text:style-name="Source_20_Text"><text:span text:style-name="T376">9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conversation</text:span></text:span><text:span text:style-name="Source_20_Text"><text:span text:style-name="T375"><text:tab/><text:tab/>= 2</text:span></text:span><text:span text:style-name="Source_20_Text"><text:span text:style-name="T376">0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navpoint</text:span></text:span><text:span text:style-name="Source_20_Text"><text:span text:style-name="T375"><text:tab/><text:tab/>= 2</text:span></text:span><text:span text:style-name="Source_20_Text"><text:span text:style-name="T376">1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hud_messag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2</text:span></text:span><text:span text:style-name="Source_20_Text"><text:span text:style-name="T376">2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object_list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2</text:span></text:span><text:span text:style-name="Source_20_Text"><text:span text:style-name="T376">3</text:span></text:span><text:span text:style-name="Source_20_Text"><text:span text:style-name="T375">,</text:span></text:span></text:p>
      <text:p text:style-name="P97"><text:span text:style-name="Source_20_Text"><text:span text:style-name="T375"/></text:span></text:p>
      <text:p text:style-name="P97"><text:span text:style-name="Source_20_Text"><text:span text:style-name="T40"><text:s text:c="4"/>script_object_type_sound</text:span></text:span><text:span text:style-name="Source_20_Text"><text:span text:style-name="T375"><text:tab/></text:span></text:span><text:span text:style-name="Source_20_Text"><text:span text:style-name="T376"><text:tab/><text:tab/></text:span></text:span><text:span text:style-name="Source_20_Text"><text:span text:style-name="T375">= 2</text:span></text:span><text:span text:style-name="Source_20_Text"><text:span text:style-name="T376">4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effect</text:span></text:span><text:span text:style-name="Source_20_Text"><text:span text:style-name="T375"><text:tab/></text:span></text:span><text:span text:style-name="Source_20_Text"><text:span text:style-name="T376"><text:tab/><text:tab/></text:span></text:span><text:span text:style-name="Source_20_Text"><text:span text:style-name="T375">= 2</text:span></text:span><text:span text:style-name="Source_20_Text"><text:span text:style-name="T376">5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damage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2</text:span></text:span><text:span text:style-name="Source_20_Text"><text:span text:style-name="T376">6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looping_sound</text:span></text:span><text:span text:style-name="Source_20_Text"><text:span text:style-name="T375"><text:tab/>= 2</text:span></text:span><text:span text:style-name="Source_20_Text"><text:span text:style-name="T376">7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nimation_graph</text:span></text:span><text:span text:style-name="Source_20_Text"><text:span text:style-name="T375"><text:tab/>= 2</text:span></text:span><text:span text:style-name="Source_20_Text"><text:span text:style-name="T376">8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ctor_variant</text:span></text:span><text:span text:style-name="Source_20_Text"><text:span text:style-name="T375"><text:tab/>= 2</text:span></text:span><text:span text:style-name="Source_20_Text"><text:span text:style-name="T376">9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damage_effect</text:span></text:span><text:span text:style-name="Source_20_Text"><text:span text:style-name="T375"><text:tab/>= </text:span></text:span><text:span text:style-name="Source_20_Text"><text:span text:style-name="T376">30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object_definition</text:span></text:span><text:span text:style-name="Source_20_Text"><text:span text:style-name="T375"><text:tab/>= </text:span></text:span><text:span text:style-name="Source_20_Text"><text:span text:style-name="T376">31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game_difficulty</text:span></text:span><text:span text:style-name="Source_20_Text"><text:span text:style-name="T375"><text:tab/>= </text:span></text:span><text:span text:style-name="Source_20_Text"><text:span text:style-name="T376">32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team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33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i_default_state</text:span></text:span><text:span text:style-name="Source_20_Text"><text:span text:style-name="T375"><text:tab/>= </text:span></text:span><text:span text:style-name="Source_20_Text"><text:span text:style-name="T376">34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actor_type</text:span></text:span><text:span text:style-name="Source_20_Text"><text:span text:style-name="T375"><text:tab/><text:tab/>= </text:span></text:span><text:span text:style-name="Source_20_Text"><text:span text:style-name="T376">35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hud_corner</text:span></text:span><text:span text:style-name="Source_20_Text"><text:span text:style-name="T375"><text:tab/><text:tab/>= </text:span></text:span><text:span text:style-name="Source_20_Text"><text:span text:style-name="T376">36</text:span></text:span><text:span text:style-name="Source_20_Text"><text:span text:style-name="T375">,</text:span></text:span></text:p>
      <text:p text:style-name="P97"><text:span text:style-name="Source_20_Text"><text:span text:style-name="T375"/></text:span></text:p>
      <text:p text:style-name="P97"><text:span text:style-name="Source_20_Text"><text:span text:style-name="T40"><text:s text:c="4"/>script_object_type_object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37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unit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38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vehicle</text:span></text:span><text:span text:style-name="Source_20_Text"><text:span text:style-name="T375"><text:tab/><text:tab/>= </text:span></text:span><text:span text:style-name="Source_20_Text"><text:span text:style-name="T376">39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weapon</text:span></text:span><text:span text:style-name="Source_20_Text"><text:span text:style-name="T375"><text:tab/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0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device</text:span></text:span><text:span text:style-name="Source_20_Text"><text:span text:style-name="T375"><text:tab/></text:span></text:span><text:span text:style-name="Source_20_Text"><text:span text:style-name="T376"><text:tab/><text:tab/></text:span></text:span><text:span text:style-name="Source_20_Text"><text:span text:style-name="T375">= </text:span></text:span><text:span text:style-name="Source_20_Text"><text:span text:style-name="T376">41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scenery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2</text:span></text:span><text:span text:style-name="Source_20_Text"><text:span text:style-name="T375">,</text:span></text:span></text:p>
      <text:p text:style-name="P97"><text:span text:style-name="Source_20_Text"><text:span text:style-name="T375"/></text:span></text:p>
      <text:p text:style-name="P97"><text:span text:style-name="Source_20_Text"><text:span text:style-name="T40"><text:s text:c="4"/>script_object_type_object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3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unit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4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vehicle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5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weapon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6</text:span></text:span><text:span text:style-name="Source_20_Text"><text:span text:style-name="T375">,</text:span></text:span></text:p>
      <text:p text:style-name="P97"><text:span text:style-name="Source_20_Text"><text:span text:style-name="T40"><text:s text:c="4"/>script_object_type_device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7</text:span></text:span><text:span text:style-name="Source_20_Text"><text:span text:style-name="T375">,</text:span></text:span></text:p>
      <text:p text:style-name="P97"><text:span text:style-name="Source_20_Text"><text:span text:style-name="T2"><text:s text:c="4"/></text:span></text:span><text:span text:style-name="Source_20_Text"><text:span text:style-name="T40">script_object_type_scenery_name</text:span></text:span><text:span text:style-name="Source_20_Text"><text:span text:style-name="T375"><text:tab/></text:span></text:span><text:span text:style-name="Source_20_Text"><text:span text:style-name="T376"><text:tab/></text:span></text:span><text:span text:style-name="Source_20_Text"><text:span text:style-name="T375">= </text:span></text:span><text:span text:style-name="Source_20_Text"><text:span text:style-name="T376">48</text:span></text:span><text:span text:style-name="Source_20_Text"><text:span text:style-name="T375">,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329">;</text:span></text:span></text:p>
      <text:p text:style-name="P109"><text:span text:style-name="Source_20_Text"><text:span text:style-name="T329"/></text:span></text:p>
      <text:p text:style-name="P96"><text:soft-page-break/><text:span text:style-name="Source_20_Text"><text:span text:style-name="T460">enum </text:span></text:span><text:span text:style-name="Source_20_Text"><text:span text:style-name="T461">class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451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1"> {</text:span></text:span></text:p>
      <text:p text:style-name="P96"><text:span text:style-name="Source_20_Text"><text:span text:style-name="T325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rtup<text:tab/></text:span></text:span><text:span text:style-name="Source_20_Text"><text:span text:style-name="T374"><text:tab/></text:span></text:span><text:span text:style-name="Source_20_Text"><text:span text:style-name="T325">= </text:span></text:span><text:span text:style-name="Source_20_Text"><text:span text:style-name="T327">0</text:span></text:span><text:span text:style-name="Source_20_Text"><text:span text:style-name="T328">,</text:span></text:span></text:p>
      <text:p text:style-name="P96"><text:span text:style-name="Source_20_Text"><text:span text:style-name="T325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dormant<text:tab/></text:span></text:span><text:span text:style-name="Source_20_Text"><text:span text:style-name="T374"><text:tab/></text:span></text:span><text:span text:style-name="Source_20_Text"><text:span text:style-name="T325">= </text:span></text:span><text:span text:style-name="Source_20_Text"><text:span text:style-name="T374">1</text:span></text:span><text:span text:style-name="Source_20_Text"><text:span text:style-name="T328">,</text:span></text:span></text:p>
      <text:p text:style-name="P96"><text:span text:style-name="Source_20_Text"><text:span text:style-name="T325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continuous</text:span></text:span><text:span text:style-name="Source_20_Text"><text:span text:style-name="T374"><text:tab/></text:span></text:span><text:span text:style-name="Source_20_Text"><text:span text:style-name="T325">= </text:span></text:span><text:span text:style-name="Source_20_Text"><text:span text:style-name="T374">2</text:span></text:span><text:span text:style-name="Source_20_Text"><text:span text:style-name="T328">,</text:span></text:span></text:p>
      <text:p text:style-name="P96"><text:span text:style-name="Source_20_Text"><text:span text:style-name="T325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tic</text:span></text:span><text:span text:style-name="Source_20_Text"><text:span text:style-name="T374"><text:tab/><text:tab/></text:span></text:span><text:span text:style-name="Source_20_Text"><text:span text:style-name="T325">= </text:span></text:span><text:span text:style-name="Source_20_Text"><text:span text:style-name="T374">3</text:span></text:span><text:span text:style-name="Source_20_Text"><text:span text:style-name="T328">,</text:span></text:span></text:p>
      <text:p text:style-name="P96"><text:span text:style-name="Source_20_Text"><text:span text:style-name="T325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ub</text:span></text:span><text:span text:style-name="Source_20_Text"><text:span text:style-name="T374"><text:tab/><text:tab/></text:span></text:span><text:span text:style-name="Source_20_Text"><text:span text:style-name="T325">= </text:span></text:span><text:span text:style-name="Source_20_Text"><text:span text:style-name="T374">4</text:span></text:span><text:span text:style-name="Source_20_Text"><text:span text:style-name="T328">,</text:span></text:span><text:span text:style-name="Source_20_Text"><text:span text:style-name="T327"><text:line-break/></text:span></text:span><text:span text:style-name="Source_20_Text"><text:span text:style-name="T329"> <text:s text:c="3"/>}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329">;</text:span></text:span></text:p>
      <text:p text:style-name="P109"><text:span text:style-name="Source_20_Text"><text:span text:style-name="T329"/></text:span></text:p>
      <text:p text:style-name="P109"><text:span text:style-name="Source_20_Text"><text:span text:style-name="T476"/></text:span></text:p>
      <text:p text:style-name="P58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30"> {</text:span></text:span></text:p>
      <text:p text:style-name="P166"><text:span text:style-name="Source_20_Text"><text:span text:style-name="T254"><text:s text:c="4"/></text:span></text:span><text:span text:style-name="Source_20_Text"><text:span text:style-name="T82">StrAscii</text:span></text:span><text:span text:style-name="Source_20_Text"><text:span text:style-name="T254">[</text:span></text:span><text:span text:style-name="Source_20_Text"><text:span text:style-name="T486">32</text:span></text:span><text:span text:style-name="Source_20_Text"><text:span text:style-name="T254">]<text:tab/></text:span></text:span><text:span text:style-name="Source_20_Text"><text:span text:style-name="T429">name</text:span></text:span><text:span text:style-name="Source_20_Text"><text:span text:style-name="T416">;</text:span></text:span><text:span text:style-name="Source_20_Text"><text:span text:style-name="T372"><text:tab/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6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174"><text:tab/></text:span></text:span><text:span text:style-name="Source_20_Text"><text:span text:style-name="T372">max_nodes</text:span></text:span><text:span text:style-name="Source_20_Text"><text:span text:style-name="T330">;</text:span></text:span><text:span text:style-name="Source_20_Text"><text:span text:style-name="T372"><text:tab/></text:span></text:span><text:span text:style-name="Source_20_Text"><text:span text:style-name="T94">//</text:span></text:span><text:span text:style-name="Source_20_Text"><text:span text:style-name="T125"> </text:span></text:span><text:span text:style-name="Source_20_Text"><text:span text:style-name="T175">always == </text:span></text:span><text:span text:style-name="Source_20_Text"><text:span text:style-name="T174">19001 for non-open sauce halo</text:span></text:span></text:p>
      <text:p text:style-name="P16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174"><text:tab/><text:tab/></text:span></text:span><text:span text:style-name="Source_20_Text"><text:span text:style-name="T372">node_size</text:span></text:span><text:span text:style-name="Source_20_Text"><text:span text:style-name="T330">;</text:span></text:span><text:span text:style-name="Source_20_Text"><text:span text:style-name="T372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20</text:span></text:span></text:p>
      <text:p text:style-name="P167"><text:span text:style-name="Source_20_Text"><text:span text:style-name="T86"><text:s text:c="4"/></text:span></text:span><text:span text:style-name="Source_20_Text"><text:span text:style-name="T37">UInt8</text:span></text:span><text:span text:style-name="Source_20_Text"><text:span text:style-name="T174"><text:tab/><text:tab/></text:span></text:span><text:span text:style-name="Source_20_Text"><text:span text:style-name="T372">is_valid</text:span></text:span><text:span text:style-name="Source_20_Text"><text:span text:style-name="T330">;</text:span></text:span><text:span text:style-name="Source_20_Text"><text:span text:style-name="T372"><text:tab/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1</text:span></text:span></text:p>
      <text:p text:style-name="P167"><text:span text:style-name="Source_20_Text"><text:span text:style-name="T86"><text:s text:c="4"/></text:span></text:span><text:span text:style-name="Source_20_Text"><text:span text:style-name="T37">UInt8</text:span></text:span><text:span text:style-name="Source_20_Text"><text:span text:style-name="T174"><text:tab/><text:tab/></text:span></text:span><text:span text:style-name="Source_20_Text"><text:span text:style-name="T372">id_zero_invalid</text:span></text:span><text:span text:style-name="Source_20_Text"><text:span text:style-name="T330">;</text:span></text:span><text:span text:style-name="Source_20_Text"><text:span text:style-name="T372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0</text:span></text:span></text:p>
      <text:p text:style-name="P56"><text:span text:style-name="Source_20_Text"><text:span text:style-name="T254"><text:s text:c="4"/></text:span></text:span><text:span text:style-name="Source_20_Text"><text:span text:style-name="T72">Pad</text:span></text:span><text:span text:style-name="Source_20_Text"><text:span text:style-name="T254">[</text:span></text:span><text:span text:style-name="Source_20_Text"><text:span text:style-name="T488">2</text:span></text:span><text:span text:style-name="Source_20_Text"><text:span text:style-name="T254">]<text:tab/></text:span></text:span><text:span text:style-name="Source_20_Text"><text:span text:style-name="T302"><text:tab/></text:span></text:span><text:span text:style-name="Source_20_Text"><text:span text:style-name="T416">pad</text:span></text:span><text:span text:style-name="Source_20_Text"><text:span text:style-name="T429">0</text:span></text:span><text:span text:style-name="Source_20_Text"><text:span text:style-name="T416">;</text:span></text:span></text:p>
      <text:p text:style-name="P5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72">sig</text:span></text:span><text:span text:style-name="Source_20_Text"><text:span text:style-name="T330">;</text:span></text:span><text:span text:style-name="Source_20_Text"><text:span text:style-name="T372"><text:tab/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74">64407440</text:span></text:span><text:span text:style-name="Source_20_Text"><text:span text:style-name="T122">(fourcc of "</text:span></text:span><text:span text:style-name="Source_20_Text"><text:span text:style-name="T174">d@t@</text:span></text:span><text:span text:style-name="Source_20_Text"><text:span text:style-name="T122">")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4"><text:tab/><text:tab/></text:span></text:span><text:span text:style-name="Source_20_Text"><text:span text:style-name="T373">next_node</text:span></text:span><text:span text:style-name="Source_20_Text"><text:span text:style-name="T330">;</text:span></text:span><text:span text:style-name="Source_20_Text"><text:span text:style-name="T372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0?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4"><text:tab/><text:tab/></text:span></text:span><text:span text:style-name="Source_20_Text"><text:span text:style-name="T373">last_node</text:span></text:span><text:span text:style-name="Source_20_Text"><text:span text:style-name="T330">;</text:span></text:span><text:span text:style-name="Source_20_Text"><text:span text:style-name="T372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213">index of </text:span></text:span><text:span text:style-name="Source_20_Text"><text:span text:style-name="T175">the last valid </text:span></text:span><text:span text:style-name="Source_20_Text"><text:span text:style-name="T214">ScriptN</text:span></text:span><text:span text:style-name="Source_20_Text"><text:span text:style-name="T175">ode in the data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4"><text:tab/><text:tab/></text:span></text:span><text:span text:style-name="Source_20_Text"><text:span text:style-name="T373">next</text:span></text:span><text:span text:style-name="Source_20_Text"><text:span text:style-name="T330">;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4"><text:tab/><text:tab/></text:span></text:span><text:span text:style-name="Source_20_Text"><text:span text:style-name="T373">first</text:span></text:span><text:span text:style-name="Source_20_Text"><text:span text:style-name="T330">;</text:span></text:span></text:p>
      <text:p text:style-name="P55"><text:span text:style-name="Source_20_Text"><text:span text:style-name="T368"><text:s text:c="4"/>}</text:span></text:span><text:span text:style-name="Source_20_Text"><text:span text:style-name="T371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68">;</text:span></text:span><text:span text:style-name="Source_20_Text"><text:span text:style-name="T371"> </text:span></text:span><text:span text:style-name="Source_20_Text"><text:span text:style-name="T367"><text:s/></text:span></text:span><text:span text:style-name="Source_20_Text"><text:span text:style-name="T94">// size == </text:span></text:span><text:span text:style-name="Source_20_Text"><text:span text:style-name="T173">5</text:span></text:span><text:span text:style-name="Source_20_Text"><text:span text:style-name="T174">6</text:span></text:span><text:span text:style-name="Source_20_Text"><text:span text:style-name="T94"> bytes</text:span></text:span></text:p>
      <text:p text:style-name="P53"><text:span text:style-name="Source_20_Text"><text:span text:style-name="T462"/></text:span></text:p>
      <text:p text:style-name="P53"><text:span text:style-name="Source_20_Text"><text:span text:style-name="T462"/></text:span></text:p>
      <text:p text:style-name="P53"><text:span text:style-name="Source_20_Text"><text:span text:style-name="T462">typedef </text:span></text:span><text:span text:style-name="Source_20_Text"><text:span text:style-name="T464">struct</text:span></text:span><text:span text:style-name="Source_20_Text"><text:span text:style-name="T330"> </text:span></text:span><text:span text:style-name="Source_20_Text"><text:span text:style-name="T34">ScriptNode</text:span></text:span><text:span text:style-name="Source_20_Text"><text:span text:style-name="T330"> {</text:span></text:span></text:p>
      <text:p text:style-name="P5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71"><text:tab/></text:span></text:span><text:span text:style-name="Source_20_Text"><text:span text:style-name="T368">salt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34">union</text:span></text:span><text:span text:style-name="Source_20_Text"><text:span text:style-name="T171"> </text:span></text:span><text:span text:style-name="Source_20_Text"><text:span text:style-name="T368">{</text:span></text:span></text:p>
      <text:p text:style-name="P53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8">constant_index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8">function_index</text:span></text:span><text:span text:style-name="Source_20_Text"><text:span text:style-name="T330">;</text:span></text:span></text:p>
      <text:p text:style-name="P53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8">script_index</text:span></text:span><text:span text:style-name="Source_20_Text"><text:span text:style-name="T330">;</text:span></text:span></text:p>
      <text:p text:style-name="P53"><text:span text:style-name="Source_20_Text"><text:span text:style-name="T368"><text:s text:c="8"/>};</text:span></text:span></text:p>
      <text:p text:style-name="P53"><text:span text:style-name="Source_20_Text"><text:span text:style-name="T301"><text:s text:c="2"/></text:span></text:span><text:span text:style-name="Source_20_Text"><text:span text:style-name="T279"><text:s text:c="2"/>//</text:span></text:span><text:span text:style-name="Source_20_Text"><text:span text:style-name="T301"> flags</text:span></text:span></text:p>
      <text:p text:style-name="P53"><text:span text:style-name="Source_20_Text"><text:span text:style-name="T86"><text:s text:c="4"/></text:span></text:span><text:span text:style-name="Source_20_Text"><text:span text:style-name="T34">ScriptObjectType</text:span></text:span><text:span text:style-name="Source_20_Text"><text:span text:style-name="T86"><text:tab/></text:span></text:span><text:span text:style-name="Source_20_Text"><text:span text:style-name="T368">type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8">is_primitive<text:tab/><text:tab/>: 1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8">is_script_call<text:tab/><text:tab/>: 1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8">is_global <text:tab/><text:tab/><text:tab/>: 1</text:span></text:span><text:span text:style-name="Source_20_Text"><text:span text:style-name="T330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8">is_garbage_collectable<text:tab/>: 1</text:span></text:span><text:span text:style-name="Source_20_Text"><text:span text:style-name="T330">;</text:span></text:span></text:p>
      <text:p text:style-name="P53"><text:span text:style-name="Source_20_Text"><text:span text:style-name="T406"/></text:span></text:p>
      <text:p text:style-name="P53"><text:span text:style-name="Source_20_Text"><text:span text:style-name="T86"><text:s text:c="4"/></text:span></text:span><text:span text:style-name="Source_20_Text"><text:span text:style-name="T34">UInt32</text:span></text:span><text:span text:style-name="Source_20_Text"><text:span text:style-name="T86"><text:tab/></text:span></text:span><text:span text:style-name="Source_20_Text"><text:span text:style-name="T368">next_node;</text:span></text:span></text:p>
      <text:p text:style-name="P54"><text:span text:style-name="Source_20_Text"><text:span text:style-name="T86"><text:s text:c="4"/></text:span></text:span><text:span text:style-name="Source_20_Text"><text:span text:style-name="T34">UInt32</text:span></text:span><text:span text:style-name="Source_20_Text"><text:span text:style-name="T86"><text:tab/></text:span></text:span><text:span text:style-name="Source_20_Text"><text:span text:style-name="T368">string_offset;</text:span></text:span></text:p>
      <text:p text:style-name="P54"><text:span text:style-name="Source_20_Text"><text:span text:style-name="T86"><text:s text:c="4"/></text:span></text:span><text:span text:style-name="Source_20_Text"><text:span text:style-name="T34">union</text:span></text:span><text:span text:style-name="Source_20_Text"><text:span text:style-name="T171"> </text:span></text:span><text:span text:style-name="Source_20_Text"><text:span text:style-name="T368">{</text:span></text:span></text:p>
      <text:p text:style-name="P54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69">boolean</text:span></text:span><text:span text:style-name="Source_20_Text"><text:span text:style-name="T330">;</text:span></text:span><text:span text:style-name="Source_20_Text"><text:span text:style-name="T370"><text:tab/></text:span></text:span><text:span text:style-name="Source_20_Text"><text:span text:style-name="T172">// for endianness alignment purposes, these</text:span></text:span></text:p>
      <text:p text:style-name="P54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69">int16</text:span></text:span><text:span text:style-name="Source_20_Text"><text:span text:style-name="T330">;</text:span></text:span><text:span text:style-name="Source_20_Text"><text:span text:style-name="T370"><text:tab/></text:span></text:span><text:span text:style-name="Source_20_Text"><text:span text:style-name="T172">// union members will all take up 4 bytes.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69">int32</text:span></text:span><text:span text:style-name="Source_20_Text"><text:span text:style-name="T330">;</text:span></text:span><text:span text:style-name="Source_20_Text"><text:span text:style-name="T370"><text:tab/></text:span></text:span><text:span text:style-name="Source_20_Text"><text:span text:style-name="T172">// this is to make sure the int16 and boolean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35">Float</text:span></text:span><text:span text:style-name="Source_20_Text"><text:span text:style-name="T86"><text:tab/></text:span></text:span><text:span text:style-name="Source_20_Text"><text:span text:style-name="T369">real</text:span></text:span><text:span text:style-name="Source_20_Text"><text:span text:style-name="T330">;</text:span></text:span><text:span text:style-name="Source_20_Text"><text:span text:style-name="T370"><text:tab/><text:tab/></text:span></text:span><text:span text:style-name="Source_20_Text"><text:span text:style-name="T172">// are on the right side of the 4 bytes in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69">node</text:span></text:span><text:span text:style-name="Source_20_Text"><text:span text:style-name="T330">;</text:span></text:span><text:span text:style-name="Source_20_Text"><text:span text:style-name="T370"><text:tab/><text:tab/></text:span></text:span><text:span text:style-name="Source_20_Text"><text:span text:style-name="T172">// big endian, and the left side in little.</text:span></text:span></text:p>
      <text:p text:style-name="P54"><text:span text:style-name="Source_20_Text"><text:span text:style-name="T368"><text:s text:c="8"/>};</text:span></text:span></text:p>
      <text:p text:style-name="P53"><text:span text:style-name="Source_20_Text"><text:span text:style-name="T330"/></text:span></text:p>
      <text:p text:style-name="P53"><text:span text:style-name="Source_20_Text"><text:span text:style-name="T367"><text:s text:c="4"/>} </text:span></text:span><text:span text:style-name="Source_20_Text"><text:span text:style-name="T34">ScriptNode</text:span></text:span><text:span text:style-name="Source_20_Text"><text:span text:style-name="T367">; <text:s/></text:span></text:span><text:span text:style-name="Source_20_Text"><text:span text:style-name="T94">// size == </text:span></text:span><text:span text:style-name="Source_20_Text"><text:span text:style-name="T171">20</text:span></text:span><text:span text:style-name="Source_20_Text"><text:span text:style-name="T94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8-01-19T16:36:25.601000000</dc:date>
    <meta:editing-duration>P3DT8H39M44S</meta:editing-duration>
    <meta:editing-cycles>579</meta:editing-cycles>
    <meta:document-statistic meta:table-count="0" meta:image-count="0" meta:object-count="0" meta:page-count="16" meta:paragraph-count="700" meta:word-count="4236" meta:character-count="31598" meta:non-whitespace-character-count="24915"/>
  </office:meta>
</office:document-meta>
</file>